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Airla" svg:font-family="Airla"/>
    <style:font-face style:name="Tahoma2" svg:font-family="Tahoma"/>
    <style:font-face style:name="Arial1" svg:font-family="Arial"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office:font-face-decls>
  <office:automatic-styles>
    <style:style style:name="Table50" style:family="table">
      <style:table-properties style:width="4.5in" table:align="margins" style:writing-mode="lr-tb"/>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60" style:family="table">
      <style:table-properties style:width="4.5in" table:align="margins" style:writing-mode="lr-tb"/>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51" style:family="table">
      <style:table-properties style:width="4.5in" table:align="margins" style:writing-mode="lr-tb"/>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63" style:family="table">
      <style:table-properties style:width="4.5in" table:align="margins" style:writing-mode="lr-tb"/>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1" style:family="table">
      <style:table-properties style:width="4.5in" table:align="margins" style:writing-mode="lr-tb"/>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69" style:family="table">
      <style:table-properties style:width="4.5in" table:align="margins" style:writing-mode="lr-tb"/>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5" style:family="table">
      <style:table-properties style:width="4.5in" table:align="margins" style:writing-mode="lr-tb"/>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writing-mode="lr-tb"/>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53" style:family="table">
      <style:table-properties style:width="4.5in" table:align="margins" style:writing-mode="lr-tb"/>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65" style:family="table">
      <style:table-properties style:width="4.5in" table:align="margins" style:writing-mode="lr-tb"/>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66" style:family="table">
      <style:table-properties style:width="4.5in" table:align="margins" style:writing-mode="lr-tb"/>
    </style:style>
    <style:style style:name="Table66.A" style:family="table-column">
      <style:table-column-properties style:column-width="4.5in" style:rel-column-width="65535*"/>
    </style:style>
    <style:style style:name="Table66.A1" style:family="table-cell">
      <style:table-cell-properties fo:padding="0.0382in" fo:border="0.05pt solid #000000"/>
    </style:style>
    <style:style style:name="Table68" style:family="table">
      <style:table-properties style:width="4.5in" table:align="margins" style:writing-mode="lr-tb"/>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100" style:family="table">
      <style:table-properties style:width="4.5in" table:align="margins"/>
    </style:style>
    <style:style style:name="Table100.A" style:family="table-column">
      <style:table-column-properties style:column-width="4.5in" style:rel-column-width="65535*"/>
    </style:style>
    <style:style style:name="Table100.A1" style:family="table-cell">
      <style:table-cell-properties fo:padding="0.0382in" fo:border="0.05pt solid #000000"/>
    </style:style>
    <style:style style:name="Table48" style:family="table">
      <style:table-properties style:width="4.5in" table:align="margins" style:writing-mode="lr-tb"/>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49" style:family="table">
      <style:table-properties style:width="4.5in" table:align="margins" style:writing-mode="lr-tb"/>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4" style:family="table">
      <style:table-properties style:width="4.5in" table:align="margins" style:writing-mode="lr-tb"/>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55" style:family="table">
      <style:table-properties style:width="4.5in" table:align="margins" style:writing-mode="lr-tb"/>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71" style:family="table">
      <style:table-properties style:width="4.5in" table:align="margins"/>
    </style:style>
    <style:style style:name="Table71.A" style:family="table-column">
      <style:table-column-properties style:column-width="4.5in" style:rel-column-width="65535*"/>
    </style:style>
    <style:style style:name="Table71.A1" style:family="table-cell">
      <style:table-cell-properties fo:padding="0.0382in" fo:border="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73" style:family="table">
      <style:table-properties style:width="4.5in" table:align="margins"/>
    </style:style>
    <style:style style:name="Table73.A" style:family="table-column">
      <style:table-column-properties style:column-width="4.5in" style:rel-column-width="65535*"/>
    </style:style>
    <style:style style:name="Table73.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99" style:family="table">
      <style:table-properties style:width="4.5in" table:align="margins"/>
    </style:style>
    <style:style style:name="Table99.A" style:family="table-column">
      <style:table-column-properties style:column-width="4.5in" style:rel-column-width="65535*"/>
    </style:style>
    <style:style style:name="Table99.A1" style:family="table-cell">
      <style:table-cell-properties fo:padding="0.0382in" fo:border="0.05pt solid #000000"/>
    </style:style>
    <style:style style:name="Table98" style:family="table">
      <style:table-properties style:width="4.5in" table:align="margins"/>
    </style:style>
    <style:style style:name="Table98.A" style:family="table-column">
      <style:table-column-properties style:column-width="4.5in" style:rel-column-width="65535*"/>
    </style:style>
    <style:style style:name="Table98.A1" style:family="table-cell">
      <style:table-cell-properties fo:padding="0.0382in" fo:border="0.05pt solid #000000"/>
    </style:style>
    <style:style style:name="Table97" style:family="table">
      <style:table-properties style:width="4.5in" table:align="margins"/>
    </style:style>
    <style:style style:name="Table97.A" style:family="table-column">
      <style:table-column-properties style:column-width="4.5in" style:rel-column-width="65535*"/>
    </style:style>
    <style:style style:name="Table97.A1" style:family="table-cell">
      <style:table-cell-properties fo:padding="0.0382in" fo:border="0.05pt solid #000000"/>
    </style:style>
    <style:style style:name="Table96" style:family="table">
      <style:table-properties style:width="4.5in" table:align="margins"/>
    </style:style>
    <style:style style:name="Table96.A" style:family="table-column">
      <style:table-column-properties style:column-width="4.5in" style:rel-column-width="65535*"/>
    </style:style>
    <style:style style:name="Table96.A1" style:family="table-cell">
      <style:table-cell-properties fo:padding="0.0382in" fo:border="0.05pt solid #000000"/>
    </style:style>
    <style:style style:name="Table94" style:family="table">
      <style:table-properties style:width="4.5in" table:align="margins"/>
    </style:style>
    <style:style style:name="Table94.A" style:family="table-column">
      <style:table-column-properties style:column-width="4.5in" style:rel-column-width="65535*"/>
    </style:style>
    <style:style style:name="Table94.A1" style:family="table-cell">
      <style:table-cell-properties fo:padding="0.0382in" fo:border="0.05pt solid #000000"/>
    </style:style>
    <style:style style:name="Table95" style:family="table">
      <style:table-properties style:width="4.5in" table:align="margins"/>
    </style:style>
    <style:style style:name="Table95.A" style:family="table-column">
      <style:table-column-properties style:column-width="4.5in" style:rel-column-width="65535*"/>
    </style:style>
    <style:style style:name="Table95.A1" style:family="table-cell">
      <style:table-cell-properties fo:padding="0.0382in" fo:border="0.05pt solid #000000"/>
    </style:style>
    <style:style style:name="Table101" style:family="table">
      <style:table-properties style:width="4.5in" table:align="margins"/>
    </style:style>
    <style:style style:name="Table101.A" style:family="table-column">
      <style:table-column-properties style:column-width="4.5in" style:rel-column-width="65535*"/>
    </style:style>
    <style:style style:name="Table101.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76" style:family="table">
      <style:table-properties style:width="4.5in" table:align="margins"/>
    </style:style>
    <style:style style:name="Table76.A" style:family="table-column">
      <style:table-column-properties style:column-width="4.5in" style:rel-column-width="65535*"/>
    </style:style>
    <style:style style:name="Table76.A1" style:family="table-cell">
      <style:table-cell-properties fo:padding="0.0382in" fo:border="0.05pt solid #000000"/>
    </style:style>
    <style:style style:name="Table74" style:family="table">
      <style:table-properties style:width="4.4958in" table:align="right"/>
    </style:style>
    <style:style style:name="Table74.A" style:family="table-column">
      <style:table-column-properties style:column-width="4.4958in"/>
    </style:style>
    <style:style style:name="Table74.A1" style:family="table-cell">
      <style:table-cell-properties fo:padding="0.0382in" fo:border="0.05pt solid #000000"/>
    </style:style>
    <style:style style:name="Table81" style:family="table">
      <style:table-properties style:width="4.4958in" table:align="right"/>
    </style:style>
    <style:style style:name="Table81.A" style:family="table-column">
      <style:table-column-properties style:column-width="4.4958in"/>
    </style:style>
    <style:style style:name="Table81.A1" style:family="table-cell">
      <style:table-cell-properties fo:padding="0.0382in" fo:border="0.05pt solid #000000"/>
    </style:style>
    <style:style style:name="Table82" style:family="table">
      <style:table-properties style:width="4.4958in" table:align="right"/>
    </style:style>
    <style:style style:name="Table82.A" style:family="table-column">
      <style:table-column-properties style:column-width="4.4958in"/>
    </style:style>
    <style:style style:name="Table82.A1" style:family="table-cell">
      <style:table-cell-properties fo:padding="0.0382in" fo:border="0.05pt solid #000000"/>
    </style:style>
    <style:style style:name="Table83" style:family="table">
      <style:table-properties style:width="4.5in" table:align="margins"/>
    </style:style>
    <style:style style:name="Table83.A" style:family="table-column">
      <style:table-column-properties style:column-width="4.5in" style:rel-column-width="65535*"/>
    </style:style>
    <style:style style:name="Table83.A1" style:family="table-cell">
      <style:table-cell-properties fo:padding="0.0382in" fo:border="0.05pt solid #000000"/>
    </style:style>
    <style:style style:name="Table84" style:family="table">
      <style:table-properties style:width="4.5in" table:align="margins"/>
    </style:style>
    <style:style style:name="Table84.A" style:family="table-column">
      <style:table-column-properties style:column-width="4.5in" style:rel-column-width="65535*"/>
    </style:style>
    <style:style style:name="Table84.A1" style:family="table-cell">
      <style:table-cell-properties fo:padding="0.0382in" fo:border="0.05pt solid #000000"/>
    </style:style>
    <style:style style:name="Table85" style:family="table">
      <style:table-properties style:width="4.5in" table:align="margins"/>
    </style:style>
    <style:style style:name="Table85.A" style:family="table-column">
      <style:table-column-properties style:column-width="4.5in" style:rel-column-width="65535*"/>
    </style:style>
    <style:style style:name="Table85.A1" style:family="table-cell">
      <style:table-cell-properties fo:padding="0.0382in" fo:border="0.05pt solid #000000"/>
    </style:style>
    <style:style style:name="Table102" style:family="table">
      <style:table-properties style:width="4.5in" table:align="margins"/>
    </style:style>
    <style:style style:name="Table102.A" style:family="table-column">
      <style:table-column-properties style:column-width="4.5in" style:rel-column-width="65535*"/>
    </style:style>
    <style:style style:name="Table102.A1" style:family="table-cell">
      <style:table-cell-properties fo:padding="0.0382in" fo:border="0.05pt solid #000000"/>
    </style:style>
    <style:style style:name="Table103" style:family="table">
      <style:table-properties style:width="4.5in" table:align="margins"/>
    </style:style>
    <style:style style:name="Table103.A" style:family="table-column">
      <style:table-column-properties style:column-width="4.5in" style:rel-column-width="65535*"/>
    </style:style>
    <style:style style:name="Table103.A1" style:family="table-cell">
      <style:table-cell-properties fo:padding="0.0382in" fo:border="0.05pt solid #000000"/>
    </style:style>
    <style:style style:name="Table88" style:family="table">
      <style:table-properties style:width="4.5in" table:align="margins"/>
    </style:style>
    <style:style style:name="Table88.A" style:family="table-column">
      <style:table-column-properties style:column-width="4.5in" style:rel-column-width="65535*"/>
    </style:style>
    <style:style style:name="Table88.A1" style:family="table-cell">
      <style:table-cell-properties fo:padding="0.0382in" fo:border="0.05pt solid #000000"/>
    </style:style>
    <style:style style:name="Table106" style:family="table">
      <style:table-properties style:width="4.5in" table:align="margins"/>
    </style:style>
    <style:style style:name="Table106.A" style:family="table-column">
      <style:table-column-properties style:column-width="4.5in" style:rel-column-width="65535*"/>
    </style:style>
    <style:style style:name="Table106.A1" style:family="table-cell">
      <style:table-cell-properties fo:padding="0.0382in" fo:border="0.05pt solid #000000"/>
    </style:style>
    <style:style style:name="Table105" style:family="table">
      <style:table-properties style:width="4.5in" table:align="margins"/>
    </style:style>
    <style:style style:name="Table105.A" style:family="table-column">
      <style:table-column-properties style:column-width="4.5in" style:rel-column-width="65535*"/>
    </style:style>
    <style:style style:name="Table105.A1" style:family="table-cell">
      <style:table-cell-properties fo:padding="0.0382in" fo:border="0.05pt solid #000000"/>
    </style:style>
    <style:style style:name="Table107" style:family="table">
      <style:table-properties style:width="4.5in" table:align="margins"/>
    </style:style>
    <style:style style:name="Table107.A" style:family="table-column">
      <style:table-column-properties style:column-width="4.5in" style:rel-column-width="65535*"/>
    </style:style>
    <style:style style:name="Table107.A1" style:family="table-cell">
      <style:table-cell-properties fo:padding="0.0382in" fo:border="0.05pt solid #000000"/>
    </style:style>
    <style:style style:name="Table108" style:family="table">
      <style:table-properties style:width="4.5in" table:align="margins"/>
    </style:style>
    <style:style style:name="Table108.A" style:family="table-column">
      <style:table-column-properties style:column-width="4.5in" style:rel-column-width="65535*"/>
    </style:style>
    <style:style style:name="Table108.A1" style:family="table-cell">
      <style:table-cell-properties fo:padding="0.0382in" fo:border="0.05pt solid #000000"/>
    </style:style>
    <style:style style:name="Table75" style:family="table">
      <style:table-properties style:width="4.5in" table:align="margins"/>
    </style:style>
    <style:style style:name="Table75.A" style:family="table-column">
      <style:table-column-properties style:column-width="4.5in" style:rel-column-width="65535*"/>
    </style:style>
    <style:style style:name="Table75.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89" style:family="table">
      <style:table-properties style:width="4.5in" table:align="margins"/>
    </style:style>
    <style:style style:name="Table89.A" style:family="table-column">
      <style:table-column-properties style:column-width="4.5in" style:rel-column-width="65535*"/>
    </style:style>
    <style:style style:name="Table89.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77" style:family="table">
      <style:table-properties style:width="4.5in" table:align="margins"/>
    </style:style>
    <style:style style:name="Table77.A" style:family="table-column">
      <style:table-column-properties style:column-width="4.5in" style:rel-column-width="65535*"/>
    </style:style>
    <style:style style:name="Table77.A1" style:family="table-cell">
      <style:table-cell-properties fo:padding="0.0382in" fo:border="0.05pt solid #000000"/>
    </style:style>
    <style:style style:name="Table78" style:family="table">
      <style:table-properties style:width="4.5in" table:align="margins"/>
    </style:style>
    <style:style style:name="Table78.A" style:family="table-column">
      <style:table-column-properties style:column-width="4.5in" style:rel-column-width="65535*"/>
    </style:style>
    <style:style style:name="Table78.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79" style:family="table">
      <style:table-properties style:width="4.5in" table:align="margins"/>
    </style:style>
    <style:style style:name="Table79.A" style:family="table-column">
      <style:table-column-properties style:column-width="4.5in" style:rel-column-width="65535*"/>
    </style:style>
    <style:style style:name="Table79.A1" style:family="table-cell">
      <style:table-cell-properties fo:padding="0.0382in" fo:border="0.05pt solid #000000"/>
    </style:style>
    <style:style style:name="Table80" style:family="table">
      <style:table-properties style:width="4.5in" table:align="margins"/>
    </style:style>
    <style:style style:name="Table80.A" style:family="table-column">
      <style:table-column-properties style:column-width="4.5in" style:rel-column-width="65535*"/>
    </style:style>
    <style:style style:name="Table80.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14" style:family="table">
      <style:table-properties style:width="4.5in" table:align="margins"/>
    </style:style>
    <style:style style:name="Table114.A" style:family="table-column">
      <style:table-column-properties style:column-width="4.5in" style:rel-column-width="65535*"/>
    </style:style>
    <style:style style:name="Table1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92" style:family="table">
      <style:table-properties style:width="4.5in" table:align="margins"/>
    </style:style>
    <style:style style:name="Table92.A" style:family="table-column">
      <style:table-column-properties style:column-width="4.5in" style:rel-column-width="65535*"/>
    </style:style>
    <style:style style:name="Table92.A1" style:family="table-cell">
      <style:table-cell-properties fo:padding="0.0382in" fo:border="0.05pt solid #000000"/>
    </style:style>
    <style:style style:name="Table93" style:family="table">
      <style:table-properties style:width="4.5in" table:align="margins"/>
    </style:style>
    <style:style style:name="Table93.A" style:family="table-column">
      <style:table-column-properties style:column-width="4.5in" style:rel-column-width="65535*"/>
    </style:style>
    <style:style style:name="Table93.A1" style:family="table-cell">
      <style:table-cell-properties fo:padding="0.0382in" fo:border="0.05pt solid #000000"/>
    </style:style>
    <style:style style:name="Table104" style:family="table">
      <style:table-properties style:width="4.5in" table:align="margins"/>
    </style:style>
    <style:style style:name="Table104.A" style:family="table-column">
      <style:table-column-properties style:column-width="4.5in" style:rel-column-width="65535*"/>
    </style:style>
    <style:style style:name="Table104.A1" style:family="table-cell">
      <style:table-cell-properties fo:padding="0.0382in" fo:border="0.05pt solid #000000"/>
    </style:style>
    <style:style style:name="Table86" style:family="table">
      <style:table-properties style:width="4.5in" table:align="margins"/>
    </style:style>
    <style:style style:name="Table86.A" style:family="table-column">
      <style:table-column-properties style:column-width="4.5in" style:rel-column-width="65535*"/>
    </style:style>
    <style:style style:name="Table86.A1" style:family="table-cell">
      <style:table-cell-properties fo:padding="0.0382in" fo:border="0.05pt solid #000000"/>
    </style:style>
    <style:style style:name="Table129" style:family="table">
      <style:table-properties style:width="4.5in" table:align="margins"/>
    </style:style>
    <style:style style:name="Table129.A" style:family="table-column">
      <style:table-column-properties style:column-width="4.5in" style:rel-column-width="65535*"/>
    </style:style>
    <style:style style:name="Table129.A1" style:family="table-cell">
      <style:table-cell-properties fo:padding="0.0382in" fo:border="0.05pt solid #000000"/>
    </style:style>
    <style:style style:name="Table90" style:family="table">
      <style:table-properties style:width="4.5in" table:align="margins"/>
    </style:style>
    <style:style style:name="Table90.A" style:family="table-column">
      <style:table-column-properties style:column-width="4.5in" style:rel-column-width="65535*"/>
    </style:style>
    <style:style style:name="Table90.A1" style:family="table-cell">
      <style:table-cell-properties fo:padding="0.0382in" fo:border="0.05pt solid #000000"/>
    </style:style>
    <style:style style:name="Table87" style:family="table">
      <style:table-properties style:width="4.5in" table:align="margins"/>
    </style:style>
    <style:style style:name="Table87.A" style:family="table-column">
      <style:table-column-properties style:column-width="4.5in" style:rel-column-width="65535*"/>
    </style:style>
    <style:style style:name="Table87.A1" style:family="table-cell">
      <style:table-cell-properties fo:padding="0.0382in" fo:border="0.05pt solid #000000"/>
    </style:style>
    <style:style style:name="Table110" style:family="table">
      <style:table-properties style:width="4.5in" table:align="margins"/>
    </style:style>
    <style:style style:name="Table110.A" style:family="table-column">
      <style:table-column-properties style:column-width="4.5in" style:rel-column-width="65535*"/>
    </style:style>
    <style:style style:name="Table110.A1" style:family="table-cell">
      <style:table-cell-properties fo:padding="0.0382in" fo:border="0.05pt solid #000000"/>
    </style:style>
    <style:style style:name="Table109" style:family="table">
      <style:table-properties style:width="4.5in" table:align="margins"/>
    </style:style>
    <style:style style:name="Table109.A" style:family="table-column">
      <style:table-column-properties style:column-width="4.5in" style:rel-column-width="65535*"/>
    </style:style>
    <style:style style:name="Table109.A1" style:family="table-cell">
      <style:table-cell-properties fo:padding="0.0382in" fo:border="0.05pt solid #000000"/>
    </style:style>
    <style:style style:name="Table111" style:family="table">
      <style:table-properties style:width="4.5in" table:align="margins"/>
    </style:style>
    <style:style style:name="Table111.A" style:family="table-column">
      <style:table-column-properties style:column-width="4.5in" style:rel-column-width="65535*"/>
    </style:style>
    <style:style style:name="Table111.A1" style:family="table-cell">
      <style:table-cell-properties fo:padding="0.0382in" fo:border="0.05pt solid #000000"/>
    </style:style>
    <style:style style:name="Table113" style:family="table">
      <style:table-properties style:width="4.5in" table:align="margins"/>
    </style:style>
    <style:style style:name="Table113.A" style:family="table-column">
      <style:table-column-properties style:column-width="4.5in" style:rel-column-width="65535*"/>
    </style:style>
    <style:style style:name="Table113.A1" style:family="table-cell">
      <style:table-cell-properties fo:padding="0.0382in" fo:border="0.05pt solid #000000"/>
    </style:style>
    <style:style style:name="Table112" style:family="table">
      <style:table-properties style:width="4.5in" table:align="margins"/>
    </style:style>
    <style:style style:name="Table112.A" style:family="table-column">
      <style:table-column-properties style:column-width="4.5in" style:rel-column-width="65535*"/>
    </style:style>
    <style:style style:name="Table112.A1" style:family="table-cell">
      <style:table-cell-properties fo:padding="0.0382in" fo:border="0.05pt solid #000000"/>
    </style:style>
    <style:style style:name="Table120" style:family="table">
      <style:table-properties style:width="4.5in" table:align="margins"/>
    </style:style>
    <style:style style:name="Table120.A" style:family="table-column">
      <style:table-column-properties style:column-width="4.5in" style:rel-column-width="65535*"/>
    </style:style>
    <style:style style:name="Table120.A1" style:family="table-cell">
      <style:table-cell-properties fo:padding="0.0382in" fo:border="0.05pt solid #000000"/>
    </style:style>
    <style:style style:name="Table121" style:family="table">
      <style:table-properties style:width="4.5in" table:align="margins"/>
    </style:style>
    <style:style style:name="Table121.A" style:family="table-column">
      <style:table-column-properties style:column-width="4.5in" style:rel-column-width="65535*"/>
    </style:style>
    <style:style style:name="Table121.A1" style:family="table-cell">
      <style:table-cell-properties fo:padding="0.0382in" fo:border="0.05pt solid #000000"/>
    </style:style>
    <style:style style:name="Table122" style:family="table">
      <style:table-properties style:width="4.5in" table:align="margins"/>
    </style:style>
    <style:style style:name="Table122.A" style:family="table-column">
      <style:table-column-properties style:column-width="4.5in" style:rel-column-width="65535*"/>
    </style:style>
    <style:style style:name="Table122.A1" style:family="table-cell">
      <style:table-cell-properties fo:padding="0.0382in" fo:border="0.05pt solid #000000"/>
    </style:style>
    <style:style style:name="Table123" style:family="table">
      <style:table-properties style:width="4.5in" table:align="margins"/>
    </style:style>
    <style:style style:name="Table123.A" style:family="table-column">
      <style:table-column-properties style:column-width="4.5in" style:rel-column-width="65535*"/>
    </style:style>
    <style:style style:name="Table123.A1" style:family="table-cell">
      <style:table-cell-properties fo:padding="0.0382in" fo:border="0.05pt solid #000000"/>
    </style:style>
    <style:style style:name="Table124" style:family="table">
      <style:table-properties style:width="4.5in" table:align="margins"/>
    </style:style>
    <style:style style:name="Table124.A" style:family="table-column">
      <style:table-column-properties style:column-width="4.5in" style:rel-column-width="65535*"/>
    </style:style>
    <style:style style:name="Table124.A1" style:family="table-cell">
      <style:table-cell-properties fo:padding="0.0382in" fo:border="0.05pt solid #000000"/>
    </style:style>
    <style:style style:name="Table128" style:family="table">
      <style:table-properties style:width="4.5in" table:align="margins"/>
    </style:style>
    <style:style style:name="Table128.A" style:family="table-column">
      <style:table-column-properties style:column-width="4.5in" style:rel-column-width="65535*"/>
    </style:style>
    <style:style style:name="Table128.A1" style:family="table-cell">
      <style:table-cell-properties fo:padding="0.0382in" fo:border="0.05pt solid #000000"/>
    </style:style>
    <style:style style:name="Table125" style:family="table">
      <style:table-properties style:width="4.5in" table:align="margins"/>
    </style:style>
    <style:style style:name="Table125.A" style:family="table-column">
      <style:table-column-properties style:column-width="4.5in" style:rel-column-width="65535*"/>
    </style:style>
    <style:style style:name="Table125.A1" style:family="table-cell">
      <style:table-cell-properties fo:padding="0.0382in" fo:border="0.05pt solid #000000"/>
    </style:style>
    <style:style style:name="Table133" style:family="table">
      <style:table-properties style:width="4.5in" table:align="margins"/>
    </style:style>
    <style:style style:name="Table133.A" style:family="table-column">
      <style:table-column-properties style:column-width="4.5in" style:rel-column-width="65535*"/>
    </style:style>
    <style:style style:name="Table133.A1" style:family="table-cell">
      <style:table-cell-properties fo:padding="0.0382in" fo:border="0.05pt solid #000000"/>
    </style:style>
    <style:style style:name="Table126" style:family="table">
      <style:table-properties style:width="4.5in" table:align="margins"/>
    </style:style>
    <style:style style:name="Table126.A" style:family="table-column">
      <style:table-column-properties style:column-width="4.5in" style:rel-column-width="65535*"/>
    </style:style>
    <style:style style:name="Table126.A1" style:family="table-cell">
      <style:table-cell-properties fo:padding="0.0382in" fo:border="0.05pt solid #000000"/>
    </style:style>
    <style:style style:name="Table132" style:family="table">
      <style:table-properties style:width="4.5in" table:align="margins"/>
    </style:style>
    <style:style style:name="Table132.A" style:family="table-column">
      <style:table-column-properties style:column-width="4.5in" style:rel-column-width="65535*"/>
    </style:style>
    <style:style style:name="Table132.A1" style:family="table-cell">
      <style:table-cell-properties fo:padding="0.0382in" fo:border="0.05pt solid #000000"/>
    </style:style>
    <style:style style:name="Table127" style:family="table">
      <style:table-properties style:width="4.5in" table:align="margins"/>
    </style:style>
    <style:style style:name="Table127.A" style:family="table-column">
      <style:table-column-properties style:column-width="4.5in" style:rel-column-width="65535*"/>
    </style:style>
    <style:style style:name="Table127.A1" style:family="table-cell">
      <style:table-cell-properties fo:padding="0.0382in" fo:border="0.05pt solid #000000"/>
    </style:style>
    <style:style style:name="Table183" style:family="table">
      <style:table-properties style:width="4.5in" table:align="margins"/>
    </style:style>
    <style:style style:name="Table183.A" style:family="table-column">
      <style:table-column-properties style:column-width="4.5in" style:rel-column-width="65535*"/>
    </style:style>
    <style:style style:name="Table183.A1" style:family="table-cell">
      <style:table-cell-properties fo:padding="0.0382in" fo:border="0.05pt solid #000000"/>
    </style:style>
    <style:style style:name="Table119" style:family="table">
      <style:table-properties style:width="4.5in" table:align="margins"/>
    </style:style>
    <style:style style:name="Table119.A" style:family="table-column">
      <style:table-column-properties style:column-width="4.5in" style:rel-column-width="65535*"/>
    </style:style>
    <style:style style:name="Table119.A1" style:family="table-cell">
      <style:table-cell-properties fo:padding="0.0382in" fo:border="0.05pt solid #000000"/>
    </style:style>
    <style:style style:name="Table184" style:family="table">
      <style:table-properties style:width="4.5in" table:align="margins"/>
    </style:style>
    <style:style style:name="Table184.A" style:family="table-column">
      <style:table-column-properties style:column-width="4.5in" style:rel-column-width="65535*"/>
    </style:style>
    <style:style style:name="Table184.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91" style:family="table">
      <style:table-properties style:width="4.5in" table:align="margins"/>
    </style:style>
    <style:style style:name="Table91.A" style:family="table-column">
      <style:table-column-properties style:column-width="4.5in" style:rel-column-width="65535*"/>
    </style:style>
    <style:style style:name="Table91.A1" style:family="table-cell">
      <style:table-cell-properties fo:padding="0.0382in" fo:border="0.05pt solid #000000"/>
    </style:style>
    <style:style style:name="Table115" style:family="table">
      <style:table-properties style:width="4.5in" table:align="margins"/>
    </style:style>
    <style:style style:name="Table115.A" style:family="table-column">
      <style:table-column-properties style:column-width="1.125in" style:rel-column-width="16383*"/>
    </style:style>
    <style:style style:name="Table115.B" style:family="table-column">
      <style:table-column-properties style:column-width="1.125in" style:rel-column-width="16384*"/>
    </style:style>
    <style:style style:name="Table115.A1" style:family="table-cell">
      <style:table-cell-properties fo:padding="0.0382in" fo:border-left="0.05pt solid #000000" fo:border-right="none" fo:border-top="0.05pt solid #000000" fo:border-bottom="0.05pt solid #000000"/>
    </style:style>
    <style:style style:name="Table115.D1" style:family="table-cell">
      <style:table-cell-properties fo:padding="0.0382in" fo:border="0.05pt solid #000000"/>
    </style:style>
    <style:style style:name="Table115.A2" style:family="table-cell">
      <style:table-cell-properties fo:padding="0.0382in" fo:border-left="0.05pt solid #000000" fo:border-right="none" fo:border-top="none" fo:border-bottom="0.05pt solid #000000"/>
    </style:style>
    <style:style style:name="Table115.D2" style:family="table-cell">
      <style:table-cell-properties fo:padding="0.0382in" fo:border-left="0.05pt solid #000000" fo:border-right="0.05pt solid #000000" fo:border-top="none" fo:border-bottom="0.05pt solid #000000"/>
    </style:style>
    <style:style style:name="Table116" style:family="table">
      <style:table-properties style:width="3.3083in" table:align="right"/>
    </style:style>
    <style:style style:name="Table116.A" style:family="table-column">
      <style:table-column-properties style:column-width="1.0625in"/>
    </style:style>
    <style:style style:name="Table116.B" style:family="table-column">
      <style:table-column-properties style:column-width="1.125in"/>
    </style:style>
    <style:style style:name="Table116.C" style:family="table-column">
      <style:table-column-properties style:column-width="1.1208in"/>
    </style:style>
    <style:style style:name="Table116.A1" style:family="table-cell">
      <style:table-cell-properties fo:padding="0.0382in" fo:border-left="0.05pt solid #000000" fo:border-right="none" fo:border-top="0.05pt solid #000000" fo:border-bottom="0.05pt solid #000000"/>
    </style:style>
    <style:style style:name="Table116.C1" style:family="table-cell">
      <style:table-cell-properties fo:padding="0.0382in" fo:border="0.05pt solid #000000"/>
    </style:style>
    <style:style style:name="Table116.A2" style:family="table-cell">
      <style:table-cell-properties fo:padding="0.0382in" fo:border-left="0.05pt solid #000000" fo:border-right="none" fo:border-top="none" fo:border-bottom="0.05pt solid #000000"/>
    </style:style>
    <style:style style:name="Table116.C2" style:family="table-cell">
      <style:table-cell-properties fo:padding="0.0382in" fo:border-left="0.05pt solid #000000" fo:border-right="0.05pt solid #000000" fo:border-top="none" fo:border-bottom="0.05pt solid #000000"/>
    </style:style>
    <style:style style:name="Table117" style:family="table">
      <style:table-properties style:width="4.5in" table:align="margins"/>
    </style:style>
    <style:style style:name="Table117.A" style:family="table-column">
      <style:table-column-properties style:column-width="0.45in" style:rel-column-width="6553*"/>
    </style:style>
    <style:style style:name="Table117.J" style:family="table-column">
      <style:table-column-properties style:column-width="0.45in" style:rel-column-width="6558*"/>
    </style:style>
    <style:style style:name="Table117.A1" style:family="table-cell">
      <style:table-cell-properties fo:padding="0.0382in" fo:border-left="0.05pt solid #000000" fo:border-right="none" fo:border-top="0.05pt solid #000000" fo:border-bottom="0.05pt solid #000000"/>
    </style:style>
    <style:style style:name="Table117.J1" style:family="table-cell">
      <style:table-cell-properties fo:padding="0.0382in" fo:border="0.05pt solid #000000"/>
    </style:style>
    <style:style style:name="Table117.A2" style:family="table-cell">
      <style:table-cell-properties fo:padding="0.0382in" fo:border-left="0.05pt solid #000000" fo:border-right="none" fo:border-top="none" fo:border-bottom="0.05pt solid #000000"/>
    </style:style>
    <style:style style:name="Table117.J2" style:family="table-cell">
      <style:table-cell-properties fo:padding="0.0382in" fo:border-left="0.05pt solid #000000" fo:border-right="0.05pt solid #000000" fo:border-top="none" fo:border-bottom="0.05pt solid #000000"/>
    </style:style>
    <style:style style:name="Table118" style:family="table">
      <style:table-properties style:width="4.5in" table:align="margins"/>
    </style:style>
    <style:style style:name="Table118.A" style:family="table-column">
      <style:table-column-properties style:column-width="4.5in" style:rel-column-width="65535*"/>
    </style:style>
    <style:style style:name="Table118.A1" style:family="table-cell">
      <style:table-cell-properties fo:padding="0.0382in" fo:border="0.05pt solid #000000"/>
    </style:style>
    <style:style style:name="Table130" style:family="table">
      <style:table-properties style:width="4.5in" table:align="margins"/>
    </style:style>
    <style:style style:name="Table130.A" style:family="table-column">
      <style:table-column-properties style:column-width="4.5in" style:rel-column-width="65535*"/>
    </style:style>
    <style:style style:name="Table130.A1" style:family="table-cell">
      <style:table-cell-properties fo:padding="0.0382in" fo:border="0.05pt solid #000000"/>
    </style:style>
    <style:style style:name="Table131" style:family="table">
      <style:table-properties style:width="4.5in" table:align="margins"/>
    </style:style>
    <style:style style:name="Table131.A" style:family="table-column">
      <style:table-column-properties style:column-width="4.5in" style:rel-column-width="65535*"/>
    </style:style>
    <style:style style:name="Table131.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Standard">
      <style:text-properties style:font-name="Arial" fo:font-size="10pt" fo:font-weight="bold" style:font-size-asian="10pt" style:font-weight-asian="bold" style:font-size-complex="10pt" style:font-weight-complex="bold"/>
    </style:style>
    <style:style style:name="P5" style:family="paragraph" style:parent-style-name="Standard">
      <style:text-properties style:font-name="Arial" fo:font-size="16pt" fo:font-weight="bold" style:font-size-asian="16pt" style:font-weight-asian="bold" style:font-size-complex="16pt" style:font-weight-complex="bold"/>
    </style:style>
    <style:style style:name="P6"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7"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9d48c5" officeooo:paragraph-rsid="009d48c5" style:font-name-asian="Courier New" style:font-size-asian="10pt" style:font-style-asian="normal" style:font-weight-asian="normal" style:font-name-complex="Courier New" style:font-size-complex="10pt" style:font-style-complex="normal" style:font-weight-complex="normal"/>
    </style:style>
    <style:style style:name="P8"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9d48c5" style:font-name-asian="Courier New" style:font-size-asian="10pt" style:font-style-asian="normal" style:font-weight-asian="normal" style:font-name-complex="Courier New" style:font-size-complex="10pt" style:font-style-complex="normal" style:font-weight-complex="normal"/>
    </style:style>
    <style:style style:name="P9"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a3d120" officeooo:paragraph-rsid="00a3d120" style:font-name-asian="Courier New" style:font-size-asian="10pt" style:font-style-asian="normal" style:font-weight-asian="normal" style:font-name-complex="Courier New" style:font-size-complex="10pt" style:font-style-complex="normal" style:font-weight-complex="normal"/>
    </style:style>
    <style:style style:name="P10" style:family="paragraph" style:parent-style-name="Default_7e_LT_7e_Gliederung_20_1">
      <style:paragraph-properties fo:margin-left="0in" fo:margin-right="0in" fo:margin-top="0in" fo:margin-bottom="0in" style:contextual-spacing="false" fo:text-indent="0in" style:auto-text-indent="false" fo:break-before="page" style:text-autospace="none"/>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11" style:family="paragraph" style:parent-style-name="Default_7e_LT_7e_Gliederung_20_1">
      <style:paragraph-properties fo:margin-left="0in" fo:margin-right="0in" fo:margin-top="0in" fo:margin-bottom="0in" style:contextual-spacing="false" fo:text-indent="0in" style:auto-text-indent="false" fo:break-before="page" style:text-autospace="none"/>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officeooo:paragraph-rsid="001ecec6"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12" style:family="paragraph" style:parent-style-name="Default_7e_LT_7e_Gliederung_20_1">
      <style:paragraph-properties fo:margin-left="0in" fo:margin-right="0in" fo:margin-top="0in" fo:margin-bottom="0in" style:contextual-spacing="false" fo:text-indent="0in" style:auto-text-indent="false" fo:break-before="page" style:text-autospace="none"/>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officeooo:paragraph-rsid="007cb0e4"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13" style:family="paragraph" style:parent-style-name="Default_7e_LT_7e_Gliederung_20_1">
      <style:paragraph-properties fo:margin-left="0in" fo:margin-right="0in" fo:margin-top="0in" fo:margin-bottom="0in" style:contextual-spacing="false" fo:text-indent="0in" style:auto-text-indent="false" fo:break-before="page" style:text-autospace="none"/>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officeooo:rsid="00b8b7ef" officeooo:paragraph-rsid="00b8b7ef"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14" style:family="paragraph" style:parent-style-name="Default_7e_LT_7e_Gliederung_20_1">
      <style:paragraph-properties fo:margin-left="0in" fo:margin-right="0in" fo:margin-top="0in" fo:margin-bottom="0in" style:contextual-spacing="false" fo:text-indent="0in" style:auto-text-indent="false" fo:break-before="page" style:text-autospace="none"/>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officeooo:rsid="0076a121" officeooo:paragraph-rsid="0076a121"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15" style:family="paragraph" style:parent-style-name="Default_7e_LT_7e_Gliederung_20_1">
      <style:paragraph-properties fo:margin-left="0in" fo:margin-right="0in" fo:margin-top="0in" fo:margin-bottom="0in" style:contextual-spacing="false" fo:text-indent="0in" style:auto-text-indent="false" fo:break-before="page" style:text-autospace="none"/>
      <style:text-properties style:font-name="Arial" fo:font-size="16pt" fo:font-weight="bold" officeooo:paragraph-rsid="0010dafc" style:font-size-asian="16pt" style:font-weight-asian="bold" style:font-size-complex="16pt" style:font-weight-complex="bold"/>
    </style:style>
    <style:style style:name="P16" style:family="paragraph" style:parent-style-name="Default_7e_LT_7e_Gliederung_20_1">
      <style:paragraph-properties fo:margin-left="0in" fo:margin-right="0in" fo:margin-top="0in" fo:margin-bottom="0in" style:contextual-spacing="false" fo:text-indent="0in" style:auto-text-indent="false" fo:break-before="page" style:text-autospace="none"/>
      <style:text-properties fo:color="#000000" loext:opacity="100%" style:text-outline="false" style:text-line-through-style="none" style:text-line-through-type="none" style:text-position="0% 100%" style:font-name="Arial" fo:font-size="16pt" fo:letter-spacing="normal" fo:font-style="normal" fo:text-shadow="none" style:text-underline-style="none" fo:font-weight="bold" officeooo:rsid="00e16cae" officeooo:paragraph-rsid="00e16cae"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17"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fo:break-before="pag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officeooo:paragraph-rsid="001ecec6"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18"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fo:break-before="pag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officeooo:rsid="004aa46b" officeooo:paragraph-rsid="004aa46b"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19"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fo:break-before="pag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officeooo:rsid="0159dfd9" officeooo:paragraph-rsid="00c7c7f7"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20"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fo:break-before="pag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officeooo:rsid="0159dfd9" officeooo:paragraph-rsid="00c9c619"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21"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fo:break-before="pag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officeooo:rsid="0159dfd9" officeooo:paragraph-rsid="00d82e3c"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22"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3"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103fa5"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4"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10d0f3"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5"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22509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6"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35c73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7"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41ba4d"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8"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53ef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9"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625ec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0"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648e1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1"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64f0a1"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2"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64f669"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3"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66a86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4"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6d6c75"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5"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74492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6"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76a121"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7"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7cb0e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8"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8055c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9"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826aa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0"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89f86d"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1"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8f1fe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2"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8f385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3"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93d47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4"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103fa5"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5"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103fa5" officeooo:paragraph-rsid="00103fa5"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6"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10d0f3" officeooo:paragraph-rsid="0010d0f3"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7"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12a5b6" officeooo:paragraph-rsid="0012a5b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8"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12a5b6" officeooo:paragraph-rsid="0013d84f"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9"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13d84f" officeooo:paragraph-rsid="0013d84f"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50"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158094" officeooo:paragraph-rsid="0015809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51"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162acf" officeooo:paragraph-rsid="00162acf"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52"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18226d" officeooo:paragraph-rsid="0018226d"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53"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0f689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54"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40e850" officeooo:paragraph-rsid="0040e85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55"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40e850" officeooo:paragraph-rsid="0060cab5"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56"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2d7889" officeooo:paragraph-rsid="0047c2ad"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57"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2556d4" officeooo:paragraph-rsid="002556d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58"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2556d4" officeooo:paragraph-rsid="005c08b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59"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5f537f" officeooo:paragraph-rsid="005f537f"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60"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60cab5" officeooo:paragraph-rsid="0060cab5"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61"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619674" officeooo:paragraph-rsid="0061967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62"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625ec8" officeooo:paragraph-rsid="00625ec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63"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625ec8" officeooo:paragraph-rsid="00648e1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64"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648e18" officeooo:paragraph-rsid="00648e1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65"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64f0a1" officeooo:paragraph-rsid="0064f0a1"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66"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64f0a1" officeooo:paragraph-rsid="00625ec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67"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76a121" officeooo:paragraph-rsid="0076a121"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68"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72ac8b" officeooo:paragraph-rsid="0072ac8b"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69"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7ca493" officeooo:paragraph-rsid="007ca493"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70"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7cb0e4" officeooo:paragraph-rsid="007cb0e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71"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7d7a9d" officeooo:paragraph-rsid="007d7a9d"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72"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7d7a9d" officeooo:paragraph-rsid="00b07e6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73"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826aa0" officeooo:paragraph-rsid="00826aa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74"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826aa0" officeooo:paragraph-rsid="00b22dd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75"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832fa4" officeooo:paragraph-rsid="00832fa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76"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8670aa" officeooo:paragraph-rsid="008670a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77"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885a7a" officeooo:paragraph-rsid="008966a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78"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8966a4" officeooo:paragraph-rsid="008966a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79"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89f86d" officeooo:paragraph-rsid="0089f86d"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80"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97f82e" officeooo:paragraph-rsid="0097f82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81"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92f9c2" officeooo:paragraph-rsid="0092f9c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82"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9433c0" officeooo:paragraph-rsid="009433c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83"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7a813a" officeooo:paragraph-rsid="007bc45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84"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744922" officeooo:paragraph-rsid="007a813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85"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8055ce" officeooo:paragraph-rsid="00826aa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86"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8da85a" officeooo:paragraph-rsid="00b22dd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87"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b45eb6" officeooo:paragraph-rsid="00b45eb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88"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b4d67a" officeooo:paragraph-rsid="00b4d67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89"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b8b7ef" officeooo:paragraph-rsid="00b8b7ef"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90"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b98336" officeooo:paragraph-rsid="00b9833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91"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b98336" officeooo:paragraph-rsid="00b9fbb3"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92"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b9fbb3" officeooo:paragraph-rsid="00b9fbb3"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93"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bbedae" officeooo:paragraph-rsid="00bbeda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94"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be431e" officeooo:paragraph-rsid="00be431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95"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c37d3a" officeooo:paragraph-rsid="00c37d3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96"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b22dd8" officeooo:paragraph-rsid="00b22dd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97"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bffd07" officeooo:paragraph-rsid="00c7c7f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98"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159dfd9" officeooo:paragraph-rsid="00c7c7f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99"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159dfd9" officeooo:paragraph-rsid="00ca2f5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00"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15fc894" officeooo:paragraph-rsid="00c7c7f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01"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15fc894" officeooo:paragraph-rsid="00ca2f5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02"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cc5fbd" officeooo:paragraph-rsid="00cc5fbd"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03"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paragraph-rsid="0035c736"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104"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paragraph-rsid="0053ef8e"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105"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paragraph-rsid="001ecec6"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106"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paragraph-rsid="00826aa0"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107"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paragraph-rsid="00c7c7f7"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108"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rsid="0040e850" officeooo:paragraph-rsid="0040e850"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109" style:family="paragraph" style:parent-style-name="Default_7e_LT_7e_Gliederung_20_1">
      <style:paragraph-properties fo:margin-left="0in" fo:margin-right="0in" fo:margin-top="0in" fo:margin-bottom="0in" style:contextual-spacing="false" fo:text-align="center" style:justify-single-word="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paragraph-rsid="0053ef8e"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110"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rsid="005f537f" officeooo:paragraph-rsid="005f537f"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111"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rsid="0076a121" officeooo:paragraph-rsid="0076a121"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112"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rsid="008670aa" officeooo:paragraph-rsid="008670aa"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113"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rsid="0097f82e" officeooo:paragraph-rsid="0097f82e"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114"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rsid="007cb0e4" officeooo:paragraph-rsid="00826aa0"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115"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rsid="00826aa0" officeooo:paragraph-rsid="00826aa0"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116"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rsid="008c1a90" officeooo:paragraph-rsid="00b22dd8"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117"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rsid="00bbedae" officeooo:paragraph-rsid="00bbedae"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118"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rsid="00b9fbb3" officeooo:paragraph-rsid="00b9fbb3"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119"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rsid="00b22dd8" officeooo:paragraph-rsid="00b22dd8"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120"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rsid="0159dfd9" officeooo:paragraph-rsid="00c7c7f7"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121"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rsid="0159dfd9" officeooo:paragraph-rsid="00ca2f5a"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122"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rsid="00cc5fbd" officeooo:paragraph-rsid="00cc5fbd"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123"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italic" fo:text-shadow="none" style:text-underline-style="solid" style:text-underline-width="auto" style:text-underline-color="font-color" fo:font-weight="bold" style:letter-kerning="false" style:font-name-asian="Courier New" style:font-size-asian="10pt" style:font-style-asian="italic" style:font-weight-asian="bold" style:font-name-complex="Courier New" style:font-size-complex="10pt" style:font-style-complex="italic" style:font-weight-complex="bold" style:text-emphasize="none"/>
    </style:style>
    <style:style style:name="P124"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125"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officeooo:paragraph-rsid="0010dafc"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126"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officeooo:paragraph-rsid="002556d4"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127"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officeooo:paragraph-rsid="0035c736"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128"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officeooo:paragraph-rsid="005c08be"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129"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officeooo:paragraph-rsid="007cb0e4"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130"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officeooo:paragraph-rsid="00d82e3c"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131" style:family="paragraph" style:parent-style-name="Default_7e_LT_7e_Gliederung_20_1">
      <style:paragraph-properties fo:margin-left="0in" fo:margin-right="0in" fo:margin-top="0in" fo:margin-bottom="0in" style:contextual-spacing="false" fo:text-align="center" style:justify-single-word="false" fo:text-indent="0in" style:auto-text-indent="false" style:text-autospace="none"/>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132"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officeooo:rsid="0010d0f3" officeooo:paragraph-rsid="0010d0f3"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133"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officeooo:rsid="0040e850" officeooo:paragraph-rsid="0040e850"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134"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officeooo:rsid="0040e850" officeooo:paragraph-rsid="0060cab5"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135"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normal" officeooo:rsid="0040e850" officeooo:paragraph-rsid="0040e850" style:letter-kerning="false" style:font-name-asian="Courier New" style:font-size-asian="16pt" style:font-style-asian="normal" style:font-weight-asian="normal" style:font-name-complex="Courier New" style:font-size-complex="16pt" style:font-style-complex="normal" style:font-weight-complex="normal" style:text-emphasize="none"/>
    </style:style>
    <style:style style:name="P136"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4pt" fo:letter-spacing="normal" fo:font-style="normal" fo:text-shadow="none" style:text-underline-style="none" fo:font-weight="bold" officeooo:rsid="007cb0e4" officeooo:paragraph-rsid="00826aa0" style:letter-kerning="false" style:font-name-asian="Courier New" style:font-size-asian="14pt" style:font-style-asian="normal" style:font-weight-asian="bold" style:font-name-complex="Courier New" style:font-size-complex="14pt" style:font-style-complex="normal" style:font-weight-complex="bold" style:text-emphasize="none"/>
    </style:style>
    <style:style style:name="P137"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2pt" fo:letter-spacing="normal" fo:font-style="normal" fo:text-shadow="none" style:text-underline-style="none" fo:font-weight="normal" officeooo:paragraph-rsid="00826aa0" style:letter-kerning="false" style:font-name-asian="Courier New" style:font-size-asian="12pt" style:font-style-asian="normal" style:font-weight-asian="normal" style:font-name-complex="Courier New" style:font-size-complex="12pt" style:font-style-complex="normal" style:font-weight-complex="normal" style:text-emphasize="none"/>
    </style:style>
    <style:style style:name="P138"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39"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4fda33"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40"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529d1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41"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53ef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42"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64f669"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43"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66a86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44"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6d6c75"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45"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6e5e2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46"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6ffd4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47"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715ba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48"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72ac8b"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49"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73136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50"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74492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51"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7bc45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52"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7ca493"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53"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7cb0e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54"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826aa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55"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89f86d"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56"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8f1fe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57"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b4d67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58"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515677" officeooo:paragraph-rsid="0053ef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59"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516c04" officeooo:paragraph-rsid="0053ef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60"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516c04" officeooo:paragraph-rsid="00d5a36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61"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53ef8e" officeooo:paragraph-rsid="0053ef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62"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7ca493" officeooo:paragraph-rsid="007ca493"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63"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8055ce" officeooo:paragraph-rsid="00826aa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64"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826aa0" officeooo:paragraph-rsid="00826aa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65"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826aa0" officeooo:paragraph-rsid="00832fa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66"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826aa0" officeooo:paragraph-rsid="008966a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67"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83b8ec" officeooo:paragraph-rsid="0083b8ec"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68"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89f86d" officeooo:paragraph-rsid="0089f86d"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69"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8da85a" officeooo:paragraph-rsid="00b22dd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70"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10d0f3" officeooo:paragraph-rsid="0010d0f3"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71"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bold"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172" style:family="paragraph" style:parent-style-name="Default_7e_LT_7e_Gliederung_20_1">
      <style:paragraph-properties fo:margin-left="0in" fo:margin-right="0in" fo:margin-top="0in" fo:margin-bottom="0in" style:contextual-spacing="false" fo:text-align="start" style:justify-single-word="false" fo:text-indent="0in" style:auto-text-indent="false"/>
      <style:text-properties style:use-window-font-color="true" loext:opacity="0%" style:text-outline="false" style:text-line-through-style="none" style:text-line-through-type="none" style:font-name="Courier New" fo:font-size="10pt" fo:font-style="normal" fo:text-shadow="none" style:text-underline-style="none" fo:font-weight="normal" officeooo:paragraph-rsid="001ecec6" style:font-name-asian="Courier New" style:font-size-asian="10pt" style:font-style-asian="normal" style:font-weight-asian="normal" style:font-name-complex="Courier New" style:font-size-complex="10pt" style:font-style-complex="normal" style:font-weight-complex="normal"/>
    </style:style>
    <style:style style:name="P173" style:family="paragraph" style:parent-style-name="Default_7e_LT_7e_Gliederung_20_1">
      <style:paragraph-properties fo:margin-left="0in" fo:margin-right="0in" fo:margin-top="0in" fo:margin-bottom="0in" style:contextual-spacing="false" fo:text-align="start" style:justify-single-word="false" fo:text-indent="0in" style:auto-text-indent="false"/>
      <style:text-properties style:use-window-font-color="true" loext:opacity="0%" style:text-outline="false" style:text-line-through-style="none" style:text-line-through-type="none" style:font-name="Courier New" fo:font-size="10pt" fo:font-style="normal" fo:text-shadow="none" style:text-underline-style="none" fo:font-weight="normal" officeooo:paragraph-rsid="00225092" style:font-name-asian="Courier New" style:font-size-asian="10pt" style:font-style-asian="normal" style:font-weight-asian="normal" style:font-name-complex="Courier New" style:font-size-complex="10pt" style:font-style-complex="normal" style:font-weight-complex="normal"/>
    </style:style>
    <style:style style:name="P174" style:family="paragraph" style:parent-style-name="Default_7e_LT_7e_Gliederung_20_1">
      <style:paragraph-properties fo:margin-left="0in" fo:margin-right="0in" fo:margin-top="0in" fo:margin-bottom="0in" style:contextual-spacing="false" fo:text-align="start" style:justify-single-word="false" fo:text-indent="0in" style:auto-text-indent="false"/>
      <style:text-properties style:use-window-font-color="true" loext:opacity="0%" style:text-outline="false" style:text-line-through-style="none" style:text-line-through-type="none" style:font-name="Courier New" fo:font-size="10pt" fo:font-style="normal" fo:text-shadow="none" style:text-underline-style="none" fo:font-weight="normal" officeooo:paragraph-rsid="004b6dc6" style:font-name-asian="Courier New" style:font-size-asian="10pt" style:font-style-asian="normal" style:font-weight-asian="normal" style:font-name-complex="Courier New" style:font-size-complex="10pt" style:font-style-complex="normal" style:font-weight-complex="normal"/>
    </style:style>
    <style:style style:name="P175" style:family="paragraph" style:parent-style-name="Default_7e_LT_7e_Gliederung_20_1">
      <style:paragraph-properties fo:margin-left="0in" fo:margin-right="0in" fo:margin-top="0in" fo:margin-bottom="0in" style:contextual-spacing="false" fo:text-align="start" style:justify-single-word="false" fo:text-indent="0in" style:auto-text-indent="false"/>
      <style:text-properties style:use-window-font-color="true" loext:opacity="0%" style:text-outline="false" style:text-line-through-style="none" style:text-line-through-type="none" style:font-name="Courier New" fo:font-size="10pt" fo:font-style="normal" fo:text-shadow="none" style:text-underline-style="none" fo:font-weight="normal" officeooo:paragraph-rsid="004fda33" style:font-name-asian="Courier New" style:font-size-asian="10pt" style:font-style-asian="normal" style:font-weight-asian="normal" style:font-name-complex="Courier New" style:font-size-complex="10pt" style:font-style-complex="normal" style:font-weight-complex="normal"/>
    </style:style>
    <style:style style:name="P176" style:family="paragraph" style:parent-style-name="Default_7e_LT_7e_Gliederung_20_1">
      <style:paragraph-properties fo:margin-left="0in" fo:margin-right="0in" fo:margin-top="0in" fo:margin-bottom="0in" style:contextual-spacing="false" fo:text-align="start" style:justify-single-word="false" fo:text-indent="0in" style:auto-text-indent="false"/>
      <style:text-properties style:use-window-font-color="true" loext:opacity="0%" style:text-outline="false" style:text-line-through-style="none" style:text-line-through-type="none" style:font-name="Courier New" fo:font-size="10pt" fo:font-style="normal" fo:text-shadow="none" style:text-underline-style="none" fo:font-weight="normal" officeooo:paragraph-rsid="00515677" style:font-name-asian="Courier New" style:font-size-asian="10pt" style:font-style-asian="normal" style:font-weight-asian="normal" style:font-name-complex="Courier New" style:font-size-complex="10pt" style:font-style-complex="normal" style:font-weight-complex="normal"/>
    </style:style>
    <style:style style:name="P177" style:family="paragraph" style:parent-style-name="Default_7e_LT_7e_Gliederung_20_1">
      <style:paragraph-properties fo:margin-left="0in" fo:margin-right="0in" fo:margin-top="0in" fo:margin-bottom="0in" style:contextual-spacing="false" fo:text-align="start" style:justify-single-word="false" fo:text-indent="0in" style:auto-text-indent="false"/>
      <style:text-properties style:use-window-font-color="true" loext:opacity="0%" style:text-outline="false" style:text-line-through-style="none" style:text-line-through-type="none" style:font-name="Courier New" fo:font-size="10pt" fo:font-style="normal" fo:text-shadow="none" style:text-underline-style="none" fo:font-weight="normal" officeooo:paragraph-rsid="0053ef8e" style:font-name-asian="Courier New" style:font-size-asian="10pt" style:font-style-asian="normal" style:font-weight-asian="normal" style:font-name-complex="Courier New" style:font-size-complex="10pt" style:font-style-complex="normal" style:font-weight-complex="normal"/>
    </style:style>
    <style:style style:name="P178"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font-name="Courier New" fo:font-size="10pt" fo:font-style="normal" fo:text-shadow="none" style:text-underline-style="none" fo:font-weight="normal" officeooo:paragraph-rsid="00225092" style:font-name-asian="Courier New" style:font-size-asian="10pt" style:font-style-asian="normal" style:font-weight-asian="normal" style:font-name-complex="Courier New" style:font-size-complex="10pt" style:font-style-complex="normal" style:font-weight-complex="normal"/>
    </style:style>
    <style:style style:name="P179"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font-name="Courier New" fo:font-size="10pt" fo:font-style="normal" fo:text-shadow="none" style:text-underline-style="none" fo:font-weight="normal" officeooo:paragraph-rsid="0035c736" style:font-name-asian="Courier New" style:font-size-asian="10pt" style:font-style-asian="normal" style:font-weight-asian="normal" style:font-name-complex="Courier New" style:font-size-complex="10pt" style:font-style-complex="normal" style:font-weight-complex="normal"/>
    </style:style>
    <style:style style:name="P180" style:family="paragraph" style:parent-style-name="Default_7e_LT_7e_Gliederung_20_1">
      <style:paragraph-properties fo:margin-left="0in" fo:margin-right="0in" fo:margin-top="0in" fo:margin-bottom="0in" style:contextual-spacing="false" fo:text-align="start" style:justify-single-word="false" fo:text-indent="0in" style:auto-text-indent="false"/>
      <style:text-properties style:use-window-font-color="true" loext:opacity="0%" style:text-outline="false" style:text-line-through-style="none" style:text-line-through-type="none" style:font-name="Courier New" fo:font-size="10pt" fo:font-style="normal" fo:text-shadow="none" style:text-underline-style="none" fo:font-weight="normal" officeooo:rsid="00290961" officeooo:paragraph-rsid="004b6dc6" style:font-name-asian="Courier New" style:font-size-asian="10pt" style:font-style-asian="normal" style:font-weight-asian="normal" style:font-name-complex="Courier New" style:font-size-complex="10pt" style:font-style-complex="normal" style:font-weight-complex="normal"/>
    </style:style>
    <style:style style:name="P181" style:family="paragraph" style:parent-style-name="Default_7e_LT_7e_Gliederung_20_1">
      <style:paragraph-properties fo:margin-left="0in" fo:margin-right="0in" fo:margin-top="0in" fo:margin-bottom="0in" style:contextual-spacing="false" fo:text-align="start" style:justify-single-word="false" fo:text-indent="0in" style:auto-text-indent="false"/>
      <style:text-properties style:use-window-font-color="true" loext:opacity="0%" style:text-outline="false" style:text-line-through-style="none" style:text-line-through-type="none" style:font-name="Courier New" fo:font-size="10pt" fo:font-style="normal" fo:text-shadow="none" style:text-underline-style="none" fo:font-weight="normal" officeooo:rsid="00293a02" officeooo:paragraph-rsid="004b6dc6" style:font-name-asian="Courier New" style:font-size-asian="10pt" style:font-style-asian="normal" style:font-weight-asian="normal" style:font-name-complex="Courier New" style:font-size-complex="10pt" style:font-style-complex="normal" style:font-weight-complex="normal"/>
    </style:style>
    <style:style style:name="P182" style:family="paragraph" style:parent-style-name="Default_7e_LT_7e_Gliederung_20_1">
      <style:paragraph-properties fo:margin-left="0in" fo:margin-right="0in" fo:margin-top="0in" fo:margin-bottom="0in" style:contextual-spacing="false" fo:text-indent="0in" style:auto-text-indent="false" style:text-autospace="none"/>
      <style:text-properties officeooo:paragraph-rsid="0053ef8e"/>
    </style:style>
    <style:style style:name="P183" style:family="paragraph" style:parent-style-name="Default_7e_LT_7e_Gliederung_20_1">
      <style:paragraph-properties fo:margin-left="0in" fo:margin-right="0in" fo:margin-top="0in" fo:margin-bottom="0in" style:contextual-spacing="false" fo:text-indent="0in" style:auto-text-indent="false" style:text-autospace="none"/>
      <style:text-properties officeooo:paragraph-rsid="00b07e6a"/>
    </style:style>
    <style:style style:name="P184" style:family="paragraph" style:parent-style-name="Default_7e_LT_7e_Gliederung_20_1">
      <style:paragraph-properties fo:margin-left="0in" fo:margin-right="0in" fo:margin-top="0in" fo:margin-bottom="0in" style:contextual-spacing="false" fo:text-indent="0in" style:auto-text-indent="false" style:text-autospace="none"/>
      <style:text-properties fo:color="#000000" loext:opacity="100%" style:text-outline="false" style:text-line-through-style="none" style:text-line-through-type="none" style:text-position="0% 100%" style:font-name="Arial"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85" style:family="paragraph" style:parent-style-name="Default_7e_LT_7e_Gliederung_20_1">
      <style:paragraph-properties fo:margin-left="0in" fo:margin-right="0in" fo:margin-top="0in" fo:margin-bottom="0in" style:contextual-spacing="false" fo:text-indent="0in" style:auto-text-indent="false" style:text-autospace="none"/>
      <style:text-properties fo:color="#000000" loext:opacity="100%" style:text-outline="false" style:text-line-through-style="none" style:text-line-through-type="none" style:text-position="0% 100%" style:font-name="Arial" fo:font-size="16pt" fo:letter-spacing="normal" fo:font-style="normal" fo:text-shadow="none" style:text-underline-style="none" fo:font-weight="bold" officeooo:rsid="00e16cae" officeooo:paragraph-rsid="00e16cae"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186" style:family="paragraph" style:parent-style-name="Default_7e_LT_7e_Gliederung_20_1">
      <style:paragraph-properties fo:margin-left="0in" fo:margin-right="0in" fo:margin-top="0in" fo:margin-bottom="0in" style:contextual-spacing="false" fo:text-indent="0in" style:auto-text-indent="false" style:text-autospace="none"/>
      <style:text-properties fo:color="#ff6600" loext:opacity="100%" style:text-outline="false" style:text-line-through-style="none" style:text-line-through-type="none" style:text-position="0% 100%" style:font-name="Arial" fo:font-size="10pt" fo:letter-spacing="normal" fo:font-style="normal" fo:text-shadow="none" style:text-underline-style="none" fo:font-weight="normal" officeooo:rsid="000d5d6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87"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font-name="Arial" fo:font-size="12pt" officeooo:paragraph-rsid="008f385e" style:font-size-asian="12pt" style:font-size-complex="12pt"/>
    </style:style>
    <style:style style:name="P188"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font-name="Arial" fo:font-size="12pt" officeooo:paragraph-rsid="00826aa0" style:font-size-asian="12pt" style:font-size-complex="12pt"/>
    </style:style>
    <style:style style:name="P189" style:family="paragraph" style:parent-style-name="Default_7e_LT_7e_Gliederung_20_1">
      <style:paragraph-properties fo:margin-left="0in" fo:margin-right="0in" fo:margin-top="0in" fo:margin-bottom="0in" style:contextual-spacing="false" fo:text-indent="0in" style:auto-text-indent="false" style:text-autospace="none"/>
      <style:text-properties style:font-name="Arial" fo:font-size="10pt" officeooo:paragraph-rsid="008f385e" style:font-size-asian="10pt" style:font-size-complex="10pt"/>
    </style:style>
    <style:style style:name="P190" style:family="paragraph" style:parent-style-name="Default_7e_LT_7e_Gliederung_20_1">
      <style:paragraph-properties fo:margin-left="0in" fo:margin-right="0in" fo:margin-top="0in" fo:margin-bottom="0in" style:contextual-spacing="false" fo:text-indent="0in" style:auto-text-indent="false" style:text-autospace="none"/>
      <style:text-properties officeooo:rsid="008f1fee" officeooo:paragraph-rsid="00b22dd8"/>
    </style:style>
    <style:style style:name="P191" style:family="paragraph" style:parent-style-name="Standard">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92" style:family="paragraph" style:parent-style-name="Standard">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53ef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93" style:family="paragraph" style:parent-style-name="Standard">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7cb0e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94" style:family="paragraph" style:parent-style-name="Standard">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832fa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95" style:family="paragraph" style:parent-style-name="Standard">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8966a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96" style:family="paragraph" style:parent-style-name="Standard">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832fa4" officeooo:paragraph-rsid="00832fa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97" style:family="paragraph" style:parent-style-name="Standard">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832fa4" officeooo:paragraph-rsid="008966a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98" style:family="paragraph" style:parent-style-name="Standard">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855f5f" officeooo:paragraph-rsid="00855f5f"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99" style:family="paragraph" style:parent-style-name="Standard">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855f5f" officeooo:paragraph-rsid="008966a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00" style:family="paragraph" style:parent-style-name="Standard">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01" style:family="paragraph" style:parent-style-name="Standard">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12a5b6" officeooo:paragraph-rsid="0012a5b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02" style:family="paragraph" style:parent-style-name="Standard">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12a5b6" officeooo:paragraph-rsid="00d82e3c"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03" style:family="paragraph" style:parent-style-name="Standard">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63c843" officeooo:paragraph-rsid="0063c843"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04" style:family="paragraph" style:parent-style-name="Standard">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d82e3c" officeooo:paragraph-rsid="00d82e3c"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05" style:family="paragraph" style:parent-style-name="Standard">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206" style:family="paragraph" style:parent-style-name="Table_20_Contents">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07" style:family="paragraph" style:parent-style-name="Table_20_Contents">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12a5b6" officeooo:paragraph-rsid="0018226d"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08" style:family="paragraph" style:parent-style-name="Table_20_Contents">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ee6df8" officeooo:paragraph-rsid="00ee6df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09" style:family="paragraph" style:parent-style-name="Table_20_Contents">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8f385e" officeooo:paragraph-rsid="008f385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10" style:family="paragraph" style:parent-style-name="Table_20_Contents">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8f385e" officeooo:paragraph-rsid="008ff23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11" style:family="paragraph" style:parent-style-name="Table_20_Contents">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8f385e" officeooo:paragraph-rsid="00a0b81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12" style:family="paragraph" style:parent-style-name="Table_20_Contents">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8f385e" officeooo:paragraph-rsid="00ef954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13" style:family="paragraph" style:parent-style-name="Table_20_Contents">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a0b81e" officeooo:paragraph-rsid="00a0b81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14" style:family="paragraph" style:parent-style-name="Table_20_Contents">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a0b81e" officeooo:paragraph-rsid="00ef954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15" style:family="paragraph" style:parent-style-name="Table_20_Contents">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a18f34" officeooo:paragraph-rsid="00a18f3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16" style:family="paragraph" style:parent-style-name="Table_20_Contents">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a27ad7" officeooo:paragraph-rsid="00a27ad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17" style:family="paragraph" style:parent-style-name="Table_20_Contents">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aad78a" officeooo:paragraph-rsid="00aad78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18" style:family="paragraph" style:parent-style-name="Table_20_Contents">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aca2b0" officeooo:paragraph-rsid="00aca2b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19" style:family="paragraph" style:parent-style-name="Table_20_Contents">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ef9542" officeooo:paragraph-rsid="00ef954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20" style:family="paragraph" style:parent-style-name="Table_20_Contents">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rsid="00a0b81e" officeooo:paragraph-rsid="00a18f34"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221"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1ecec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22"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47c2ad"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23"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4b6dc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24"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paragraph-rsid="0053ef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25"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493cf6" officeooo:paragraph-rsid="004b6dc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26"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4f2952" officeooo:paragraph-rsid="0073136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27"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1ecec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28"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22509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29"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47c2ad"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30"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4b6dc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31"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53ef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32"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547ab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33"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5c08b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34"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2bc5a9" officeooo:paragraph-rsid="0047c2ad"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35"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2bc5a9" officeooo:paragraph-rsid="0053ef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36"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2bc5a9" officeooo:paragraph-rsid="005c08b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37"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47c2ad" officeooo:paragraph-rsid="004b6dc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38"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2d7889" officeooo:paragraph-rsid="0047c2ad"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39"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355bd5" officeooo:paragraph-rsid="00355bd5"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40"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4b6dc6" officeooo:paragraph-rsid="004b6dc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41"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293a02" officeooo:paragraph-rsid="001ecec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42"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293a02" officeooo:paragraph-rsid="004b6dc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43"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315810" officeooo:paragraph-rsid="004b6dc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44"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315810" officeooo:paragraph-rsid="00547ab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45"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4aa46b" officeooo:paragraph-rsid="004b6dc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46"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4aa46b" officeooo:paragraph-rsid="004aa46b"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47"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4aa46b" officeooo:paragraph-rsid="00547ab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48"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4f2952" officeooo:paragraph-rsid="0073136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49"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516c04" officeooo:paragraph-rsid="00516c0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50"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516c04" officeooo:paragraph-rsid="0053ef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51"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529d18" officeooo:paragraph-rsid="00529d1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52"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3070fe" officeooo:paragraph-rsid="0053ef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53"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547ab4" officeooo:paragraph-rsid="00547ab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54"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5805d4" officeooo:paragraph-rsid="004b6dc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55"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59bde3" officeooo:paragraph-rsid="0059bde3"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56"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5a824d" officeooo:paragraph-rsid="005a824d"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57"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5c08be" officeooo:paragraph-rsid="005c08b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58"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4fda33" officeooo:paragraph-rsid="004fda33"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59"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4fda33" officeooo:paragraph-rsid="0051567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60"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4dae74" officeooo:paragraph-rsid="004dae7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61"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330698" officeooo:paragraph-rsid="00547ab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62"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057c38" officeooo:paragraph-rsid="0053ef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63"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15fc894" officeooo:paragraph-rsid="00c7c7f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64"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15fc894" officeooo:paragraph-rsid="00ca2f5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65"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159dfd9" officeooo:paragraph-rsid="00c7c7f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66"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159dfd9" officeooo:paragraph-rsid="00c9c619"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67"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15fe1d5" officeooo:paragraph-rsid="00c7c7f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68"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16148bb" officeooo:paragraph-rsid="00c7c7f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69"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d5a367" officeooo:paragraph-rsid="00d5a36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70"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12a5b6" officeooo:paragraph-rsid="00d82e3c"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71"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d82e3c" officeooo:paragraph-rsid="00d82e3c"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72"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da0c1a" officeooo:paragraph-rsid="00da0c1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73"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daada1" officeooo:paragraph-rsid="00daada1"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74"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daada1" officeooo:paragraph-rsid="00f11ce5"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75"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daada1" officeooo:paragraph-rsid="00f2d5d9"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76"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db9292" officeooo:paragraph-rsid="00db929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77"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ebf157" officeooo:paragraph-rsid="00ebf15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78"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f11ce5" officeooo:paragraph-rsid="00f11ce5"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79"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f2d5d9" officeooo:paragraph-rsid="00f2d5d9"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80"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f53dde" officeooo:paragraph-rsid="00daada1"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81"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officeooo:paragraph-rsid="0035c736"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282"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officeooo:rsid="0159dfd9" officeooo:paragraph-rsid="00c7c7f7"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283"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font-name="Arial" fo:font-size="10pt" fo:letter-spacing="normal" fo:font-style="normal" fo:text-shadow="none" style:text-underline-style="none" fo:font-weight="normal" officeooo:paragraph-rsid="0022509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84"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officeooo:paragraph-rsid="0038397a"/>
    </style:style>
    <style:style style:name="P285"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officeooo:paragraph-rsid="0053ef8e"/>
    </style:style>
    <style:style style:name="P286" style:family="paragraph" style:parent-style-name="Default_7e_LT_7e_Gliederung_20_1">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fo:color="#000000" loext:opacity="100%" style:text-outline="false" style:text-line-through-style="none" style:text-line-through-type="none" style:text-position="0% 100%" style:font-name="Arial" fo:font-size="10pt" fo:letter-spacing="normal" fo:font-style="normal" fo:text-shadow="none" style:text-underline-style="none" fo:font-weight="normal" officeooo:rsid="00b9fbb3" officeooo:paragraph-rsid="00e16ca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87" style:family="paragraph" style:parent-style-name="Text_20_body">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40e85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88" style:family="paragraph" style:parent-style-name="Text_20_body">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officeooo:rsid="00355bd5" officeooo:paragraph-rsid="0040e850"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289" style:family="paragraph" style:parent-style-name="Standard">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2bc5a9" officeooo:paragraph-rsid="002bc5a9"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90" style:family="paragraph" style:parent-style-name="Standard">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2bc5a9" officeooo:paragraph-rsid="0053ef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91" style:family="paragraph" style:parent-style-name="Standard">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2bc5a9"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92" style:family="paragraph" style:parent-style-name="Standard">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51567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93" style:family="paragraph" style:parent-style-name="Standard">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2b1fe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94" style:family="paragraph" style:parent-style-name="Standard">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515677" officeooo:paragraph-rsid="0053ef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95" style:family="paragraph" style:parent-style-name="Standard">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516c04" officeooo:paragraph-rsid="0053ef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96" style:family="paragraph" style:parent-style-name="Standard">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355bd5" officeooo:paragraph-rsid="0053ef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97" style:family="paragraph" style:parent-style-name="Standard">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daada1" officeooo:paragraph-rsid="00f2d5d9"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98" style:family="paragraph" style:parent-style-name="Table_20_Contents">
      <style:paragraph-properties fo:margin-left="0in" fo:margin-right="0in" fo:margin-top="0in" fo:margin-bottom="0in" style:contextual-spacing="false" style:line-height-at-least="0.139in" fo:text-align="center"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da0c1a" officeooo:paragraph-rsid="00da0c1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99" style:family="paragraph" style:parent-style-name="Table_20_Contents">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daada1" officeooo:paragraph-rsid="00daada1"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00" style:family="paragraph" style:parent-style-name="Table_20_Contents">
      <style:paragraph-properties fo:margin-left="0in" fo:margin-right="0in" fo:margin-top="0in" fo:margin-bottom="0in" style:contextual-spacing="false" style:line-height-at-least="0.139in" fo:text-align="center"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daada1" officeooo:paragraph-rsid="00daada1"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01" style:family="paragraph" style:parent-style-name="Table_20_Contents">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db9292" officeooo:paragraph-rsid="00db929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02" style:family="paragraph" style:parent-style-name="Table_20_Contents">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dc8554" officeooo:paragraph-rsid="00dc855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03" style:family="paragraph" style:parent-style-name="Table_20_Contents">
      <style:paragraph-properties fo:margin-left="0in" fo:margin-right="0in" fo:margin-top="0in" fo:margin-bottom="0in" style:contextual-spacing="false" style:line-height-at-least="0.139in" fo:text-align="center"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dc8554" officeooo:paragraph-rsid="00dc855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04" style:family="paragraph" style:parent-style-name="Table_20_Contents">
      <style:paragraph-properties fo:margin-left="0in" fo:margin-right="0in" fo:margin-top="0in" fo:margin-bottom="0in" style:contextual-spacing="false" style:line-height-at-least="0.139in" fo:text-align="center"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dcf022" officeooo:paragraph-rsid="00dc855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05" style:family="paragraph" style:parent-style-name="Table_20_Contents">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dcf022" officeooo:paragraph-rsid="00dcf02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06" style:family="paragraph" style:parent-style-name="Table_20_Contents">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da0c1a" officeooo:paragraph-rsid="00da0c1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07" style:family="paragraph" style:parent-style-name="Table_20_Contents">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daada1" officeooo:paragraph-rsid="00daada1"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08" style:family="paragraph" style:parent-style-name="Table_20_Contents">
      <style:paragraph-properties fo:margin-left="0in" fo:margin-right="0in" fo:margin-top="0in" fo:margin-bottom="0in" style:contextual-spacing="false" style:line-height-at-least="0.139in" fo:text-align="center"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daada1" officeooo:paragraph-rsid="00db929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09" style:family="paragraph" style:parent-style-name="Table_20_Contents">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db9292" officeooo:paragraph-rsid="00db929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10" style:family="paragraph" style:parent-style-name="Table_20_Contents">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db9292" officeooo:paragraph-rsid="00daada1"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11" style:family="paragraph" style:parent-style-name="Table_20_Contents">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dcf022" officeooo:paragraph-rsid="00dc855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12" style:family="paragraph" style:parent-style-name="Table_20_Contents">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dcf022" officeooo:paragraph-rsid="00dcf02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13" style:family="paragraph" style:parent-style-name="Table_20_Contents">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e16cae" officeooo:paragraph-rsid="00e16ca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14" style:family="paragraph" style:parent-style-name="Table_20_Contents">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f72e1f" officeooo:paragraph-rsid="00f8bd7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15" style:family="paragraph" style:parent-style-name="Table_20_Contents">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fo:color="#000000" loext:opacity="100%" style:text-outline="false" style:text-line-through-style="none" style:text-line-through-type="none" style:text-position="0% 100%" style:font-name="Courier New" fo:font-size="10pt" fo:letter-spacing="normal" fo:font-style="normal" fo:text-shadow="none" style:text-underline-style="none" fo:font-weight="normal" officeooo:rsid="00e16cae" officeooo:paragraph-rsid="00e16ca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16" style:family="paragraph" style:parent-style-name="Table_20_Contents">
      <style:paragraph-properties fo:margin-left="0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fo:color="#000000" loext:opacity="100%" style:text-outline="false" style:text-line-through-style="none" style:text-line-through-type="none" style:text-position="0% 100%" style:font-name="Courier New" fo:font-size="10pt" fo:letter-spacing="normal" fo:font-style="normal" fo:text-shadow="none" style:text-underline-style="none" fo:font-weight="normal" officeooo:rsid="00e16cae" officeooo:paragraph-rsid="00e3134c"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17" style:family="paragraph" style:parent-style-name="Default_7e_LT_7e_Gliederung_20_1" style:master-page-name="">
      <loext:graphic-properties draw:fill="none"/>
      <style:paragraph-properties fo:margin-left="0in" fo:margin-right="0in" fo:margin-top="0in" fo:margin-bottom="0in" style:contextual-spacing="false" fo:text-indent="0in" style:auto-text-indent="false" style:page-number="auto" fo:background-color="transparent"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826aa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18" style:family="paragraph" style:parent-style-name="Default_7e_LT_7e_Gliederung_20_1">
      <style:paragraph-properties fo:margin-left="0in" fo:margin-right="0in" fo:text-align="start" style:justify-single-word="false" fo:text-indent="0in" style:auto-text-indent="false"/>
      <style:text-properties style:use-window-font-color="true" loext:opacity="0%" style:text-outline="false" style:text-line-through-style="none" style:text-line-through-type="none" style:font-name="Courier New" fo:font-size="10pt" fo:font-style="normal" fo:text-shadow="none" style:text-underline-style="none" fo:font-weight="normal" officeooo:paragraph-rsid="00225092" style:font-name-asian="Courier New" style:font-size-asian="10pt" style:font-style-asian="normal" style:font-weight-asian="normal" style:font-name-complex="Courier New" style:font-size-complex="10pt" style:font-style-complex="normal" style:font-weight-complex="normal"/>
    </style:style>
    <style:style style:name="P319" style:family="paragraph" style:parent-style-name="Table_20_Contents">
      <style:text-properties style:font-name="Courier New" fo:font-size="10pt" style:font-name-asian="Courier New" style:font-size-asian="10pt" style:font-name-complex="Courier New" style:font-size-complex="10pt"/>
    </style:style>
    <style:style style:name="P320" style:family="paragraph" style:parent-style-name="Table_20_Contents">
      <style:text-properties style:font-name="Courier New" fo:font-size="10pt" officeooo:paragraph-rsid="00103fa5" style:font-name-asian="Courier New" style:font-size-asian="10pt" style:font-name-complex="Courier New" style:font-size-complex="10pt"/>
    </style:style>
    <style:style style:name="P321" style:family="paragraph" style:parent-style-name="Table_20_Contents">
      <style:text-properties style:font-name="Courier New" fo:font-size="10pt" officeooo:paragraph-rsid="0012a5b6" style:font-name-asian="Courier New" style:font-size-asian="10pt" style:font-name-complex="Courier New" style:font-size-complex="10pt"/>
    </style:style>
    <style:style style:name="P322" style:family="paragraph" style:parent-style-name="Table_20_Contents">
      <style:text-properties style:font-name="Courier New" fo:font-size="10pt" officeooo:rsid="0012a5b6" officeooo:paragraph-rsid="0012a5b6" style:font-name-asian="Courier New" style:font-size-asian="10pt" style:font-name-complex="Courier New" style:font-size-complex="10pt"/>
    </style:style>
    <style:style style:name="P323" style:family="paragraph" style:parent-style-name="Table_20_Contents">
      <style:text-properties style:font-name="Courier New" fo:font-size="10pt" officeooo:paragraph-rsid="0013d84f" style:font-name-asian="Courier New" style:font-size-asian="10pt" style:font-name-complex="Courier New" style:font-size-complex="10pt"/>
    </style:style>
    <style:style style:name="P324" style:family="paragraph" style:parent-style-name="Table_20_Contents">
      <style:text-properties style:font-name="Courier New" fo:font-size="10pt" officeooo:paragraph-rsid="00158094" style:font-name-asian="Courier New" style:font-size-asian="10pt" style:font-name-complex="Courier New" style:font-size-complex="10pt"/>
    </style:style>
    <style:style style:name="P325" style:family="paragraph" style:parent-style-name="Table_20_Contents">
      <style:text-properties style:font-name="Courier New" fo:font-size="10pt" officeooo:paragraph-rsid="0018226d" style:font-name-asian="Courier New" style:font-size-asian="10pt" style:font-name-complex="Courier New" style:font-size-complex="10pt"/>
    </style:style>
    <style:style style:name="P326" style:family="paragraph" style:parent-style-name="Table_20_Contents">
      <style:paragraph-properties fo:text-align="start" style:justify-single-word="false"/>
      <style:text-properties style:font-name="Courier New" fo:font-size="10pt" officeooo:paragraph-rsid="00225092" style:font-name-asian="Courier New" style:font-size-asian="10pt" style:font-name-complex="Courier New" style:font-size-complex="10pt"/>
    </style:style>
    <style:style style:name="P327" style:family="paragraph" style:parent-style-name="Table_20_Contents">
      <style:paragraph-properties fo:text-align="start" style:justify-single-word="false"/>
      <style:text-properties style:font-name="Courier New" fo:font-size="10pt" officeooo:paragraph-rsid="0035c736" style:font-name-asian="Courier New" style:font-size-asian="10pt" style:font-name-complex="Courier New" style:font-size-complex="10pt"/>
    </style:style>
    <style:style style:name="P328" style:family="paragraph" style:parent-style-name="Table_20_Contents">
      <style:paragraph-properties fo:text-align="start" style:justify-single-word="false"/>
      <style:text-properties style:font-name="Courier New" fo:font-size="10pt" officeooo:paragraph-rsid="0053ef8e" style:font-name-asian="Courier New" style:font-size-asian="10pt" style:font-name-complex="Courier New" style:font-size-complex="10pt"/>
    </style:style>
    <style:style style:name="P329" style:family="paragraph" style:parent-style-name="Table_20_Contents">
      <style:paragraph-properties fo:text-align="start" style:justify-single-word="false"/>
      <style:text-properties style:font-name="Courier New" fo:font-size="10pt" officeooo:paragraph-rsid="005c08be" style:font-name-asian="Courier New" style:font-size-asian="10pt" style:font-name-complex="Courier New" style:font-size-complex="10pt"/>
    </style:style>
    <style:style style:name="P330" style:family="paragraph" style:parent-style-name="Table_20_Contents">
      <style:text-properties style:font-name="Courier New" fo:font-size="10pt" officeooo:paragraph-rsid="002556d4" style:font-name-asian="Courier New" style:font-size-asian="10pt" style:font-name-complex="Courier New" style:font-size-complex="10pt"/>
    </style:style>
    <style:style style:name="P331" style:family="paragraph" style:parent-style-name="Table_20_Contents">
      <style:text-properties style:font-name="Courier New" fo:font-size="10pt" officeooo:paragraph-rsid="0035c736" style:font-name-asian="Courier New" style:font-size-asian="10pt" style:font-name-complex="Courier New" style:font-size-complex="10pt"/>
    </style:style>
    <style:style style:name="P332" style:family="paragraph" style:parent-style-name="Table_20_Contents">
      <style:text-properties style:font-name="Courier New" fo:font-size="10pt" officeooo:rsid="00372db3" officeooo:paragraph-rsid="00372db3" style:font-name-asian="Courier New" style:font-size-asian="10pt" style:font-name-complex="Courier New" style:font-size-complex="10pt"/>
    </style:style>
    <style:style style:name="P333" style:family="paragraph" style:parent-style-name="Table_20_Contents">
      <style:paragraph-properties fo:text-align="start" style:justify-single-word="false"/>
      <style:text-properties style:font-name="Courier New" fo:font-size="10pt" officeooo:rsid="00515677" officeooo:paragraph-rsid="0053ef8e" style:font-name-asian="Courier New" style:font-size-asian="10pt" style:font-name-complex="Courier New" style:font-size-complex="10pt"/>
    </style:style>
    <style:style style:name="P334" style:family="paragraph" style:parent-style-name="Table_20_Contents">
      <style:paragraph-properties fo:text-align="start" style:justify-single-word="false"/>
      <style:text-properties style:font-name="Courier New" fo:font-size="10pt" officeooo:rsid="00547ab4" officeooo:paragraph-rsid="00547ab4" style:font-name-asian="Courier New" style:font-size-asian="10pt" style:font-name-complex="Courier New" style:font-size-complex="10pt"/>
    </style:style>
    <style:style style:name="P335" style:family="paragraph" style:parent-style-name="Table_20_Contents">
      <style:paragraph-properties fo:text-align="start" style:justify-single-word="false"/>
      <style:text-properties style:font-name="Courier New" fo:font-size="10pt" officeooo:rsid="0019ae3a" officeooo:paragraph-rsid="0053ef8e" style:font-name-asian="Courier New" style:font-size-asian="10pt" style:font-name-complex="Courier New" style:font-size-complex="10pt"/>
    </style:style>
    <style:style style:name="P336" style:family="paragraph" style:parent-style-name="Table_20_Contents">
      <style:paragraph-properties fo:text-align="start" style:justify-single-word="false"/>
      <style:text-properties style:font-name="Courier New" fo:font-size="10pt" officeooo:rsid="003070fe" officeooo:paragraph-rsid="0053ef8e" style:font-name-asian="Courier New" style:font-size-asian="10pt" style:font-name-complex="Courier New" style:font-size-complex="10pt"/>
    </style:style>
    <style:style style:name="P337" style:family="paragraph" style:parent-style-name="Table_20_Contents">
      <style:text-properties style:font-name="Courier New" fo:font-size="10pt" officeooo:paragraph-rsid="005c08be" style:font-name-asian="Courier New" style:font-size-asian="10pt" style:font-name-complex="Courier New" style:font-size-complex="10pt"/>
    </style:style>
    <style:style style:name="P338" style:family="paragraph" style:parent-style-name="Table_20_Contents">
      <style:text-properties style:font-name="Courier New" fo:font-size="10pt" officeooo:rsid="005c08be" officeooo:paragraph-rsid="005c08be" style:font-name-asian="Courier New" style:font-size-asian="10pt" style:font-name-complex="Courier New" style:font-size-complex="10pt"/>
    </style:style>
    <style:style style:name="P339" style:family="paragraph" style:parent-style-name="Table_20_Contents">
      <style:text-properties style:font-name="Courier New" fo:font-size="10pt" officeooo:paragraph-rsid="00625ec8" style:font-name-asian="Courier New" style:font-size-asian="10pt" style:font-name-complex="Courier New" style:font-size-complex="10pt"/>
    </style:style>
    <style:style style:name="P340" style:family="paragraph" style:parent-style-name="Table_20_Contents">
      <style:text-properties style:font-name="Courier New" fo:font-size="10pt" officeooo:rsid="00625ec8" officeooo:paragraph-rsid="00625ec8" style:font-name-asian="Courier New" style:font-size-asian="10pt" style:font-name-complex="Courier New" style:font-size-complex="10pt"/>
    </style:style>
    <style:style style:name="P341" style:family="paragraph" style:parent-style-name="Table_20_Contents">
      <style:text-properties style:font-name="Courier New" fo:font-size="10pt" officeooo:rsid="00625ec8" officeooo:paragraph-rsid="0063c843" style:font-name-asian="Courier New" style:font-size-asian="10pt" style:font-name-complex="Courier New" style:font-size-complex="10pt"/>
    </style:style>
    <style:style style:name="P342" style:family="paragraph" style:parent-style-name="Table_20_Contents">
      <style:text-properties style:font-name="Courier New" fo:font-size="10pt" officeooo:rsid="0062d5d6" officeooo:paragraph-rsid="0062d5d6" style:font-name-asian="Courier New" style:font-size-asian="10pt" style:font-name-complex="Courier New" style:font-size-complex="10pt"/>
    </style:style>
    <style:style style:name="P343" style:family="paragraph" style:parent-style-name="Table_20_Contents">
      <style:text-properties style:font-name="Courier New" fo:font-size="10pt" officeooo:rsid="0062d5d6" officeooo:paragraph-rsid="0063c843" style:font-name-asian="Courier New" style:font-size-asian="10pt" style:font-name-complex="Courier New" style:font-size-complex="10pt"/>
    </style:style>
    <style:style style:name="P344" style:family="paragraph" style:parent-style-name="Table_20_Contents">
      <style:text-properties style:font-name="Courier New" fo:font-size="10pt" officeooo:paragraph-rsid="0063c843" style:font-name-asian="Courier New" style:font-size-asian="10pt" style:font-name-complex="Courier New" style:font-size-complex="10pt"/>
    </style:style>
    <style:style style:name="P345" style:family="paragraph" style:parent-style-name="Table_20_Contents">
      <style:text-properties style:font-name="Courier New" fo:font-size="10pt" officeooo:paragraph-rsid="0064f669" style:font-name-asian="Courier New" style:font-size-asian="10pt" style:font-name-complex="Courier New" style:font-size-complex="10pt"/>
    </style:style>
    <style:style style:name="P346" style:family="paragraph" style:parent-style-name="Table_20_Contents">
      <style:text-properties style:font-name="Courier New" fo:font-size="10pt" officeooo:paragraph-rsid="0066a867" style:font-name-asian="Courier New" style:font-size-asian="10pt" style:font-name-complex="Courier New" style:font-size-complex="10pt"/>
    </style:style>
    <style:style style:name="P347" style:family="paragraph" style:parent-style-name="Table_20_Contents">
      <style:text-properties style:font-name="Courier New" fo:font-size="10pt" officeooo:rsid="0066a867" officeooo:paragraph-rsid="0066a867" style:font-name-asian="Courier New" style:font-size-asian="10pt" style:font-name-complex="Courier New" style:font-size-complex="10pt"/>
    </style:style>
    <style:style style:name="P348" style:family="paragraph" style:parent-style-name="Table_20_Contents">
      <style:text-properties style:font-name="Courier New" fo:font-size="10pt" officeooo:paragraph-rsid="0076a121" style:font-name-asian="Courier New" style:font-size-asian="10pt" style:font-name-complex="Courier New" style:font-size-complex="10pt"/>
    </style:style>
    <style:style style:name="P349" style:family="paragraph" style:parent-style-name="Table_20_Contents">
      <style:text-properties style:font-name="Courier New" fo:font-size="10pt" officeooo:paragraph-rsid="0093d477" style:font-name-asian="Courier New" style:font-size-asian="10pt" style:font-name-complex="Courier New" style:font-size-complex="10pt"/>
    </style:style>
    <style:style style:name="P350" style:family="paragraph" style:parent-style-name="Table_20_Contents">
      <style:text-properties style:font-name="Courier New" fo:font-size="10pt" officeooo:rsid="008670aa" officeooo:paragraph-rsid="008670aa" style:font-name-asian="Courier New" style:font-size-asian="10pt" style:font-name-complex="Courier New" style:font-size-complex="10pt"/>
    </style:style>
    <style:style style:name="P351" style:family="paragraph" style:parent-style-name="Table_20_Contents">
      <style:text-properties style:font-name="Courier New" fo:font-size="10pt" officeooo:rsid="008f385e" officeooo:paragraph-rsid="008f385e" style:font-name-asian="Courier New" style:font-size-asian="10pt" style:font-name-complex="Courier New" style:font-size-complex="10pt"/>
    </style:style>
    <style:style style:name="P352" style:family="paragraph" style:parent-style-name="Table_20_Contents">
      <style:text-properties style:font-name="Courier New" fo:font-size="10pt" officeooo:rsid="008f385e" officeooo:paragraph-rsid="008ff230" style:font-name-asian="Courier New" style:font-size-asian="10pt" style:font-name-complex="Courier New" style:font-size-complex="10pt"/>
    </style:style>
    <style:style style:name="P353" style:family="paragraph" style:parent-style-name="Table_20_Contents">
      <style:text-properties style:font-name="Courier New" fo:font-size="10pt" officeooo:rsid="008f385e" officeooo:paragraph-rsid="00a0b81e" style:font-name-asian="Courier New" style:font-size-asian="10pt" style:font-name-complex="Courier New" style:font-size-complex="10pt"/>
    </style:style>
    <style:style style:name="P354" style:family="paragraph" style:parent-style-name="Table_20_Contents">
      <style:text-properties style:font-name="Courier New" fo:font-size="10pt" officeooo:rsid="008f385e" officeooo:paragraph-rsid="00a18f34" style:font-name-asian="Courier New" style:font-size-asian="10pt" style:font-name-complex="Courier New" style:font-size-complex="10pt"/>
    </style:style>
    <style:style style:name="P355" style:family="paragraph" style:parent-style-name="Table_20_Contents">
      <style:text-properties style:font-name="Courier New" fo:font-size="10pt" officeooo:rsid="008f385e" officeooo:paragraph-rsid="00ef9542" style:font-name-asian="Courier New" style:font-size-asian="10pt" style:font-name-complex="Courier New" style:font-size-complex="10pt"/>
    </style:style>
    <style:style style:name="P356" style:family="paragraph" style:parent-style-name="Table_20_Contents">
      <style:text-properties style:font-name="Courier New" fo:font-size="10pt" officeooo:rsid="00a0b81e" officeooo:paragraph-rsid="00a0b81e" style:font-name-asian="Courier New" style:font-size-asian="10pt" style:font-name-complex="Courier New" style:font-size-complex="10pt"/>
    </style:style>
    <style:style style:name="P357" style:family="paragraph" style:parent-style-name="Table_20_Contents">
      <style:text-properties style:font-name="Courier New" fo:font-size="10pt" officeooo:rsid="00a27ad7" officeooo:paragraph-rsid="00a27ad7" style:font-name-asian="Courier New" style:font-size-asian="10pt" style:font-name-complex="Courier New" style:font-size-complex="10pt"/>
    </style:style>
    <style:style style:name="P358" style:family="paragraph" style:parent-style-name="Table_20_Contents">
      <style:text-properties style:font-name="Courier New" fo:font-size="10pt" officeooo:paragraph-rsid="0091a28b" style:font-name-asian="Courier New" style:font-size-asian="10pt" style:font-name-complex="Courier New" style:font-size-complex="10pt"/>
    </style:style>
    <style:style style:name="P359" style:family="paragraph" style:parent-style-name="Table_20_Contents">
      <style:text-properties style:font-name="Courier New" fo:font-size="10pt" officeooo:paragraph-rsid="00aca2b0" style:font-name-asian="Courier New" style:font-size-asian="10pt" style:font-name-complex="Courier New" style:font-size-complex="10pt"/>
    </style:style>
    <style:style style:name="P360" style:family="paragraph" style:parent-style-name="Table_20_Contents">
      <style:text-properties style:font-name="Courier New" fo:font-size="10pt" officeooo:paragraph-rsid="00ad7679" style:font-name-asian="Courier New" style:font-size-asian="10pt" style:font-name-complex="Courier New" style:font-size-complex="10pt"/>
    </style:style>
    <style:style style:name="P361" style:family="paragraph" style:parent-style-name="Table_20_Contents">
      <style:text-properties style:font-name="Courier New" fo:font-size="10pt" officeooo:rsid="00b9fbb3" officeooo:paragraph-rsid="00b9fbb3" style:font-name-asian="Courier New" style:font-size-asian="10pt" style:font-name-complex="Courier New" style:font-size-complex="10pt"/>
    </style:style>
    <style:style style:name="P362" style:family="paragraph" style:parent-style-name="Table_20_Contents">
      <style:text-properties style:font-name="Courier New" fo:font-size="10pt" officeooo:rsid="0159dfd9" officeooo:paragraph-rsid="00c7c7f7" style:font-name-asian="Courier New" style:font-size-asian="10pt" style:font-name-complex="Courier New" style:font-size-complex="10pt"/>
    </style:style>
    <style:style style:name="P363" style:family="paragraph" style:parent-style-name="Table_20_Contents">
      <style:text-properties style:font-name="Courier New" fo:font-size="10pt" officeooo:rsid="0159dfd9" officeooo:paragraph-rsid="00ca2f5a" style:font-name-asian="Courier New" style:font-size-asian="10pt" style:font-name-complex="Courier New" style:font-size-complex="10pt"/>
    </style:style>
    <style:style style:name="P364" style:family="paragraph" style:parent-style-name="Table_20_Contents">
      <style:text-properties style:font-name="Courier New" fo:font-size="10pt" officeooo:paragraph-rsid="00d82e3c" style:font-name-asian="Courier New" style:font-size-asian="10pt" style:font-name-complex="Courier New" style:font-size-complex="10pt"/>
    </style:style>
    <style:style style:name="P365" style:family="paragraph" style:parent-style-name="Table_20_Contents">
      <style:text-properties style:font-name="Courier New" fo:font-size="10pt" officeooo:rsid="00d82e3c" officeooo:paragraph-rsid="00d82e3c" style:font-name-asian="Courier New" style:font-size-asian="10pt" style:font-name-complex="Courier New" style:font-size-complex="10pt"/>
    </style:style>
    <style:style style:name="P366" style:family="paragraph" style:parent-style-name="Table_20_Contents">
      <style:text-properties style:font-name="Courier New" fo:font-size="10pt" officeooo:paragraph-rsid="00da0c1a" style:font-name-asian="Courier New" style:font-size-asian="10pt" style:font-name-complex="Courier New" style:font-size-complex="10pt"/>
    </style:style>
    <style:style style:name="P367" style:family="paragraph" style:parent-style-name="Table_20_Contents">
      <style:text-properties style:font-name="Courier New" fo:font-size="10pt" officeooo:paragraph-rsid="00daada1" style:font-name-asian="Courier New" style:font-size-asian="10pt" style:font-name-complex="Courier New" style:font-size-complex="10pt"/>
    </style:style>
    <style:style style:name="P368" style:family="paragraph" style:parent-style-name="Table_20_Contents">
      <style:text-properties style:font-name="Courier New" fo:font-size="10pt" officeooo:paragraph-rsid="00dcf022" style:font-name-asian="Courier New" style:font-size-asian="10pt" style:font-name-complex="Courier New" style:font-size-complex="10pt"/>
    </style:style>
    <style:style style:name="P369" style:family="paragraph" style:parent-style-name="Table_20_Contents">
      <style:text-properties style:font-name="Courier New" fo:font-size="10pt" officeooo:rsid="00daada1" officeooo:paragraph-rsid="00daada1" style:font-name-asian="Courier New" style:font-size-asian="10pt" style:font-name-complex="Courier New" style:font-size-complex="10pt"/>
    </style:style>
    <style:style style:name="P370" style:family="paragraph" style:parent-style-name="Table_20_Contents">
      <style:text-properties style:font-name="Courier New" fo:font-size="10pt" officeooo:rsid="00ec6345" officeooo:paragraph-rsid="00ec6345" style:font-name-asian="Courier New" style:font-size-asian="10pt" style:font-name-complex="Courier New" style:font-size-complex="10pt"/>
    </style:style>
    <style:style style:name="P371" style:family="paragraph" style:parent-style-name="Table_20_Contents">
      <style:text-properties style:font-name="Courier New" fo:font-size="10pt" officeooo:rsid="00ee6df8" officeooo:paragraph-rsid="00ee6df8" style:font-name-asian="Courier New" style:font-size-asian="10pt" style:font-name-complex="Courier New" style:font-size-complex="10pt"/>
    </style:style>
    <style:style style:name="P372" style:family="paragraph" style:parent-style-name="Table_20_Contents">
      <style:paragraph-properties fo:text-align="center" style:justify-single-word="false"/>
      <style:text-properties style:font-name="Courier New" fo:font-size="10pt" officeooo:rsid="00ee6df8" officeooo:paragraph-rsid="00ee6df8" style:font-name-asian="Courier New" style:font-size-asian="10pt" style:font-name-complex="Courier New" style:font-size-complex="10pt"/>
    </style:style>
    <style:style style:name="P373" style:family="paragraph" style:parent-style-name="Table_20_Contents">
      <style:text-properties style:font-name="Courier New" fo:font-size="10pt" officeooo:paragraph-rsid="00f2d5d9" style:font-name-asian="Courier New" style:font-size-asian="10pt" style:font-name-complex="Courier New" style:font-size-complex="10pt"/>
    </style:style>
    <style:style style:name="P374" style:family="paragraph" style:parent-style-name="Table_20_Contents">
      <style:text-properties style:font-name="Courier New" fo:font-size="10pt" officeooo:paragraph-rsid="0107bd2d" style:font-name-asian="Courier New" style:font-size-asian="10pt" style:font-name-complex="Courier New" style:font-size-complex="10pt"/>
    </style:style>
    <style:style style:name="P375" style:family="paragraph" style:parent-style-name="Table_20_Contents">
      <style:text-properties style:font-name="Courier New" fo:font-size="10pt" officeooo:paragraph-rsid="010b5eb9" style:font-name-asian="Courier New" style:font-size-asian="10pt" style:font-name-complex="Courier New" style:font-size-complex="10pt"/>
    </style:style>
    <style:style style:name="P376" style:family="paragraph" style:parent-style-name="Table_20_Contents">
      <style:text-properties style:font-name="Courier New" fo:font-size="10pt" officeooo:paragraph-rsid="01191040" style:font-name-asian="Courier New" style:font-size-asian="10pt" style:font-name-complex="Courier New" style:font-size-complex="10pt"/>
    </style:style>
    <style:style style:name="P377" style:family="paragraph" style:parent-style-name="Table_20_Contents">
      <style:text-properties style:font-name="Arial" fo:font-size="10pt" style:font-name-asian="Courier New" style:font-size-asian="10pt" style:font-name-complex="Courier New" style:font-size-complex="10pt"/>
    </style:style>
    <style:style style:name="P378" style:family="paragraph" style:parent-style-name="Table_20_Contents">
      <style:text-properties style:font-name="Arial" fo:font-size="10pt" officeooo:rsid="0018226d" officeooo:paragraph-rsid="0018226d" style:font-name-asian="Courier New" style:font-size-asian="10pt" style:font-name-complex="Courier New" style:font-size-complex="10pt"/>
    </style:style>
    <style:style style:name="P379" style:family="paragraph" style:parent-style-name="Table_20_Contents">
      <style:paragraph-properties fo:text-align="start" style:justify-single-word="false"/>
      <style:text-properties style:font-name="Arial" fo:font-size="10pt" officeooo:paragraph-rsid="0053ef8e" style:font-name-asian="Courier New" style:font-size-asian="10pt" style:font-name-complex="Courier New" style:font-size-complex="10pt"/>
    </style:style>
    <style:style style:name="P380" style:family="paragraph" style:parent-style-name="Table_20_Contents">
      <style:paragraph-properties fo:text-align="start" style:justify-single-word="false"/>
      <style:text-properties style:font-name="Arial" fo:font-size="10pt" officeooo:paragraph-rsid="005c08be" style:font-name-asian="Courier New" style:font-size-asian="10pt" style:font-name-complex="Courier New" style:font-size-complex="10pt"/>
    </style:style>
    <style:style style:name="P381" style:family="paragraph" style:parent-style-name="Table_20_Contents">
      <style:text-properties style:font-name="Arial" fo:font-size="10pt" officeooo:rsid="00b98336" officeooo:paragraph-rsid="00b98336" style:font-name-asian="Courier New" style:font-size-asian="10pt" style:font-name-complex="Courier New" style:font-size-complex="10pt"/>
    </style:style>
    <style:style style:name="P382" style:family="paragraph" style:parent-style-name="Table_20_Contents">
      <style:text-properties style:font-name="Arial" fo:font-size="10pt" officeooo:rsid="00b98336" officeooo:paragraph-rsid="00b9fbb3" style:font-name-asian="Courier New" style:font-size-asian="10pt" style:font-name-complex="Courier New" style:font-size-complex="10pt"/>
    </style:style>
    <style:style style:name="P383" style:family="paragraph" style:parent-style-name="Table_20_Contents">
      <style:text-properties style:font-name="Arial" fo:font-size="10pt" officeooo:rsid="00ec6345" officeooo:paragraph-rsid="00ec6345" style:font-name-asian="Courier New" style:font-size-asian="10pt" style:font-name-complex="Courier New" style:font-size-complex="10pt"/>
    </style:style>
    <style:style style:name="P384" style:family="paragraph" style:parent-style-name="Table_20_Contents">
      <style:text-properties style:font-name="Arial" fo:font-size="10pt" officeooo:rsid="00ee6df8" officeooo:paragraph-rsid="00ee6df8" style:font-name-asian="Courier New" style:font-size-asian="10pt" style:font-name-complex="Courier New" style:font-size-complex="10pt"/>
    </style:style>
    <style:style style:name="P385" style:family="paragraph" style:parent-style-name="Table_20_Contents">
      <style:text-properties fo:color="#000000" loext:opacity="100%" style:font-name="Courier New" fo:font-size="10pt" officeooo:paragraph-rsid="00e3134c" style:font-name-asian="Courier New" style:font-size-asian="10pt" style:font-name-complex="Courier New" style:font-size-complex="10pt"/>
    </style:style>
    <style:style style:name="P386" style:family="paragraph" style:parent-style-name="Table_20_Contents">
      <style:text-properties fo:color="#000000" loext:opacity="100%" style:font-name="Courier New" fo:font-size="10pt" officeooo:paragraph-rsid="00e16cae" style:font-name-asian="Courier New" style:font-size-asian="10pt" style:font-name-complex="Courier New" style:font-size-complex="10pt"/>
    </style:style>
    <style:style style:name="P387" style:family="paragraph" style:parent-style-name="Table_20_Contents">
      <style:text-properties fo:color="#000000" loext:opacity="100%" style:font-name="Courier New" fo:font-size="9pt" officeooo:rsid="00b9fbb3" officeooo:paragraph-rsid="00e16cae" style:font-name-asian="Courier New" style:font-size-asian="9pt" style:font-name-complex="Courier New" style:font-size-complex="9pt"/>
    </style:style>
    <style:style style:name="P388" style:family="paragraph" style:parent-style-name="Table_20_Contents">
      <style:text-properties fo:color="#000000" loext:opacity="100%" style:font-name="Courier New" fo:font-size="9pt" officeooo:rsid="00b9fbb3" officeooo:paragraph-rsid="00fa755d" style:font-name-asian="Courier New" style:font-size-asian="9pt" style:font-name-complex="Courier New" style:font-size-complex="9pt"/>
    </style:style>
    <style:style style:name="P389" style:family="paragraph" style:parent-style-name="Table_20_Contents">
      <style:text-properties fo:color="#000000" loext:opacity="100%" style:font-name="Arial" fo:font-size="10pt" officeooo:rsid="00e3134c" officeooo:paragraph-rsid="00e3134c" style:font-name-asian="Courier New" style:font-size-asian="10pt" style:font-name-complex="Courier New" style:font-size-complex="10pt"/>
    </style:style>
    <style:style style:name="P390" style:family="paragraph" style:parent-style-name="Table_20_Contents">
      <style:text-properties fo:color="#000000" loext:opacity="100%" style:font-name="Arial" fo:font-size="10pt" officeooo:rsid="00e4cbf8" officeooo:paragraph-rsid="00e4cbf8" style:font-name-asian="Courier New" style:font-size-asian="10pt" style:font-name-complex="Courier New" style:font-size-complex="10pt"/>
    </style:style>
    <style:style style:name="P391" style:family="paragraph" style:parent-style-name="Default_7e_LT_7e_Gliederung_20_1">
      <style:paragraph-properties fo:margin-left="0.472in" fo:margin-right="0in" fo:margin-top="0in" fo:margin-bottom="0in" style:contextual-spacing="false" fo:text-indent="-0.3543in" style:auto-text-indent="false" style:text-autospace="none">
        <style:tab-stops/>
      </style:paragraph-properties>
      <style:text-properties style:use-window-font-color="true" loext:opacity="0%" style:text-outline="false" style:text-line-through-style="none" style:text-line-through-type="none" style:font-name="Courier New" fo:font-size="10pt" fo:font-style="normal" fo:text-shadow="none" style:text-underline-style="none" fo:font-weight="normal" officeooo:paragraph-rsid="00225092" style:font-name-asian="Tahoma1" style:font-size-asian="10pt" style:font-style-asian="normal" style:font-weight-asian="normal" style:font-name-complex="Tahoma1" style:font-size-complex="10pt" style:font-style-complex="normal" style:font-weight-complex="normal"/>
    </style:style>
    <style:style style:name="P392" style:family="paragraph" style:parent-style-name="Text_20_body">
      <style:text-properties style:font-name="Arial" fo:font-size="16pt" fo:font-weight="bold" officeooo:paragraph-rsid="0040e850" style:font-size-asian="16pt" style:font-weight-asian="bold" style:font-size-complex="16pt" style:font-weight-complex="bold"/>
    </style:style>
    <style:style style:name="P393" style:family="paragraph" style:parent-style-name="Text_20_body">
      <style:paragraph-properties fo:margin-top="0in" fo:margin-bottom="0in" style:contextual-spacing="false"/>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normal" officeooo:rsid="003f2c7a" officeooo:paragraph-rsid="003f2c7a" style:letter-kerning="false" style:font-name-asian="Courier New" style:font-size-asian="16pt" style:font-style-asian="normal" style:font-weight-asian="normal" style:font-name-complex="Courier New" style:font-size-complex="16pt" style:font-style-complex="normal" style:font-weight-complex="normal" style:text-emphasize="none"/>
    </style:style>
    <style:style style:name="P394" style:family="paragraph" style:parent-style-name="Text_20_body">
      <style:paragraph-properties fo:margin-top="0in" fo:margin-bottom="0in" style:contextual-spacing="fals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761c71" officeooo:paragraph-rsid="00761c71"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95" style:family="paragraph" style:parent-style-name="Text_20_body">
      <style:paragraph-properties fo:margin-top="0in" fo:margin-bottom="0in" style:contextual-spacing="fals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744922" officeooo:paragraph-rsid="0074492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96" style:family="paragraph" style:parent-style-name="Text_20_body">
      <style:paragraph-properties fo:margin-top="0in" fo:margin-bottom="0in" style:contextual-spacing="false"/>
      <style:text-properties style:font-name="Arial" fo:font-size="10pt" style:font-size-asian="10pt" style:font-size-complex="10pt"/>
    </style:style>
    <style:style style:name="P397" style:family="paragraph" style:parent-style-name="Table_20_Contents">
      <style:paragraph-properties fo:margin-top="0in" fo:margin-bottom="0in" style:contextual-spacing="false"/>
      <style:text-properties style:font-name="Courier New" fo:font-size="10pt" officeooo:rsid="003f2c7a" officeooo:paragraph-rsid="003f2c7a" style:font-size-asian="10pt" style:font-size-complex="10pt"/>
    </style:style>
    <style:style style:name="P398" style:family="paragraph" style:parent-style-name="Default_7e_LT_7e_Gliederung_20_1">
      <style:paragraph-properties fo:margin-top="0in" fo:margin-bottom="0in" style:contextual-spacing="false" style:line-height-at-least="0.139in" fo:text-align="start" style:justify-single-word="false" style:text-autospace="none" style:writing-mode="lr-tb">
        <style:tab-stops/>
      </style:paragraph-properties>
      <style:text-properties officeooo:paragraph-rsid="004f2952"/>
    </style:style>
    <style:style style:name="P399" style:family="paragraph" style:parent-style-name="Default_7e_LT_7e_Gliederung_20_1">
      <style:paragraph-properties fo:margin-top="0in" fo:margin-bottom="0in" style:contextual-spacing="false" style:line-height-at-least="0.139in" fo:text-align="start" style:justify-single-word="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4b6dc6" officeooo:paragraph-rsid="004b6dc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00" style:family="paragraph" style:parent-style-name="Default_7e_LT_7e_Gliederung_20_1">
      <style:paragraph-properties fo:margin-top="0in" fo:margin-bottom="0in" style:contextual-spacing="false" style:line-height-at-least="0.139in" fo:text-align="start" style:justify-single-word="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4f2952" officeooo:paragraph-rsid="004f295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01" style:family="paragraph" style:parent-style-name="Default_7e_LT_7e_Gliederung_20_1">
      <style:paragraph-properties fo:margin-left="0.1181in" fo:margin-right="0in" fo:margin-top="0in" fo:margin-bottom="0in" style:contextual-spacing="false" style:line-height-at-least="0.139in" fo:text-align="start" style:justify-single-word="false" fo:text-indent="0in" style:auto-text-indent="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15fe1d5" officeooo:paragraph-rsid="00c7c7f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02" style:family="paragraph" style:parent-style-name="Default_7e_LT_7e_Gliederung_20_1" style:list-style-name="L2">
      <style:paragraph-properties fo:margin-top="0in" fo:margin-bottom="0in" style:contextual-spacing="false" style:line-height-at-least="0.139in" fo:text-align="start" style:justify-single-word="false" style:text-autospace="none" style:writing-mode="lr-tb">
        <style:tab-stops/>
      </style:paragraph-properties>
      <style:text-properties officeooo:paragraph-rsid="004b6dc6"/>
    </style:style>
    <style:style style:name="P403" style:family="paragraph" style:parent-style-name="Default_7e_LT_7e_Gliederung_20_1" style:list-style-name="L8">
      <style:paragraph-properties fo:margin-top="0in" fo:margin-bottom="0in" style:contextual-spacing="false" style:line-height-at-least="0.139in" fo:text-align="start" style:justify-single-word="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3b0df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04" style:family="paragraph" style:parent-style-name="Default_7e_LT_7e_Gliederung_20_1" style:list-style-name="L16">
      <style:paragraph-properties fo:margin-top="0in" fo:margin-bottom="0in" style:contextual-spacing="false" style:line-height-at-least="0.139in" fo:text-align="start" style:justify-single-word="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159dfd9" officeooo:paragraph-rsid="00c7c7f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05" style:family="paragraph" style:parent-style-name="Default_7e_LT_7e_Gliederung_20_1" style:list-style-name="L16">
      <style:paragraph-properties fo:margin-top="0in" fo:margin-bottom="0in" style:contextual-spacing="false" style:line-height-at-least="0.139in" fo:text-align="start" style:justify-single-word="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159dfd9" officeooo:paragraph-rsid="00c9c619"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06" style:family="paragraph" style:parent-style-name="Default_7e_LT_7e_Gliederung_20_1" style:list-style-name="L16">
      <style:paragraph-properties fo:margin-top="0in" fo:margin-bottom="0in" style:contextual-spacing="false" style:line-height-at-least="0.139in" fo:text-align="start" style:justify-single-word="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159dfd9" officeooo:paragraph-rsid="00ca2f5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07" style:family="paragraph" style:parent-style-name="Default_7e_LT_7e_Gliederung_20_1" style:list-style-name="L17">
      <style:paragraph-properties fo:margin-top="0in" fo:margin-bottom="0in" style:contextual-spacing="false" style:line-height-at-least="0.139in" fo:text-align="start" style:justify-single-word="false" style:text-autospace="none"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15fe1d5" officeooo:paragraph-rsid="00c7c7f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08" style:family="paragraph" style:parent-style-name="Default_7e_LT_7e_Gliederung_20_1" style:list-style-name="L12">
      <style:paragraph-properties fo:margin-top="0in" fo:margin-bottom="0in" style:contextual-spacing="false" style:text-autospace="none"/>
      <style:text-properties officeooo:paragraph-rsid="00b07e6a"/>
    </style:style>
    <style:style style:name="P409" style:family="paragraph" style:parent-style-name="Default_7e_LT_7e_Gliederung_20_1" style:list-style-name="L12">
      <style:paragraph-properties fo:margin-top="0in" fo:margin-bottom="0in" style:contextual-spacing="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7d7a9d" officeooo:paragraph-rsid="00b07e6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10" style:family="paragraph" style:parent-style-name="Default_7e_LT_7e_Gliederung_20_1" style:list-style-name="L18">
      <style:paragraph-properties fo:margin-top="0in" fo:margin-bottom="0in" style:contextual-spacing="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b98336" officeooo:paragraph-rsid="00b9833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11" style:family="paragraph" style:parent-style-name="Default_7e_LT_7e_Gliederung_20_1" style:list-style-name="L13" style:master-page-name="">
      <loext:graphic-properties draw:fill="none"/>
      <style:paragraph-properties fo:margin-left="0in" fo:margin-right="0in" fo:margin-top="0in" fo:margin-bottom="0in" style:contextual-spacing="false" fo:text-indent="0in" style:auto-text-indent="false" style:page-number="auto" fo:background-color="transparent" style:text-autospace="none"/>
      <style:text-properties officeooo:paragraph-rsid="00b07e6a"/>
    </style:style>
    <style:style style:name="P412" style:family="paragraph" style:parent-style-name="Default_7e_LT_7e_Gliederung_20_1" style:list-style-name="L14">
      <style:paragraph-properties fo:margin-left="0in" fo:margin-right="0in" fo:margin-top="0in" fo:margin-bottom="0in" style:contextual-spacing="false" fo:text-indent="0in" style:auto-text-indent="false" style:text-autospace="none"/>
      <style:text-properties officeooo:paragraph-rsid="00b22dd8"/>
    </style:style>
    <style:style style:name="P413" style:family="paragraph" style:parent-style-name="Default_7e_LT_7e_Gliederung_20_1" style:list-style-name="L14">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826aa0" officeooo:paragraph-rsid="00b22dd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14" style:family="paragraph" style:parent-style-name="Default_7e_LT_7e_Gliederung_20_1" style:list-style-name="L14">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rsid="00b22dd8" officeooo:paragraph-rsid="00b22dd8"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415" style:family="paragraph" style:parent-style-name="Default_7e_LT_7e_Gliederung_20_1" style:list-style-name="L14">
      <style:paragraph-properties fo:margin-left="0in" fo:margin-right="0in" fo:margin-top="0in" fo:margin-bottom="0in" style:contextual-spacing="false" fo:text-indent="0in" style:auto-text-indent="false" style:text-autospace="none"/>
      <style:text-properties officeooo:rsid="00b22dd8" officeooo:paragraph-rsid="00b22dd8"/>
    </style:style>
    <style:style style:name="P416" style:family="paragraph" style:parent-style-name="Standard" style:list-style-name="L1">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1fc88d" officeooo:paragraph-rsid="001fc88d" style:font-name-asian="Courier New" style:font-size-asian="10pt" style:font-style-asian="normal" style:font-weight-asian="normal" style:font-name-complex="Courier New" style:font-size-complex="10pt" style:font-style-complex="normal" style:font-weight-complex="normal"/>
    </style:style>
    <style:style style:name="P417" style:family="paragraph" style:parent-style-name="Standard" style:list-style-name="L1">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1fc88d" style:font-name-asian="Courier New" style:font-size-asian="10pt" style:font-style-asian="normal" style:font-weight-asian="normal" style:font-name-complex="Courier New" style:font-size-complex="10pt" style:font-style-complex="normal" style:font-weight-complex="normal"/>
    </style:style>
    <style:style style:name="P418" style:family="paragraph" style:parent-style-name="Standard" style:list-style-name="L1">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1d484b" officeooo:paragraph-rsid="001d484b" style:font-name-asian="Courier New" style:font-size-asian="10pt" style:font-style-asian="normal" style:font-weight-asian="normal" style:font-name-complex="Courier New" style:font-size-complex="10pt" style:font-style-complex="normal" style:font-weight-complex="normal"/>
    </style:style>
    <style:style style:name="P419" style:family="paragraph" style:parent-style-name="Standard" style:list-style-name="L1">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1d484b" officeooo:paragraph-rsid="00bde52a" style:font-name-asian="Courier New" style:font-size-asian="10pt" style:font-style-asian="normal" style:font-weight-asian="normal" style:font-name-complex="Courier New" style:font-size-complex="10pt" style:font-style-complex="normal" style:font-weight-complex="normal"/>
    </style:style>
    <style:style style:name="P420" style:family="paragraph" style:parent-style-name="Standard" style:list-style-name="L1">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cafa8d" officeooo:paragraph-rsid="00cafa8d" style:font-name-asian="Courier New" style:font-size-asian="10pt" style:font-style-asian="normal" style:font-weight-asian="normal" style:font-name-complex="Courier New" style:font-size-complex="10pt" style:font-style-complex="normal" style:font-weight-complex="normal"/>
    </style:style>
    <style:style style:name="P421" style:family="paragraph" style:parent-style-name="Standard" style:list-style-name="L1">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bbedae" officeooo:paragraph-rsid="00bde52a" style:font-name-asian="Courier New" style:font-size-asian="10pt" style:font-style-asian="normal" style:font-weight-asian="normal" style:font-name-complex="Courier New" style:font-size-complex="10pt" style:font-style-complex="normal" style:font-weight-complex="normal"/>
    </style:style>
    <style:style style:name="P422" style:family="paragraph" style:parent-style-name="Standard" style:list-style-name="L1">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bde52a" officeooo:paragraph-rsid="00bde52a" style:font-name-asian="Courier New" style:font-size-asian="10pt" style:font-style-asian="normal" style:font-weight-asian="normal" style:font-name-complex="Courier New" style:font-size-complex="10pt" style:font-style-complex="normal" style:font-weight-complex="normal"/>
    </style:style>
    <style:style style:name="P423" style:family="paragraph" style:parent-style-name="Standard" style:list-style-name="L4">
      <style:paragraph-properties fo:margin-top="0in" fo:margin-bottom="0in" style:contextual-spacing="false" style:line-height-at-least="0.139in" fo:text-align="start" style:justify-single-word="false" style:text-autospace="none" style:writing-mode="lr-tb">
        <style:tab-stops/>
      </style:paragraph-properties>
      <style:text-properties officeooo:paragraph-rsid="00515677"/>
    </style:style>
    <style:style style:name="P424" style:family="paragraph" style:parent-style-name="Table_20_Contents" style:list-style-name="L15">
      <style:text-properties fo:color="#000000" loext:opacity="100%" style:font-name="Arial" fo:font-size="10pt" officeooo:rsid="00e3134c" officeooo:paragraph-rsid="00e3134c" style:font-name-asian="Courier New" style:font-size-asian="10pt" style:font-name-complex="Courier New" style:font-size-complex="10pt"/>
    </style:style>
    <style:style style:name="P425" style:family="paragraph" style:parent-style-name="Table_20_Contents" style:list-style-name="L15">
      <style:text-properties fo:color="#000000" loext:opacity="100%" style:font-name="Arial" fo:font-size="10pt" officeooo:rsid="00e3134c" officeooo:paragraph-rsid="00e4cbf8" style:font-name-asian="Courier New" style:font-size-asian="10pt" style:font-name-complex="Courier New" style:font-size-complex="10pt"/>
    </style:style>
    <style:style style:name="P426" style:family="paragraph" style:parent-style-name="Table_20_Contents" style:list-style-name="L15">
      <style:text-properties fo:color="#000000" loext:opacity="100%" style:font-name="Arial" fo:font-size="10pt" officeooo:paragraph-rsid="00e3134c" style:font-name-asian="Courier New" style:font-size-asian="10pt" style:font-name-complex="Courier New" style:font-size-complex="10pt"/>
    </style:style>
    <style:style style:name="P427" style:family="paragraph" style:parent-style-name="Table_20_Contents">
      <style:text-properties style:font-name="Courier New" fo:font-size="9pt" officeooo:rsid="008f385e" officeooo:paragraph-rsid="011a7112" style:font-name-asian="Courier New" style:font-size-asian="9pt" style:font-name-complex="Courier New" style:font-size-complex="9pt"/>
    </style:style>
    <style:style style:name="P428" style:family="paragraph" style:parent-style-name="Table_20_Contents" style:list-style-name="L9">
      <style:paragraph-properties fo:margin-top="0in" fo:margin-bottom="0in" style:contextual-spacing="false" style:text-autospace="none"/>
    </style:style>
    <style:style style:name="P429" style:family="paragraph" style:parent-style-name="Table_20_Contents" style:list-style-name="L9">
      <style:paragraph-properties fo:margin-top="0in" fo:margin-bottom="0in" style:contextual-spacing="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30" style:family="paragraph" style:parent-style-name="Table_20_Contents">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ef9542" officeooo:paragraph-rsid="00ef954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31" style:family="paragraph" style:parent-style-name="Table_20_Contents">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ef9542" officeooo:paragraph-rsid="011a711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32" style:family="paragraph" style:parent-style-name="Table_20_Contents">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8f385e" officeooo:paragraph-rsid="011a711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33" style:family="paragraph" style:parent-style-name="Table_20_Contents">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a0b81e" officeooo:paragraph-rsid="011a711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34" style:family="paragraph" style:parent-style-name="Text_20_body" style:list-style-name="L3">
      <style:text-properties officeooo:paragraph-rsid="004fda33"/>
    </style:style>
    <style:style style:name="P435" style:family="paragraph" style:parent-style-name="Text_20_body" style:list-style-name="L7">
      <style:text-properties officeooo:paragraph-rsid="0053ef8e"/>
    </style:style>
    <style:style style:name="P436" style:family="paragraph" style:parent-style-name="Text_20_body" style:list-style-name="L7">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53ef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37" style:family="paragraph" style:parent-style-name="Text_20_body" style:list-style-name="L8"/>
    <style:style style:name="P438" style:family="paragraph" style:parent-style-name="Text_20_body" style:list-style-name="L5">
      <style:paragraph-properties fo:margin-top="0in" fo:margin-bottom="0in" style:contextual-spacing="fals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515677" officeooo:paragraph-rsid="00ec6345"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39" style:family="paragraph" style:parent-style-name="Text_20_body" style:list-style-name="L6">
      <style:paragraph-properties fo:margin-top="0in" fo:margin-bottom="0in" style:contextual-spacing="fals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paragraph-rsid="0053ef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40" style:family="paragraph" style:parent-style-name="Text_20_body" style:list-style-name="L11">
      <style:paragraph-properties fo:margin-top="0in" fo:margin-bottom="0in" style:contextual-spacing="false"/>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761c71" officeooo:paragraph-rsid="00761c71"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41" style:family="paragraph" style:parent-style-name="Text_20_body" style:list-style-name="L5">
      <style:paragraph-properties fo:margin-top="0in" fo:margin-bottom="0in" style:contextual-spacing="false"/>
      <style:text-properties officeooo:paragraph-rsid="00ec6345"/>
    </style:style>
    <style:style style:name="P442" style:family="paragraph" style:parent-style-name="Text_20_body" style:list-style-name="L6">
      <style:paragraph-properties fo:margin-top="0in" fo:margin-bottom="0in" style:contextual-spacing="false"/>
      <style:text-properties officeooo:paragraph-rsid="0053ef8e"/>
    </style:style>
    <style:style style:name="P443" style:family="paragraph" style:parent-style-name="Text_20_body" style:list-style-name="L10">
      <style:paragraph-properties fo:margin-top="0in" fo:margin-bottom="0in" style:contextual-spacing="false"/>
      <style:text-properties officeooo:paragraph-rsid="00744922"/>
    </style:style>
    <style:style style:name="P444" style:family="paragraph" style:parent-style-name="Text_20_body" style:list-style-name="L11">
      <style:paragraph-properties fo:margin-top="0in" fo:margin-bottom="0in" style:contextual-spacing="false"/>
      <style:text-properties style:font-name="Arial" fo:font-size="10pt" style:font-size-asian="10pt" style:font-size-complex="10pt"/>
    </style:style>
    <style:style style:name="P445" style:family="paragraph" style:parent-style-name="Text_20_body" style:list-style-name="L11">
      <style:paragraph-properties fo:margin-top="0in" fo:margin-bottom="0in" style:contextual-spacing="false"/>
      <style:text-properties style:font-name="Arial" fo:font-size="10pt" officeooo:paragraph-rsid="00761c71" style:font-size-asian="10pt" style:font-size-complex="10pt"/>
    </style:style>
    <style:style style:name="P446" style:family="paragraph" style:parent-style-name="Text_20_body" style:list-style-name="L11">
      <style:paragraph-properties fo:margin-top="0in" fo:margin-bottom="0in" style:contextual-spacing="false"/>
      <style:text-properties style:font-name="Arial" fo:font-size="10pt" officeooo:rsid="00761c71" officeooo:paragraph-rsid="00761c71" style:font-size-asian="10pt" style:font-size-complex="10pt"/>
    </style:style>
    <style:style style:name="P447" style:family="paragraph">
      <loext:graphic-properties draw:fill="none" draw:fill-color="#ffffff"/>
      <style:paragraph-properties style:writing-mode="lr-tb"/>
      <style:text-properties style:font-name="Courier New" fo:font-size="10pt" style:font-size-asian="10pt" style:font-size-complex="10pt"/>
    </style:style>
    <style:style style:name="P448" style:family="paragraph">
      <style:paragraph-properties fo:text-align="center"/>
      <style:text-properties fo:font-size="12pt"/>
    </style:style>
    <style:style style:name="P449" style:family="paragraph">
      <loext:graphic-properties draw:opacity="0%"/>
      <style:paragraph-properties fo:text-align="center"/>
      <style:text-properties fo:font-size="12pt"/>
    </style:style>
    <style:style style:name="P450" style:family="paragraph">
      <loext:graphic-properties draw:opacity="0%"/>
      <style:paragraph-properties fo:text-align="center" style:writing-mode="lr-tb"/>
      <style:text-properties fo:font-size="12pt"/>
    </style:style>
    <style:style style:name="P451" style:family="paragraph">
      <style:paragraph-properties fo:text-align="center"/>
    </style:style>
    <style:style style:name="P452" style:family="paragraph">
      <style:paragraph-properties fo:text-align="center" style:writing-mode="lr-tb"/>
      <style:text-properties style:font-name="Arial" fo:font-size="10pt" style:font-size-asian="10pt" style:font-size-complex="10pt"/>
    </style:style>
    <style:style style:name="P453" style:family="paragraph">
      <loext:graphic-properties draw:fill-color="#ffffff" draw:opacity="50%"/>
      <style:paragraph-properties fo:text-align="center" style:writing-mode="lr-tb"/>
      <style:text-properties style:font-name="Arial" fo:font-size="10pt" style:font-size-asian="10pt" style:font-size-complex="10pt"/>
    </style:style>
    <style:style style:name="P454" style:family="paragraph">
      <loext:graphic-properties draw:opacity="0%"/>
      <style:paragraph-properties fo:text-align="center" style:writing-mode="lr-tb"/>
      <style:text-properties style:font-name="Arial" fo:font-size="10pt" style:font-size-asian="10pt" style:font-size-complex="10pt"/>
    </style:style>
    <style:style style:name="P455" style:family="paragraph">
      <loext:graphic-properties draw:fill="none" draw:fill-color="#ffffff"/>
      <style:paragraph-properties style:writing-mode="lr-tb"/>
      <style:text-properties style:font-name="Arial"/>
    </style:style>
    <style:style style:name="P456" style:family="paragraph">
      <loext:graphic-properties draw:fill="none" draw:fill-color="#ffffff"/>
      <style:paragraph-properties style:writing-mode="lr-tb"/>
      <style:text-properties style:font-name="Arial" fo:font-size="10pt" style:font-size-asian="10pt" style:font-size-complex="10pt"/>
    </style:style>
    <style:style style:name="P457" style:family="paragraph">
      <loext:graphic-properties draw:fill="none" draw:fill-color="#ffffff"/>
      <style:paragraph-properties style:writing-mode="lr-tb"/>
      <style:text-properties fo:font-size="12pt"/>
    </style:style>
    <style:style style:name="P458" style:family="paragraph">
      <loext:graphic-properties draw:fill="none" draw:fill-color="#ffffff"/>
      <style:paragraph-properties style:writing-mode="lr-tb"/>
      <style:text-properties fo:font-weight="bold" style:font-weight-asian="bold" style:font-weight-complex="bold"/>
    </style:style>
    <style:style style:name="P459" style:family="paragraph">
      <loext:graphic-properties draw:fill-color="#eeeeee" draw:opacity="100%"/>
      <style:paragraph-properties fo:text-align="center"/>
    </style:style>
    <style:style style:name="P460" style:family="paragraph">
      <loext:graphic-properties draw:fill-color="#cccccc" draw:opacity="100%"/>
      <style:paragraph-properties fo:text-align="center"/>
    </style:style>
    <style:style style:name="P461" style:family="paragraph">
      <loext:graphic-properties draw:opacity="0%"/>
      <style:paragraph-properties fo:text-align="center"/>
    </style:style>
    <style:style style:name="P462" style:family="paragraph">
      <loext:graphic-properties draw:fill="none" draw:fill-color="#ffffff"/>
      <style:paragraph-properties style:writing-mode="lr-tb"/>
    </style:style>
    <style:style style:name="P463" style:family="paragraph">
      <loext:graphic-properties draw:fill="none" draw:fill-color="#ffffff"/>
      <style:paragraph-properties fo:text-align="center" style:writing-mode="lr-tb"/>
      <style:text-properties fo:font-size="24pt" style:font-size-asian="24pt" style:font-size-complex="24pt"/>
    </style:style>
    <style:style style:name="T1" style:family="text">
      <style:text-properties fo:font-weight="normal" style:font-weight-asian="normal" style:font-weight-complex="normal"/>
    </style:style>
    <style:style style:name="T2" style:family="text">
      <style:text-properties fo:font-weight="normal" officeooo:rsid="0010d0f3" style:font-weight-asian="normal" style:font-weight-complex="normal"/>
    </style:style>
    <style:style style:name="T3" style:family="text">
      <style:text-properties fo:font-weight="normal" officeooo:rsid="001430ff" style:font-weight-asian="normal" style:font-weight-complex="normal"/>
    </style:style>
    <style:style style:name="T4" style:family="text">
      <style:text-properties fo:font-weight="normal" officeooo:rsid="0018226d" style:font-weight-asian="normal" style:font-weight-complex="normal"/>
    </style:style>
    <style:style style:name="T5" style:family="text">
      <style:text-properties fo:font-weight="normal" officeooo:rsid="008f385e" style:font-weight-asian="normal" style:font-weight-complex="normal"/>
    </style:style>
    <style:style style:name="T6" style:family="text">
      <style:text-properties fo:font-weight="normal" officeooo:rsid="008ff230" style:font-weight-asian="normal" style:font-weight-complex="normal"/>
    </style:style>
    <style:style style:name="T7" style:family="text">
      <style:text-properties fo:font-weight="normal" officeooo:rsid="00d6de3a" style:font-weight-asian="normal" style:font-weight-complex="normal"/>
    </style:style>
    <style:style style:name="T8" style:family="text">
      <style:text-properties fo:font-weight="normal" officeooo:rsid="00bbedae"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2bc5a9" style:font-weight-asian="bold" style:font-weight-complex="bold"/>
    </style:style>
    <style:style style:name="T11" style:family="text">
      <style:text-properties fo:font-weight="bold" officeooo:rsid="00515677" style:font-weight-asian="bold" style:font-weight-complex="bold"/>
    </style:style>
    <style:style style:name="T12" style:family="text">
      <style:text-properties fo:font-weight="bold" officeooo:rsid="00547ab4" style:font-weight-asian="bold" style:font-weight-complex="bold"/>
    </style:style>
    <style:style style:name="T13" style:family="text">
      <style:text-properties fo:font-weight="bold" officeooo:rsid="007cb0e4" style:font-weight-asian="bold" style:font-weight-complex="bold"/>
    </style:style>
    <style:style style:name="T14" style:family="text">
      <style:text-properties fo:font-weight="bold" officeooo:rsid="00818fa6" style:font-weight-asian="bold" style:font-weight-complex="bold"/>
    </style:style>
    <style:style style:name="T15" style:family="text">
      <style:text-properties fo:font-weight="bold" officeooo:rsid="00826aa0" style:font-weight-asian="bold" style:font-weight-complex="bold"/>
    </style:style>
    <style:style style:name="T16" style:family="text">
      <style:text-properties fo:font-weight="bold" officeooo:rsid="0089f86d" style:font-weight-asian="bold" style:font-weight-complex="bold"/>
    </style:style>
    <style:style style:name="T17" style:family="text">
      <style:text-properties fo:font-weight="bold" officeooo:rsid="008f385e" style:font-weight-asian="bold" style:font-weight-complex="bold"/>
    </style:style>
    <style:style style:name="T18" style:family="text">
      <style:text-properties fo:font-weight="bold" officeooo:rsid="00b05db0" style:font-weight-asian="bold" style:font-weight-complex="bold"/>
    </style:style>
    <style:style style:name="T19" style:family="text">
      <style:text-properties style:font-name="Courier New"/>
    </style:style>
    <style:style style:name="T20" style:family="text">
      <style:text-properties style:font-name="Courier New" fo:font-weight="normal" style:font-weight-asian="normal" style:font-weight-complex="normal"/>
    </style:style>
    <style:style style:name="T21" style:family="text">
      <style:text-properties style:font-name="Courier New" fo:font-weight="normal" officeooo:rsid="00d6de3a" style:font-weight-asian="normal" style:font-weight-complex="normal"/>
    </style:style>
    <style:style style:name="T22" style:family="text">
      <style:text-properties style:font-name="Courier New" fo:font-size="16pt" fo:font-weight="bold" style:font-size-asian="16pt" style:font-weight-asian="bold" style:font-size-complex="16pt" style:font-weight-complex="bold"/>
    </style:style>
    <style:style style:name="T23" style:family="text">
      <style:text-properties style:font-name="Courier New" fo:font-size="16pt" fo:font-weight="bold" officeooo:rsid="00355bd5" style:font-size-asian="16pt" style:font-weight-asian="bold" style:font-size-complex="16pt" style:font-weight-complex="bold"/>
    </style:style>
    <style:style style:name="T24" style:family="text">
      <style:text-properties style:font-name="Courier New" fo:font-size="16pt" fo:font-weight="bold" officeooo:rsid="003950f5" style:font-size-asian="16pt" style:font-weight-asian="bold" style:font-size-complex="16pt" style:font-weight-complex="bold"/>
    </style:style>
    <style:style style:name="T25" style:family="text">
      <style:text-properties style:font-name="Courier New" fo:font-size="16pt" fo:font-weight="bold" officeooo:rsid="003225b7" style:font-size-asian="16pt" style:font-weight-asian="bold" style:font-size-complex="16pt" style:font-weight-complex="bold"/>
    </style:style>
    <style:style style:name="T26" style:family="text">
      <style:text-properties style:font-name="Courier New" fo:font-size="16pt" fo:font-weight="bold" officeooo:rsid="00625ec8" style:font-size-asian="16pt" style:font-weight-asian="bold" style:font-size-complex="16pt" style:font-weight-complex="bold"/>
    </style:style>
    <style:style style:name="T27" style:family="text">
      <style:text-properties style:font-name="Courier New" officeooo:rsid="0010d0f3"/>
    </style:style>
    <style:style style:name="T28" style:family="text">
      <style:text-properties style:font-name="Courier New" officeooo:rsid="0019ae3a"/>
    </style:style>
    <style:style style:name="T29" style:family="text">
      <style:text-properties style:font-name="Courier New" officeooo:rsid="002f76c0"/>
    </style:style>
    <style:style style:name="T30" style:family="text">
      <style:text-properties style:font-name="Courier New" officeooo:rsid="003225b7"/>
    </style:style>
    <style:style style:name="T31" style:family="text">
      <style:text-properties style:font-name="Courier New" officeooo:rsid="003c47df"/>
    </style:style>
    <style:style style:name="T32" style:family="text">
      <style:text-properties style:font-name="Courier New" fo:font-size="10pt" style:font-size-asian="10pt" style:font-size-complex="10pt"/>
    </style:style>
    <style:style style:name="T33" style:family="text">
      <style:text-properties style:font-name="Courier New" officeooo:rsid="0047c2ad"/>
    </style:style>
    <style:style style:name="T34" style:family="text">
      <style:text-properties style:font-name="Courier New" officeooo:rsid="004aa46b"/>
    </style:style>
    <style:style style:name="T35" style:family="text">
      <style:text-properties style:font-name="Courier New" officeooo:rsid="004f2952"/>
    </style:style>
    <style:style style:name="T36" style:family="text">
      <style:text-properties style:font-name="Courier New" officeooo:rsid="00547ab4"/>
    </style:style>
    <style:style style:name="T37" style:family="text">
      <style:text-properties style:font-name="Courier New" officeooo:rsid="0060cab5"/>
    </style:style>
    <style:style style:name="T38" style:family="text">
      <style:text-properties style:font-name="Courier New" officeooo:rsid="004dae74"/>
    </style:style>
    <style:style style:name="T39" style:family="text">
      <style:text-properties style:font-name="Courier New" officeooo:rsid="002bc5a9"/>
    </style:style>
    <style:style style:name="T40" style:family="text">
      <style:text-properties style:font-name="Courier New" officeooo:rsid="00515677"/>
    </style:style>
    <style:style style:name="T41" style:family="text">
      <style:text-properties style:font-name="Courier New" officeooo:rsid="005805d4"/>
    </style:style>
    <style:style style:name="T42" style:family="text">
      <style:text-properties style:font-name="Courier New" officeooo:rsid="006244b1"/>
    </style:style>
    <style:style style:name="T43" style:family="text">
      <style:text-properties style:font-name="Courier New" officeooo:rsid="0063c843"/>
    </style:style>
    <style:style style:name="T44" style:family="text">
      <style:text-properties style:font-name="Courier New" officeooo:rsid="0072ac8b"/>
    </style:style>
    <style:style style:name="T45" style:family="text">
      <style:text-properties style:font-name="Courier New" officeooo:rsid="00731362"/>
    </style:style>
    <style:style style:name="T46" style:family="text">
      <style:text-properties style:font-name="Courier New" officeooo:rsid="00744922"/>
    </style:style>
    <style:style style:name="T47" style:family="text">
      <style:text-properties style:font-name="Courier New" officeooo:rsid="006b709c"/>
    </style:style>
    <style:style style:name="T48" style:family="text">
      <style:text-properties style:font-name="Courier New" officeooo:rsid="008966a4"/>
    </style:style>
    <style:style style:name="T49" style:family="text">
      <style:text-properties style:font-name="Courier New" fo:font-weight="bold" style:font-weight-asian="bold" style:font-weight-complex="bold"/>
    </style:style>
    <style:style style:name="T50" style:family="text">
      <style:text-properties style:font-name="Courier New" fo:font-weight="bold" officeooo:rsid="008f385e" style:font-weight-asian="bold" style:font-weight-complex="bold"/>
    </style:style>
    <style:style style:name="T51" style:family="text">
      <style:text-properties style:font-name="Courier New" officeooo:rsid="008ff230"/>
    </style:style>
    <style:style style:name="T52" style:family="text">
      <style:text-properties style:font-name="Courier New" officeooo:rsid="00a27ad7"/>
    </style:style>
    <style:style style:name="T53" style:family="text">
      <style:text-properties style:font-name="Courier New" officeooo:rsid="00a89451"/>
    </style:style>
    <style:style style:name="T54" style:family="text">
      <style:text-properties style:font-name="Courier New" officeooo:rsid="005c9ee1"/>
    </style:style>
    <style:style style:name="T55" style:family="text">
      <style:text-properties style:font-name="Courier New" officeooo:rsid="00d6de3a"/>
    </style:style>
    <style:style style:name="T56" style:family="text">
      <style:text-properties style:font-name="Courier New" officeooo:rsid="00e3134c"/>
    </style:style>
    <style:style style:name="T57" style:family="text">
      <style:text-properties style:font-name="Courier New" officeooo:rsid="00330698"/>
    </style:style>
    <style:style style:name="T58" style:family="text">
      <style:text-properties style:font-name="Courier New" officeooo:rsid="00ee6df8"/>
    </style:style>
    <style:style style:name="T59" style:family="text">
      <style:text-properties style:font-name="Courier New" officeooo:rsid="00ef9542"/>
    </style:style>
    <style:style style:name="T60" style:family="text">
      <style:text-properties style:font-name="Courier New" officeooo:rsid="00f11ce5"/>
    </style:style>
    <style:style style:name="T61" style:family="text">
      <style:text-properties style:font-name="Courier New" officeooo:rsid="00f2d5d9"/>
    </style:style>
    <style:style style:name="T62" style:family="text">
      <style:text-properties style:font-name="Courier New" officeooo:rsid="00f8bd72"/>
    </style:style>
    <style:style style:name="T63" style:family="text">
      <style:text-properties style:font-name="Courier New" officeooo:rsid="00fb6d32"/>
    </style:style>
    <style:style style:name="T64" style:family="text">
      <style:text-properties style:font-name="Courier New" officeooo:rsid="0108c8e9"/>
    </style:style>
    <style:style style:name="T6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6" style:family="text">
      <style:text-properties style:font-name="Arial"/>
    </style:style>
    <style:style style:name="T67" style:family="text">
      <style:text-properties style:font-name="Arial" fo:font-size="16pt" fo:font-weight="bold" style:font-size-asian="16pt" style:font-weight-asian="bold" style:font-size-complex="16pt" style:font-weight-complex="bold"/>
    </style:style>
    <style:style style:name="T68" style:family="text">
      <style:text-properties style:font-name="Arial" fo:font-size="16pt" fo:font-weight="bold" officeooo:rsid="00225092" style:font-size-asian="16pt" style:font-weight-asian="bold" style:font-size-complex="16pt" style:font-weight-complex="bold"/>
    </style:style>
    <style:style style:name="T69" style:family="text">
      <style:text-properties style:font-name="Arial" officeooo:rsid="001430ff"/>
    </style:style>
    <style:style style:name="T70" style:family="text">
      <style:text-properties style:font-name="Arial" officeooo:rsid="00225092"/>
    </style:style>
    <style:style style:name="T71" style:family="text">
      <style:text-properties style:font-name="Arial" officeooo:rsid="00293a02"/>
    </style:style>
    <style:style style:name="T72" style:family="text">
      <style:text-properties style:font-name="Arial" officeooo:rsid="002bc5a9"/>
    </style:style>
    <style:style style:name="T73" style:family="text">
      <style:text-properties style:font-name="Arial" officeooo:rsid="00315810"/>
    </style:style>
    <style:style style:name="T74" style:family="text">
      <style:text-properties style:font-name="Arial" officeooo:rsid="004aa46b"/>
    </style:style>
    <style:style style:name="T75" style:family="text">
      <style:text-properties style:font-name="Arial" officeooo:rsid="00547ab4"/>
    </style:style>
    <style:style style:name="T76" style:family="text">
      <style:text-properties style:font-name="Arial" officeooo:rsid="005638a0"/>
    </style:style>
    <style:style style:name="T77" style:family="text">
      <style:text-properties style:font-name="Arial" officeooo:rsid="0066a867"/>
    </style:style>
    <style:style style:name="T78" style:family="text">
      <style:text-properties style:font-name="Arial" officeooo:rsid="0072ac8b"/>
    </style:style>
    <style:style style:name="T79" style:family="text">
      <style:text-properties style:font-name="Arial" officeooo:rsid="00744922"/>
    </style:style>
    <style:style style:name="T80" style:family="text">
      <style:text-properties style:font-name="Arial" officeooo:rsid="004dae74"/>
    </style:style>
    <style:style style:name="T81" style:family="text">
      <style:text-properties style:font-name="Arial" officeooo:rsid="004f2952"/>
    </style:style>
    <style:style style:name="T82" style:family="text">
      <style:text-properties style:font-name="Arial" officeooo:rsid="005805d4"/>
    </style:style>
    <style:style style:name="T83" style:family="text">
      <style:text-properties style:font-name="Arial" officeooo:rsid="005c08be"/>
    </style:style>
    <style:style style:name="T84" style:family="text">
      <style:text-properties style:font-name="Arial" officeooo:rsid="0060cab5"/>
    </style:style>
    <style:style style:name="T85" style:family="text">
      <style:text-properties style:font-name="Arial" officeooo:rsid="007a813a"/>
    </style:style>
    <style:style style:name="T86" style:family="text">
      <style:text-properties style:font-name="Arial" officeooo:rsid="007bc456"/>
    </style:style>
    <style:style style:name="T87" style:family="text">
      <style:text-properties style:font-name="Arial" officeooo:rsid="007c5040"/>
    </style:style>
    <style:style style:name="T88" style:family="text">
      <style:text-properties style:font-name="Arial" officeooo:rsid="007ca493"/>
    </style:style>
    <style:style style:name="T89" style:family="text">
      <style:text-properties style:font-name="Arial" officeooo:rsid="00d6de3a"/>
    </style:style>
    <style:style style:name="T90" style:family="text">
      <style:text-properties style:font-name="Arial" officeooo:rsid="00daada1"/>
    </style:style>
    <style:style style:name="T91" style:family="text">
      <style:text-properties style:font-name="Arial" officeooo:rsid="00dcf022"/>
    </style:style>
    <style:style style:name="T92" style:family="text">
      <style:text-properties style:font-name="Arial" officeooo:rsid="00deda35"/>
    </style:style>
    <style:style style:name="T93" style:family="text">
      <style:text-properties style:font-name="Arial" fo:font-weight="bold" style:font-weight-asian="bold" style:font-weight-complex="bold"/>
    </style:style>
    <style:style style:name="T94" style:family="text">
      <style:text-properties style:font-name="Arial" officeooo:rsid="00e3134c"/>
    </style:style>
    <style:style style:name="T95" style:family="text">
      <style:text-properties style:font-name="Arial" officeooo:rsid="00ef9542"/>
    </style:style>
    <style:style style:name="T96" style:family="text">
      <style:text-properties style:font-name="Arial" officeooo:rsid="00f8bd72"/>
    </style:style>
    <style:style style:name="T97" style:family="text">
      <style:text-properties style:font-name="Arial" officeooo:rsid="01088a20"/>
    </style:style>
    <style:style style:name="T98"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99"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03a46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00"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3070f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01"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355bd5"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02"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38397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03"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4b6dc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04"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4f295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05"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2d7889"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06"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2bc5a9"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07"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516c0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08"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51567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09"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53ef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10"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648e1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11"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74492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12"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8055c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13"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818fa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14"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7d7a9d"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15"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89f86d"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16"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80a6b9"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17"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b07e6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18"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b22dd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19"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826aa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20"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normal" officeooo:rsid="00b281e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21"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T122"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rsid="0003a467"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T123"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rsid="00515677"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T124"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rsid="00818fa6"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T125"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rsid="008f385e"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T126" style:family="text">
      <style:text-properties style:use-window-font-color="true" loext:opacity="0%" style:text-outline="false" style:text-line-through-style="none" style:text-line-through-type="none" style:text-position="0% 100%" style:font-name="Arial" fo:font-size="10pt" fo:letter-spacing="normal" fo:font-style="normal" fo:text-shadow="none" style:text-underline-style="none" fo:font-weight="bold" officeooo:rsid="00b22dd8"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T127" style:family="text">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T128" style:family="text">
      <style:text-properties style:use-window-font-color="true" loext:opacity="0%" style:text-outline="false" style:text-line-through-style="none" style:text-line-through-type="none" style:text-position="0% 100%" style:font-name="Arial" fo:font-size="16pt" fo:letter-spacing="normal" fo:font-style="normal" fo:text-shadow="none" style:text-underline-style="none" fo:font-weight="bold" officeooo:rsid="0003a467"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T129" style:family="text">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30" style:family="text">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03a46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31" style:family="text">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4b6dc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32" style:family="text">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2d7889"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33" style:family="text">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2bc5a9"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34" style:family="text">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51567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35" style:family="text">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648e1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36" style:family="text">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b05db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37" style:family="text">
      <style:text-properties style:use-window-font-color="true" loext:opacity="0%" style:text-outline="false" style:text-line-through-style="none" style:text-line-through-type="none" style:text-position="0% 100%" style:font-name="Courier New" fo:font-size="10pt" fo:letter-spacing="normal" fo:font-style="normal" fo:text-shadow="none" style:text-underline-style="none" fo:font-weight="normal" officeooo:rsid="00b22dd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38" style:family="text">
      <style:text-properties style:use-window-font-color="true" loext:opacity="0%" style:text-outline="false" style:text-line-through-style="none" style:text-line-through-type="none" style:text-position="0% 100%" fo:letter-spacing="normal" fo:font-style="normal" fo:text-shadow="none" style:text-underline-style="none" style:letter-kerning="false" style:font-name-asian="Courier New" style:font-style-asian="normal" style:font-name-complex="Courier New" style:font-style-complex="normal" style:text-emphasize="none"/>
    </style:style>
    <style:style style:name="T139" style:family="text">
      <style:text-properties style:use-window-font-color="true" loext:opacity="0%" style:text-outline="false" style:text-line-through-style="none" style:text-line-through-type="none" style:text-position="0% 100%" fo:letter-spacing="normal" fo:font-style="normal" fo:text-shadow="none" style:text-underline-style="none" officeooo:rsid="000e2fcb" style:letter-kerning="false" style:font-name-asian="Courier New" style:font-style-asian="normal" style:font-name-complex="Courier New" style:font-style-complex="normal" style:text-emphasize="none"/>
    </style:style>
    <style:style style:name="T140" style:family="text">
      <style:text-properties style:use-window-font-color="true" loext:opacity="0%" style:text-outline="false" style:text-line-through-style="none" style:text-line-through-type="none" style:text-position="0% 100%" fo:letter-spacing="normal" fo:font-style="normal" fo:text-shadow="none" style:text-underline-style="none" officeooo:rsid="00d1d98d" style:letter-kerning="false" style:font-name-asian="Courier New" style:font-style-asian="normal" style:font-name-complex="Courier New" style:font-style-complex="normal" style:text-emphasize="none"/>
    </style:style>
    <style:style style:name="T141"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officeooo:rsid="00761c71" style:letter-kerning="false" style:font-name-asian="Courier New" style:font-style-asian="normal" style:font-weight-asian="normal" style:font-name-complex="Courier New" style:font-style-complex="normal" style:font-weight-complex="normal" style:text-emphasize="none"/>
    </style:style>
    <style:style style:name="T142"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bold" officeooo:rsid="008055ce" style:letter-kerning="false" style:font-name-asian="Courier New" style:font-style-asian="normal" style:font-weight-asian="bold" style:font-name-complex="Courier New" style:font-style-complex="normal" style:font-weight-complex="bold" style:text-emphasize="none"/>
    </style:style>
    <style:style style:name="T143"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bold" officeooo:rsid="00b07e6a" style:letter-kerning="false" style:font-name-asian="Courier New" style:font-style-asian="normal" style:font-weight-asian="bold" style:font-name-complex="Courier New" style:font-style-complex="normal" style:font-weight-complex="bold" style:text-emphasize="none"/>
    </style:style>
    <style:style style:name="T144" style:family="text">
      <style:text-properties style:use-window-font-color="true" loext:opacity="0%" style:text-outline="false" style:text-line-through-style="none" style:text-line-through-type="none" style:text-position="0% 100%" style:font-name="Airla" fo:font-size="10pt" fo:letter-spacing="normal" fo:font-style="normal" fo:text-shadow="none" style:text-underline-style="none" fo:font-weight="normal" officeooo:rsid="002d7889"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145" style:family="text">
      <style:text-properties style:text-underline-style="solid" style:text-underline-width="auto" style:text-underline-color="font-color" fo:font-weight="bold" officeooo:rsid="000c08fc" style:font-weight-asian="bold" style:font-weight-complex="bold"/>
    </style:style>
    <style:style style:name="T146" style:family="text">
      <style:text-properties fo:font-size="16pt" style:font-size-asian="16pt" style:font-size-complex="16pt"/>
    </style:style>
    <style:style style:name="T147" style:family="text">
      <style:text-properties fo:font-size="16pt" fo:font-weight="bold" style:font-size-asian="16pt" style:font-weight-asian="bold" style:font-size-complex="16pt" style:font-weight-complex="bold"/>
    </style:style>
    <style:style style:name="T148" style:family="text">
      <style:text-properties fo:font-size="16pt" fo:font-weight="bold" officeooo:rsid="0010d0f3" style:font-size-asian="16pt" style:font-weight-asian="bold" style:font-size-complex="16pt" style:font-weight-complex="bold"/>
    </style:style>
    <style:style style:name="T149" style:family="text">
      <style:text-properties fo:font-size="16pt" fo:font-weight="bold" officeooo:rsid="001430ff" style:font-size-asian="16pt" style:font-weight-asian="bold" style:font-size-complex="16pt" style:font-weight-complex="bold"/>
    </style:style>
    <style:style style:name="T150" style:family="text">
      <style:text-properties fo:font-size="16pt" fo:font-weight="bold" officeooo:rsid="00355bd5" style:font-size-asian="16pt" style:font-weight-asian="bold" style:font-size-complex="16pt" style:font-weight-complex="bold"/>
    </style:style>
    <style:style style:name="T151" style:family="text">
      <style:text-properties fo:font-size="16pt" fo:font-weight="bold" officeooo:rsid="003c47df" style:font-size-asian="16pt" style:font-weight-asian="bold" style:font-size-complex="16pt" style:font-weight-complex="bold"/>
    </style:style>
    <style:style style:name="T152" style:family="text">
      <style:text-properties fo:font-size="16pt" fo:font-weight="bold" officeooo:rsid="003d701b" style:font-size-asian="16pt" style:font-weight-asian="bold" style:font-size-complex="16pt" style:font-weight-complex="bold"/>
    </style:style>
    <style:style style:name="T153" style:family="text">
      <style:text-properties fo:font-size="16pt" fo:font-weight="bold" officeooo:rsid="0040e850" style:font-size-asian="16pt" style:font-weight-asian="bold" style:font-size-complex="16pt" style:font-weight-complex="bold"/>
    </style:style>
    <style:style style:name="T154" style:family="text">
      <style:text-properties fo:font-size="16pt" fo:font-weight="bold" officeooo:rsid="003225b7" style:font-size-asian="16pt" style:font-weight-asian="bold" style:font-size-complex="16pt" style:font-weight-complex="bold"/>
    </style:style>
    <style:style style:name="T155" style:family="text">
      <style:text-properties fo:font-size="16pt" fo:font-weight="bold" officeooo:rsid="005c08be" style:font-size-asian="16pt" style:font-weight-asian="bold" style:font-size-complex="16pt" style:font-weight-complex="bold"/>
    </style:style>
    <style:style style:name="T156" style:family="text">
      <style:text-properties fo:font-size="16pt" fo:font-weight="bold" officeooo:rsid="00648e18" style:font-size-asian="16pt" style:font-weight-asian="bold" style:font-size-complex="16pt" style:font-weight-complex="bold"/>
    </style:style>
    <style:style style:name="T157" style:family="text">
      <style:text-properties fo:font-size="16pt" fo:font-weight="bold" officeooo:rsid="00625ec8" style:font-size-asian="16pt" style:font-weight-asian="bold" style:font-size-complex="16pt" style:font-weight-complex="bold"/>
    </style:style>
    <style:style style:name="T158" style:family="text">
      <style:text-properties fo:font-size="16pt" fo:font-weight="bold" officeooo:rsid="015fc894" style:font-size-asian="16pt" style:font-weight-asian="bold" style:font-size-complex="16pt" style:font-weight-complex="bold"/>
    </style:style>
    <style:style style:name="T159" style:family="text">
      <style:text-properties fo:font-size="16pt" fo:font-weight="bold" officeooo:rsid="00c7c7f7" style:font-size-asian="16pt" style:font-weight-asian="bold" style:font-size-complex="16pt" style:font-weight-complex="bold"/>
    </style:style>
    <style:style style:name="T160" style:family="text">
      <style:text-properties fo:font-size="16pt" fo:font-weight="bold" officeooo:rsid="00c9c619" style:font-size-asian="16pt" style:font-weight-asian="bold" style:font-size-complex="16pt" style:font-weight-complex="bold"/>
    </style:style>
    <style:style style:name="T161" style:family="text">
      <style:text-properties fo:font-size="16pt" fo:font-weight="bold" officeooo:rsid="00ca2f5a" style:font-size-asian="16pt" style:font-weight-asian="bold" style:font-size-complex="16pt" style:font-weight-complex="bold"/>
    </style:style>
    <style:style style:name="T162" style:family="text">
      <style:text-properties fo:font-size="16pt" fo:font-weight="bold" officeooo:rsid="00cfa977" style:font-size-asian="16pt" style:font-weight-asian="bold" style:font-size-complex="16pt" style:font-weight-complex="bold"/>
    </style:style>
    <style:style style:name="T163" style:family="text">
      <style:text-properties fo:font-size="16pt" fo:font-weight="bold" officeooo:rsid="00f2d5d9" style:font-size-asian="16pt" style:font-weight-asian="bold" style:font-size-complex="16pt" style:font-weight-complex="bold"/>
    </style:style>
    <style:style style:name="T164" style:family="text">
      <style:text-properties fo:font-size="16pt" fo:font-weight="bold" officeooo:rsid="00daada1" style:font-size-asian="16pt" style:font-weight-asian="bold" style:font-size-complex="16pt" style:font-weight-complex="bold"/>
    </style:style>
    <style:style style:name="T165" style:family="text">
      <style:text-properties fo:font-size="16pt" fo:font-weight="bold" officeooo:rsid="010065fd" style:font-size-asian="16pt" style:font-weight-asian="bold" style:font-size-complex="16pt" style:font-weight-complex="bold"/>
    </style:style>
    <style:style style:name="T166" style:family="text">
      <style:text-properties fo:font-size="16pt" fo:font-style="italic" fo:font-weight="bold" style:font-size-asian="16pt" style:font-style-asian="italic" style:font-weight-asian="bold" style:font-size-complex="16pt" style:font-style-complex="italic" style:font-weight-complex="bold"/>
    </style:style>
    <style:style style:name="T167" style:family="text">
      <style:text-properties style:text-position="super 58%"/>
    </style:style>
    <style:style style:name="T168" style:family="text">
      <style:text-properties style:text-position="super 58%" fo:font-weight="normal" style:font-weight-asian="normal" style:font-weight-complex="normal"/>
    </style:style>
    <style:style style:name="T169" style:family="text">
      <style:text-properties style:text-position="super 58%" fo:font-weight="normal" fo:background-color="transparent" loext:char-shading-value="0" style:font-weight-asian="normal" style:font-weight-complex="normal"/>
    </style:style>
    <style:style style:name="T170" style:family="text">
      <style:text-properties fo:font-size="10pt" style:font-size-asian="10pt" style:font-size-complex="10pt"/>
    </style:style>
    <style:style style:name="T171" style:family="text">
      <style:text-properties fo:font-size="10pt" officeooo:rsid="0035c736" style:font-size-asian="10pt" style:font-size-complex="10pt"/>
    </style:style>
    <style:style style:name="T172" style:family="text">
      <style:text-properties fo:font-size="10pt" officeooo:rsid="0040e850" style:font-size-asian="10pt" style:font-size-complex="10pt"/>
    </style:style>
    <style:style style:name="T173" style:family="text">
      <style:text-properties fo:font-size="10pt" officeooo:rsid="0060cab5" style:font-size-asian="10pt" style:font-size-complex="10pt"/>
    </style:style>
    <style:style style:name="T174" style:family="text">
      <style:text-properties fo:font-size="10pt" fo:font-weight="normal" style:font-size-asian="10pt" style:font-weight-asian="normal" style:font-size-complex="10pt" style:font-weight-complex="normal"/>
    </style:style>
    <style:style style:name="T175" style:family="text">
      <style:text-properties fo:font-size="10pt" fo:font-weight="normal" officeooo:rsid="0035c736" style:font-size-asian="10pt" style:font-weight-asian="normal" style:font-size-complex="10pt" style:font-weight-complex="normal"/>
    </style:style>
    <style:style style:name="T176" style:family="text">
      <style:text-properties officeooo:rsid="000d5b46"/>
    </style:style>
    <style:style style:name="T177" style:family="text">
      <style:text-properties officeooo:rsid="000e2fcb"/>
    </style:style>
    <style:style style:name="T178" style:family="text">
      <style:text-properties officeooo:rsid="00103fa5"/>
    </style:style>
    <style:style style:name="T179" style:family="text">
      <style:text-properties officeooo:rsid="0010d0f3"/>
    </style:style>
    <style:style style:name="T180" style:family="text">
      <style:text-properties officeooo:rsid="0013d84f"/>
    </style:style>
    <style:style style:name="T181" style:family="text">
      <style:text-properties officeooo:rsid="00158094"/>
    </style:style>
    <style:style style:name="T182" style:family="text">
      <style:text-properties officeooo:rsid="0018226d"/>
    </style:style>
    <style:style style:name="T183" style:family="text">
      <style:text-properties officeooo:rsid="0019ae3a"/>
    </style:style>
    <style:style style:name="T184" style:family="text">
      <style:text-properties style:text-position="0% 100%"/>
    </style:style>
    <style:style style:name="T185" style:family="text">
      <style:text-properties style:text-position="0% 100%" fo:font-weight="bold" style:font-weight-asian="bold" style:font-weight-complex="bold"/>
    </style:style>
    <style:style style:name="T186" style:family="text">
      <style:text-properties officeooo:rsid="00225092"/>
    </style:style>
    <style:style style:name="T187" style:family="text">
      <style:text-properties officeooo:rsid="002556d4"/>
    </style:style>
    <style:style style:name="T188" style:family="text">
      <style:text-properties officeooo:rsid="002565c5"/>
    </style:style>
    <style:style style:name="T189" style:family="text">
      <style:text-properties officeooo:rsid="00267702"/>
    </style:style>
    <style:style style:name="T190" style:family="text">
      <style:text-properties officeooo:rsid="00293a02"/>
    </style:style>
    <style:style style:name="T191" style:family="text">
      <style:text-properties officeooo:rsid="002bc5a9"/>
    </style:style>
    <style:style style:name="T192" style:family="text">
      <style:text-properties officeooo:rsid="002d7889"/>
    </style:style>
    <style:style style:name="T193" style:family="text">
      <style:text-properties officeooo:rsid="003070fe"/>
    </style:style>
    <style:style style:name="T194" style:family="text">
      <style:text-properties officeooo:rsid="003225b7"/>
    </style:style>
    <style:style style:name="T195" style:family="text">
      <style:text-properties officeooo:rsid="00330698"/>
    </style:style>
    <style:style style:name="T196" style:family="text">
      <style:text-properties officeooo:rsid="0035c736"/>
    </style:style>
    <style:style style:name="T197" style:family="text">
      <style:text-properties officeooo:rsid="003950f5"/>
    </style:style>
    <style:style style:name="T198" style:family="text">
      <style:text-properties officeooo:rsid="003c47df"/>
    </style:style>
    <style:style style:name="T199" style:family="text">
      <style:text-properties officeooo:rsid="003f2c7a"/>
    </style:style>
    <style:style style:name="T200" style:family="text">
      <style:text-properties officeooo:rsid="0040e850"/>
    </style:style>
    <style:style style:name="T201" style:family="text">
      <style:text-properties officeooo:rsid="0047c2ad"/>
    </style:style>
    <style:style style:name="T202" style:family="text">
      <style:text-properties officeooo:rsid="004aa46b"/>
    </style:style>
    <style:style style:name="T203" style:family="text">
      <style:text-properties officeooo:rsid="004b6dc6"/>
    </style:style>
    <style:style style:name="T204" style:family="text">
      <style:text-properties officeooo:rsid="004dae74"/>
    </style:style>
    <style:style style:name="T205" style:family="text">
      <style:text-properties officeooo:rsid="004f2952"/>
    </style:style>
    <style:style style:name="T206" style:family="text">
      <style:text-properties officeooo:rsid="004fda33"/>
    </style:style>
    <style:style style:name="T207" style:family="text">
      <style:text-properties officeooo:rsid="00515677"/>
    </style:style>
    <style:style style:name="T208" style:family="text">
      <style:text-properties officeooo:rsid="00516c04"/>
    </style:style>
    <style:style style:name="T209" style:family="text">
      <style:text-properties officeooo:rsid="0053ef8e"/>
    </style:style>
    <style:style style:name="T210" style:family="text">
      <style:text-properties officeooo:rsid="00547ab4"/>
    </style:style>
    <style:style style:name="T211" style:family="text">
      <style:text-properties officeooo:rsid="005638a0"/>
    </style:style>
    <style:style style:name="T212" style:family="text">
      <style:text-properties officeooo:rsid="005805d4"/>
    </style:style>
    <style:style style:name="T213" style:family="text">
      <style:text-properties officeooo:rsid="005a824d"/>
    </style:style>
    <style:style style:name="T214" style:family="text">
      <style:text-properties officeooo:rsid="005c08be"/>
    </style:style>
    <style:style style:name="T215" style:family="text">
      <style:text-properties style:font-name="Arial1"/>
    </style:style>
    <style:style style:name="T216" style:family="text">
      <style:text-properties officeooo:rsid="005d7742"/>
    </style:style>
    <style:style style:name="T217" style:family="text">
      <style:text-properties officeooo:rsid="005f537f"/>
    </style:style>
    <style:style style:name="T218" style:family="text">
      <style:text-properties officeooo:rsid="0060cab5"/>
    </style:style>
    <style:style style:name="T219" style:family="text">
      <style:text-properties officeooo:rsid="00625ec8"/>
    </style:style>
    <style:style style:name="T220" style:family="text">
      <style:text-properties officeooo:rsid="0062d5d6"/>
    </style:style>
    <style:style style:name="T221" style:family="text">
      <style:text-properties officeooo:rsid="0063c843"/>
    </style:style>
    <style:style style:name="T222" style:family="text">
      <style:text-properties officeooo:rsid="00648e18"/>
    </style:style>
    <style:style style:name="T223" style:family="text">
      <style:text-properties officeooo:rsid="0064f0a1"/>
    </style:style>
    <style:style style:name="T224" style:family="text">
      <style:text-properties officeooo:rsid="0064f669"/>
    </style:style>
    <style:style style:name="T225" style:family="text">
      <style:text-properties officeooo:rsid="00665665"/>
    </style:style>
    <style:style style:name="T226" style:family="text">
      <style:text-properties officeooo:rsid="0066a867"/>
    </style:style>
    <style:style style:name="T227" style:family="text">
      <style:text-properties officeooo:rsid="006a78cb"/>
    </style:style>
    <style:style style:name="T228" style:family="text">
      <style:text-properties officeooo:rsid="006b709c"/>
    </style:style>
    <style:style style:name="T229" style:family="text">
      <style:text-properties officeooo:rsid="006c3ffd"/>
    </style:style>
    <style:style style:name="T230" style:family="text">
      <style:text-properties officeooo:rsid="0072ac8b"/>
    </style:style>
    <style:style style:name="T231" style:family="text">
      <style:text-properties officeooo:rsid="00731362"/>
    </style:style>
    <style:style style:name="T232" style:family="text">
      <style:text-properties officeooo:rsid="00744922"/>
    </style:style>
    <style:style style:name="T233" style:family="text">
      <style:text-properties officeooo:rsid="00761c71"/>
    </style:style>
    <style:style style:name="T234" style:family="text">
      <style:text-properties officeooo:rsid="0076a121"/>
    </style:style>
    <style:style style:name="T235" style:family="text">
      <style:text-properties officeooo:rsid="007ca493"/>
    </style:style>
    <style:style style:name="T236" style:family="text">
      <style:text-properties officeooo:rsid="007cb0e4"/>
    </style:style>
    <style:style style:name="T237" style:family="text">
      <style:text-properties officeooo:rsid="007d7a9d"/>
    </style:style>
    <style:style style:name="T238" style:family="text">
      <style:text-properties officeooo:rsid="008055ce"/>
    </style:style>
    <style:style style:name="T239" style:family="text">
      <style:text-properties officeooo:rsid="00826aa0"/>
    </style:style>
    <style:style style:name="T240" style:family="text">
      <style:text-properties officeooo:rsid="00832fa4"/>
    </style:style>
    <style:style style:name="T241" style:family="text">
      <style:text-properties officeooo:rsid="0083b8ec"/>
    </style:style>
    <style:style style:name="T242" style:family="text">
      <style:text-properties officeooo:rsid="008670aa"/>
    </style:style>
    <style:style style:name="T243" style:family="text">
      <style:text-properties officeooo:rsid="008966a4"/>
    </style:style>
    <style:style style:name="T244" style:family="text">
      <style:text-properties officeooo:rsid="0089f86d"/>
    </style:style>
    <style:style style:name="T245" style:family="text">
      <style:text-properties officeooo:rsid="008f1fee"/>
    </style:style>
    <style:style style:name="T246" style:family="text">
      <style:text-properties officeooo:rsid="008f385e"/>
    </style:style>
    <style:style style:name="T247" style:family="text">
      <style:text-properties officeooo:rsid="008ff230"/>
    </style:style>
    <style:style style:name="T248" style:family="text">
      <style:text-properties officeooo:rsid="00917ca3"/>
    </style:style>
    <style:style style:name="T249" style:family="text">
      <style:text-properties officeooo:rsid="0091a28b"/>
    </style:style>
    <style:style style:name="T250" style:family="text">
      <style:text-properties officeooo:rsid="0093d477"/>
    </style:style>
    <style:style style:name="T251" style:family="text">
      <style:text-properties officeooo:rsid="00970ac4"/>
    </style:style>
    <style:style style:name="T252" style:family="text">
      <style:text-properties officeooo:rsid="0099ae4f"/>
    </style:style>
    <style:style style:name="T253" style:family="text">
      <style:text-properties officeooo:rsid="009d48c5"/>
    </style:style>
    <style:style style:name="T254" style:family="text">
      <style:text-properties officeooo:rsid="00a0b81e"/>
    </style:style>
    <style:style style:name="T255" style:family="text">
      <style:text-properties officeooo:rsid="00a18f34"/>
    </style:style>
    <style:style style:name="T256" style:family="text">
      <style:text-properties officeooo:rsid="00a1b627"/>
    </style:style>
    <style:style style:name="T257" style:family="text">
      <style:text-properties officeooo:rsid="00a27ad7"/>
    </style:style>
    <style:style style:name="T258" style:family="text">
      <style:text-properties officeooo:rsid="00a55bf1"/>
    </style:style>
    <style:style style:name="T259" style:family="text">
      <style:text-properties officeooo:rsid="00a89451"/>
    </style:style>
    <style:style style:name="T260" style:family="text">
      <style:text-properties officeooo:rsid="00a96115"/>
    </style:style>
    <style:style style:name="T261" style:family="text">
      <style:text-properties officeooo:rsid="00aad78a"/>
    </style:style>
    <style:style style:name="T262" style:family="text">
      <style:text-properties officeooo:rsid="00aca2b0"/>
    </style:style>
    <style:style style:name="T263" style:family="text">
      <style:text-properties officeooo:rsid="00ad1d81"/>
    </style:style>
    <style:style style:name="T264" style:family="text">
      <style:text-properties officeooo:rsid="00ad7679"/>
    </style:style>
    <style:style style:name="T265" style:family="text">
      <style:text-properties officeooo:rsid="00b05db0"/>
    </style:style>
    <style:style style:name="T266" style:family="text">
      <style:text-properties officeooo:rsid="00b07e6a"/>
    </style:style>
    <style:style style:name="T267" style:family="text">
      <style:text-properties officeooo:rsid="00b22dd8"/>
    </style:style>
    <style:style style:name="T268" style:family="text">
      <style:text-properties officeooo:rsid="00b4d67a"/>
    </style:style>
    <style:style style:name="T269" style:family="text">
      <style:text-properties officeooo:rsid="00b5ed2f"/>
    </style:style>
    <style:style style:name="T270" style:family="text">
      <style:text-properties officeooo:rsid="00b651d8"/>
    </style:style>
    <style:style style:name="T271" style:family="text">
      <style:text-properties officeooo:rsid="00b7160c"/>
    </style:style>
    <style:style style:name="T272" style:family="text">
      <style:text-properties officeooo:rsid="00b9fbb3"/>
    </style:style>
    <style:style style:name="T273" style:family="text">
      <style:text-properties officeooo:rsid="00bbedae"/>
    </style:style>
    <style:style style:name="T274" style:family="text">
      <style:text-properties officeooo:rsid="00be431e"/>
    </style:style>
    <style:style style:name="T275" style:family="text">
      <style:text-properties officeooo:rsid="00c1f7cf"/>
    </style:style>
    <style:style style:name="T276" style:family="text">
      <style:text-properties officeooo:rsid="00c3888a"/>
    </style:style>
    <style:style style:name="T277" style:family="text">
      <style:text-properties officeooo:rsid="0162a03c"/>
    </style:style>
    <style:style style:name="T278" style:family="text">
      <style:text-properties officeooo:rsid="015fc894"/>
    </style:style>
    <style:style style:name="T279" style:family="text">
      <style:text-properties officeooo:rsid="015e23a6"/>
    </style:style>
    <style:style style:name="T280" style:family="text">
      <style:text-properties officeooo:rsid="015b27bd"/>
    </style:style>
    <style:style style:name="T281" style:family="text">
      <style:text-properties officeooo:rsid="015d1f5a"/>
    </style:style>
    <style:style style:name="T282" style:family="text">
      <style:text-properties officeooo:rsid="015fe1d5"/>
    </style:style>
    <style:style style:name="T283" style:family="text">
      <style:text-properties officeooo:rsid="0159dfd9"/>
    </style:style>
    <style:style style:name="T284" style:family="text">
      <style:text-properties officeooo:rsid="016148bb"/>
    </style:style>
    <style:style style:name="T285" style:family="text">
      <style:text-properties officeooo:rsid="00c9c619"/>
    </style:style>
    <style:style style:name="T286" style:family="text">
      <style:text-properties officeooo:rsid="00ca2f5a"/>
    </style:style>
    <style:style style:name="T287" style:family="text">
      <style:text-properties officeooo:rsid="00cfa977"/>
    </style:style>
    <style:style style:name="T288" style:family="text">
      <style:text-properties officeooo:rsid="00d1d98d"/>
    </style:style>
    <style:style style:name="T289" style:family="text">
      <style:text-properties officeooo:rsid="00d3a8f6"/>
    </style:style>
    <style:style style:name="T290" style:family="text">
      <style:text-properties officeooo:rsid="00d5a367"/>
    </style:style>
    <style:style style:name="T291" style:family="text">
      <style:text-properties officeooo:rsid="00d82e3c"/>
    </style:style>
    <style:style style:name="T292" style:family="text">
      <style:text-properties officeooo:rsid="0012a5b6"/>
    </style:style>
    <style:style style:name="T293" style:family="text">
      <style:text-properties officeooo:rsid="00da0c1a"/>
    </style:style>
    <style:style style:name="T294" style:family="text">
      <style:text-properties officeooo:rsid="00daada1"/>
    </style:style>
    <style:style style:name="T295" style:family="text">
      <style:text-properties officeooo:rsid="00dcf022"/>
    </style:style>
    <style:style style:name="T296" style:family="text">
      <style:text-properties officeooo:rsid="00e16cae"/>
    </style:style>
    <style:style style:name="T297" style:family="text">
      <style:text-properties officeooo:rsid="00e3134c"/>
    </style:style>
    <style:style style:name="T298" style:family="text">
      <style:text-properties officeooo:rsid="00e4cbf8"/>
    </style:style>
    <style:style style:name="T299" style:family="text">
      <style:text-properties officeooo:rsid="00ebf157"/>
    </style:style>
    <style:style style:name="T300" style:family="text">
      <style:text-properties officeooo:rsid="00ee6df8"/>
    </style:style>
    <style:style style:name="T301" style:family="text">
      <style:text-properties officeooo:rsid="00ef9542"/>
    </style:style>
    <style:style style:name="T302" style:family="text">
      <style:text-properties officeooo:rsid="00f11ce5"/>
    </style:style>
    <style:style style:name="T303" style:family="text">
      <style:text-properties officeooo:rsid="00f2d5d9"/>
    </style:style>
    <style:style style:name="T304" style:family="text">
      <style:text-properties fo:font-size="13pt" fo:font-weight="bold" officeooo:rsid="00f11ce5" style:font-size-asian="13pt" style:font-weight-asian="bold" style:font-size-complex="13pt" style:font-weight-complex="bold"/>
    </style:style>
    <style:style style:name="T305" style:family="text">
      <style:text-properties fo:font-size="13pt" fo:font-weight="bold" officeooo:rsid="00daada1" style:font-size-asian="13pt" style:font-weight-asian="bold" style:font-size-complex="13pt" style:font-weight-complex="bold"/>
    </style:style>
    <style:style style:name="T306" style:family="text">
      <style:text-properties officeooo:rsid="00f3fd12"/>
    </style:style>
    <style:style style:name="T307" style:family="text">
      <style:text-properties officeooo:rsid="00f53dde"/>
    </style:style>
    <style:style style:name="T308" style:family="text">
      <style:text-properties officeooo:rsid="00f8bd72"/>
    </style:style>
    <style:style style:name="T309" style:family="text">
      <style:text-properties officeooo:rsid="00fa755d"/>
    </style:style>
    <style:style style:name="T310" style:family="text">
      <style:text-properties officeooo:rsid="00fb088f"/>
    </style:style>
    <style:style style:name="T311" style:family="text">
      <style:text-properties officeooo:rsid="00fcf043"/>
    </style:style>
    <style:style style:name="T312" style:family="text">
      <style:text-properties officeooo:rsid="00fee794"/>
    </style:style>
    <style:style style:name="T313" style:family="text">
      <style:text-properties officeooo:rsid="010065fd"/>
    </style:style>
    <style:style style:name="T314" style:family="text">
      <style:text-properties officeooo:rsid="0104145b"/>
    </style:style>
    <style:style style:name="T315" style:family="text">
      <style:text-properties officeooo:rsid="01050a5b"/>
    </style:style>
    <style:style style:name="T316" style:family="text">
      <style:text-properties officeooo:rsid="0105d2ed"/>
    </style:style>
    <style:style style:name="T317" style:family="text">
      <style:text-properties officeooo:rsid="0107bd2d"/>
    </style:style>
    <style:style style:name="T318" style:family="text">
      <style:text-properties officeooo:rsid="01088a20"/>
    </style:style>
    <style:style style:name="T319" style:family="text">
      <style:text-properties officeooo:rsid="0108c8e9"/>
    </style:style>
    <style:style style:name="T320" style:family="text">
      <style:text-properties officeooo:rsid="010a4f4e"/>
    </style:style>
    <style:style style:name="T321" style:family="text">
      <style:text-properties officeooo:rsid="010b5eb9"/>
    </style:style>
    <style:style style:name="T322" style:family="text">
      <style:text-properties officeooo:rsid="010d22c8"/>
    </style:style>
    <style:style style:name="T323" style:family="text">
      <style:text-properties officeooo:rsid="010da1a4"/>
    </style:style>
    <style:style style:name="T324" style:family="text">
      <style:text-properties officeooo:rsid="01120f9e"/>
    </style:style>
    <style:style style:name="T325" style:family="text">
      <style:text-properties officeooo:rsid="0112ddb8"/>
    </style:style>
    <style:style style:name="T326" style:family="text">
      <style:text-properties officeooo:rsid="0114f43a"/>
    </style:style>
    <style:style style:name="T327" style:family="text">
      <style:text-properties officeooo:rsid="01168d14"/>
    </style:style>
    <style:style style:name="T328" style:family="text">
      <style:text-properties officeooo:rsid="0116c15a"/>
    </style:style>
    <style:style style:name="T329" style:family="text">
      <style:text-properties officeooo:rsid="0117b15c"/>
    </style:style>
    <style:style style:name="T330" style:family="text">
      <style:text-properties officeooo:rsid="0118c944"/>
    </style:style>
    <style:style style:name="T331" style:family="text">
      <style:text-properties officeooo:rsid="011a7112"/>
    </style:style>
    <style:style style:name="T332" style:family="text">
      <style:text-properties style:font-name="Arial" officeooo:rsid="00ef9542"/>
    </style:style>
    <style:style style:name="T333" style:family="text">
      <style:text-properties style:font-name="Arial" officeooo:rsid="011a7112"/>
    </style:style>
    <style:style style:name="T334" style:family="text">
      <style:text-properties style:font-name="Courier New" officeooo:rsid="011a7112"/>
    </style:style>
    <style:style style:name="T335" style:family="text">
      <style:text-properties style:font-name="Arial" fo:font-size="10pt" style:font-size-asian="10pt" style:font-size-complex="10pt"/>
    </style:style>
    <style:style style:name="T336" style:family="text">
      <style:text-properties fo:font-size="12pt"/>
    </style:style>
    <style:style style:name="T337" style:family="text">
      <style:text-properties fo:font-size="24pt" style:font-size-asian="24pt" style:font-size-complex="24pt"/>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18in" fo:text-indent="-0.25in" fo:margin-left="2.8118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201in" draw:marker-start-width="0.1701in" draw:marker-end="Arrow" draw:marker-end-width="0.0902in"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draw:marker-start="Arrow" draw:marker-start-width="0.1201in" draw:marker-end="Arrow" draw:marker-end-width="0.1201in" draw:textarea-horizontal-align="center" draw:textarea-vertical-align="middle" fo:padding-top="0.0098in" fo:padding-bottom="0.0098in" fo:padding-left="0.0098in" fo:padding-right="0.0098in" draw:shadow-offset-x="0.1201in" draw:shadow-offset-y="0.1201in"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opacity="0%" draw:textarea-horizontal-align="center" draw:textarea-vertical-align="middle" draw:shadow-opacity="0%"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201in" draw:marker-start="" draw:marker-start-width="0.1299in" draw:marker-end="" draw:marker-end-width="0.1299in"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201in" draw:marker-start-width="0.2in" draw:marker-end-width="0.2in" draw:fill-color="#ffffff" draw:opacity="50%" draw:textarea-horizontal-align="justify" draw:textarea-vertical-align="middle" draw:auto-grow-height="false" fo:min-height="0.3272in" fo:min-width="0.3425in" fo:padding-top="0.0098in" fo:padding-bottom="0.0098in" fo:padding-left="0.0098in" fo:padding-right="0.0098in" draw:shadow-offset-x="0.1201in" draw:shadow-offset-y="0.1201in" draw:shadow-opacity="5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201in" draw:marker-start-width="0.2in" draw:marker-end-width="0.2in" draw:opacity="0%" draw:textarea-horizontal-align="justify" draw:textarea-vertical-align="middle" draw:auto-grow-height="false" fo:min-height="0.3272in" fo:min-width="0.3425in" fo:padding-top="0.0098in" fo:padding-bottom="0.0098in" fo:padding-left="0.0098in" fo:padding-right="0.0098in" draw:shadow-opacity="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201in" draw:marker-start-width="0.2in" draw:marker-end-width="0.2in" draw:opacity="0%" draw:textarea-horizontal-align="justify" draw:textarea-vertical-align="middle" draw:auto-grow-height="false" fo:min-height="0.3272in" fo:min-width="0.3425in" fo:padding-top="0.0098in" fo:padding-bottom="0.0098in" fo:padding-left="0.0098in" fo:padding-right="0.0098in" draw:shadow-opacity="0%" style:run-through="foreground"/>
      <style:paragraph-properties style:writing-mode="lr-tb"/>
    </style:style>
    <style:style style:name="gr10" style:family="graphic">
      <style:graphic-properties svg:stroke-width="0.0201in" draw:marker-start="Arrow" draw:marker-start-width="0.1299in" draw:marker-end="Arrow" draw:marker-end-width="0.1299in" draw:textarea-horizontal-align="center" draw:textarea-vertical-align="middle" fo:padding-top="0.0098in" fo:padding-bottom="0.0098in" fo:padding-left="0.0098in" fo:padding-right="0.0098in" style:run-through="foreground"/>
    </style:style>
    <style:style style:name="gr11" style:family="graphic">
      <style:graphic-properties svg:stroke-width="0.0201in" draw:marker-start-width="0.2in" draw:marker-end="Arrow" draw:marker-end-width="0.1299in" draw:textarea-horizontal-align="center" draw:textarea-vertical-align="middle" fo:padding-top="0.0098in" fo:padding-bottom="0.0098in" fo:padding-left="0.0098in" fo:padding-right="0.0098in" style:run-through="foreground"/>
    </style:style>
    <style:style style:name="gr12" style:family="graphic">
      <style:graphic-properties svg:stroke-width="0.0402in" svg:stroke-color="#ff3333" draw:marker-start-width="0.2602in" draw:marker-end="Arrow" draw:marker-end-width="0.16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402in" svg:stroke-color="#ff3333" draw:marker-start-width="0.2602in" draw:marker-end-width="0.2602in" draw:fill="none" draw:fill-color="#ffffff" fo:min-height="1.5339in" fo:padding-top="0.1in" fo:padding-bottom="0.1in" fo:padding-left="0.1in" fo:padding-right="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opacity="0%" draw:textarea-horizontal-align="center" draw:textarea-vertical-align="middle" draw:shadow-opacity="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1602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402in" draw:marker-start-width="0.2in" draw:marker-end="Arrow" draw:marker-end-width="0.1201in" draw:textarea-horizontal-align="center" draw:textarea-vertical-align="middle" fo:padding-top="0.0193in" fo:padding-bottom="0.0193in" fo:padding-left="0.0193in" fo:padding-right="0.0193in" style:run-through="foreground"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000000" draw:fill="none" draw:fill-color="#ffffff" fo:min-height="0.1925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solid" svg:stroke-width="0.0402in" svg:stroke-color="#ff3333" draw:marker-start-width="0.2602in" draw:marker-end-width="0.2602in" draw:fill="none" draw:fill-color="#ffffff" fo:min-height="0.7673in" fo:padding-top="0.1in" fo:padding-bottom="0.1in" fo:padding-left="0.1in" fo:padding-right="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opacity="0%" draw:textarea-horizontal-align="center" draw:textarea-vertical-align="middle" draw:shadow-opacity="0%" style:run-through="foreground"/>
    </style:style>
    <style:style style:name="gr20" style:family="graphic">
      <style:graphic-properties draw:opacity="0%" draw:textarea-horizontal-align="center" draw:textarea-vertical-align="middle" draw:shadow-opacity="0%" style:run-through="foreground"/>
      <style:paragraph-properties style:writing-mode="lr-tb"/>
    </style:style>
    <style:style style:name="gr21" style:family="graphic">
      <style:graphic-properties draw:stroke="none" svg:stroke-color="#000000" draw:fill="none" draw:fill-color="#ffffff" fo:min-height="0.1925in" style:run-through="foreground"/>
      <style:paragraph-properties style:writing-mode="lr-tb"/>
    </style:style>
    <style:style style:name="gr22" style:family="graphic">
      <style:graphic-properties svg:stroke-width="0.0402in" draw:marker-start-width="0.2in" draw:marker-end="Arrow" draw:marker-end-width="0.1201in" draw:textarea-horizontal-align="center" draw:textarea-vertical-align="middle" fo:padding-top="0.0193in" fo:padding-bottom="0.0193in" fo:padding-left="0.0193in" fo:padding-right="0.0193in" style:run-through="foreground"/>
    </style:style>
    <style:style style:name="gr23" style:family="graphic">
      <style:graphic-properties draw:stroke="none" svg:stroke-color="#000000" draw:fill="none" draw:fill-color="#ffffff" fo:min-height="0.1602in" style:run-through="foreground"/>
      <style:paragraph-properties style:writing-mode="lr-tb"/>
    </style:style>
    <style:style style:name="gr24" style:family="graphic">
      <style:graphic-properties svg:stroke-width="0.0201in" draw:marker-start-width="0.1701in" draw:marker-end-width="0.1701in" draw:fill-color="#eeeeee" draw:opacity="100%" draw:textarea-horizontal-align="center" draw:textarea-vertical-align="middle" fo:padding-top="0.0098in" fo:padding-bottom="0.0098in" fo:padding-left="0.0098in" fo:padding-right="0.0098in" draw:shadow-opacity="100%" style:run-through="foreground"/>
    </style:style>
    <style:style style:name="gr25" style:family="graphic">
      <style:graphic-properties svg:stroke-width="0.0201in" draw:marker-start-width="0.1701in" draw:marker-end-width="0.1701in" draw:fill-color="#cccccc" draw:opacity="100%" draw:textarea-horizontal-align="center" draw:textarea-vertical-align="middle" fo:padding-top="0.0098in" fo:padding-bottom="0.0098in" fo:padding-left="0.0098in" fo:padding-right="0.0098in" draw:shadow-opacity="100%" style:run-through="foreground"/>
    </style:style>
    <style:style style:name="gr26"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pacity="0%" style:run-through="foreground"/>
    </style:style>
    <style:style style:name="gr27" style:family="graphic">
      <style:graphic-properties draw:stroke="none" svg:stroke-color="#000000" draw:fill="none" draw:fill-color="#ffffff" fo:min-height="0.3846in" style:run-through="foreground"/>
      <style:paragraph-properties style:writing-mode="lr-tb"/>
    </style:style>
    <style:style style:name="gr28" style:family="graphic">
      <style:graphic-properties style:run-through="foreground"/>
    </style:style>
    <style:style style:name="gr29" style:family="graphic">
      <style:graphic-properties draw:stroke="none" svg:stroke-color="#000000" draw:fill="none" draw:fill-color="#ffffff" fo:min-height="0.3839in" style:run-through="foreground"/>
      <style:paragraph-properties style:writing-mode="lr-tb"/>
    </style:style>
    <style:style style:name="gr30" style:family="graphic">
      <style:graphic-properties draw:stroke="none" svg:stroke-color="#000000" draw:fill="none" draw:fill-color="#ffffff" fo:min-height="0.25in" style:run-through="foreground"/>
      <style:paragraph-properties style:writing-mode="lr-tb"/>
    </style:style>
    <style:style style:name="gr31" style:family="graphic">
      <style:graphic-properties svg:stroke-width="0.0402in" draw:marker-start-width="0.2602in" draw:marker-end="Arrow" draw:marker-end-width="0.1602in" draw:textarea-horizontal-align="center" draw:textarea-vertical-align="middle" fo:padding-top="0.0201in" fo:padding-bottom="0.0201in" fo:padding-left="0.0201in" fo:padding-right="0.0201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7. Pointers and Arrays" text:name="x"/>
      </text:user-field-decls>
      <text:p text:style-name="P5"><text:user-field-get text:name="x">27. Pointers and Arrays</text:user-field-get></text:p>
      <text:p text:style-name="P3"/>
      <text:p text:style-name="P4">Objectives</text:p>
      <text:list xml:id="list879907277" text:style-name="L1">
        <text:list-item>
          <text:p text:style-name="P416">Pointer arithmetic</text:p>
        </text:list-item>
        <text:list-item>
          <text:p text:style-name="P417">Understand the relationship between pointers and arrays</text:p>
        </text:list-item>
        <text:list-item>
          <text:p text:style-name="P418"><text:span text:style-name="T270">Allocate and deallocate memory for d</text:span>ynamic arrays <text:span text:style-name="T270">in the heap</text:span></text:p>
        </text:list-item>
        <text:list-item>
          <text:p text:style-name="P419"><text:span text:style-name="T271">Understand a</text:span>rray parameters in functions</text:p>
        </text:list-item>
        <text:list-item>
          <text:p text:style-name="P420">Implement stacks and queues using dynamic arrays</text:p>
        </text:list-item>
        <text:list-item>
          <text:p text:style-name="P421">Understand and implement directed graph using adjacency matrix</text:p>
        </text:list-item>
        <text:list-item>
          <text:p text:style-name="P422">Model social media graphs </text:p>
        </text:list-item>
      </text:list>
      <text:p text:style-name="P6"/>
      <text:p text:style-name="P6">In this set of notes, we see how pointers can be used to create dynamic arrays, <text:span text:style-name="T186">i.e., </text:span>pointers <text:span text:style-name="T186">that</text:span> point to arrays of <text:span text:style-name="T186">with variable sizes.</text:span></text:p>
      <text:p text:style-name="P6"/>
      <text:p text:style-name="P6">Pointers are not arrays. But rather they have the address of the first value in an array. However in terms of syntax and usage, pointers do seem like arrays. I'll talk about the some of the similarities and differences between arrays and pointers. <text:span text:style-name="T253">But the point is, once p points to an array, then the i-th index value of the array that p points to is p[i], which is exactly the array notation that you’re already used to.</text:span></text:p>
      <text:p text:style-name="P6"/>
      <text:p text:style-name="P7"><text:span text:style-name="T265">A</text:span>n array is like a container of values. We store information in these containers. (At this point you have only seen array of integers, of doubles, etc. Later on you will learn about complex values, values such as products in a company where each product contains product name, price, UPC code, etc.) The problem is that <text:span text:style-name="T265">the</text:span> arrays <text:span text:style-name="T265">you have seen up to this point have fixed sizes</text:span>. But no one can predict how large a container should be. You might think an array of size 10000 is enough. But what if after some time, you actually need 100000? Think for instance of a game. At the beginning of the game, maybe there are only 10 enemy spaceships and at most 100 lasers are flying around in the screen. But at a later level, maybe there are 1000 enemy spaceships and <text:s/>1000000 lasers. Is that enough? Maybe not for an even later level.</text:p>
      <text:p text:style-name="P7"/>
      <text:p text:style-name="P7">Dynamic arrays allows you to handle the situations like the above and they are therefore extremely important. There are actually many, many, many types of containers: fixed size arrays, dynamic arrays, and then in CISS350, I’ll show you linked lists, trees, hashtables, etc. </text:p>
      <text:p text:style-name="P8"/>
      <text:p text:style-name="P9">Pointers also allow you to create complex 2D arrays which are not rectangles. For instance if you want to create a 2D array where the first row has 1000000 values, the second has 5000, the third has 20000, and the fourth has 20, it can be done. <text:span text:style-name="T258">Without pointers, you would have to create a 2D array with 4 rows and each with 1000000 values.</text:span></text:p>
      <text:p text:style-name="P17">Pointer <text:span text:style-name="T288">a</text:span>rithmetic</text:p>
      <text:p text:style-name="P221"/>
      <text:p text:style-name="P227">Try this:</text:p>
      <table:table table:name="Table50" table:style-name="Table50">
        <table:table-column table:style-name="Table50.A"/>
        <table:table-row table:style-name="TableLine2594650499760">
          <table:table-cell table:style-name="Table50.A1" office:value-type="string">
            <text:p text:style-name="P172">int x = 42;</text:p>
            <text:p text:style-name="P172">int * p = &amp;<text:span text:style-name="T202">x</text:span>;</text:p>
            <text:p text:style-name="P172">int * q = p + 1;</text:p>
            <text:p text:style-name="P173">std::cout &lt;&lt; <text:span text:style-name="T186">(unsigned </text:span>int<text:span text:style-name="T186">)</text:span>(p) &lt;&lt; ' ' </text:p>
            <text:p text:style-name="P173"><text:s text:c="10"/>&lt;&lt; <text:span text:style-name="T186">(unsigned </text:span>int<text:span text:style-name="T186">)</text:span>(q) &lt;&lt; '\n'; </text:p>
          </table:table-cell>
        </table:table-row>
      </table:table>
      <text:p text:style-name="P221"/>
      <text:p text:style-name="P230">Aha! You can add integers to pointers. <text:span text:style-name="T203">Well this is not exactly shocking since addresses are integers.</text:span></text:p>
      <text:p text:style-name="P230"/>
      <text:p text:style-name="P230">Note the address <text:span text:style-name="T204">value stored in </text:span><text:span text:style-name="T38">q</text:span><text:span text:style-name="T80"> ... numerically speaking the value of </text:span><text:span text:style-name="T38">q </text:span><text:span text:style-name="T80">is actully the numerical value of </text:span><text:span text:style-name="T38">p</text:span><text:span text:style-name="T80"> plus 4. </text:span><text:span text:style-name="T66">when you add 1 to the address of an </text:span><text:span text:style-name="T19">int</text:span><text:span text:style-name="T66"> address – </text:span>IT'S NOT ONE!!! <text:span text:style-name="T204">Why 4?</text:span> <text:span text:style-name="T204">Because</text:span> … <text:span text:style-name="T154">4 comes from </text:span><text:span text:style-name="T25">sizeof(int)</text:span><text:span text:style-name="T194">. </text:span></text:p>
      <text:p text:style-name="P230"/>
      <text:p text:style-name="P260">But why does it work this way? Because this allows you to think like this: </text:p>
      <text:p text:style-name="P240"/>
      <text:list xml:id="list1261851818" text:style-name="L2">
        <text:list-header>
          <text:p text:style-name="P402"><text:span text:style-name="T103">“</text:span><text:span text:style-name="T131">p + 1</text:span><text:span text:style-name="T103"> points to the </text:span><text:span text:style-name="T131">int</text:span><text:span text:style-name="T103"> value that is immediately after the </text:span><text:span text:style-name="T131">int</text:span><text:span text:style-name="T103"> value that </text:span><text:span text:style-name="T131">p</text:span><text:span text:style-name="T103"> points to.”</text:span></text:p>
        </text:list-header>
      </text:list>
      <text:p text:style-name="P399"/>
      <text:p text:style-name="P398"><text:span text:style-name="T104">Of course p + 2 has address value that is 8 away from 8. </text:span><text:span text:style-name="T103">S</text:span><text:span text:style-name="T104">o if p has</text:span></text:p>
      <text:p text:style-name="P400">address value 124500, then you should have this picture in your mind:</text:p>
      <text:p text:style-name="P241"><draw:g text:anchor-type="paragraph" draw:z-index="0" draw:name="Shape1" draw:style-name="gr8"><draw:frame draw:style-name="gr21" draw:text-style-name="P458" svg:width="0.4378in" svg:height="0.1925in" svg:x="2.6929in" svg:y="0.0689in"><draw:text-box><text:p><text:span text:style-name="T9">...</text:span></text:p></draw:text-box></draw:frame><draw:rect draw:style-name="gr24" draw:text-style-name="P459" svg:width="0.9067in" svg:height="0.2504in" svg:x="2.313in" svg:y="2.5579in"><text:p/></draw:rect><draw:rect draw:style-name="gr25" draw:text-style-name="P460" svg:width="0.9067in" svg:height="0.2504in" svg:x="2.313in" svg:y="2.3079in"><text:p/></draw:rect><draw:rect draw:style-name="gr24" draw:text-style-name="P459" svg:width="0.9067in" svg:height="0.2504in" svg:x="2.313in" svg:y="2.8079in"><text:p/></draw:rect><draw:rect draw:style-name="gr24" draw:text-style-name="P459" svg:width="0.9067in" svg:height="0.2504in" svg:x="2.313in" svg:y="3.0579in"><text:p/></draw:rect><draw:rect draw:style-name="gr24" draw:text-style-name="P459" svg:width="0.9067in" svg:height="0.2504in" svg:x="2.313in" svg:y="3.3079in"><text:p/></draw:rect><draw:rect draw:style-name="gr26" draw:text-style-name="P461" svg:width="0.9067in" svg:height="0.2504in" svg:x="2.313in" svg:y="3.5579in"><text:p/></draw:rect><draw:rect draw:style-name="gr26" draw:text-style-name="P461" svg:width="0.9067in" svg:height="0.2504in" svg:x="2.313in" svg:y="3.8079in"><text:p/></draw:rect><draw:frame draw:style-name="gr21" draw:text-style-name="P462" svg:width="0.6358in" svg:height="0.1925in" svg:x="1.6776in" svg:y="3.3654in"><draw:text-box><text:p><text:s text:c="2"/>124500</text:p></draw:text-box></draw:frame><draw:frame draw:style-name="gr21" draw:text-style-name="P462" svg:width="0.6358in" svg:height="0.1925in" svg:x="1.6776in" svg:y="3.1154in"><draw:text-box><text:p><text:s text:c="2"/>124501</text:p></draw:text-box></draw:frame><draw:frame draw:style-name="gr21" draw:text-style-name="P462" svg:width="0.6358in" svg:height="0.1925in" svg:x="1.6776in" svg:y="2.8654in"><draw:text-box><text:p><text:s text:c="2"/>124502</text:p></draw:text-box></draw:frame><draw:frame draw:style-name="gr21" draw:text-style-name="P462" svg:width="0.6358in" svg:height="0.1925in" svg:x="1.6776in" svg:y="2.6154in"><draw:text-box><text:p><text:s text:c="2"/>124503</text:p></draw:text-box></draw:frame><draw:frame draw:style-name="gr21" draw:text-style-name="P462" svg:width="0.6358in" svg:height="0.1925in" svg:x="1.6776in" svg:y="2.3654in"><draw:text-box><text:p><text:s text:c="2"/>124504</text:p></draw:text-box></draw:frame><draw:rect draw:style-name="gr25" draw:text-style-name="P460" svg:width="0.9067in" svg:height="0.2504in" svg:x="2.313in" svg:y="2.0579in"><text:p/></draw:rect><draw:frame draw:style-name="gr21" draw:text-style-name="P462" svg:width="0.6358in" svg:height="0.1925in" svg:x="1.6776in" svg:y="2.1154in"><draw:text-box><text:p><text:s text:c="2"/>124505</text:p></draw:text-box></draw:frame><draw:frame draw:style-name="gr27" draw:text-style-name="P463" svg:width="0.6197in" svg:height="0.385in" svg:x="2.463in" svg:y="2.8787in"><draw:text-box><text:p text:style-name="P451"><text:span text:style-name="T337">42</text:span></text:p></draw:text-box></draw:frame><draw:rect draw:style-name="gr25" draw:text-style-name="P460" svg:width="0.9067in" svg:height="0.2504in" svg:x="2.313in" svg:y="1.8079in"><text:p/></draw:rect><draw:frame draw:style-name="gr21" draw:text-style-name="P462" svg:width="0.6358in" svg:height="0.1925in" svg:x="1.6776in" svg:y="1.8654in"><draw:text-box><text:p><text:s text:c="2"/>124506</text:p></draw:text-box></draw:frame><draw:rect draw:style-name="gr25" draw:text-style-name="P460" svg:width="0.9067in" svg:height="0.2504in" svg:x="2.313in" svg:y="1.5579in"><text:p/></draw:rect><draw:frame draw:style-name="gr21" draw:text-style-name="P462" svg:width="0.6358in" svg:height="0.1925in" svg:x="1.6776in" svg:y="1.6154in"><draw:text-box><text:p><text:s text:c="2"/>124507</text:p></draw:text-box></draw:frame><draw:rect draw:style-name="gr24" draw:text-style-name="P459" svg:width="0.9067in" svg:height="0.2504in" svg:x="2.313in" svg:y="1.3079in"><text:p/></draw:rect><draw:frame draw:style-name="gr21" draw:text-style-name="P462" svg:width="0.6358in" svg:height="0.1925in" svg:x="1.6776in" svg:y="1.3654in"><draw:text-box><text:p><text:s text:c="2"/>124508</text:p></draw:text-box></draw:frame><draw:frame draw:style-name="gr21" draw:text-style-name="P462" svg:width="0.6358in" svg:height="0.1925in" svg:x="1.2327in" svg:y="2.3654in"><draw:text-box><text:p><text:s text:c="6"/></text:p></draw:text-box></draw:frame><draw:rect draw:style-name="gr24" draw:text-style-name="P459" svg:width="0.9067in" svg:height="0.2504in" svg:x="2.313in" svg:y="1.0579in"><text:p/></draw:rect><draw:frame draw:style-name="gr21" draw:text-style-name="P462" svg:width="0.6358in" svg:height="0.1925in" svg:x="1.6776in" svg:y="1.1154in"><draw:text-box><text:p><text:s text:c="2"/>124509</text:p></draw:text-box></draw:frame><draw:rect draw:style-name="gr24" draw:text-style-name="P459" svg:width="0.9067in" svg:height="0.2504in" svg:x="2.313in" svg:y="0.8079in"><text:p/></draw:rect><draw:frame draw:style-name="gr21" draw:text-style-name="P462" svg:width="0.6358in" svg:height="0.1925in" svg:x="1.6776in" svg:y="0.8654in"><draw:text-box><text:p><text:s text:c="2"/>124510</text:p></draw:text-box></draw:frame><draw:rect draw:style-name="gr24" draw:text-style-name="P459" svg:width="0.9067in" svg:height="0.2504in" svg:x="2.313in" svg:y="0.5579in"><text:p/></draw:rect><draw:frame draw:style-name="gr21" draw:text-style-name="P462" svg:width="0.6358in" svg:height="0.1925in" svg:x="1.6776in" svg:y="0.6154in"><draw:text-box><text:p><text:s text:c="2"/>124511</text:p></draw:text-box></draw:frame><draw:g draw:style-name="gr28"><draw:rect draw:style-name="gr26" draw:text-style-name="P461" svg:width="0.9067in" svg:height="0.2504in" svg:x="2.313in" svg:y="0.3079in"><text:p/></draw:rect><draw:frame draw:style-name="gr21" draw:text-style-name="P462" svg:width="0.6358in" svg:height="0.1925in" svg:x="1.6776in" svg:y="0.3654in"><draw:text-box><text:p><text:s text:c="2"/>124512</text:p></draw:text-box></draw:frame></draw:g><draw:frame draw:style-name="gr21" draw:text-style-name="P462" svg:width="0.6358in" svg:height="0.1925in" svg:x="1.2248in" svg:y="1.3654in"><draw:text-box><text:p><text:s text:c="6"/></text:p></draw:text-box></draw:frame><draw:frame draw:style-name="gr29" draw:text-style-name="P463" svg:width="0.778in" svg:height="0.3843in" svg:x="2.374in" svg:y="1.8807in"><draw:text-box><text:p text:style-name="P451"><text:span text:style-name="T337">3467</text:span></text:p></draw:text-box></draw:frame><draw:frame draw:style-name="gr21" draw:text-style-name="P458" svg:width="0.4378in" svg:height="0.1925in" svg:x="2.722in" svg:y="4.0079in"><draw:text-box><text:p><text:span text:style-name="T9">...</text:span></text:p></draw:text-box></draw:frame><draw:frame draw:name="Shape1" draw:style-name="gr30" draw:text-style-name="P462" svg:width="0.2398in" svg:height="0.2504in" svg:x="0.3476in" svg:y="3.5598in"><draw:text-box><text:p>p</text:p></draw:text-box></draw:frame><draw:frame draw:name="Shape1" draw:style-name="gr29" draw:text-style-name="P462" svg:width="0.4898in" svg:height="0.3843in" svg:x="0.3374in" svg:y="3.2579in"><draw:text-box><text:p>p + 1</text:p></draw:text-box></draw:frame><draw:polyline draw:name="Shape2" draw:style-name="gr31" draw:text-style-name="P451" svg:width="0.9823in" svg:height="0.1555in" draw:transform="rotate (0.162490153360672) translate (0.742381269241753in 3.57217777166631in)" svg:viewBox="0 0 2496 396" draw:points="0,179 1466,396 1504,0 2496,163"><text:p/></draw:polyline><draw:polyline draw:name="Shape2" draw:style-name="gr31" draw:text-style-name="P451" svg:width="1.326in" svg:height="0.6724in" draw:transform="rotate (0.710349005561692) translate (0.52073522464178in 3.08872264159142in)" svg:viewBox="0 0 3369 1709" draw:points="0,950 883,1709 2385,0 3369,847"><text:p/></draw:polyline><draw:frame draw:name="Shape1" draw:style-name="gr29" draw:text-style-name="P462" svg:width="0.4898in" svg:height="0.3843in" svg:x="0.3374in" svg:y="2.9362in"><draw:text-box><text:p>p + 2</text:p></draw:text-box></draw:frame><draw:polyline draw:name="Shape2" draw:style-name="gr31" draw:text-style-name="P451" svg:width="1.8669in" svg:height="0.8299in" draw:transform="rotate (1.01211643323151) translate (0.296762576120566in 2.7532061828285in)" svg:viewBox="0 0 4743 2109" draw:points="0,1369 463,2109 3887,0 4743,1369"><text:p/></draw:polyline><draw:frame draw:style-name="gr29" draw:text-style-name="P463" svg:width="0.778in" svg:height="0.3843in" svg:x="2.3846in" svg:y="0.8598in"><draw:text-box><text:p text:style-name="P451"><text:span text:style-name="T337">829</text:span></text:p></draw:text-box></draw:frame></draw:g></text:p>
      <text:p text:style-name="P241"/>
      <text:p text:style-name="P241"/>
      <text:p text:style-name="P277"/>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34"/>
      <text:p text:style-name="P234"/>
      <text:p text:style-name="P234"/>
      <text:p text:style-name="P248"><text:soft-page-break/>Now you might be wonderin<text:span text:style-name="T231">g:</text:span> “Wait … <text:span text:style-name="T19">p</text:span> points to <text:span text:style-name="T19">x</text:span> and I do see that the value of <text:span text:style-name="T19">x</text:span> is 42. But what is the 3467 that <text:span text:style-name="T19">p + 1</text:span> points to?”. </text:p>
      <text:p text:style-name="P226"/>
      <text:p text:style-name="P248"><text:span text:style-name="T19">p + 1</text:span> simply points to an integer (because <text:span text:style-name="T19">p</text:span> is a pointer to <text:span text:style-name="T19">int</text:span>), i.e., the four bytes starting at <text:span text:style-name="T19">p + </text:span><text:span text:style-name="T45">1</text:span> as an integer just happens to be 3467. It does not belong to any variable. It’s just part of your computer’s memory. And of course it could be garbage and the value would be different next time you run the same program.</text:p>
      <text:p text:style-name="P234"/>
      <text:p text:style-name="P234">The above<text:span text:style-name="T201"> </text:span>applies to any type <text:span text:style-name="T201">and not just </text:span><text:span text:style-name="T33">int</text:span><text:span text:style-name="T201">. In general suppose </text:span><text:span text:style-name="T33">T</text:span><text:span text:style-name="T201"> is a type (</text:span><text:span text:style-name="T33">int</text:span><text:span text:style-name="T201"> or a </text:span><text:span text:style-name="T33">char</text:span><text:span text:style-name="T201"> or a </text:span><text:span text:style-name="T33">double</text:span><text:span text:style-name="T201"> or a </text:span><text:span text:style-name="T33">bool</text:span><text:span text:style-name="T201"> or what-have-you), and you have the following:</text:span></text:p>
      <text:p text:style-name="P229"/>
      <text:p text:style-name="P222"><text:span text:style-name="T66"><text:tab/></text:span>T * p = &amp;x;</text:p>
      <text:p text:style-name="P229"/>
      <text:p text:style-name="P229">and <text:span text:style-name="T192">suppose</text:span> a value of type <text:span text:style-name="T19">T</text:span> uses k bytes <text:span text:style-name="T205">(which can be obtained using </text:span><text:span text:style-name="T35">sizeof(T)</text:span><text:span text:style-name="T205">)</text:span>, then <text:span text:style-name="T205">numerically the address value of</text:span> <text:span text:style-name="T35">p + 1</text:span> is always <text:span text:style-name="T205">the address value of </text:span><text:span text:style-name="T19">p</text:span><text:span text:style-name="T66"> </text:span><text:span text:style-name="T81">plus </text:span><text:span text:style-name="T35">k</text:span>. <text:span text:style-name="T231">Also, if we have</text:span></text:p>
      <text:p text:style-name="P229"/>
      <text:p text:style-name="P222"><text:span text:style-name="T66"><text:tab/></text:span>T * p = &amp;x;</text:p>
      <text:p text:style-name="P222"><text:tab/>T * q = p - 1;</text:p>
      <text:p text:style-name="P229"/>
      <text:p text:style-name="P238">then <text:span text:style-name="T19">q</text:span> is k smaller than <text:span text:style-name="T19">p</text:span>.</text:p>
      <text:p text:style-name="P238"/>
      <text:p text:style-name="P139"><text:span text:style-name="T68">Remember ...</text:span><text:span text:style-name="T70"> </text:span></text:p>
      <text:list xml:id="list1684304994" text:style-name="L3">
        <text:list-item>
          <text:p text:style-name="P434"><text:span text:style-name="T144">if </text:span><text:span text:style-name="T132">p</text:span><text:span text:style-name="T105"> is an </text:span><text:span text:style-name="T132">int </text:span><text:span text:style-name="T105">pointer</text:span><text:span text:style-name="T98"> (</text:span><text:span text:style-name="T105">and </text:span><text:span text:style-name="T98">if you're using a 32-bit machine), </text:span><text:span text:style-name="T105">then</text:span><text:span text:style-name="T98"> </text:span><text:span text:style-name="T129">p + 1 </text:span><text:span text:style-name="T98">does </text:span><text:span text:style-name="T128">not</text:span><text:span text:style-name="T98"> mean “next address value after </text:span><text:span text:style-name="T129">p</text:span><text:span text:style-name="T98">”. Rather, it means address of the next</text:span><text:span text:style-name="T121"> </text:span><text:span text:style-name="T127">integer</text:span><text:span text:style-name="T98"> after the </text:span><text:span text:style-name="T127">integer</text:span><text:span text:style-name="T98"> </text:span><text:span text:style-name="T129">p</text:span><text:span text:style-name="T98"> points to.</text:span></text:p>
        </text:list-item>
        <text:list-item>
          <text:p text:style-name="P434"><text:span text:style-name="T99">If </text:span><text:span text:style-name="T130">q</text:span><text:span text:style-name="T99"> is a pointer that points to a </text:span><text:span text:style-name="T130">double</text:span><text:span text:style-name="T99">, then </text:span><text:span text:style-name="T130">q + 1</text:span><text:span text:style-name="T99"> is </text:span><text:span text:style-name="T105">the </text:span><text:span text:style-name="T99">address of the next</text:span><text:span text:style-name="T122"> </text:span><text:span text:style-name="T128">double</text:span><text:span text:style-name="T99"> after the </text:span><text:span text:style-name="T128">double</text:span><text:span text:style-name="T99"> </text:span><text:span text:style-name="T130">q</text:span><text:span text:style-name="T99"> points to.</text:span></text:p>
        </text:list-item>
        <text:list-item>
          <text:p text:style-name="P434"><text:span text:style-name="T99">If </text:span><text:span text:style-name="T130">r</text:span><text:span text:style-name="T99"> is a pointer that points to a character, then </text:span><text:span text:style-name="T130">r + 1</text:span><text:span text:style-name="T99"> is address of the next</text:span><text:span text:style-name="T122"> </text:span><text:span text:style-name="T128">character</text:span><text:span text:style-name="T99"> after the </text:span><text:span text:style-name="T128">character</text:span><text:span text:style-name="T99"> </text:span><text:span text:style-name="T136">r</text:span><text:span text:style-name="T99"> points to.</text:span></text:p>
        </text:list-item>
      </text:list>
      <text:p text:style-name="P56"/>
      <text:p text:style-name="P234">Get it?</text:p>
      <text:p text:style-name="P234"/>
      <text:p text:style-name="P251">By the way:</text:p>
      <text:p text:style-name="P251"/>
      <text:p text:style-name="P140"><text:tab/>sizeof(double) <text:tab/><text:span text:style-name="T66">is 8 <text:s text:c="3"/>(a double value takes up 8 bytes)</text:span></text:p>
      <text:p text:style-name="P140"><text:tab/>sizeof(char)<text:tab/><text:span text:style-name="T66">is 1 <text:s text:c="3"/>(a char value takes up 1 byte)</text:span></text:p>
      <text:p text:style-name="P251"/>
      <text:p text:style-name="P251">However the <text:span text:style-name="T19">sizeof(int)</text:span> can vary depending on your machine. </text:p>
      <text:p text:style-name="P293"/>
      <text:p text:style-name="P294">If you want <text:span text:style-name="T231">to </text:span>measure the difference between two point<text:span text:style-name="T231">er</text:span>s, you have to type cast the address values not to unsigned int, but to int so that you can get negative values. Here’s an example:</text:p>
      <table:table table:name="Table60" table:style-name="Table60">
        <table:table-column table:style-name="Table60.A"/>
        <table:table-row table:style-name="TableLine2594737543840">
          <table:table-cell table:style-name="Table60.A1" office:value-type="string">
            <text:p text:style-name="P333">int x = 42;</text:p>
            <text:p text:style-name="P333"><text:soft-page-break/>int * p = &amp;x;</text:p>
            <text:p text:style-name="P333">int * q = p + 1;</text:p>
            <text:p text:style-name="P333">int * r = p – 1;</text:p>
            <text:p text:style-name="P333">std::cout &lt;&lt; (int) q – (int) p &lt;&lt; ' '</text:p>
            <text:p text:style-name="P333"><text:s text:c="10"/>&lt;&lt; (int) r – (int) p &lt;&lt; '\n';</text:p>
          </table:table-cell>
        </table:table-row>
      </table:table>
      <text:p text:style-name="P295"/>
      <text:p text:style-name="P295"/>
      <text:p text:style-name="P295"><text:span text:style-name="T18">Exercise.</text:span><text:span text:style-name="T265"> </text:span>Think about this: Is <text:span text:style-name="T40">(int) </text:span><text:span text:style-name="T19">(p + 1)</text:span><text:span text:style-name="T66"> the same as (</text:span><text:span text:style-name="T40">(int) </text:span><text:span text:style-name="T19">p) + 1</text:span><text:span text:style-name="T66">?</text:span></text:p>
      <text:p text:style-name="P290"/>
      <text:p text:style-name="P290"/>
      <text:p text:style-name="P292"><text:span text:style-name="T10">Exercise.</text:span><text:span text:style-name="T191"> There are four pointer values (i.e., address values) in the following code segment. The first one is </text:span><text:span text:style-name="T39">p</text:span><text:span text:style-name="T191">. As for the rest: </text:span></text:p>
      <text:list xml:id="list3555712969" text:style-name="L4">
        <text:list-item>
          <text:p text:style-name="P423"><text:span text:style-name="T106">Is </text:span><text:span text:style-name="T133">p + 2</text:span><text:span text:style-name="T106"> larger or smaller than </text:span><text:span text:style-name="T133">p</text:span><text:span text:style-name="T106">? How far apart are they?</text:span></text:p>
        </text:list-item>
        <text:list-item>
          <text:p text:style-name="P423"><text:span text:style-name="T106">Is </text:span><text:span text:style-name="T133">p - </text:span><text:span text:style-name="T134">1</text:span><text:span text:style-name="T106"> larger or smaller than </text:span><text:span text:style-name="T133">p</text:span><text:span text:style-name="T106">? How far apart are they?</text:span></text:p>
        </text:list-item>
        <text:list-item>
          <text:p text:style-name="P423"><text:span text:style-name="T106">Is </text:span><text:span text:style-name="T133">p - </text:span><text:span text:style-name="T134">3</text:span><text:span text:style-name="T106"> larger or smaller than </text:span><text:span text:style-name="T133">p</text:span><text:span text:style-name="T106">? How far apart are they?</text:span></text:p>
        </text:list-item>
      </text:list>
      <table:table table:name="Table51" table:style-name="Table51">
        <table:table-column table:style-name="Table51.A"/>
        <table:table-row table:style-name="TableLine2594737545200">
          <table:table-cell table:style-name="Table51.A1" office:value-type="string">
            <text:p text:style-name="P175">int x = 42;</text:p>
            <text:p text:style-name="P175">int * p = &amp;<text:span text:style-name="T202">x</text:span>;</text:p>
            <text:p text:style-name="P175">std::cout &lt;&lt; <text:span text:style-name="T186">(unsigned </text:span>int<text:span text:style-name="T186">)</text:span>(p) &lt;&lt; ' ' </text:p>
            <text:p text:style-name="P175"><text:s text:c="10"/>&lt;&lt; <text:span text:style-name="T186">(unsigned </text:span>int<text:span text:style-name="T186">)</text:span>(<text:span text:style-name="T206">p + 2</text:span>) &lt;&lt; ' '</text:p>
            <text:p text:style-name="P175"><text:s text:c="10"/>&lt;&lt; <text:span text:style-name="T186">(unsigned </text:span>int<text:span text:style-name="T186">)</text:span>(<text:span text:style-name="T206">p - 1</text:span>) &lt;&lt; ' '</text:p>
            <text:p text:style-name="P175"><text:s text:c="10"/>&lt;&lt; <text:span text:style-name="T186">(unsigned </text:span>int<text:span text:style-name="T186">)</text:span>(<text:span text:style-name="T206">p - 3</text:span>) &lt;&lt; '\n'; </text:p>
          </table:table-cell>
        </table:table-row>
      </table:table>
      <text:p text:style-name="P258">Verify your answer by running the program.</text:p>
      <text:p text:style-name="P289"/>
      <text:p text:style-name="P289"/>
      <text:p text:style-name="P292"><text:span text:style-name="T10">Exercise.</text:span><text:span text:style-name="T191"> There are four pointer values (i.e., address values) in the following code segment. The first one is </text:span><text:span text:style-name="T39">p</text:span><text:span text:style-name="T191">. As for the rest: </text:span></text:p>
      <text:list xml:id="list150637171015556" text:continue-numbering="true" text:style-name="L4">
        <text:list-item>
          <text:p text:style-name="P423"><text:span text:style-name="T106">Is </text:span><text:span text:style-name="T133">p + 2</text:span><text:span text:style-name="T106"> larger or smaller than </text:span><text:span text:style-name="T133">p</text:span><text:span text:style-name="T106">? How far apart are they?</text:span></text:p>
        </text:list-item>
        <text:list-item>
          <text:p text:style-name="P423"><text:span text:style-name="T106">Is </text:span><text:span text:style-name="T133">p - </text:span><text:span text:style-name="T134">1</text:span><text:span text:style-name="T106"> larger or smaller than </text:span><text:span text:style-name="T133">p</text:span><text:span text:style-name="T106">? How far apart are they?</text:span></text:p>
        </text:list-item>
        <text:list-item>
          <text:p text:style-name="P423"><text:span text:style-name="T106">Is </text:span><text:span text:style-name="T133">p - </text:span><text:span text:style-name="T134">3</text:span><text:span text:style-name="T106"> larger or smaller than </text:span><text:span text:style-name="T133">p</text:span><text:span text:style-name="T106">? How far apart are they?</text:span></text:p>
        </text:list-item>
      </text:list>
      <table:table table:name="Table63" table:style-name="Table63">
        <table:table-column table:style-name="Table63.A"/>
        <table:table-row table:style-name="TableLine2594737554992">
          <table:table-cell table:style-name="Table63.A1" office:value-type="string">
            <text:p text:style-name="P176"><text:span text:style-name="T207">double</text:span> <text:span text:style-name="T207">d</text:span> = <text:span text:style-name="T207">3.14</text:span>;</text:p>
            <text:p text:style-name="P176"><text:span text:style-name="T207">double</text:span> * p = &amp;<text:span text:style-name="T207">d</text:span>;</text:p>
            <text:p text:style-name="P176">std::cout &lt;&lt; <text:span text:style-name="T186">(unsigned </text:span>int<text:span text:style-name="T186">)</text:span>(p) &lt;&lt; ' ' </text:p>
            <text:p text:style-name="P176"><text:s text:c="10"/>&lt;&lt; <text:span text:style-name="T186">(unsigned </text:span>int<text:span text:style-name="T186">)</text:span>(<text:span text:style-name="T206">p + 5</text:span>) &lt;&lt; ' ';</text:p>
            <text:p text:style-name="P176"><text:s text:c="10"/>&lt;&lt; <text:span text:style-name="T186">(unsigned </text:span>int<text:span text:style-name="T186">)</text:span>(<text:span text:style-name="T206">p - 2</text:span>) &lt;&lt; ' ';</text:p>
            <text:p text:style-name="P176"><text:s text:c="10"/>&lt;&lt; <text:span text:style-name="T186">(unsigned </text:span>int<text:span text:style-name="T186">)</text:span>(<text:span text:style-name="T206">p - 4</text:span>) &lt;&lt; '\n'; </text:p>
          </table:table-cell>
        </table:table-row>
      </table:table>
      <text:p text:style-name="P259">Verify your answer by running the program.</text:p>
      <text:p text:style-name="P289"/>
      <text:p text:style-name="P289"/>
      <text:p text:style-name="P231"><text:span text:style-name="T11">Exercise.</text:span><text:span text:style-name="T207"> </text:span></text:p>
      <text:list xml:id="list3257269482" text:style-name="L5">
        <text:list-item>
          <text:p text:style-name="P438">Can we use pre- and post- increment and decrement operators on pointers? </text:p>
        </text:list-item>
        <text:list-item>
          <text:p text:style-name="P438">What about augmented assignment operators? </text:p>
        </text:list-item>
        <text:list-item>
          <text:p text:style-name="P441"><text:span text:style-name="T108">What is the numeric value of the difference in address value of </text:span><text:span text:style-name="T134">q</text:span><text:span text:style-name="T108">, </text:span><text:span text:style-name="T134">r</text:span><text:span text:style-name="T108">, </text:span><text:span text:style-name="T134">s</text:span><text:span text:style-name="T108"> and </text:span><text:span text:style-name="T134">p</text:span><text:span text:style-name="T108"> </text:span><text:span text:style-name="T107">in the following:</text:span></text:p>
        </text:list-item>
      </text:list>
      <table:table table:name="Table59" table:style-name="Table59">
        <table:table-column table:style-name="Table59.A"/>
        <table:table-row table:style-name="TableLine2594737550096">
          <table:table-cell table:style-name="Table59.A1" office:value-type="string">
            <text:p text:style-name="P158">int x = 42;</text:p>
            <text:p text:style-name="P141">int * p;</text:p>
            <text:p text:style-name="P158">int * q = p;</text:p>
            <text:p text:style-name="P158">int * <text:span text:style-name="T208">r</text:span> = p;</text:p>
            <text:p text:style-name="P158">int * <text:span text:style-name="T208">s</text:span> = p;</text:p>
            <text:p text:style-name="P141"><text:span text:style-name="T207">q</text:span>++;</text:p>
            <text:p text:style-name="P141"><text:soft-page-break/><text:span text:style-name="T208">r</text:span> += 5;</text:p>
            <text:p text:style-name="P141"><text:span text:style-name="T208">s</text:span>--;</text:p>
            <text:p text:style-name="P160">std::cout &lt;&lt; (int) q – (int) p </text:p>
            <text:p text:style-name="P160"><text:s text:c="10"/>&lt;&lt; ' '</text:p>
            <text:p text:style-name="P160"><text:s text:c="10"/>&lt;&lt; (int) r – (int) p </text:p>
            <text:p text:style-name="P160"><text:s text:c="10"/>&lt;&lt; ' '</text:p>
            <text:p text:style-name="P160"><text:s text:c="10"/>&lt;&lt; (int) s – (int) p </text:p>
            <text:p text:style-name="P160"><text:s text:c="2"/><text:span text:style-name="T290"><text:s text:c="8"/></text:span>&lt;&lt; '\n';</text:p>
          </table:table-cell>
        </table:table-row>
      </table:table>
      <text:p text:style-name="P269">(Recall that if you have a newer laptop, you might need to use <text:span text:style-name="T49">long long int</text:span>.)</text:p>
      <text:p text:style-name="P250"/>
      <text:p text:style-name="P250"/>
      <text:p text:style-name="P285"><text:span text:style-name="T123">Exercise.</text:span><text:span text:style-name="T108"> </text:span><text:span text:style-name="T109">What is the output:</text:span></text:p>
      <table:table table:name="Table61" table:style-name="Table61">
        <table:table-column table:style-name="Table61.A"/>
        <table:table-row table:style-name="TableLine2594737547920">
          <table:table-cell table:style-name="Table61.A1" office:value-type="string">
            <text:p text:style-name="P161">double d = 3.14;</text:p>
            <text:p text:style-name="P141"><text:span text:style-name="T209">double</text:span> * p <text:span text:style-name="T209">= &amp;d</text:span>;</text:p>
            <text:p text:style-name="P158"><text:span text:style-name="T209">double</text:span> * q = p;</text:p>
            <text:p text:style-name="P158">--<text:span text:style-name="T209">q;</text:span></text:p>
            <text:p text:style-name="P158"><text:span text:style-name="T209">double</text:span> * <text:span text:style-name="T208">r</text:span> = <text:span text:style-name="T209">q</text:span>;</text:p>
            <text:p text:style-name="P161">r += 4</text:p>
            <text:p text:style-name="P158"><text:span text:style-name="T209">double</text:span> * <text:span text:style-name="T208">s</text:span> = <text:span text:style-name="T209">r</text:span>;</text:p>
            <text:p text:style-name="P161">--s;</text:p>
            <text:p text:style-name="P160">std::cout &lt;&lt; (int) q – (int) p </text:p>
            <text:p text:style-name="P160"><text:s text:c="2"/><text:span text:style-name="T290"><text:s text:c="8"/></text:span>&lt;&lt; ' '</text:p>
            <text:p text:style-name="P160"><text:s text:c="10"/>&lt;&lt; (int) r – (int) p </text:p>
            <text:p text:style-name="P160"><text:s text:c="10"/>&lt;&lt; ' '</text:p>
            <text:p text:style-name="P159"><text:s text:c="10"/>&lt;&lt; (int) s – (int) p &lt;&lt; '\n';</text:p>
          </table:table-cell>
        </table:table-row>
      </table:table>
      <text:p text:style-name="P250"/>
      <text:p text:style-name="P235"/>
      <text:p text:style-name="P233"><text:span text:style-name="T9">Exercise. </text:span>You have the following:</text:p>
      <table:table table:name="Table1" table:style-name="Table1">
        <table:table-column table:style-name="Table1.A"/>
        <table:table-row table:style-name="TableLine2594737548192">
          <table:table-cell table:style-name="Table1.A1" office:value-type="string">
            <text:p text:style-name="P329">char c = 'a';</text:p>
            <text:p text:style-name="P329">char * p = &amp;c;</text:p>
            <text:p text:style-name="P380"><text:span text:style-name="T19">char * q = p + </text:span><text:span text:style-name="T29">8</text:span><text:span text:style-name="T19">;</text:span> </text:p>
          </table:table-cell>
        </table:table-row>
      </table:table>
      <text:p text:style-name="P236">How much larger is <text:span text:style-name="T19">q</text:span> when compared with <text:span text:style-name="T19">p</text:span>? Verify it yourself. <text:span text:style-name="T193">(If you get something different from the expected on your computer, don’t panic. Talk to me.)</text:span></text:p>
      <text:p text:style-name="P236"/>
      <text:p text:style-name="P236"/>
      <text:p text:style-name="P104">Exercise. <text:s/><text:span text:style-name="T1">For a 32-bit machine, the integer values you can represent is about -2 billion to 2 billion. More exactly, the range of values is from </text:span></text:p>
      <text:p text:style-name="P28"/>
      <text:p text:style-name="P109"><text:span text:style-name="T1">-2</text:span><text:span text:style-name="T168">31</text:span><text:span text:style-name="T1">, ...2</text:span><text:span text:style-name="T168">31</text:span><text:span text:style-name="T1"> - 1</text:span></text:p>
      <text:p text:style-name="P28"/>
      <text:p text:style-name="P104"><text:span text:style-name="T1">(Why 31? It's 1 less than 32, the number of bits for a 32-bit machine.) There is another integer type called the </text:span><text:span text:style-name="T146">long integer</text:span><text:span text:style-name="T1">. The formal name is </text:span><text:span text:style-name="T20">long</text:span><text:span text:style-name="T1"> or </text:span><text:span text:style-name="T20">long int</text:span><text:span text:style-name="T1">. Example:</text:span></text:p>
      <table:table table:name="Table47" table:style-name="Table47">
        <table:table-column table:style-name="Table47.A"/>
        <table:table-row table:style-name="TableLine2594737553904">
          <table:table-cell table:style-name="Table47.A1" office:value-type="string">
            <text:p text:style-name="P141">long i = 0L;</text:p>
            <text:p text:style-name="P141">long int j = 42; // OK ... C++ will type cast</text:p>
            <text:p text:style-name="P141"><text:s text:c="17"/>// 42 to 42L for you</text:p>
          </table:table-cell>
        </table:table-row>
      </table:table>
      <text:p text:style-name="P182"><text:span text:style-name="T98">(Most programmers </text:span><text:span text:style-name="T100">type</text:span><text:span text:style-name="T98"> </text:span><text:span text:style-name="T129">long</text:span><text:span text:style-name="T98"> instead of </text:span><text:span text:style-name="T129">long int</text:span><text:span text:style-name="T98">.)</text:span></text:p>
      <text:list xml:id="list3149532384" text:style-name="L6">
        <text:list-item>
          <text:p text:style-name="P442"><text:span text:style-name="T98">How many bytes of memory is used by a </text:span><text:span text:style-name="T129">long</text:span><text:span text:style-name="T98"> value on your compiler? (Write a simple program.)</text:span></text:p>
        </text:list-item>
        <text:list-item>
          <text:p text:style-name="P439"><text:soft-page-break/>What is the output of the following code segment?</text:p>
        </text:list-item>
      </text:list>
      <table:table table:name="Table56" table:style-name="Table56">
        <table:table-column table:style-name="Table56.A"/>
        <table:table-row table:style-name="TableLine2594737550368">
          <table:table-cell table:style-name="Table56.A1" office:value-type="string">
            <text:p text:style-name="P141">long * p = new long;</text:p>
            <text:p text:style-name="P141">std::cout &lt;&lt; (int) <text:span text:style-name="T209">p</text:span> – (int) <text:span text:style-name="T209">(</text:span>p <text:span text:style-name="T209">+ 2)</text:span> &lt;&lt; '\n';</text:p>
          </table:table-cell>
        </table:table-row>
      </table:table>
      <text:p text:style-name="P28">(First do this without your compiler. Then, check with your compiler.)</text:p>
      <text:p text:style-name="P28"/>
      <text:p text:style-name="P104"/>
      <text:p text:style-name="P104">Exercise. <text:s/><text:span text:style-name="T1">There is yet another integer type called the </text:span><text:span text:style-name="T146">long long integer</text:span><text:span text:style-name="T1">. The formal name is </text:span><text:span text:style-name="T20">long</text:span><text:span text:style-name="T1"> </text:span><text:span text:style-name="T21">long</text:span><text:span text:style-name="T7"> </text:span><text:span text:style-name="T1">or </text:span><text:span text:style-name="T20">long </text:span><text:span text:style-name="T21">long </text:span><text:span text:style-name="T20">int</text:span><text:span text:style-name="T1">. Example:</text:span></text:p>
      <table:table table:name="Table57" table:style-name="Table57">
        <table:table-column table:style-name="Table57.A"/>
        <table:table-row table:style-name="TableLine2594737555808">
          <table:table-cell table:style-name="Table57.A1" office:value-type="string">
            <text:p text:style-name="P141">long long i = 0LL;</text:p>
            <text:p text:style-name="P141">long long int j = 42; // OK ... C++ will type</text:p>
            <text:p text:style-name="P141"><text:s text:c="22"/>// cast 42 to 42LL for you</text:p>
          </table:table-cell>
        </table:table-row>
      </table:table>
      <text:p text:style-name="P104"><text:span text:style-name="T1">(Most programmers just use </text:span><text:span text:style-name="T20">long long</text:span><text:span text:style-name="T1"> instead of </text:span><text:span text:style-name="T20">long long int</text:span><text:span text:style-name="T1">.) </text:span></text:p>
      <text:list xml:id="list228632760" text:style-name="L7">
        <text:list-item>
          <text:p text:style-name="P435"><text:span text:style-name="T98">How many bytes of memory is used by a </text:span><text:span text:style-name="T129">long</text:span><text:span text:style-name="T98"> </text:span><text:span text:style-name="T129">long</text:span><text:span text:style-name="T98"> value on your compiler? (Write a simple program.)</text:span></text:p>
        </text:list-item>
        <text:list-item>
          <text:p text:style-name="P436">What is the output of the following code segment?</text:p>
        </text:list-item>
      </text:list>
      <table:table table:name="Table58" table:style-name="Table58">
        <table:table-column table:style-name="Table58.A"/>
        <table:table-row table:style-name="TableLine2594737551184">
          <table:table-cell table:style-name="Table58.A1" office:value-type="string">
            <text:p text:style-name="P192">long long * p = new long long;</text:p>
            <text:p text:style-name="P141">std::cout &lt;&lt; (int) <text:span text:style-name="T209">p – (int) (p + 2)</text:span> &lt;&lt; '\n';</text:p>
          </table:table-cell>
        </table:table-row>
      </table:table>
      <text:p text:style-name="P28">(First do this without your compiler. Then, check with your compiler.)</text:p>
      <text:p text:style-name="P28"/>
      <text:p text:style-name="P235"/>
      <text:p text:style-name="P289"/>
      <text:p text:style-name="P289"/>
      <text:p text:style-name="P289"/>
      <text:p text:style-name="P291"/>
      <text:p text:style-name="P249"/>
      <text:p text:style-name="P249"/>
      <text:p text:style-name="P249"/>
      <text:p text:style-name="P249"/>
      <text:p text:style-name="P249"/>
      <text:p text:style-name="P296"/>
      <text:p text:style-name="P239"/>
      <text:p text:style-name="P18">Memory layout of local variables</text:p>
      <text:p text:style-name="P246"/>
      <text:p text:style-name="P261">Suppose you have two integer variables declared next to each other:</text:p>
      <table:table table:name="Table69" table:style-name="Table69">
        <table:table-column table:style-name="Table69.A"/>
        <table:table-row table:style-name="TableLine2594737552544">
          <table:table-cell table:style-name="Table69.A1" office:value-type="string">
            <text:p text:style-name="P334">int x = 42;</text:p>
            <text:p text:style-name="P334">int y = 43;</text:p>
          </table:table-cell>
        </table:table-row>
      </table:table>
      <text:p text:style-name="P253">Then the address of y is <text:span text:style-name="T147">4 smaller</text:span> than the address of x – assuming that <text:span text:style-name="T22">sizeof(int)</text:span><text:span text:style-name="T147"> is 4</text:span>. <text:span text:style-name="T212">(If on your machine, the </text:span><text:span text:style-name="T41">sizeof(int)</text:span><text:span text:style-name="T212"> is 8, then the address of </text:span><text:span text:style-name="T41">y</text:span><text:span text:style-name="T212"> is 8 smaller.)</text:span></text:p>
      <text:p text:style-name="P253"/>
      <text:p text:style-name="P232"><text:span text:style-name="T12">Caveat:</text:span><text:span text:style-name="T210"> Note that that difference between </text:span><text:span text:style-name="T36">&amp;x</text:span><text:span text:style-name="T195"> and </text:span><text:span text:style-name="T57">&amp;</text:span><text:span text:style-name="T36">y</text:span><text:span text:style-name="T195"> can be more than 4 on your computer, but it cannot be less than </text:span><text:span text:style-name="T30">4</text:span><text:span text:style-name="T194">. The point is that an integer takes up </text:span><text:span text:style-name="T30">sizeof(int)</text:span><text:span text:style-name="T194"> number of bytes. But your computer (and your compiler) might pad some extra bytes between the memory used by two adjacent integer variables. On my Windows machine, 8 extra bytes were padded. On my linux machine, the padding is 0. In the notes below, I’m going to assume that the amount of extra padding is 0. To check on the padding of your machine, using the above code, print the address of x and the address of y and subtract. If the difference is 12, then you know that the padding is 12 – 4 = 8 since the </text:span><text:span text:style-name="T30">sizeof(int)</text:span><text:span text:style-name="T194"> is 4.</text:span></text:p>
      <text:p text:style-name="P247"/>
      <text:p text:style-name="P230">First run this:</text:p>
      <table:table table:name="Table5" table:style-name="Table5">
        <table:table-column table:style-name="Table5.A"/>
        <table:table-row table:style-name="TableLine2594737549552">
          <table:table-cell table:style-name="Table5.A1" office:value-type="string">
            <text:p text:style-name="P174">int x = 42, y = 43, <text:span text:style-name="T189">z = 44</text:span>;</text:p>
            <text:p text:style-name="P180">std::cout &lt;&lt; (unsigned int) &amp;x &lt;&lt; ' ' </text:p>
            <text:p text:style-name="P180"><text:s text:c="10"/>&lt;&lt; (unsigned int) &amp;y &lt;&lt; ' '</text:p>
            <text:p text:style-name="P180"><text:s text:c="10"/>&lt;&lt; (unsigned int) &amp;z &lt;&lt; '\n';</text:p>
            <text:p text:style-name="P174">int * p = &amp;<text:span text:style-name="T210">x</text:span>;</text:p>
            <text:p text:style-name="P174">int * q = p - 1;</text:p>
            <text:p text:style-name="P174">std::cout &lt;&lt; <text:span text:style-name="T186">(unsigned </text:span>int<text:span text:style-name="T186">)</text:span>(p) &lt;&lt; ' ' </text:p>
            <text:p text:style-name="P174"><text:s text:c="10"/>&lt;&lt; <text:span text:style-name="T186">(unsigned </text:span>int<text:span text:style-name="T186">)</text:span>(q) &lt;&lt; '\n'; </text:p>
          </table:table-cell>
        </table:table-row>
      </table:table>
      <text:p text:style-name="P223"><text:span text:style-name="T89">(Recall: you might want to use </text:span><text:span text:style-name="T55">unsigned long long</text:span><text:span text:style-name="T89">.) </text:span><text:span text:style-name="T75">AHA</text:span><text:span text:style-name="T66"> … </text:span><text:span text:style-name="T75">so … </text:span>q<text:span text:style-name="T66"> </text:span><text:span text:style-name="T71">is </text:span><text:span text:style-name="T75">indeed </text:span><text:span text:style-name="T71">pointing </text:span><text:span text:style-name="T66">to </text:span><text:span text:style-name="T190">x</text:span><text:span text:style-name="T66">! <text:s/></text:span><text:span text:style-name="T71">Try this:</text:span></text:p>
      <table:table table:name="Table6" table:style-name="Table6">
        <table:table-column table:style-name="Table6.A"/>
        <table:table-row table:style-name="TableLine2594737549008">
          <table:table-cell table:style-name="Table6.A1" office:value-type="string">
            <text:p text:style-name="P174">int x = 42, y = 43, <text:span text:style-name="T189">z = 44</text:span>;</text:p>
            <text:p text:style-name="P180">std::cout &lt;&lt; (unsigned int) &amp;x &lt;&lt; ' ' </text:p>
            <text:p text:style-name="P180"><text:s text:c="10"/>&lt;&lt; (unsigned int) &amp;y &lt;&lt; ' '</text:p>
            <text:p text:style-name="P180"><text:s text:c="10"/>&lt;&lt; (unsigned int) &amp;z &lt;&lt; '\n';</text:p>
            <text:p text:style-name="P174">int * p = &amp;<text:span text:style-name="T210">x</text:span>;</text:p>
            <text:p text:style-name="P174">int * q = p - 1;</text:p>
            <text:p text:style-name="P174">std::cout &lt;&lt; <text:span text:style-name="T186">(unsigned </text:span>int<text:span text:style-name="T186">)</text:span>(p) &lt;&lt; ' ' </text:p>
            <text:p text:style-name="P174"><text:s text:c="10"/>&lt;&lt; <text:span text:style-name="T186">(unsigned </text:span>int<text:span text:style-name="T186">)</text:span>(q) &lt;&lt; '\n'; </text:p>
            <text:p text:style-name="P174">*<text:span text:style-name="T190">q = 0;</text:span></text:p>
            <text:p text:style-name="P181">std::cout &lt;&lt; x &lt;&lt; '\n';</text:p>
          </table:table-cell>
        </table:table-row>
      </table:table>
      <text:p text:style-name="P237">Sure enough, <text:span text:style-name="T19">*q = 0</text:span> changes <text:span text:style-name="T19">x</text:span> to 0!!!</text:p>
      <text:p text:style-name="P237"/>
      <text:p text:style-name="P253"><text:span text:style-name="T9">Caveat:</text:span> In my case, because my linux machine does not pad extra bytes between the memory of <text:span text:style-name="T19">x</text:span> and the memory of <text:span text:style-name="T19">y</text:span>, for <text:span text:style-name="T19">q</text:span> to point to <text:span text:style-name="T19">y</text:span>, I only need <text:span text:style-name="T19">q = p – 1</text:span>. On my Windows machine, there is a padding of 8 bytes, which means that for my Windows machine, I would need to do <text:span text:style-name="T19">q = p – </text:span><text:span text:style-name="T41">1 - 2</text:span><text:span text:style-name="T66">, i.e., I have to subtract 2 </text:span><text:span text:style-name="T82">more </text:span><text:span text:style-name="T66">because of the 8-byte padding.</text:span></text:p>
      <text:p text:style-name="P244"><text:soft-page-break/></text:p>
      <text:p text:style-name="P225"><text:span text:style-name="T73">S</text:span><text:span text:style-name="T66">o if the address of </text:span><text:span text:style-name="T19">x</text:span><text:span text:style-name="T66"> is 1000 </text:span><text:span text:style-name="T74">(</text:span><text:span text:style-name="T75">and assuming</text:span><text:span text:style-name="T74"> the</text:span><text:span text:style-name="T76">re is no extra</text:span><text:span text:style-name="T74"> padding), then the address of </text:span><text:span text:style-name="T34">y</text:span><text:span text:style-name="T74"> is 996 and the address of </text:span><text:span text:style-name="T34">z</text:span><text:span text:style-name="T74"> is 992.</text:span></text:p>
      <text:p text:style-name="P245"/>
      <text:p text:style-name="P243">(In some <text:span text:style-name="T211">rare </text:span>cases, <text:span text:style-name="T211">your computer might arrange to have </text:span>the addresses going up <text:span text:style-name="T211">instead of down</text:span>. <text:span text:style-name="T213">But that’s rare.</text:span>)</text:p>
      <text:p text:style-name="P242"/>
      <text:p text:style-name="P256">In general if you <text:span text:style-name="T299">have </text:span>two variables x and y of type T which are declared next to each other (x first, then y), then</text:p>
      <text:p text:style-name="P256"/>
      <text:p text:style-name="P256"><text:tab/>address of <text:span text:style-name="T19">y</text:span> = address of <text:span text:style-name="T19">x - sizeof(T)</text:span></text:p>
      <text:p text:style-name="P242"/>
      <text:p text:style-name="P254"/>
      <text:p text:style-name="P231"><text:span text:style-name="T10">Exercise.</text:span><text:span text:style-name="T191"> Verify what I just said. For instance look at this:</text:span></text:p>
      <table:table table:name="Table53" table:style-name="Table53">
        <table:table-column table:style-name="Table53.A"/>
        <table:table-row table:style-name="TableLine2594737431232">
          <table:table-cell table:style-name="Table53.A1" office:value-type="string">
            <text:p text:style-name="P177">double <text:span text:style-name="T191">a</text:span> = 3.14, <text:span text:style-name="T191">b</text:span> = 2.71, <text:span text:style-name="T191">c = 1.41</text:span>;</text:p>
            <text:p text:style-name="P177">double * p = &amp;<text:span text:style-name="T191">b</text:span>;</text:p>
          </table:table-cell>
        </table:table-row>
      </table:table>
      <text:p text:style-name="P224"><text:span text:style-name="T72">Check that </text:span><text:span text:style-name="T191">p + 1</text:span><text:span text:style-name="T72"> points to </text:span><text:span text:style-name="T191">a</text:span><text:span text:style-name="T72"> and </text:span><text:span text:style-name="T191">p – 1</text:span><text:span text:style-name="T72"> points to </text:span><text:span text:style-name="T191">c</text:span><text:span text:style-name="T72">. </text:span><text:span text:style-name="T66">Since a </text:span>double<text:span text:style-name="T66"> takes up 8 bytes, the memory address value in </text:span><text:span text:style-name="T191">p + 1</text:span><text:span text:style-name="T66"> will be 8 larger than the value in </text:span>p<text:span text:style-name="T66"> </text:span><text:span text:style-name="T72">and <text:s/>the memory address value in </text:span><text:span text:style-name="T191">p - 1</text:span><text:span text:style-name="T72"> will be 8 larger than the value in </text:span><text:span text:style-name="T191">p</text:span></text:p>
      <text:p text:style-name="P224"/>
      <text:p text:style-name="P231"/>
      <text:p text:style-name="P231"><text:span text:style-name="T9">Exercise. </text:span><text:span text:style-name="T183">What is the output?</text:span></text:p>
      <table:table table:name="Table65" table:style-name="Table65">
        <table:table-column table:style-name="Table65.A"/>
        <table:table-row table:style-name="TableLine2594737442656">
          <table:table-cell table:style-name="Table65.A1" office:value-type="string">
            <text:p text:style-name="P328">int x = 42, <text:span text:style-name="T183">y = 0, z = 1000;</text:span></text:p>
            <text:p text:style-name="P328">int * p = &amp;x;</text:p>
            <text:p text:style-name="P379"><text:span text:style-name="T19">int * q = p - </text:span><text:span text:style-name="T28">1</text:span><text:span text:style-name="T19">;</text:span></text:p>
            <text:p text:style-name="P379"><text:span text:style-name="T19">*</text:span><text:span text:style-name="T28">q = 5;</text:span></text:p>
            <text:p text:style-name="P335">q = p - 2;</text:p>
            <text:p text:style-name="P379"><text:span text:style-name="T28">*q = 99;</text:span> </text:p>
            <text:p text:style-name="P335">std::cout &lt;&lt; x &lt;&lt; ' ' &lt;&lt; y &lt;&lt; ' ' &lt;&lt; z &lt;&lt; std::endl;</text:p>
          </table:table-cell>
        </table:table-row>
      </table:table>
      <text:p text:style-name="P255">(Again I’m assuming no extra padding; otherwise you would need to adjust the following).</text:p>
      <text:p text:style-name="P262"/>
      <text:p text:style-name="P28"/>
      <text:p text:style-name="P252"><text:span text:style-name="T9">Exercise.</text:span> Look at this:</text:p>
      <table:table table:name="Table66" table:style-name="Table66">
        <table:table-column table:style-name="Table66.A"/>
        <table:table-row table:style-name="TableLine2594737438576">
          <table:table-cell table:style-name="Table66.A1" office:value-type="string">
            <text:p text:style-name="P336">int a, b, c, d, e, f, g;</text:p>
            <text:p text:style-name="P336">int * p = &amp;a;</text:p>
          </table:table-cell>
        </table:table-row>
      </table:table>
      <text:p text:style-name="P252">Using a for-loop, set <text:span text:style-name="T19">a</text:span>, <text:span text:style-name="T19">b</text:span>, <text:span text:style-name="T19">c</text:span>, <text:span text:style-name="T19">d</text:span>, <text:span text:style-name="T19">e</text:span>, <text:span text:style-name="T19">f</text:span>, <text:span text:style-name="T19">g</text:span> to <text:span text:style-name="T19">0</text:span>, <text:span text:style-name="T19">1</text:span>, <text:span text:style-name="T19">2</text:span>, <text:span text:style-name="T19">3</text:span>, <text:span text:style-name="T19">4</text:span>, <text:span text:style-name="T19">5</text:span>, <text:span text:style-name="T19">6</text:span>. Of course you have to verify. So ...</text:p>
      <table:table table:name="Table68" table:style-name="Table68">
        <table:table-column table:style-name="Table68.A"/>
        <table:table-row table:style-name="TableLine2594737426880">
          <table:table-cell table:style-name="Table68.A1" office:value-type="string">
            <text:p text:style-name="P336">int a, b, c, d, e, f, g;</text:p>
            <text:p text:style-name="P336">int * p = &amp;a;</text:p>
            <text:p text:style-name="P336"/>
            <text:p text:style-name="P336">// DO YOUR STUFF HERE <text:span text:style-name="T213">USING A POINTER</text:span></text:p>
            <text:p text:style-name="P336"/>
            <text:p text:style-name="P336">std::cout &lt;&lt; a &lt;&lt; ' ' &lt;&lt; b &lt;&lt; ' ' &lt;&lt; c &lt;&lt; ' ' </text:p>
            <text:p text:style-name="P336"><text:s text:c="10"/>&lt;&lt; d &lt;&lt; ' ' &lt;&lt; e &lt;&lt; ' ' &lt;&lt; f &lt;&lt; ' '</text:p>
            <text:p text:style-name="P336"><text:s text:c="10"/>&lt;&lt; g &lt;&lt; '\n';</text:p>
          </table:table-cell>
        </table:table-row>
      </table:table>
      <text:p text:style-name="P257">Viol<text:span text:style-name="T215">à</text:span>! Even though I have variables a, b, c, d, e, f, g (which does not form an array), I can treat them as though they form an array if I use a pointer to scan over them!!! (As another exercise, replace the print statement with a for-loop that prints a,b,c,d,e,f,g.</text:p>
      <text:p text:style-name="P105"/>
      <text:p text:style-name="P105"><text:soft-page-break/></text:p>
      <text:p text:style-name="P31"><text:span text:style-name="T9">Exercise.</text:span> You are given the information that a <text:span text:style-name="T19">double</text:span> takes up 8 bytes. Suppose <text:span text:style-name="T231">we have</text:span></text:p>
      <table:table table:name="Table100" table:style-name="Table100">
        <table:table-column table:style-name="Table100.A"/>
        <table:table-row table:style-name="TableLine2594737433408">
          <table:table-cell table:style-name="Table100.A1" office:value-type="string">
            <text:p text:style-name="P149">double x = 3.14159;</text:p>
            <text:p text:style-name="P149">double y = 2.718;</text:p>
            <text:p text:style-name="P149">double z = 0.0;</text:p>
          </table:table-cell>
        </table:table-row>
      </table:table>
      <text:p text:style-name="P31">Suppose that in the memory layout of the above program, the value for<text:span text:style-name="T19"> y</text:span> is immediately after the value for <text:span text:style-name="T19">x</text:span> and the value for <text:span text:style-name="T19">z</text:span> is immediately after <text:span text:style-name="T19">y</text:span>. If the address of the value of <text:span text:style-name="T19">x</text:span> is 4800000, what is the address of the value for <text:span text:style-name="T19">y</text:span>? What is the address of <text:span text:style-name="T19">z</text:span>?</text:p>
      <text:p text:style-name="P11">Pointer <text:span text:style-name="T186">a</text:span>rithmetic <text:span text:style-name="T217">and arrays</text:span></text:p>
      <text:p text:style-name="P138"><text:tab/></text:p>
      <text:p text:style-name="P228">Try this:</text:p>
      <table:table table:name="Table48" table:style-name="Table48">
        <table:table-column table:style-name="Table48.A"/>
        <table:table-row table:style-name="TableLine2594737428240">
          <table:table-cell table:style-name="Table48.A1" office:value-type="string">
            <text:p text:style-name="P326">int x[3] = {1, 2, 3};</text:p>
            <text:p text:style-name="P326"/>
            <text:p text:style-name="P327">std::cout &lt;&lt; <text:span text:style-name="T196">(unsigned int) </text:span>&amp;x[0] &lt;&lt; ' ' </text:p>
            <text:p text:style-name="P327"><text:s text:c="10"/>&lt;&lt; <text:span text:style-name="T196">(unsigned int) </text:span>&amp;x[1] &lt;&lt; ' '</text:p>
            <text:p text:style-name="P326"><text:s text:c="10"/>&lt;&lt; <text:span text:style-name="T196">(unsigned int) </text:span>&amp;x[2] &lt;&lt; '\n';</text:p>
            <text:p text:style-name="P326"/>
            <text:p text:style-name="P326">int * p = &amp;x[0];</text:p>
            <text:p text:style-name="P327">std::cout &lt;&lt; <text:span text:style-name="T196">(unsigned int) </text:span>p &lt;&lt; ' ' </text:p>
            <text:p text:style-name="P327"><text:s text:c="10"/>&lt;&lt; <text:span text:style-name="T196">(unsigned int) (</text:span>p + 1<text:span text:style-name="T196">)</text:span> &lt;&lt; ' '</text:p>
            <text:p text:style-name="P326"><text:s text:c="10"/>&lt;&lt; <text:span text:style-name="T196">(unsigned int) (</text:span>p + 2<text:span text:style-name="T196">)</text:span> &lt;&lt; '\n';</text:p>
          </table:table-cell>
        </table:table-row>
      </table:table>
      <text:p text:style-name="P228"/>
      <text:p text:style-name="P284"><text:span text:style-name="T98">Note </text:span><text:span text:style-name="T102">two things:</text:span><text:span text:style-name="T101"> </text:span></text:p>
      <text:list xml:id="list3074469777" text:style-name="L8">
        <text:list-item>
          <text:p text:style-name="P437"><text:span text:style-name="T98">the values in the array are laid out in </text:span><text:span text:style-name="T127">ascending</text:span><text:span text:style-name="T98"> address values and </text:span></text:p>
        </text:list-item>
        <text:list-item>
          <text:p text:style-name="P403">there are <text:span text:style-name="T147">no gaps</text:span> in the layout of the memory <text:span text:style-name="T198">between values of the array (there’s no memory padding – see previous section) </text:span></text:p>
        </text:list-item>
      </text:list>
      <text:p text:style-name="P287"><text:span text:style-name="T198">Since </text:span><text:span text:style-name="T31">sizeof(int)</text:span><text:span text:style-name="T198"> is 4, </text:span></text:p>
      <text:p text:style-name="P288"/>
      <text:p text:style-name="P287"><text:span text:style-name="T150"><text:s text:c="4"/></text:span><text:span text:style-name="T153">the </text:span><text:span text:style-name="T150">address </text:span><text:span text:style-name="T152">of </text:span><text:span text:style-name="T23">x[i </text:span><text:span text:style-name="T24">+ 1</text:span><text:span text:style-name="T23">]</text:span><text:span text:style-name="T150"> </text:span><text:span text:style-name="T151">is</text:span><text:span text:style-name="T150"> </text:span><text:span text:style-name="T152">the address </text:span></text:p>
      <text:p text:style-name="P287"><text:span text:style-name="T152"><text:s text:c="4"/>of </text:span><text:span text:style-name="T23">x[i]</text:span><text:span text:style-name="T150"> </text:span><text:span text:style-name="T155">plus</text:span><text:span text:style-name="T151"> 4</text:span></text:p>
      <text:p text:style-name="P103"><text:s/></text:p>
      <text:p text:style-name="P59">Note in particular the big difference between a bunch of <text:span text:style-name="T19">int</text:span> variables declared together and an array of integer values. <text:span text:style-name="T218">In the previous section, you saw that the addresses of a bunch of variables go down. For an array the address of the values go up. For a bunch of variables, there might be extra byte padding. But in the case of an array, there’s no extra byte padding.</text:span></text:p>
      <text:p text:style-name="P110"/>
      <text:p text:style-name="P396"><text:span text:style-name="T199">In the same way, i</text:span>f we have</text:p>
      <table:table table:name="Table67" table:style-name="Table67">
        <table:table-column table:style-name="Table67.A"/>
        <table:table-row table:style-name="TableLine2594737426608">
          <table:table-cell table:style-name="Table67.A1" office:value-type="string">
            <text:p text:style-name="P397">double y[4];</text:p>
          </table:table-cell>
        </table:table-row>
      </table:table>
      <text:p text:style-name="P393"><text:span text:style-name="T170">since </text:span><text:span text:style-name="T32">sizeof(double)</text:span><text:span text:style-name="T170"> is 8, the address</text:span><text:span text:style-name="T172">es</text:span><text:span text:style-name="T170"> of </text:span><text:span text:style-name="T32">y[0]</text:span><text:span text:style-name="T170">, </text:span><text:span text:style-name="T32">y[1]</text:span><text:span text:style-name="T170">, </text:span><text:span text:style-name="T32">y[2]</text:span><text:span text:style-name="T170">, </text:span><text:span text:style-name="T32">y[3]</text:span><text:span text:style-name="T170"> </text:span><text:span text:style-name="T172">go up by </text:span><text:span text:style-name="T173">a </text:span><text:span text:style-name="T172">step of 8.</text:span></text:p>
      <text:p text:style-name="P103"/>
      <text:p text:style-name="P135"><text:span text:style-name="T170">In general if </text:span><text:span text:style-name="T32">z</text:span><text:span text:style-name="T170"> is an array of type </text:span><text:span text:style-name="T32">T</text:span><text:span text:style-name="T170"> values, then</text:span></text:p>
      <text:p text:style-name="P54"/>
      <text:p text:style-name="P392"><text:s text:c="4"/><text:span text:style-name="T200">the </text:span>address of <text:span text:style-name="T19">z[i + 1]</text:span> is <text:span text:style-name="T200">the </text:span>address <text:s/></text:p>
      <text:p text:style-name="P392"><text:s text:c="4"/>of <text:span text:style-name="T19">z[i]</text:span><text:span text:style-name="T66"> </text:span><text:span text:style-name="T83">plus</text:span><text:span text:style-name="T66"> </text:span><text:span text:style-name="T19">sizeof(T)</text:span></text:p>
      <text:p text:style-name="P108"/>
      <text:p text:style-name="P54">This is great because </text:p>
      <text:p text:style-name="P54"/>
      <text:p text:style-name="P133"><text:s text:c="4"/>if <text:span text:style-name="T19">p</text:span> points to <text:span text:style-name="T19">z[i]</text:span><text:span text:style-name="T66">, then </text:span><text:span text:style-name="T19">p + 1</text:span><text:span text:style-name="T66"> points to </text:span></text:p>
      <text:p text:style-name="P133"><text:soft-page-break/><text:span text:style-name="T66"><text:s text:c="4"/></text:span><text:span text:style-name="T19">z[i + 1]</text:span></text:p>
      <text:p text:style-name="P54"/>
      <text:p text:style-name="P60">and </text:p>
      <text:p text:style-name="P60"/>
      <text:p text:style-name="P134"><text:s text:c="4"/>if <text:span text:style-name="T19">p</text:span> points to <text:span text:style-name="T19">z[</text:span><text:span text:style-name="T37">0</text:span><text:span text:style-name="T19">]</text:span>, then <text:span text:style-name="T19">p + </text:span><text:span text:style-name="T37">i</text:span> points to </text:p>
      <text:p text:style-name="P134"><text:s text:c="4"/><text:span text:style-name="T19">z[i]</text:span><text:span text:style-name="T66"> </text:span><text:span text:style-name="T84">and so </text:span><text:span text:style-name="T37">*(p + i)</text:span><text:span text:style-name="T84"> is the same as </text:span></text:p>
      <text:p text:style-name="P134"><text:span text:style-name="T84"><text:s text:c="4"/></text:span><text:span text:style-name="T37">z[i]</text:span></text:p>
      <text:p text:style-name="P55"/>
      <text:p text:style-name="P61">You will see why this is important when we talk about dynamic memory management of arrays in the memory heap.</text:p>
      <text:p text:style-name="P54"/>
      <text:p text:style-name="P54"/>
      <text:p text:style-name="P127"><text:span text:style-name="T170">Exercise.</text:span><text:span text:style-name="T174"> What is the output of this code segment:</text:span></text:p>
      <table:table table:name="Table24" table:style-name="Table24">
        <table:table-column table:style-name="Table24.A"/>
        <table:table-row table:style-name="TableLine2594737432320">
          <table:table-cell table:style-name="Table24.A1" office:value-type="string">
            <text:p text:style-name="P331">int x[] = {2, 3, 5, 7, 11, 13};</text:p>
            <text:p text:style-name="P331">int * p = &amp;(x[2]);</text:p>
            <text:p text:style-name="P331">std::cout &lt;&lt; *p &lt;&lt; std::endl;</text:p>
            <text:p text:style-name="P331"><text:span text:style-name="T196">++</text:span>p;</text:p>
            <text:p text:style-name="P331">std::cout &lt;&lt; *p &lt;&lt; std::endl;</text:p>
          </table:table-cell>
        </table:table-row>
      </table:table>
      <text:p text:style-name="P26"/>
      <text:p text:style-name="P26"/>
      <text:p text:style-name="P127"><text:span text:style-name="T170">Exercise.</text:span><text:span text:style-name="T174"> What is the output of this code segment:</text:span></text:p>
      <table:table table:name="Table25" table:style-name="Table25">
        <table:table-column table:style-name="Table25.A"/>
        <table:table-row table:style-name="TableLine2594737434224">
          <table:table-cell table:style-name="Table25.A1" office:value-type="string">
            <text:p text:style-name="P331">double x[] = {0.0, 2.718, 3.141, 42.0};</text:p>
            <text:p text:style-name="P331">double * p = &amp;(x[1]);</text:p>
            <text:p text:style-name="P331">std::cout &lt;&lt; (*p + *(p + 1)) &lt;&lt; std::endl;</text:p>
          </table:table-cell>
        </table:table-row>
      </table:table>
      <text:p text:style-name="P26"/>
      <text:p text:style-name="P26"/>
      <text:p text:style-name="P281"><text:span text:style-name="T171">Exercise.</text:span><text:span text:style-name="T175"> What is the output of this code fragment:</text:span></text:p>
      <table:table table:name="Table49" table:style-name="Table49">
        <table:table-column table:style-name="Table49.A"/>
        <table:table-row table:style-name="TableLine2594737439120">
          <table:table-cell table:style-name="Table49.A1" office:value-type="string">
            <text:p text:style-name="P318">int x[] = {5, 4, 3, 2, 1};</text:p>
            <text:p text:style-name="P178">for (int * p = &amp;x[0]; p &lt;= <text:span text:style-name="T196">&amp;x[4]</text:span>; ++p)</text:p>
            <text:p text:style-name="P178">{</text:p>
            <text:p text:style-name="P179"><text:s text:c="4"/>std::cout &lt;&lt; *p &lt;&lt; <text:span text:style-name="T196">' '</text:span>;</text:p>
            <text:p text:style-name="P178">}</text:p>
          </table:table-cell>
        </table:table-row>
      </table:table>
      <text:p text:style-name="P228"/>
      <text:p text:style-name="P228"/>
      <text:p text:style-name="P283"><text:span text:style-name="T185">Exercise.</text:span><text:span text:style-name="T184"> Complete this code segment.</text:span></text:p>
      <table:table table:name="Table54" table:style-name="Table54">
        <table:table-column table:style-name="Table54.A"/>
        <table:table-row table:style-name="TableLine2594737437488">
          <table:table-cell table:style-name="Table54.A1" office:value-type="string">
            <text:p text:style-name="P318">int x[] = {1, 3, 5, 7, 9};</text:p>
            <text:p text:style-name="P178">int sum = 0;</text:p>
            <text:p text:style-name="P391"/>
            <text:p text:style-name="P178">// Complete the following to compute the sum</text:p>
            <text:p text:style-name="P178">// of the array.</text:p>
            <text:p text:style-name="P178">// You must not use an integer index variable but </text:p>
            <text:p text:style-name="P178">// rather integer pointer variables.</text:p>
          </table:table-cell>
        </table:table-row>
      </table:table>
      <text:p text:style-name="P228"/>
      <text:p text:style-name="P228"/>
      <text:p text:style-name="P283"><text:span text:style-name="T185">Exercise.</text:span><text:span text:style-name="T184"> Complete this code segment.</text:span></text:p>
      <table:table table:name="Table55" table:style-name="Table55">
        <table:table-column table:style-name="Table55.A"/>
        <table:table-row table:style-name="TableLine2594737433952">
          <table:table-cell table:style-name="Table55.A1" office:value-type="string">
            <text:p text:style-name="P318">int x[] = {1, 5, 3, 7, 9};<text:soft-page-break/></text:p>
            <text:p text:style-name="P178">int * p = &amp;x[0];</text:p>
            <text:p text:style-name="P178">int * q = &amp;x[4];</text:p>
            <text:p text:style-name="P178"/>
            <text:p text:style-name="P178">int max = *p;</text:p>
            <text:p text:style-name="P391"/>
            <text:p text:style-name="P178">// Complete the following to compute the maximum</text:p>
            <text:p text:style-name="P178">// value in the array.</text:p>
            <text:p text:style-name="P178">// You must not use an integer index variable but </text:p>
            <text:p text:style-name="P178">// rather integer pointer variables.</text:p>
          </table:table-cell>
        </table:table-row>
      </table:table>
      <text:p text:style-name="P25"/>
      <text:p text:style-name="P25"/>
      <text:p text:style-name="P124"><text:span text:style-name="T170">Exercise.</text:span><text:span text:style-name="T174"> What is the output of this code segment?</text:span></text:p>
      <table:table table:name="Table26" table:style-name="Table26">
        <table:table-column table:style-name="Table26.A"/>
        <table:table-row table:style-name="TableLine2594737432592">
          <table:table-cell table:style-name="Table26.A1" office:value-type="string">
            <text:p text:style-name="P319">char x[] = {'h', 'e', 'l', 'l', 'o'};</text:p>
            <text:p text:style-name="P319">char * p = &amp;(x[0]);</text:p>
            <text:p text:style-name="P332">char * q = &amp;(x[4]);</text:p>
            <text:p text:style-name="P319">*p = 'j';</text:p>
            <text:p text:style-name="P319">*(p + 2) = 'L';</text:p>
            <text:p text:style-name="P332">while (p &lt;= q)</text:p>
            <text:p text:style-name="P319">{</text:p>
            <text:p text:style-name="P319"><text:s text:c="4"/>std::cout &lt;&lt; *p;</text:p>
            <text:p text:style-name="P319"><text:s text:c="4"/>p++;<text:line-break/>}</text:p>
            <text:p text:style-name="P319">std::cout &lt;&lt; std::endl;</text:p>
          </table:table-cell>
        </table:table-row>
      </table:table>
      <text:p text:style-name="P22">(First do this without your compiler. Next, check with your compiler.)</text:p>
      <text:p text:style-name="P22"/>
      <text:p text:style-name="P22"/>
      <text:p text:style-name="P126"><text:span text:style-name="T170">Exercise.</text:span><text:span text:style-name="T174"> What is the output of this code segment:</text:span></text:p>
      <table:table table:name="Table62" table:style-name="Table62">
        <table:table-column table:style-name="Table62.A"/>
        <table:table-row table:style-name="TableLine2594737428784">
          <table:table-cell table:style-name="Table62.A1" office:value-type="string">
            <text:p text:style-name="P330">int x[] = {2, 3, 5, 7, 11, 13};</text:p>
            <text:p text:style-name="P330">int * p = &amp;(x[2]);</text:p>
            <text:p text:style-name="P330"><text:span text:style-name="T187">(</text:span>*<text:span text:style-name="T187">p)++;</text:span></text:p>
            <text:p text:style-name="P330">std::cout &lt;&lt; *p &lt;&lt; std::endl;</text:p>
            <text:p text:style-name="P330">*<text:span text:style-name="T187">(</text:span>p++<text:span text:style-name="T187">)</text:span>;</text:p>
            <text:p text:style-name="P330">std::cout &lt;&lt; *p &lt;&lt; std::endl;</text:p>
          </table:table-cell>
        </table:table-row>
      </table:table>
      <text:p text:style-name="P57"><text:span text:style-name="T188">Can you explain what’s happening? </text:span>(<text:span text:style-name="T188">By the way, d</text:span>o you need the parentheses?)</text:p>
      <text:p text:style-name="P57"/>
      <text:p text:style-name="P57"/>
      <text:p text:style-name="P128"><text:span text:style-name="T170">Exercise.</text:span><text:span text:style-name="T174"> What is the output of this code segment:</text:span></text:p>
      <table:table table:name="Table52" table:style-name="Table52">
        <table:table-column table:style-name="Table52.A"/>
        <table:table-row table:style-name="TableLine2594737429056">
          <table:table-cell table:style-name="Table52.A1" office:value-type="string">
            <text:p text:style-name="P337"><text:span text:style-name="T214">char</text:span> x[] = <text:span text:style-name="T214">"c++ rules"</text:span>;</text:p>
            <text:p text:style-name="P338">char * p = &amp;x[0];</text:p>
            <text:p text:style-name="P338"/>
            <text:p text:style-name="P338">while (*p)</text:p>
            <text:p text:style-name="P338">{<text:line-break/> <text:s text:c="3"/>std::cout &lt;&lt; *p<text:span text:style-name="T216">++</text:span>;</text:p>
            <text:p text:style-name="P338">}</text:p>
          </table:table-cell>
        </table:table-row>
      </table:table>
      <text:p text:style-name="P58"><text:span text:style-name="T188">Can you explain what’s happening? </text:span>(<text:span text:style-name="T188">By the way, d</text:span>o you need the parentheses?)</text:p>
      <text:p text:style-name="P10"><text:span text:style-name="T197">Static a</text:span>rray<text:span text:style-name="T197">s</text:span></text:p>
      <text:p text:style-name="P22"/>
      <text:p text:style-name="P22">One of the problems with arrays is that they have fixed size.</text:p>
      <text:p text:style-name="P22"/>
      <text:p text:style-name="P22"><text:tab/><text:span text:style-name="T19">int x[SIZE]</text:span></text:p>
      <text:p text:style-name="P22"/>
      <text:p text:style-name="P22">The <text:span text:style-name="T19">SIZE</text:span> must be constant. </text:p>
      <text:p text:style-name="P22"/>
      <text:p text:style-name="P22">(WARNING: Some C++ compilers allow you to declare arrays with variable sizes. However this is not standard. Therefore do NOT use variable size for arrays. You do want your C++ code to be as portable as possible, <text:span text:style-name="T188">right?</text:span>)</text:p>
      <text:p text:style-name="P22"/>
      <text:p text:style-name="P22">The nice thing about an array is that it is a local variable, where the memory of the values in the array is allocated within the scope of its declaration and when the array goes out of the scope, the memory is reclaimed. For instance:</text:p>
      <table:table table:name="Table28" table:style-name="Table28">
        <table:table-column table:style-name="Table28.A"/>
        <table:table-row table:style-name="TableLine2594737438032">
          <table:table-cell table:style-name="Table28.A1" office:value-type="string">
            <text:p text:style-name="P138">if (a &lt; 0)</text:p>
            <text:p text:style-name="P138">{</text:p>
            <text:p text:style-name="P138"><text:s text:c="4"/>int x[SIZE];</text:p>
            <text:p text:style-name="P138"><text:s text:c="4"/>// ... do something useful with x …</text:p>
            <text:p text:style-name="P138"/>
            <text:p text:style-name="P138">} // x goes out of scope, and array of values </text:p>
            <text:p text:style-name="P138"><text:s text:c="2"/>// used by x is reclaim by the program.</text:p>
          </table:table-cell>
        </table:table-row>
      </table:table>
      <text:p text:style-name="P22"/>
      <text:p text:style-name="P22">In other words, <text:span text:style-name="T42">x</text:span> an automatic variable.</text:p>
      <text:p text:style-name="P22"/>
      <text:p text:style-name="P22">Such arrays are called <text:span text:style-name="T147">static arrays</text:span>.</text:p>
      <text:p text:style-name="P22"/>
      <text:p text:style-name="P22">The next 4 experiments are extremely important in your understanding of the array, in the context of addresses. Make sure you run them all!</text:p>
      <text:p text:style-name="P22"/>
      <text:p text:style-name="P22">First experiment:</text:p>
      <table:table table:name="Table2" table:style-name="Table2">
        <table:table-column table:style-name="Table2.A"/>
        <table:table-row table:style-name="TableLine2594737435040">
          <table:table-cell table:style-name="Table2.A1" office:value-type="string">
            <text:p text:style-name="P319">#include &lt;iostream&gt;</text:p>
            <text:p text:style-name="P319"/>
            <text:p text:style-name="P319">int main()</text:p>
            <text:p text:style-name="P319">{</text:p>
            <text:p text:style-name="P319"><text:s text:c="4"/>int x[5];</text:p>
            <text:p text:style-name="P319"><text:s text:c="4"/>std::cout &lt;&lt; x &lt;&lt; std::endl;</text:p>
            <text:p text:style-name="P319"><text:s text:c="4"/>return 0;<text:line-break/>}</text:p>
          </table:table-cell>
        </table:table-row>
      </table:table>
      <text:p text:style-name="P22">You will see an address!!! That tells you that the array <text:span text:style-name="T19">x</text:span> is somehow an address!!! </text:p>
      <text:p text:style-name="P138"/>
      <text:p text:style-name="P22"><text:span text:style-name="T222">S</text:span>econd experiment:</text:p>
      <table:table table:name="Table4" table:style-name="Table4">
        <table:table-column table:style-name="Table4.A"/>
        <table:table-row table:style-name="TableLine2594737438304">
          <table:table-cell table:style-name="Table4.A1" office:value-type="string">
            <text:p text:style-name="P319">#include &lt;iostream&gt;</text:p>
            <text:p text:style-name="P319"/>
            <text:p text:style-name="P319">int main()</text:p>
            <text:p text:style-name="P319">{</text:p>
            <text:p text:style-name="P319"><text:s text:c="4"/>int x[5];</text:p>
            <text:p text:style-name="P319"><text:s text:c="4"/>std::cout &lt;&lt; x &lt;&lt; std::endl;</text:p>
            <text:p text:style-name="P319"><text:soft-page-break/><text:s text:c="4"/>std::cout &lt;&lt; &amp;x[0] &lt;&lt; std::endl;</text:p>
            <text:p text:style-name="P319"><text:s text:c="4"/>return 0;<text:line-break/>}</text:p>
          </table:table-cell>
        </table:table-row>
      </table:table>
      <text:p text:style-name="P30">This tells you that if you think of <text:span text:style-name="T19">x</text:span> as a pointer, <text:span text:style-name="T222">then </text:span><text:span text:style-name="T22">x</text:span><text:span text:style-name="T147"> </text:span><text:span text:style-name="T156">is the</text:span><text:span text:style-name="T147"> address of the first value </text:span>of your array of value.</text:p>
      <text:p text:style-name="P22"/>
      <text:p text:style-name="P27">So what's happening?!? </text:p>
      <text:p text:style-name="P27"/>
      <text:p text:style-name="P27">Whenever you use <text:span text:style-name="T19">x</text:span> as though it's a value, the compiler will actually replace <text:span text:style-name="T19">x</text:span> with <text:span text:style-name="T19">&amp;x[0]</text:span>, i.e., the address of the first value of of the array: </text:p>
      <text:p text:style-name="P27"/>
      <text:p text:style-name="P27"><text:tab/><text:span text:style-name="T26">x</text:span><text:span text:style-name="T157"> is the same as </text:span><text:span text:style-name="T26">&amp;x[0]</text:span></text:p>
      <text:p text:style-name="P27"/>
      <text:p text:style-name="P22">You also know that you can perform pointer arithmetic. Since <text:span text:style-name="T19">x</text:span> (besides being an array/collection of values) can be thought as a pointer, you can think about the pointers:</text:p>
      <text:p text:style-name="P22"/>
      <text:p text:style-name="P22"><text:tab/><text:span text:style-name="T19">x</text:span>, <text:span text:style-name="T19">x + 1</text:span>, <text:span text:style-name="T19">x + 2</text:span>, <text:span text:style-name="T19">x + 3</text:span>, <text:span text:style-name="T19">x + 4</text:span></text:p>
      <text:p text:style-name="P22"/>
      <text:p text:style-name="P22">which are the same as </text:p>
      <text:p text:style-name="P22"><text:tab/></text:p>
      <text:p text:style-name="P22"><text:tab/><text:span text:style-name="T19">&amp;x[0]</text:span>, <text:span text:style-name="T19">&amp;x[1]</text:span>, <text:span text:style-name="T19">&amp;x[2]</text:span>, <text:span text:style-name="T19">&amp;x[3]</text:span>, <text:span text:style-name="T19">&amp;x[4]</text:span></text:p>
      <text:p text:style-name="P22"/>
      <text:p text:style-name="P65">We’ll verify this fact using the next experiment …</text:p>
      <text:p text:style-name="P65"/>
      <text:p text:style-name="P66">Third experiment:</text:p>
      <table:table table:name="Table64" table:style-name="Table64">
        <table:table-column table:style-name="Table64.A"/>
        <table:table-row table:style-name="TableLine2594737440752">
          <table:table-cell table:style-name="Table64.A1" office:value-type="string">
            <text:p text:style-name="P339">#include &lt;iostream&gt;</text:p>
            <text:p text:style-name="P339"/>
            <text:p text:style-name="P339">int main()</text:p>
            <text:p text:style-name="P339">{</text:p>
            <text:p text:style-name="P339"><text:s text:c="4"/>int x[5];</text:p>
            <text:p text:style-name="P339"/>
            <text:p text:style-name="P339"><text:s text:c="4"/><text:span text:style-name="T219">for (int i = 0; i &lt; 5; ++i)</text:span></text:p>
            <text:p text:style-name="P340"><text:s text:c="4"/>{</text:p>
            <text:p text:style-name="P344"><text:s text:c="8"/>std::cout &lt;&lt; x <text:span text:style-name="T219">+ i </text:span>&lt;&lt; <text:span text:style-name="T221">' '</text:span>;</text:p>
            <text:p text:style-name="P339"><text:s text:c="4"/><text:span text:style-name="T219">}</text:span></text:p>
            <text:p text:style-name="P339"><text:s text:c="4"/><text:span text:style-name="T221">std::cout &lt;&lt; std::endl;</text:span></text:p>
            <text:p text:style-name="P339"/>
            <text:p text:style-name="P339"><text:s text:c="4"/><text:span text:style-name="T220">for (int i = 0; i &lt; 5; ++i)</text:span></text:p>
            <text:p text:style-name="P342"><text:s text:c="4"/>{</text:p>
            <text:p text:style-name="P344"><text:s text:c="8"/>std::cout &lt;&lt; &amp;x[<text:span text:style-name="T220">i</text:span>] &lt;&lt; <text:span text:style-name="T221">' '</text:span>;</text:p>
            <text:p text:style-name="P339"><text:s text:c="4"/><text:span text:style-name="T220">}</text:span></text:p>
            <text:p text:style-name="P344"><text:s text:c="4"/><text:span text:style-name="T221">std::cout &lt;&lt; std::endl;</text:span></text:p>
            <text:p text:style-name="P344"/>
            <text:p text:style-name="P339"><text:s text:c="4"/>return 0;<text:line-break/>}</text:p>
          </table:table-cell>
        </table:table-row>
      </table:table>
      <text:p text:style-name="P62"/>
      <text:p text:style-name="P29"><text:span text:style-name="T221">The above is about the addresses of the values in an array. What about the values of the array? </text:span>You know that you can access the values in the array using </text:p>
      <text:p text:style-name="P29"/>
      <text:p text:style-name="P29"><text:soft-page-break/><text:tab/><text:span text:style-name="T19">x[0]</text:span>, <text:span text:style-name="T19">x[1]</text:span>, <text:span text:style-name="T19">x[2]</text:span>, <text:span text:style-name="T19">x[3]</text:span>, <text:span text:style-name="T19">x[4]</text:span></text:p>
      <text:p text:style-name="P29"/>
      <text:p text:style-name="P22"><text:span text:style-name="T221">But since </text:span><text:span text:style-name="T43">x</text:span><text:span text:style-name="T221">, </text:span><text:span text:style-name="T43">x + 1</text:span><text:span text:style-name="T221">, </text:span><text:span text:style-name="T43">x + 2</text:span><text:span text:style-name="T221">, </text:span><text:span text:style-name="T43">x + 3</text:span><text:span text:style-name="T221">, </text:span><text:span text:style-name="T43">x + 4</text:span><text:span text:style-name="T221"> points to the above values, we conclude that </text:span>you can also access the values <text:span text:style-name="T223">of the array </text:span>using:</text:p>
      <text:p text:style-name="P22"/>
      <text:p text:style-name="P22"><text:tab/><text:span text:style-name="T19">*x</text:span>, <text:span text:style-name="T19">*(x + 1)</text:span>, <text:span text:style-name="T19">*(x + 2)</text:span>, <text:span text:style-name="T19">*(x + 3)</text:span>, <text:span text:style-name="T19">*(x + 4)</text:span></text:p>
      <text:p text:style-name="P22"/>
      <text:p text:style-name="P65">Let’s check that …</text:p>
      <text:p text:style-name="P65"/>
      <text:p text:style-name="P203"><text:span text:style-name="T223">F</text:span>ourth experiment ...</text:p>
      <table:table table:name="Table70" table:style-name="Table70">
        <table:table-column table:style-name="Table70.A"/>
        <table:table-row table:style-name="TableLine2594737441296">
          <table:table-cell table:style-name="Table70.A1" office:value-type="string">
            <text:p text:style-name="P344">#include &lt;iostream&gt;</text:p>
            <text:p text:style-name="P344"/>
            <text:p text:style-name="P344">int main()</text:p>
            <text:p text:style-name="P344">{</text:p>
            <text:p text:style-name="P344"><text:s text:c="4"/>int x[5] <text:span text:style-name="T221">= {2, 3, 5, 7, 11}</text:span>;</text:p>
            <text:p text:style-name="P344"/>
            <text:p text:style-name="P344"><text:s text:c="4"/><text:span text:style-name="T219">for (int i = 0; i &lt; 5; ++i)</text:span></text:p>
            <text:p text:style-name="P341"><text:s text:c="4"/>{</text:p>
            <text:p text:style-name="P344"><text:s text:c="8"/>std::cout &lt;&lt; <text:span text:style-name="T221">*(</text:span>x <text:span text:style-name="T219">+ i) </text:span>&lt;&lt; <text:span text:style-name="T221">' '</text:span>;</text:p>
            <text:p text:style-name="P344"><text:s text:c="4"/><text:span text:style-name="T219">}</text:span></text:p>
            <text:p text:style-name="P344"><text:s text:c="4"/><text:span text:style-name="T221">std::cout &lt;&lt; std::endl;</text:span></text:p>
            <text:p text:style-name="P344"/>
            <text:p text:style-name="P344"><text:s text:c="4"/><text:span text:style-name="T220">for (int i = 0; i &lt; 5; ++i)</text:span></text:p>
            <text:p text:style-name="P343"><text:s text:c="4"/>{</text:p>
            <text:p text:style-name="P344"><text:s text:c="8"/>std::cout &lt;&lt; x[<text:span text:style-name="T220">i</text:span>] &lt;&lt; <text:span text:style-name="T221">' '</text:span>;</text:p>
            <text:p text:style-name="P344"><text:s text:c="4"/><text:span text:style-name="T220">}</text:span></text:p>
            <text:p text:style-name="P344"><text:s text:c="4"/><text:span text:style-name="T221">std::cout &lt;&lt; std::endl;</text:span></text:p>
            <text:p text:style-name="P344"/>
            <text:p text:style-name="P344"><text:s text:c="4"/>return 0;<text:line-break/>}</text:p>
          </table:table-cell>
        </table:table-row>
      </table:table>
      <text:p text:style-name="P64">You now arrive at the conclusion that </text:p>
      <text:p text:style-name="P64"/>
      <text:p text:style-name="P64"><text:tab/><text:span text:style-name="T19">x[i]</text:span> is like <text:span text:style-name="T19">*(x + </text:span><text:span text:style-name="T63">i</text:span><text:span text:style-name="T19">)</text:span></text:p>
      <text:p text:style-name="P63"/>
      <text:p text:style-name="P22">In fact given <text:span text:style-name="T65">any</text:span> pointer <text:span text:style-name="T19">p</text:span> <text:span text:style-name="T223">(not just an array) </text:span>and integer <text:span text:style-name="T19">i</text:span>, in C/C++,</text:p>
      <text:p text:style-name="P22"/>
      <text:p text:style-name="P22"><text:tab/><text:span text:style-name="T22">p[i] </text:span><text:span text:style-name="T147">is the same as </text:span><text:span text:style-name="T22">*(p + i)</text:span></text:p>
      <text:p text:style-name="P22"/>
      <text:p text:style-name="P65">Remember that!!!</text:p>
      <text:p text:style-name="P65"/>
      <text:p text:style-name="P22">So let me summarize. When you declare this array variable:</text:p>
      <text:p text:style-name="P22"/>
      <text:p text:style-name="P319"><text:s text:c="4"/>int x[5];</text:p>
      <text:p text:style-name="P206"/>
      <text:list xml:id="list12015713" text:style-name="L9">
        <text:list-item>
          <text:p text:style-name="P428"><text:span text:style-name="T98">You can think of </text:span><text:span text:style-name="T129">x</text:span><text:span text:style-name="T98"> as a pointer that points to the first value in the array of 5 integers, i.e. </text:span><text:span text:style-name="T129">x</text:span><text:span text:style-name="T98"> has the address of </text:span><text:span text:style-name="T129">x[0]</text:span><text:span text:style-name="T98">. </text:span><text:span text:style-name="T110">In fact in your code, </text:span><text:span text:style-name="T135">x</text:span><text:span text:style-name="T110">, is actually translated into </text:span><text:span text:style-name="T135">&amp;x[0]</text:span><text:span text:style-name="T110">.</text:span></text:p>
        </text:list-item>
        <text:list-item>
          <text:p text:style-name="P429">The values <text:span text:style-name="T19">x[0]</text:span>, <text:span text:style-name="T19">x[1]</text:span>, <text:span text:style-name="T19">x[2]</text:span>, <text:span text:style-name="T19">x[3]</text:span>, <text:span text:style-name="T19">x[4]</text:span> are laid out in memory in increasing address values with no gaps.</text:p>
        </text:list-item>
        <text:list-item>
          <text:p text:style-name="P429">The following addresses are the same:</text:p>
          <text:p text:style-name="P429"/>
          <text:list>
            <text:list-header>
              <text:p text:style-name="P429"><text:span text:style-name="T19">x + i</text:span><text:tab/><text:tab/>is the same as<text:tab/><text:tab/><text:span text:style-name="T19">&amp;x[i]</text:span></text:p>
            </text:list-header>
          </text:list>
          <text:p text:style-name="P429"><text:soft-page-break/></text:p>
        </text:list-item>
        <text:list-item>
          <text:p text:style-name="P429">The following values are the same:</text:p>
          <text:p text:style-name="P429"/>
          <text:list>
            <text:list-header>
              <text:p text:style-name="P429"><text:span text:style-name="T19">*(x + i)</text:span><text:tab/>is the same as<text:tab/><text:tab/><text:span text:style-name="T19">x[i]</text:span></text:p>
            </text:list-header>
          </text:list>
        </text:list-item>
      </text:list>
      <text:p text:style-name="P206"/>
      <text:p text:style-name="P206"/>
      <text:p text:style-name="P22"><text:span text:style-name="T9">Exercise.</text:span> You are given that the address of the first value of the following array</text:p>
      <text:p text:style-name="P22"/>
      <text:p text:style-name="P22"><text:tab/><text:span text:style-name="T19">int x[100];</text:span></text:p>
      <text:p text:style-name="P22"/>
      <text:p text:style-name="P22">is 72008004. Assuming that each <text:span text:style-name="T19">int</text:span> value takes up 4 bytes of memory, what is the address of the value <text:span text:style-name="T19">x[3]</text:span>? What is the memory address of <text:span text:style-name="T19">x[56]</text:span>?</text:p>
      <text:p text:style-name="P22"/>
      <text:p text:style-name="P22"/>
      <text:p text:style-name="P22"><text:span text:style-name="T9">Exercise.</text:span> You have the following declarations:</text:p>
      <text:p text:style-name="P22"/>
      <text:p text:style-name="P138"><text:tab/>int x = 0;</text:p>
      <text:p text:style-name="P138"><text:tab/>double y = 2.14;</text:p>
      <text:p text:style-name="P138"><text:tab/>int a[100];</text:p>
      <text:p text:style-name="P138"><text:tab/>double b[100];</text:p>
      <text:p text:style-name="P138"/>
      <text:p text:style-name="P22">Assuming that an <text:span text:style-name="T19">int</text:span> takes up 4 bytes and a <text:span text:style-name="T19">double</text:span> takes up 8 byte, the address of <text:span text:style-name="T19">x</text:span> is 120004000, what is the address of <text:span text:style-name="T19">a[3]</text:span> and <text:span text:style-name="T19">b[20]</text:span>? (Assume that there is no gaps in the memory layout of variables and address value grows.) </text:p>
      <text:p text:style-name="P138"/>
      <text:p text:style-name="P138"/>
      <text:p text:style-name="P22"><text:span text:style-name="T9">Exercise.</text:span> What is the output of this code fragment:</text:p>
      <table:table table:name="Table30" table:style-name="Table30">
        <table:table-column table:style-name="Table30.A"/>
        <table:table-row table:style-name="TableLine2594737442112">
          <table:table-cell table:style-name="Table30.A1" office:value-type="string">
            <text:p text:style-name="P319">int a[5] = {2, 3, 5, 7, 11};</text:p>
            <text:p text:style-name="P319">int * b = a;</text:p>
            <text:p text:style-name="P319">std::cout &lt;&lt; *(b + 2) &lt;&lt; '\n';</text:p>
          </table:table-cell>
        </table:table-row>
      </table:table>
      <text:p text:style-name="P22">Verify!</text:p>
      <text:p text:style-name="P138"/>
      <text:p text:style-name="P138"/>
      <text:p text:style-name="P22"><text:span text:style-name="T9">Exercise.</text:span> What is the output of this code fragment:</text:p>
      <table:table table:name="Table31" table:style-name="Table31">
        <table:table-column table:style-name="Table31.A"/>
        <table:table-row table:style-name="TableLine2594738696400">
          <table:table-cell table:style-name="Table31.A1" office:value-type="string">
            <text:p text:style-name="P319">int a[5] = {2, 3, 5, 7, 11};</text:p>
            <text:p text:style-name="P319">int * b = (a + 2);</text:p>
            <text:p text:style-name="P319">std::cout &lt;&lt; *(b + 1) &lt;&lt; '\n';</text:p>
          </table:table-cell>
        </table:table-row>
      </table:table>
      <text:p text:style-name="P22">Verify!</text:p>
      <text:p text:style-name="P138"/>
      <text:p text:style-name="P138"/>
      <text:p text:style-name="P32"><text:span text:style-name="T9">Exercise.</text:span> What is the output of this code fragment:</text:p>
      <table:table table:name="Table71" table:style-name="Table71">
        <table:table-column table:style-name="Table71.A"/>
        <table:table-row table:style-name="TableLine2594738691232">
          <table:table-cell table:style-name="Table71.A1" office:value-type="string">
            <text:p text:style-name="P345">int a[5] = {2, 3, 5, 7, 11};</text:p>
            <text:p text:style-name="P345">int * b = (a + <text:span text:style-name="T224">3</text:span>);</text:p>
            <text:p text:style-name="P345">std::cout &lt;&lt; *(b - <text:span text:style-name="T224">2</text:span>) <text:span text:style-name="T224">+ b[1] </text:span>&lt;&lt; '\n';</text:p>
          </table:table-cell>
        </table:table-row>
      </table:table>
      <text:p text:style-name="P32">Verify!</text:p>
      <text:p text:style-name="P142"/>
      <text:p text:style-name="P142"/>
      <text:p text:style-name="P32"><text:span text:style-name="T9">Exercise.</text:span> What is the output of this code fragment:</text:p>
      <table:table table:name="Table72" table:style-name="Table72">
        <table:table-column table:style-name="Table72.A"/>
        <table:table-row table:style-name="TableLine2594738685248">
          <table:table-cell table:style-name="Table72.A1" office:value-type="string">
            <text:p text:style-name="P345">int a[5] = {2, 3, 5, 7, 11};</text:p>
            <text:p text:style-name="P345"><text:soft-page-break/>int * b = (a + <text:span text:style-name="T224">3</text:span>);</text:p>
            <text:p text:style-name="P345">std::cout &lt;&lt; *(b <text:span text:style-name="T224">+ 1</text:span>) <text:span text:style-name="T224">+ b[-2] </text:span>&lt;&lt; '\n';</text:p>
          </table:table-cell>
        </table:table-row>
      </table:table>
      <text:p text:style-name="P32">Verify!</text:p>
      <text:p text:style-name="P142"/>
      <text:p text:style-name="P142"/>
      <text:p text:style-name="P22"><text:span text:style-name="T9">Exercise.</text:span> What is the output of this code fragment:</text:p>
      <table:table table:name="Table29" table:style-name="Table29">
        <table:table-column table:style-name="Table29.A"/>
        <table:table-row table:style-name="TableLine2594738682800">
          <table:table-cell table:style-name="Table29.A1" office:value-type="string">
            <text:p text:style-name="P319">int a[5] = {2, 3, 5, 7, 11};</text:p>
            <text:p text:style-name="P319">int b = 0;</text:p>
            <text:p text:style-name="P319">for (int i = 0; i &lt; 5; ++i)</text:p>
            <text:p text:style-name="P319">{</text:p>
            <text:p text:style-name="P319"><text:s text:c="4"/>b += *(a + i);<text:line-break/>} </text:p>
            <text:p text:style-name="P319">std::cout &lt;&lt; b &lt;&lt; '\n';</text:p>
          </table:table-cell>
        </table:table-row>
      </table:table>
      <text:p text:style-name="P22">Verify!</text:p>
      <text:p text:style-name="P138"/>
      <text:p text:style-name="P138"/>
      <text:p text:style-name="P22"><text:span text:style-name="T9">Exercise.</text:span> What is the output of this code fragment:</text:p>
      <table:table table:name="Table32" table:style-name="Table32">
        <table:table-column table:style-name="Table32.A"/>
        <table:table-row table:style-name="TableLine2594738687424">
          <table:table-cell table:style-name="Table32.A1" office:value-type="string">
            <text:p text:style-name="P319">int a[5] = {2, 3, 5, 7, 11};</text:p>
            <text:p text:style-name="P319">int b = a + 3;</text:p>
            <text:p text:style-name="P319">std::cout &lt;&lt; *(b – 1) &lt;&lt; '\n';</text:p>
          </table:table-cell>
        </table:table-row>
      </table:table>
      <text:p text:style-name="P22">Verify!</text:p>
      <text:p text:style-name="P138"/>
      <text:p text:style-name="P138"/>
      <text:p text:style-name="P22"><text:span text:style-name="T9">Exercise.</text:span> What is the output of this code fragment:</text:p>
      <table:table table:name="Table33" table:style-name="Table33">
        <table:table-column table:style-name="Table33.A"/>
        <table:table-row table:style-name="TableLine2594738686336">
          <table:table-cell table:style-name="Table33.A1" office:value-type="string">
            <text:p text:style-name="P319">int a[5] = {2, 3, 5, 7, 11};</text:p>
            <text:p text:style-name="P319">int * b = a + 4;</text:p>
            <text:p text:style-name="P319">std::cout &lt;&lt; *(b – 3) <text:span text:style-name="T225">+ *b </text:span>&lt;&lt; '\n';</text:p>
          </table:table-cell>
        </table:table-row>
      </table:table>
      <text:p text:style-name="P22">Verify!</text:p>
      <text:p text:style-name="P138"/>
      <text:p text:style-name="P138"/>
      <text:p text:style-name="P33"><text:span text:style-name="T9">Exercise.</text:span> What is the output of this code fragment:</text:p>
      <table:table table:name="Table73" table:style-name="Table73">
        <table:table-column table:style-name="Table73.A"/>
        <table:table-row table:style-name="TableLine2594738680624">
          <table:table-cell table:style-name="Table73.A1" office:value-type="string">
            <text:p text:style-name="P346">int a[5] = {2, 3, 5, 7, 11};</text:p>
            <text:p text:style-name="P346">int * b = a;</text:p>
            <text:p text:style-name="P347">int * c = a + 1;</text:p>
            <text:p text:style-name="P347">int s = 0;</text:p>
            <text:p text:style-name="P347">for (int i = 0; i &lt; 3; ++i)</text:p>
            <text:p text:style-name="P347">{</text:p>
            <text:p text:style-name="P347"><text:s text:c="4"/>s += *c - *b;</text:p>
            <text:p text:style-name="P347"><text:s text:c="4"/>++b;</text:p>
            <text:p text:style-name="P347"><text:s text:c="4"/>++c;</text:p>
            <text:p text:style-name="P347">}</text:p>
            <text:p text:style-name="P346">std::cout &lt;&lt; <text:span text:style-name="T226">s </text:span>&lt;&lt; '\n';</text:p>
          </table:table-cell>
        </table:table-row>
      </table:table>
      <text:p text:style-name="P33">Verify!</text:p>
      <text:p text:style-name="P143"/>
      <text:p text:style-name="P143"/>
      <text:p text:style-name="P22"><text:span text:style-name="T9">Exercise.</text:span> Rewrite the following so that the <text:span text:style-name="T176">array </text:span>bracket operator <text:span text:style-name="T19">[]</text:span> is not used.</text:p>
      <table:table table:name="Table9" table:style-name="Table9">
        <table:table-column table:style-name="Table9.A"/>
        <table:table-row table:style-name="TableLine2594738687152">
          <table:table-cell table:style-name="Table9.A1" office:value-type="string">
            <text:p text:style-name="P319">#include &lt;iostream&gt;</text:p>
            <text:p text:style-name="P319">#include &lt;ctime&gt;</text:p>
            <text:p text:style-name="P319">#include &lt;cstdlib&gt;</text:p>
            <text:p text:style-name="P319"/>
            <text:p text:style-name="P319">int main()</text:p>
            <text:p text:style-name="P319"><text:soft-page-break/>{</text:p>
            <text:p text:style-name="P319"><text:s text:c="4"/>srand((unsigned int) time(NULL));</text:p>
            <text:p text:style-name="P319"><text:s text:c="4"/>const int SIZE = 100;</text:p>
            <text:p text:style-name="P319"><text:s text:c="4"/>const double MAX = double(RAND_MAX);</text:p>
            <text:p text:style-name="P319"/>
            <text:p text:style-name="P319"><text:s text:c="4"/><text:span text:style-name="T226">double</text:span> x[SIZE];</text:p>
            <text:p text:style-name="P319"><text:s text:c="4"/>for (int i = 0; i &lt; SIZE; i++)</text:p>
            <text:p text:style-name="P319"><text:s text:c="4"/>{</text:p>
            <text:p text:style-name="P319"><text:s text:c="8"/><text:span text:style-name="T145">x[i]</text:span> = rand() / MAX * 2 - 1; <text:line-break/> <text:s text:c="3"/>}</text:p>
            <text:p text:style-name="P319"/>
            <text:p text:style-name="P319"><text:s text:c="4"/>double m<text:span text:style-name="T311">in</text:span> = <text:span text:style-name="T145">x[0]</text:span>;</text:p>
            <text:p text:style-name="P319"><text:s text:c="4"/>int index = 0;</text:p>
            <text:p text:style-name="P319"><text:s text:c="4"/>for (int i = 1; i &lt; SIZE; i++)</text:p>
            <text:p text:style-name="P319"><text:s text:c="4"/>{</text:p>
            <text:p text:style-name="P319"><text:s text:c="8"/>if (<text:span text:style-name="T145">x[i]</text:span> &lt; m)</text:p>
            <text:p text:style-name="P319"><text:s text:c="8"/>{ </text:p>
            <text:p text:style-name="P319"><text:s text:c="12"/>m<text:span text:style-name="T311">in</text:span> = <text:span text:style-name="T145">x[i]</text:span>;</text:p>
            <text:p text:style-name="P319"><text:s text:c="12"/>index = i;</text:p>
            <text:p text:style-name="P319"><text:s text:c="8"/>}<text:line-break/> <text:s text:c="3"/>}</text:p>
            <text:p text:style-name="P319"/>
            <text:p text:style-name="P319"><text:s text:c="4"/>std::cout &lt;&lt; "min:" &lt;&lt; min </text:p>
            <text:p text:style-name="P319"><text:s text:c="14"/>&lt;&lt; " at index:" &lt;&lt; index </text:p>
            <text:p text:style-name="P319"><text:s text:c="14"/>&lt;&lt; '\n';</text:p>
            <text:p text:style-name="P319"><text:s text:c="4"/></text:p>
            <text:p text:style-name="P319"><text:s text:c="4"/>return 0;<text:line-break/>}</text:p>
          </table:table-cell>
        </table:table-row>
      </table:table>
      <text:p text:style-name="P124"/>
      <text:p text:style-name="P10">Dynamic <text:span text:style-name="T266">a</text:span>rrays <text:span text:style-name="T266">(</text:span>in the <text:span text:style-name="T266">h</text:span>eap<text:span text:style-name="T266">)</text:span></text:p>
      <text:p text:style-name="P22"/>
      <text:p text:style-name="P22">With pointers you can allocate memory for an array <text:span text:style-name="T232">(on the heap) </text:span>with <text:span text:style-name="T147">variable size</text:span>. Try this:</text:p>
      <table:table table:name="Table39" table:style-name="Table39">
        <table:table-column table:style-name="Table39.A"/>
        <table:table-row table:style-name="TableLine2594738680352">
          <table:table-cell table:style-name="Table39.A1" office:value-type="string">
            <text:p text:style-name="P138">int s;</text:p>
            <text:p text:style-name="P138">std::cin &gt;&gt; s;</text:p>
            <text:p text:style-name="P138"/>
            <text:p text:style-name="P138">int * x = <text:span text:style-name="T147">new int[s]</text:span>; // s can be a variable!!!</text:p>
            <text:p text:style-name="P138"/>
            <text:p text:style-name="P138">// Do something with array that x points to.</text:p>
            <text:p text:style-name="P138">//</text:p>
            <text:p text:style-name="P138">// (Technically speaking x points to the first value</text:p>
            <text:p text:style-name="P138">// of the array in the heap.)</text:p>
            <text:p text:style-name="P171"/>
            <text:p text:style-name="P138"><text:span text:style-name="T9">delete [] x</text:span>;</text:p>
          </table:table-cell>
        </table:table-row>
      </table:table>
      <text:p text:style-name="P22">Basically the command</text:p>
      <text:p text:style-name="P22"/>
      <text:p text:style-name="P138"><text:tab/>new int[s]</text:p>
      <text:p text:style-name="P22"/>
      <text:p text:style-name="P22">tells the heap: </text:p>
      <text:p text:style-name="P22"><text:tab/></text:p>
      <text:p text:style-name="P22"><text:tab/>“hey heap … gimme a chunk of an <text:span text:style-name="T19">int</text:span> array of <text:span text:style-name="T19">s </text:span>values”</text:p>
      <text:p text:style-name="P22"/>
      <text:p text:style-name="P22">Note that <text:span text:style-name="T19">s</text:span> can be a variable!</text:p>
      <text:p text:style-name="P22"/>
      <text:p text:style-name="P22">Mr Heap then goes through its memory and look<text:span text:style-name="T312">s</text:span> for a<text:span text:style-name="T232">n unused</text:span> <text:span text:style-name="T147">contiguous</text:span> chunk <text:span text:style-name="T232">of memory for </text:span>an array of <text:span text:style-name="T19">s</text:span> <text:span text:style-name="T19">int</text:span> values, mark<text:span text:style-name="T313">s</text:span> <text:span text:style-name="T232">this chunk as </text:span>“in use” (i.e. not free) and <text:span text:style-name="T147">return</text:span><text:span text:style-name="T165">s</text:span><text:span text:style-name="T147"> the address of the </text:span><text:span text:style-name="T166">first</text:span><text:span text:style-name="T147"> integer value of this array</text:span>. Therefore, after calling </text:p>
      <table:table table:name="Table99" table:style-name="Table99">
        <table:table-column table:style-name="Table99.A"/>
        <table:table-row table:style-name="TableLine2594738681168">
          <table:table-cell table:style-name="Table99.A1" office:value-type="string">
            <text:p text:style-name="P147">int * x = new int[s];</text:p>
          </table:table-cell>
        </table:table-row>
      </table:table>
      <text:p text:style-name="P151">x <text:span text:style-name="T66">points to (i.e., has the address of) the </text:span><text:span text:style-name="T67">first</text:span><text:span text:style-name="T66"> </text:span>int<text:span text:style-name="T66"> value of an array of </text:span>s<text:span text:style-name="T66"> </text:span>int<text:span text:style-name="T66"> values. </text:span><text:span text:style-name="T79">Again, t</text:span><text:span text:style-name="T66">his array of values is in the heap </text:span><text:span text:style-name="T79">and</text:span><text:span text:style-name="T66"> </text:span><text:span text:style-name="T79">t</text:span><text:span text:style-name="T66">he number of </text:span>int<text:span text:style-name="T66"> values allocated is exactly </text:span>s<text:span text:style-name="T66">. </text:span><text:span text:style-name="T79">I will usually say </text:span><text:span text:style-name="T232">x</text:span><text:span text:style-name="T79"> points to the array although technically speaking </text:span><text:span text:style-name="T232">x</text:span><text:span text:style-name="T79"> has the address of the first </text:span><text:span text:style-name="T232">int</text:span><text:span text:style-name="T79"> value of this array, </text:span><text:span text:style-name="T85">I</text:span><text:span text:style-name="T86">f</text:span><text:span text:style-name="T85"> the value for s is 3, then the memory model looks like this </text:span><text:span text:style-name="T87">(I just put random integers in</text:span><text:span text:style-name="T88">to</text:span><text:span text:style-name="T87"> the array)</text:span><text:span text:style-name="T85">:</text:span></text:p>
      <text:p text:style-name="P83"/>
      <text:p text:style-name="P84"><draw:g text:anchor-type="paragraph" draw:z-index="1" draw:name="Shape3" draw:style-name="gr8"><draw:rect draw:style-name="gr19" draw:text-style-name="P449" svg:width="2.6157in" svg:height="1.3031in" svg:x="2.9429in" svg:y="0.1949in"><text:p/></draw:rect><draw:rect draw:style-name="gr19" draw:text-style-name="P449" svg:width="2.6157in" svg:height="1.3449in" svg:x="0.0055in" svg:y="0.1744in"><text:p/></draw:rect><draw:rect draw:style-name="gr20" draw:text-style-name="P450" svg:width="0.8012in" svg:height="0.3657in" svg:x="3.0264in" svg:y="0.3626in"><text:p text:style-name="P451"><text:span text:style-name="T336">512</text:span></text:p></draw:rect><draw:rect draw:style-name="gr19" draw:text-style-name="P449" svg:width="0.9051in" svg:height="0.3657in" svg:x="0.6409in" svg:y="0.9583in"><text:p/></draw:rect><draw:frame draw:style-name="gr21" draw:text-style-name="P457" svg:width="0.3543in" svg:height="0.1925in" svg:x="0.3807in" svg:y="0.9894in"><draw:text-box><text:p><text:span text:style-name="T336">x</text:span></text:p></draw:text-box></draw:frame><draw:line draw:style-name="gr22" draw:text-style-name="P448" svg:x1="1.0457in" svg:y1="1.1437in" svg:x2="3.0268in" svg:y2="0.5299in"><text:p/></draw:line><draw:frame draw:style-name="gr23" draw:text-style-name="P456" svg:width="0.8134in" svg:height="0.1606in" svg:x="2.9429in" svg:y="0.0346in"><draw:text-box><text:p><text:span text:style-name="T335">Free store</text:span></text:p></draw:text-box></draw:frame><draw:rect draw:style-name="gr20" draw:text-style-name="P450" svg:width="0.8012in" svg:height="0.3657in" svg:x="3.8272in" svg:y="0.3626in"><text:p text:style-name="P451"><text:span text:style-name="T336">4</text:span></text:p></draw:rect><draw:rect draw:style-name="gr20" draw:text-style-name="P450" svg:width="0.8012in" svg:height="0.3657in" svg:x="4.6276in" svg:y="0.3626in"><text:p text:style-name="P451"><text:span text:style-name="T336">-75</text:span></text:p></draw:rect></draw:g></text:p>
      <text:p text:style-name="P84"><draw:frame text:anchor-type="paragraph" draw:z-index="2" draw:name="Shape1" draw:style-name="gr18" draw:text-style-name="P455" svg:width="1.2504in" svg:height="0.9677in" svg:x="5.9in" svg:y="0.002in"><draw:text-box><text:p><text:span text:style-name="T66">The heap will mark <text:s/>these 3 integers as “in use”.</text:span></text:p></draw:text-box></draw:frame></text:p>
      <text:p text:style-name="P84"/>
      <text:p text:style-name="P84"><draw:line text:anchor-type="paragraph" draw:z-index="3" draw:name="Shape2" draw:style-name="gr12" draw:text-style-name="P451" svg:x1="5.9in" svg:y1="0.0783in" svg:x2="5.4283in" svg:y2="0.0783in"><text:p/></draw:line></text:p>
      <text:p text:style-name="P84"/>
      <text:p text:style-name="P84"/>
      <text:p text:style-name="P84"/>
      <text:p text:style-name="P84"/>
      <text:p text:style-name="P84"/>
      <text:p text:style-name="P35"><text:line-break/></text:p>
      <text:p text:style-name="P150"><text:soft-page-break/><text:span text:style-name="T79">When you do not need the array that </text:span><text:span text:style-name="T46">x</text:span><text:span text:style-name="T79"> points to, you deallocate the memory of this array by doing this:</text:span></text:p>
      <table:table table:name="Table98" table:style-name="Table98">
        <table:table-column table:style-name="Table98.A"/>
        <table:table-row table:style-name="TableLine2594738806832">
          <table:table-cell table:style-name="Table98.A1" office:value-type="string">
            <text:p text:style-name="P146">delete [] x;</text:p>
          </table:table-cell>
        </table:table-row>
      </table:table>
      <text:p text:style-name="P35"><text:span text:style-name="T232">This will r</text:span>elease the whole array of <text:span text:style-name="T19">int</text:span> values at address <text:span text:style-name="T19">x</text:span> back to the heap <text:span text:style-name="T232">so that the heap can reuse this memory for another memory allocation.</text:span></text:p>
      <text:p text:style-name="P35"/>
      <text:p text:style-name="P35">A <text:span text:style-name="T147">big mistake</text:span> is to do this:</text:p>
      <table:table table:name="Table97" table:style-name="Table97">
        <table:table-column table:style-name="Table97.A"/>
        <table:table-row table:style-name="TableLine2594738808736">
          <table:table-cell table:style-name="Table97.A1" office:value-type="string">
            <text:p text:style-name="P145">delete x;</text:p>
          </table:table-cell>
        </table:table-row>
      </table:table>
      <text:p text:style-name="P22">which will <text:span text:style-name="T147">only release one value</text:span> (i.e. the single value that <text:span text:style-name="T19">x</text:span> points to), not the whole array, back to the heap. The problem is that the compiler will not tell you that this is a mistake! This will result in a <text:span text:style-name="T147">memory leak</text:span>. This means that if you do</text:p>
      <table:table table:name="Table96" table:style-name="Table96">
        <table:table-column table:style-name="Table96.A"/>
        <table:table-row table:style-name="TableLine2594738810912">
          <table:table-cell table:style-name="Table96.A1" office:value-type="string">
            <text:p text:style-name="P145">int * x = new int[10];</text:p>
            <text:p text:style-name="P145">delete x;</text:p>
          </table:table-cell>
        </table:table-row>
      </table:table>
      <text:p text:style-name="P22">you are going to have a memory leak of 9 <text:span text:style-name="T19">int</text:span>s. For a 32-bit machine, that's a loss of 9x4=36 bytes. The right thing to do is </text:p>
      <table:table table:name="Table94" table:style-name="Table94">
        <table:table-column table:style-name="Table94.A"/>
        <table:table-row table:style-name="TableLine2594738808464">
          <table:table-cell table:style-name="Table94.A1" office:value-type="string">
            <text:p text:style-name="P144">int * x = new int[10];</text:p>
            <text:p text:style-name="P144">delete [] x;</text:p>
          </table:table-cell>
        </table:table-row>
      </table:table>
      <text:p text:style-name="P138"/>
      <text:p text:style-name="P35">So remember that in general, </text:p>
      <text:list xml:id="list149197805" text:style-name="L10">
        <text:list-item>
          <text:p text:style-name="P443"><text:span text:style-name="T111">I</text:span><text:span text:style-name="T98">f you use </text:span><text:span text:style-name="T129">new</text:span><text:span text:style-name="T98"> for a single value, then you should do </text:span><text:span text:style-name="T129">delete</text:span><text:span text:style-name="T98">. </text:span></text:p>
        </text:list-item>
        <text:list-item>
          <text:p text:style-name="P443"><text:span text:style-name="T98">If you do </text:span><text:span text:style-name="T129">new</text:span><text:span text:style-name="T98"> </text:span><text:span text:style-name="T129">[]</text:span><text:span text:style-name="T98"> for a whole array, you must do </text:span><text:span text:style-name="T129">delete []</text:span><text:span text:style-name="T98">.</text:span></text:p>
        </text:list-item>
      </text:list>
      <text:p text:style-name="P395">Here’s an example:</text:p>
      <table:table table:name="Table95" table:style-name="Table95">
        <table:table-column table:style-name="Table95.A"/>
        <table:table-row table:style-name="TableLine2594738802752">
          <table:table-cell table:style-name="Table95.A1" office:value-type="string">
            <text:p text:style-name="P144">int * x;</text:p>
            <text:p text:style-name="P144"/>
            <text:p text:style-name="P144">x = new int; <text:s text:c="5"/>// ask for one <text:span text:style-name="T232">int value </text:span>...</text:p>
            <text:p text:style-name="P144">delete x; <text:s text:c="8"/>// ... give back one</text:p>
            <text:p text:style-name="P144"/>
            <text:p text:style-name="P144">x = new int[10]; <text:s/>// ask for 10 <text:span text:style-name="T232">int values </text:span>...</text:p>
            <text:p text:style-name="P144">delete [] x; <text:s text:c="5"/>// ... give back 10</text:p>
            <text:p text:style-name="P144"/>
            <text:p text:style-name="P144">x = new int[42]; <text:s/>// ask for 42 <text:span text:style-name="T232">int values </text:span>...</text:p>
            <text:p text:style-name="P144">delete [] x; <text:s text:c="5"/>// ... give back 42</text:p>
            <text:p text:style-name="P34"/>
            <text:p text:style-name="P144">x = new int; <text:s text:c="5"/>// ask for one <text:span text:style-name="T232">int value </text:span>...</text:p>
            <text:p text:style-name="P144">delete x; <text:s text:c="8"/>// ... give back one</text:p>
          </table:table-cell>
        </table:table-row>
      </table:table>
      <text:p text:style-name="P138"/>
      <text:p text:style-name="P69">As in the case of dynamic memory management, it’s also a good idea to set a pointer to NULL after deallocation:</text:p>
      <table:table table:name="Table101" table:style-name="Table101">
        <table:table-column table:style-name="Table101.A"/>
        <table:table-row table:style-name="TableLine2594738803024">
          <table:table-cell table:style-name="Table101.A1" office:value-type="string">
            <text:p text:style-name="P152">int * x;</text:p>
            <text:p text:style-name="P152"/>
            <text:p text:style-name="P152">x = new int; <text:s text:c="5"/>// ask for one <text:span text:style-name="T232">int value </text:span>...</text:p>
            <text:p text:style-name="P152">delete x; <text:s text:c="8"/>// ... give back one</text:p>
            <text:p text:style-name="P162">x = NULL;</text:p>
            <text:p text:style-name="P152"/>
            <text:p text:style-name="P152">x = new int[10]; <text:s/>// ask for 10 <text:span text:style-name="T232">int values </text:span>...</text:p>
            <text:p text:style-name="P152">delete [] x; <text:s text:c="5"/>// ... give back 10</text:p>
            <text:p text:style-name="P162">x = NULL;</text:p>
          </table:table-cell>
        </table:table-row>
      </table:table>
      <text:p text:style-name="P162"><text:soft-page-break/></text:p>
      <text:p text:style-name="P69"/>
      <text:p text:style-name="P22"><text:span text:style-name="T9">Exercise.</text:span> Run this … and see the program crash ...</text:p>
      <table:table table:name="Table34" table:style-name="Table34">
        <table:table-column table:style-name="Table34.A"/>
        <table:table-row table:style-name="TableLine2594738809552">
          <table:table-cell table:style-name="Table34.A1" office:value-type="string">
            <text:p text:style-name="P319">int * x;</text:p>
            <text:p text:style-name="P319">while (1)</text:p>
            <text:p text:style-name="P319">{</text:p>
            <text:p text:style-name="P319"><text:s text:c="4"/>x = new int[<text:span text:style-name="T235">5</text:span>000];<text:line-break/>}</text:p>
          </table:table-cell>
        </table:table-row>
      </table:table>
      <text:p text:style-name="P22"/>
      <text:p text:style-name="P22"/>
      <text:p text:style-name="P22"><text:span text:style-name="T9">Exercise.</text:span> Run this … and see the program crash ...</text:p>
      <table:table table:name="Table35" table:style-name="Table35">
        <table:table-column table:style-name="Table35.A"/>
        <table:table-row table:style-name="TableLine2594738810096">
          <table:table-cell table:style-name="Table35.A1" office:value-type="string">
            <text:p text:style-name="P319">int * x;</text:p>
            <text:p text:style-name="P319">while (1)</text:p>
            <text:p text:style-name="P319">{</text:p>
            <text:p text:style-name="P319"><text:s text:c="4"/>x = new int[<text:span text:style-name="T235">5</text:span>000];</text:p>
            <text:p text:style-name="P319"><text:s text:c="4"/>delete x;<text:line-break/>}</text:p>
          </table:table-cell>
        </table:table-row>
      </table:table>
      <text:p text:style-name="P22"/>
      <text:p text:style-name="P22"/>
      <text:p text:style-name="P22"><text:span text:style-name="T9">Exercise.</text:span> Run this … and see what happens:</text:p>
      <table:table table:name="Table36" table:style-name="Table36">
        <table:table-column table:style-name="Table36.A"/>
        <table:table-row table:style-name="TableLine2594757310896">
          <table:table-cell table:style-name="Table36.A1" office:value-type="string">
            <text:p text:style-name="P319">int * x;</text:p>
            <text:p text:style-name="P319">while (1)</text:p>
            <text:p text:style-name="P319">{</text:p>
            <text:p text:style-name="P319"><text:s text:c="4"/>x = new int[1000];</text:p>
            <text:p text:style-name="P319"><text:s text:c="4"/>delete [] x;<text:line-break/>}</text:p>
          </table:table-cell>
        </table:table-row>
      </table:table>
      <text:p text:style-name="P22">Stop after a couple of minutes.</text:p>
      <text:p text:style-name="P22"/>
      <text:p text:style-name="P22"/>
      <text:p text:style-name="P22"><text:span text:style-name="T9">Exercise.</text:span> Fixit time ...</text:p>
      <table:table table:name="Table27" table:style-name="Table27">
        <table:table-column table:style-name="Table27.A"/>
        <table:table-row table:style-name="TableLine2594757318784">
          <table:table-cell table:style-name="Table27.A1" office:value-type="string">
            <text:p text:style-name="P319">int * w;</text:p>
            <text:p text:style-name="P319">int * x = new int;</text:p>
            <text:p text:style-name="P319">int * y = new int[100];</text:p>
            <text:p text:style-name="P319">int * z;</text:p>
            <text:p text:style-name="P319">delete w;</text:p>
            <text:p text:style-name="P319">delete [] x;</text:p>
            <text:p text:style-name="P319">delete y;</text:p>
            <text:p text:style-name="P319">delete [] z;</text:p>
          </table:table-cell>
        </table:table-row>
      </table:table>
      <text:p text:style-name="P22"/>
      <text:p text:style-name="P22"/>
      <text:p text:style-name="P22">After </text:p>
      <text:p text:style-name="P22"/>
      <text:p text:style-name="P138"><text:tab/>int * x = new int[s];</text:p>
      <text:p text:style-name="P138"/>
      <text:p text:style-name="P148"><text:span text:style-name="T66">your </text:span>x<text:span text:style-name="T66"> points to the first value in the array. How do you get to the i-th value in this array? </text:span><text:span text:style-name="T78">It’s just</text:span></text:p>
      <text:p text:style-name="P68"/>
      <text:p text:style-name="P148"><text:span text:style-name="T78"><text:tab/></text:span><text:span text:style-name="T44">x[i]</text:span></text:p>
      <text:p text:style-name="P68"/>
      <text:p text:style-name="P148"><text:span text:style-name="T78">Remember? R</text:span><text:span text:style-name="T77">ecall that </text:span><text:span text:style-name="T66">the address of the </text:span><text:span text:style-name="T19">i</text:span><text:span text:style-name="T66">-th value in this array is</text:span></text:p>
      <text:p text:style-name="P22"/>
      <text:p text:style-name="P138"><text:span text:style-name="T66"><text:tab/></text:span><text:span text:style-name="T19">x + i</text:span></text:p>
      <text:p text:style-name="P22"><text:soft-page-break/></text:p>
      <text:p text:style-name="P22">Therefore, dereferencing, the value at the address is</text:p>
      <text:p text:style-name="P22"/>
      <text:p text:style-name="P138"><text:span text:style-name="T66"><text:tab/></text:span><text:span text:style-name="T19">*(x + i)</text:span></text:p>
      <text:p text:style-name="P22"/>
      <text:p text:style-name="P22">Recall that <text:span text:style-name="T44">x[i]</text:span><text:span text:style-name="T230"> is just a shorthand for </text:span><text:span text:style-name="T44">*(x + i):</text:span></text:p>
      <text:p text:style-name="P22"/>
      <text:p text:style-name="P22"><text:tab/><text:span text:style-name="T19">x[i]</text:span><text:tab/><text:tab/>is the same as<text:tab/><text:tab/><text:span text:style-name="T19">*(x + i)</text:span></text:p>
      <text:p text:style-name="P138"/>
      <text:p text:style-name="P22">Most programmers use <text:span text:style-name="T19">x[i]</text:span> since we want to think of <text:span text:style-name="T19">x</text:span> as an array (although technically it's a pointer.) <text:span text:style-name="T226">The above explanation was already presented in the previous section. Why am I repeating? BECAUSE IT’S IMPORTANT!!!</text:span></text:p>
      <text:p text:style-name="P138"/>
      <text:p text:style-name="P22">Try this: </text:p>
      <table:table table:name="Table40" table:style-name="Table40">
        <table:table-column table:style-name="Table40.A"/>
        <table:table-row table:style-name="TableLine2594757311712">
          <table:table-cell table:style-name="Table40.A1" office:value-type="string">
            <text:p text:style-name="P138">int size;</text:p>
            <text:p text:style-name="P138">std::cin &gt;&gt; size;</text:p>
            <text:p text:style-name="P138">double * x = new double[size];</text:p>
            <text:p text:style-name="P138">for (int i = 0; i &lt; size; i++)</text:p>
            <text:p text:style-name="P138">{</text:p>
            <text:p text:style-name="P138"><text:s text:c="4"/>std::cin &gt;&gt; x[i];<text:line-break/>}</text:p>
            <text:p text:style-name="P138">double product = 1.0;</text:p>
            <text:p text:style-name="P138">for (int i = 0; i &lt; size; i++)</text:p>
            <text:p text:style-name="P138">{</text:p>
            <text:p text:style-name="P138"><text:s text:c="4"/>product *= x[i];</text:p>
            <text:p text:style-name="P138"><text:s text:c="4"/>std::cout &lt;&lt; product &lt;&lt; '\n';<text:line-break/>}</text:p>
            <text:p text:style-name="P138">delete [] x;</text:p>
          </table:table-cell>
        </table:table-row>
      </table:table>
      <text:p text:style-name="P184"/>
      <text:p text:style-name="P184"/>
      <text:p text:style-name="P22"><text:span text:style-name="T9">Exercise.</text:span> What's wrong with this: </text:p>
      <table:table table:name="Table41" table:style-name="Table41">
        <table:table-column table:style-name="Table41.A"/>
        <table:table-row table:style-name="TableLine2594757306816">
          <table:table-cell table:style-name="Table41.A1" office:value-type="string">
            <text:p text:style-name="P138">int size;</text:p>
            <text:p text:style-name="P138">std::cin &gt;&gt; size;</text:p>
            <text:p text:style-name="P138">double * x = new double[size];</text:p>
            <text:p text:style-name="P138">for (int i = 0; i &lt; size; i++)</text:p>
            <text:p text:style-name="P138">{</text:p>
            <text:p text:style-name="P138"><text:s text:c="4"/>std::cin &gt;&gt; x[i];<text:line-break/>}</text:p>
            <text:p text:style-name="P138">double product = 1.0;</text:p>
            <text:p text:style-name="P138">for (int i = 0; i &lt; size; i++)</text:p>
            <text:p text:style-name="P138">{</text:p>
            <text:p text:style-name="P138"><text:s text:c="4"/>product *= x[i];</text:p>
            <text:p text:style-name="P138"><text:s text:c="4"/>std::cout &lt;&lt; product &lt;&lt; '\n';<text:line-break/>}</text:p>
            <text:p text:style-name="P138">delete x;</text:p>
          </table:table-cell>
        </table:table-row>
      </table:table>
      <text:p text:style-name="P22"/>
      <text:p text:style-name="P22"/>
      <text:p text:style-name="P22"><text:span text:style-name="T9">Exercise.</text:span> Write a program that continually prompts the user for a value for integer variable <text:span text:style-name="T19">i</text:span>, allocate an array of integers of size <text:span text:style-name="T19">i</text:span> for pointer <text:span text:style-name="T19">p</text:span>, put <text:span text:style-name="T19">i</text:span> random integer values into the array, <text:span text:style-name="T235">sort the array using bubblesort, </text:span>print all the values <text:span text:style-name="T19">p</text:span> points to, deallocate the memory. Terminate the program when the user enters a 0 for <text:span text:style-name="T19">i</text:span>.</text:p>
      <text:p text:style-name="P22"><text:soft-page-break/></text:p>
      <text:p text:style-name="P22"/>
      <text:p text:style-name="P396"><text:span text:style-name="T9">Exercise.</text:span> Write a program that </text:p>
      <text:list xml:id="list2922329978" text:style-name="L11">
        <text:list-item>
          <text:p text:style-name="P444"><text:span text:style-name="T289">P</text:span>rompts the user for s.</text:p>
        </text:list-item>
        <text:list-item>
          <text:p text:style-name="P444">Create<text:span text:style-name="T289">s</text:span> a dynamic array (on the heap) and declare pointer p to point to an array of s integer values.</text:p>
        </text:list-item>
        <text:list-item>
          <text:p text:style-name="P446">Set<text:span text:style-name="T289">s</text:span> all values in the array to 1.</text:p>
        </text:list-item>
        <text:list-item>
          <text:p text:style-name="P445"><text:span text:style-name="T233">Sets all values at index 0, 2, 4, … and toggle the value between 0 and 1, i.e., if the value is 1, set it to 0</text:span><text:span text:style-name="T141"> and if it’s 0, set it to 1.</text:span></text:p>
        </text:list-item>
        <text:list-item>
          <text:p text:style-name="P440">Set<text:span text:style-name="T289">s</text:span> all values at index 0, 3, 6, … and toggle the value between 0 and 1, i.e., if the value is 1, set it to 0 and if it’s 0, set it to 1.</text:p>
        </text:list-item>
        <text:list-item>
          <text:p text:style-name="P440">Set<text:span text:style-name="T289">s</text:span> all values at index 0, 4, 8, … and toggle the value between 0 and 1, i.e., if the value is 1, set it to 0 and if it’s 0, set it to 1.</text:p>
        </text:list-item>
        <text:list-item>
          <text:p text:style-name="P440">Etc.</text:p>
        </text:list-item>
        <text:list-item>
          <text:p text:style-name="P440">At the end of this process, print<text:span text:style-name="T289">s</text:span> the index values where the value is 1.</text:p>
        </text:list-item>
        <text:list-item>
          <text:p text:style-name="P440">Deallocate<text:span text:style-name="T289">s</text:span> the array.</text:p>
        </text:list-item>
      </text:list>
      <text:p text:style-name="P394"/>
      <text:p text:style-name="P12"><text:span text:style-name="T244">Comparing p</text:span>ointer<text:span text:style-name="T244">s</text:span> and <text:span text:style-name="T244">a</text:span>rray<text:span text:style-name="T244">s</text:span></text:p>
      <text:p text:style-name="P129"/>
      <text:p text:style-name="P72">There are three concepts here: </text:p>
      <text:list xml:id="list3254907375" text:style-name="L12">
        <text:list-item>
          <text:p text:style-name="P408"><text:span text:style-name="T114">static array</text:span><text:span text:style-name="T115">s,</text:span></text:p>
        </text:list-item>
        <text:list-item>
          <text:p text:style-name="P408"><text:span text:style-name="T114">dynamic array</text:span><text:span text:style-name="T115">s</text:span><text:span text:style-name="T114"> in the heap, and </text:span></text:p>
        </text:list-item>
        <text:list-item>
          <text:p text:style-name="P409">pointers. </text:p>
        </text:list-item>
      </text:list>
      <text:list xml:id="list1613322756" text:style-name="L13">
        <text:list-header>
          <text:p text:style-name="P411"><text:span text:style-name="T114">You have to be clear about the three </text:span><text:span text:style-name="T116">because there are similarities and</text:span></text:p>
        </text:list-header>
      </text:list>
      <text:p text:style-name="P183"><text:span text:style-name="T116">differences.</text:span><text:span text:style-name="T114"> </text:span><text:span text:style-name="T117">Most of the comparisons below are already presented earlier. However, because of the similarities and differences, it’s best I put everything here so that you can study all the facts in one place.</text:span></text:p>
      <text:p text:style-name="P71"/>
      <text:p text:style-name="P71">A pointer can be used to access any value <text:span text:style-name="T266">in your computer </text:span>if you have the address of that value <text:span text:style-name="T266">(and if you have access rights)</text:span>. In particular, if a pointer points to the first value of an array (static or dynamic array), using pointer arithmetic, you can access value of the array.</text:p>
      <text:p text:style-name="P71"/>
      <text:p text:style-name="P70">In terms of syntax, there are many similarities between a pointer and an array <text:span text:style-name="T266">(static of not)</text:span>. This is deliberate – the designers of C++ made it so.</text:p>
      <text:p text:style-name="P70"/>
      <text:p text:style-name="P188"><text:span text:style-name="T143">S</text:span><text:span text:style-name="T142">tatic and dynamic arrays</text:span></text:p>
      <text:p text:style-name="P119"/>
      <text:p text:style-name="P119">SIMILARITY #1: Array </text:p>
      <text:list xml:id="list720007808" text:style-name="L14">
        <text:list-header>
          <text:p text:style-name="P412"><draw:frame text:anchor-type="paragraph" draw:z-index="28" draw:name="Shape3" draw:style-name="gr13" draw:text-style-name="P455" svg:width="2.2295in" svg:height="1.7343in" svg:x="4.9937in" svg:y="0.2583in"><draw:text-box><text:p><text:span text:style-name="T66">ASIDE: Once you know more about pointers, even this can be blurred. For instance it’s possible to store integers, doubles, and characters in an integer array. But I won’t go into this.</text:span></text:p></draw:text-box></draw:frame><text:span text:style-name="T112">B</text:span><text:span text:style-name="T119">oth static arrays and dynamic arrays are arrays </text:span><text:span text:style-name="T118">(i.e., </text:span><text:span text:style-name="T120">linear </text:span><text:span text:style-name="T118">collection) </text:span><text:span text:style-name="T119">of values, </text:span><text:span text:style-name="T118">not just one value.</text:span></text:p>
          <text:p text:style-name="P413"/>
          <text:p text:style-name="P414"><draw:line text:anchor-type="paragraph" draw:z-index="29" draw:name="Shape4" draw:style-name="gr12" draw:text-style-name="P451" svg:x1="4.9941in" svg:y1="0.0602in" svg:x2="4.5252in" svg:y2="0.0602in"><text:p/></draw:line>SIMILARITY #2: Homogeneity </text:p>
          <text:p text:style-name="P415"><text:span text:style-name="T119">B</text:span><text:span text:style-name="T98">oth types of arrays are homogeneous, i.e., all the values in an array have the same type.</text:span></text:p>
        </text:list-header>
      </text:list>
      <text:p text:style-name="P96"/>
      <text:p text:style-name="P116">SIMILARITY #<text:span text:style-name="T267">3</text:span>: <text:span text:style-name="T246">Bracket operator. </text:span></text:p>
      <text:p text:style-name="P86">The i-th value of a static array and the <text:span text:style-name="T267">i</text:span>-value of a dynamic array can both be accessed using the bracket operator. </text:p>
      <table:table table:name="Table76" table:style-name="Table76">
        <table:table-column table:style-name="Table76.A"/>
        <table:table-row table:style-name="TableLine2594757306272">
          <table:table-cell table:style-name="Table76.A1" office:value-type="string">
            <text:p text:style-name="P169">char x[10] = {'a', 'b', 'c'};</text:p>
            <text:p text:style-name="P169">char * y = x;</text:p>
            <text:p text:style-name="P169">int size = 10;</text:p>
            <text:p text:style-name="P169">char * z = new char[size];</text:p>
            <text:p text:style-name="P169">//</text:p>
            <text:p text:style-name="P169">// <text:span text:style-name="T245">index-2 value of x is x[2] or y[2]</text:span></text:p>
            <text:p text:style-name="P169">// <text:span text:style-name="T245">index-2 value of array z is pointing to is z[2]</text:span></text:p>
          </table:table-cell>
        </table:table-row>
      </table:table>
      <text:p text:style-name="P190"><draw:frame text:anchor-type="paragraph" draw:z-index="30" draw:name="Shape3" draw:style-name="gr13" draw:text-style-name="P455" svg:width="2.2295in" svg:height="1.7343in" svg:x="4.9937in" svg:y="0.2583in"><draw:text-box><text:p><text:span text:style-name="T66">ASIDE: I’ve said before that both data and code resides in your computer’s memory. This means that a pointer can potentially access </text:span><text:span text:style-name="T93">CODE</text:span><text:span text:style-name="T66">. If you can change data, then you can change code in your code!</text:span></text:p></draw:text-box></draw:frame><text:span text:style-name="T118">R</text:span><text:span text:style-name="T98">emember that </text:span><text:span text:style-name="T129">z[2]</text:span><text:span text:style-name="T98"> is a shorthand for </text:span><text:span text:style-name="T129">*(z + 2)</text:span><text:span text:style-name="T98">. </text:span></text:p>
      <text:p text:style-name="P96"/>
      <text:p text:style-name="P119"><draw:line text:anchor-type="paragraph" draw:z-index="31" draw:name="Shape4" draw:style-name="gr12" draw:text-style-name="P451" svg:x1="4.9941in" svg:y1="0.0516in" svg:x2="4.5252in" svg:y2="0.0516in"><text:p/></draw:line>SIMILARITY #4: Bracket operator and out of bound access</text:p>
      <text:p text:style-name="P190"><text:span text:style-name="T118">After you declare declare a static array or allocate memory for a dynamic array (in the heap) with a size s, the array has s values starting with index 0 and ending with index s – 1. HOWEVER, it’s possible to access values </text:span><text:span text:style-name="T126">OUTSIDE</text:span><text:span text:style-name="T118"> the array – remember what I said about pointers being able to access any value in your computer (as long as you have the address and the access rights). For instance is x is a static array of size 10 or a pointer to a dynamic array of size 10 in the heap, then </text:span><text:span text:style-name="T137">x[i]</text:span><text:span text:style-name="T118"> is just the value at location </text:span><text:span text:style-name="T137">x + i</text:span><text:span text:style-name="T118">. You can have </text:span><text:span text:style-name="T137">x[42]</text:span><text:span text:style-name="T118">, </text:span><text:span text:style-name="T137">x[-5]</text:span><text:span text:style-name="T118">, etc.!!! You can access the value at address </text:span><text:span text:style-name="T137">x + 42</text:span><text:span text:style-name="T118"> and </text:span><text:span text:style-name="T137">x + (-5)</text:span><text:span text:style-name="T118"> as long as you have the access rights!!!</text:span></text:p>
      <text:p text:style-name="P74"><text:soft-page-break/></text:p>
      <text:p text:style-name="P96">Now for the differences … </text:p>
      <text:p text:style-name="P73"/>
      <text:p text:style-name="P187"><text:span text:style-name="T124">DIFFERENCE #1:</text:span><text:span text:style-name="T113"> </text:span><text:span text:style-name="T125">Memory location.</text:span></text:p>
      <text:p text:style-name="P189">The most obvious difference is the location of the values of the array. In the case of </text:p>
      <table:table table:name="Table74" table:style-name="Table74">
        <table:table-column table:style-name="Table74.A"/>
        <table:table-row table:style-name="TableLine2594757369104">
          <table:table-cell table:style-name="Table74.A1" office:value-type="string">
            <text:p text:style-name="P154">const int size = 10;</text:p>
            <text:p text:style-name="P154">char x[size];</text:p>
          </table:table-cell>
        </table:table-row>
      </table:table>
      <text:p text:style-name="P317">the memory allocation is local (i.e. in the current execution block). When you exit the block, the memory use for this array is reclaimed automatically. <text:span text:style-name="T266">Therefore static a</text:span>rrays are automatic variables. <text:span text:style-name="T237">Dynamic a</text:span>rrays created <text:span text:style-name="T237">in the heap</text:span> using <text:span text:style-name="T19">new[]</text:span>, i.e.</text:p>
      <table:table table:name="Table81" table:style-name="Table81">
        <table:table-column table:style-name="Table81.A"/>
        <table:table-row table:style-name="TableLine2594757372912">
          <table:table-cell table:style-name="Table81.A1" office:value-type="string">
            <text:p text:style-name="P154">int size = 10;</text:p>
            <text:p text:style-name="P154">char * <text:span text:style-name="T238">y</text:span> = new char[size];</text:p>
          </table:table-cell>
        </table:table-row>
      </table:table>
      <text:p text:style-name="P317">lives in the heap, not in the local scope. (Of course the pointer <text:span text:style-name="T19">x</text:span> is local). The values of this array is not reclaimed automatically; <text:span text:style-name="T19">x</text:span> is local so the pointer value of <text:span text:style-name="T19">x</text:span> is reclaimed. You must deallocate <text:span text:style-name="T266">the memory of this array </text:span>yourself (when you're done using the array) by doing this:</text:p>
      <table:table table:name="Table82" table:style-name="Table82">
        <table:table-column table:style-name="Table82.A"/>
        <table:table-row table:style-name="TableLine2594757356864">
          <table:table-cell table:style-name="Table82.A1" office:value-type="string">
            <text:p text:style-name="P154">delete [] <text:span text:style-name="T238">y</text:span>;</text:p>
          </table:table-cell>
        </table:table-row>
      </table:table>
      <text:p text:style-name="P39"/>
      <text:p text:style-name="P42"><text:span text:style-name="T9">DIFFERENCE </text:span><text:span text:style-name="T14">#</text:span><text:span text:style-name="T9">2:</text:span> <text:span text:style-name="T17">Size.</text:span></text:p>
      <text:p text:style-name="P42">The second difference is that the size of the array must be a constant for static array:</text:p>
      <table:table table:name="Table83" table:style-name="Table83">
        <table:table-column table:style-name="Table83.A"/>
        <table:table-row table:style-name="TableLine2594757357680">
          <table:table-cell table:style-name="Table83.A1" office:value-type="string">
            <text:p text:style-name="P154">const int size = 10;</text:p>
            <text:p text:style-name="P154">char x[size]; <text:s text:c="6"/>// size must be constant</text:p>
          </table:table-cell>
        </table:table-row>
      </table:table>
      <text:p text:style-name="P39">However the size used in creating an array in the heap can be any variable expression:</text:p>
      <table:table table:name="Table84" table:style-name="Table84">
        <table:table-column table:style-name="Table84.A"/>
        <table:table-row table:style-name="TableLine2594757358224">
          <table:table-cell table:style-name="Table84.A1" office:value-type="string">
            <text:p text:style-name="P154">int size = 10;</text:p>
            <text:p text:style-name="P154">char * <text:span text:style-name="T238">y</text:span> = new char[size];</text:p>
            <text:p text:style-name="P154">... </text:p>
            <text:p text:style-name="P163">delete [] y;</text:p>
          </table:table-cell>
        </table:table-row>
      </table:table>
      <text:p text:style-name="P106"/>
      <text:p text:style-name="P42"><text:span text:style-name="T9">DIFFERENCE </text:span><text:span text:style-name="T14">3</text:span><text:span text:style-name="T9">.</text:span> <text:span text:style-name="T17">Initialization.</text:span></text:p>
      <text:p text:style-name="P42">An array can be initialized. For instance</text:p>
      <table:table table:name="Table85" table:style-name="Table85">
        <table:table-column table:style-name="Table85.A"/>
        <table:table-row table:style-name="TableLine2594757359040">
          <table:table-cell table:style-name="Table85.A1" office:value-type="string">
            <text:p text:style-name="P154">const int size = 10;</text:p>
            <text:p text:style-name="P154">char x[size] = {'a', 'b', 'c'};</text:p>
          </table:table-cell>
        </table:table-row>
      </table:table>
      <text:p text:style-name="P39">There is no corresponding syntax for the case <text:span text:style-name="T239">for a dynamic array on the heap</text:span>. </text:p>
      <table:table table:name="Table102" table:style-name="Table102">
        <table:table-column table:style-name="Table102.A"/>
        <table:table-row table:style-name="TableLine2594757361488">
          <table:table-cell table:style-name="Table102.A1" office:value-type="string">
            <text:p text:style-name="P154">int size = 10;</text:p>
            <text:p text:style-name="P154">char * <text:span text:style-name="T238">y = new char</text:span>[size] {'a', 'b', 'c'}; // <text:span text:style-name="T239">WHAT?!?</text:span></text:p>
            <text:p text:style-name="P163">delete [] y;</text:p>
          </table:table-cell>
        </table:table-row>
      </table:table>
      <text:p text:style-name="P85">You have to perform assignment:</text:p>
      <table:table table:name="Table103" table:style-name="Table103">
        <table:table-column table:style-name="Table103.A"/>
        <table:table-row table:style-name="TableLine2594757363120">
          <table:table-cell table:style-name="Table103.A1" office:value-type="string">
            <text:p text:style-name="P154">int size = 10;</text:p>
            <text:p text:style-name="P154">char * <text:span text:style-name="T238">y = new char</text:span>[size];</text:p>
            <text:p text:style-name="P154"><text:span text:style-name="T238">y[0]</text:span> = 'a';</text:p>
            <text:p text:style-name="P154"><text:span text:style-name="T238">y[1] =</text:span> 'b';</text:p>
            <text:p text:style-name="P154"><text:span text:style-name="T238">y[2] =</text:span> 'c';</text:p>
            <text:p text:style-name="P163">delete [] y;</text:p>
          </table:table-cell>
        </table:table-row>
      </table:table>
      <text:p text:style-name="P114"/>
      <text:p text:style-name="P136"/>
      <text:p text:style-name="P137"><text:soft-page-break/><text:span text:style-name="T13">S</text:span><text:span text:style-name="T15">tatic arrays and pointers</text:span></text:p>
      <text:p text:style-name="P115"/>
      <text:p text:style-name="P38"><text:span text:style-name="T15">SIMILARITY</text:span><text:span text:style-name="T13"> 1. </text:span><text:span text:style-name="T17">Array name is like a pointer.</text:span></text:p>
      <text:p text:style-name="P73">You can do this:</text:p>
      <table:table table:name="Table88" table:style-name="Table88">
        <table:table-column table:style-name="Table88.A"/>
        <table:table-row table:style-name="TableLine2594757365568">
          <table:table-cell table:style-name="Table88.A1" office:value-type="string">
            <text:p text:style-name="P193">const int <text:span text:style-name="T227">SIZE</text:span> = 10;</text:p>
            <text:p text:style-name="P153">char x[<text:span text:style-name="T227">SIZE</text:span>];</text:p>
            <text:p text:style-name="P164">char * y = x; // Remember that x is &amp;x[0]</text:p>
          </table:table-cell>
        </table:table-row>
      </table:table>
      <text:p text:style-name="P37"><text:span text:style-name="T236">The reason (as stated above) is because in the above </text:span><text:span text:style-name="T47">x</text:span><text:span text:style-name="T228"> is the same as </text:span><text:span text:style-name="T47">&amp;x[0]</text:span><text:span text:style-name="T228">. <text:s/>So the above make </text:span><text:span text:style-name="T47">x</text:span><text:span text:style-name="T228"> like a pointer (syntactically speaking).</text:span></text:p>
      <text:p text:style-name="P37"/>
      <text:p text:style-name="P112">DIFFERENCE 1: <text:span text:style-name="T246">Array name is constant pointer, not just pointer.</text:span> </text:p>
      <text:p text:style-name="P75">However static arrays are not exactly pointers. <text:span text:style-name="T242">If x and y are pointers of the same type (with values), then you can assign between them:</text:span></text:p>
      <table:table table:name="Table106" table:style-name="Table106">
        <table:table-column table:style-name="Table106.A"/>
        <table:table-row table:style-name="TableLine2594757376448">
          <table:table-cell table:style-name="Table106.A1" office:value-type="string">
            <text:p text:style-name="P350">x = y;</text:p>
          </table:table-cell>
        </table:table-row>
      </table:table>
      <text:p text:style-name="P76">But try this:</text:p>
      <table:table table:name="Table105" table:style-name="Table105">
        <table:table-column table:style-name="Table105.A"/>
        <table:table-row table:style-name="TableLine2594757378352">
          <table:table-cell table:style-name="Table105.A1" office:value-type="string">
            <text:p text:style-name="P194">char x[<text:span text:style-name="T240">10</text:span>];</text:p>
            <text:p text:style-name="P196">char * y;</text:p>
            <text:p text:style-name="P196">char * z = <text:span text:style-name="T241">new char[10];</text:span></text:p>
            <text:p text:style-name="P198">char w[10];</text:p>
            <text:p text:style-name="P198"/>
            <text:p text:style-name="P165">y = x; // <text:span text:style-name="T241">OK</text:span></text:p>
            <text:p text:style-name="P167">x = z; // NOPE!!!</text:p>
          </table:table-cell>
        </table:table-row>
      </table:table>
      <text:p text:style-name="P77">So what’s <text:span text:style-name="T19">x</text:span> if <text:span text:style-name="T19">x</text:span> is an array since it’s not a pointer? You can view <text:span text:style-name="T19">x</text:span> as a constant pointer. In other words, you can think of <text:span text:style-name="T19">x</text:span> as a pointer but the address of <text:span text:style-name="T19">x</text:span> cannot be changed.<text:span text:style-name="T242"> So for this code fragment:</text:span></text:p>
      <table:table table:name="Table107" table:style-name="Table107">
        <table:table-column table:style-name="Table107.A"/>
        <table:table-row table:style-name="TableLine2594757375632">
          <table:table-cell table:style-name="Table107.A1" office:value-type="string">
            <text:p text:style-name="P195">char x[<text:span text:style-name="T240">10</text:span>];</text:p>
            <text:p text:style-name="P197">char * y;</text:p>
            <text:p text:style-name="P199"/>
            <text:p text:style-name="P166">y = x; // <text:span text:style-name="T241">OK</text:span></text:p>
          </table:table-cell>
        </table:table-row>
      </table:table>
      <text:p text:style-name="P78">If you want to make <text:span text:style-name="T19">y</text:span> as close to <text:span text:style-name="T19">x</text:span> as possible, you can do this:</text:p>
      <table:table table:name="Table108" table:style-name="Table108">
        <table:table-column table:style-name="Table108.A"/>
        <table:table-row table:style-name="TableLine2594757388144">
          <table:table-cell table:style-name="Table108.A1" office:value-type="string">
            <text:p text:style-name="P195">char x[<text:span text:style-name="T240">10</text:span>];</text:p>
            <text:p text:style-name="P197">char * <text:span text:style-name="T243">const </text:span>y <text:span text:style-name="T243">= x; // OK</text:span></text:p>
          </table:table-cell>
        </table:table-row>
      </table:table>
      <text:p text:style-name="P79">In that case the address value in <text:span text:style-name="T19">y</text:span> cannot be changed.</text:p>
      <text:p text:style-name="P78"/>
      <text:p text:style-name="P40"><text:span text:style-name="T9">DIFFERENCE </text:span><text:span text:style-name="T16">2:</text:span><text:span text:style-name="T49"> </text:span><text:span text:style-name="T50">sizeof().</text:span></text:p>
      <text:p text:style-name="P40">A<text:span text:style-name="T244">nother </text:span>difference is in the behavior of the <text:span text:style-name="T19">sizeof()</text:span> function. Try this:</text:p>
      <table:table table:name="Table75" table:style-name="Table75">
        <table:table-column table:style-name="Table75.A"/>
        <table:table-row table:style-name="TableLine2594757387600">
          <table:table-cell table:style-name="Table75.A1" office:value-type="string">
            <text:p text:style-name="P155">char x<text:span text:style-name="T244">[10</text:span>];</text:p>
            <text:p text:style-name="P168">char * y = x;</text:p>
            <text:p text:style-name="P168"/>
            <text:p text:style-name="P155">std::cout &lt;&lt; sizeof(x) &lt;&lt; '\n';</text:p>
            <text:p text:style-name="P155">std::cout &lt;&lt; sizeof(<text:span text:style-name="T244">y</text:span>) &lt;&lt; '\n';</text:p>
          </table:table-cell>
        </table:table-row>
      </table:table>
      <text:p text:style-name="P40"><text:span text:style-name="T243">The </text:span><text:span text:style-name="T48">sizeof()</text:span><text:span text:style-name="T243"> on an array returns the size of memory used for the array of values. The </text:span><text:span text:style-name="T48">sizeof()</text:span><text:span text:style-name="T243"> on a pointer returns the size of memory used for the pointer itself, i.e., the memory used for the address of the first value of the array, not the array.</text:span></text:p>
      <text:p text:style-name="P10">Array and <text:span text:style-name="T309">p</text:span>ointer <text:span text:style-name="T309">p</text:span>arameter<text:span text:style-name="T229">s</text:span></text:p>
      <text:p text:style-name="P22"/>
      <text:p text:style-name="P87">I’ve already talked about pointers and arrays. Let’s see what happens when they are used as parameters of functions.</text:p>
      <text:p text:style-name="P87"/>
      <text:p text:style-name="P22">When you make a function call like this:</text:p>
      <table:table table:name="Table10" table:style-name="Table10">
        <table:table-column table:style-name="Table10.A"/>
        <table:table-row table:style-name="TableLine2594757382976">
          <table:table-cell table:style-name="Table10.A1" office:value-type="string">
            <text:p text:style-name="P138">void f(int x)</text:p>
            <text:p text:style-name="P138">{}</text:p>
            <text:p text:style-name="P138"/>
            <text:p text:style-name="P138">int main()</text:p>
            <text:p text:style-name="P138">{</text:p>
            <text:p text:style-name="P138"><text:s text:c="4"/>int y = 42;</text:p>
            <text:p text:style-name="P138"><text:s text:c="4"/>f(y); <text:s text:c="10"/>// give value of y to x of</text:p>
            <text:p text:style-name="P138"><text:s text:c="20"/>// function f()</text:p>
            <text:p text:style-name="P138"><text:s text:c="4"/>return 0;<text:tab/><text:line-break/>}</text:p>
          </table:table-cell>
        </table:table-row>
      </table:table>
      <text:p text:style-name="P22">you can pretty much understand the data passed from <text:span text:style-name="T19">main()</text:span> to <text:span text:style-name="T19">f()</text:span> by running this code segment:</text:p>
      <table:table table:name="Table89" table:style-name="Table89">
        <table:table-column table:style-name="Table89.A"/>
        <table:table-row table:style-name="TableLine2594757380528">
          <table:table-cell table:style-name="Table89.A1" office:value-type="string">
            <text:p text:style-name="P157">int y = 42; <text:s/></text:p>
            <text:p text:style-name="P157">int x = y; <text:s text:c="2"/>// give value of y to x</text:p>
          </table:table-cell>
        </table:table-row>
      </table:table>
      <text:p text:style-name="P67">(This is pass-by-value.)</text:p>
      <text:p text:style-name="P67"/>
      <text:p text:style-name="P22">However there is one case where this does not work. The following that passes an array to a function does work: </text:p>
      <table:table table:name="Table11" table:style-name="Table11">
        <table:table-column table:style-name="Table11.A"/>
        <table:table-row table:style-name="TableLine2594757386784">
          <table:table-cell table:style-name="Table11.A1" office:value-type="string">
            <text:p text:style-name="P138">void f(int x[])</text:p>
            <text:p text:style-name="P138">{}</text:p>
            <text:p text:style-name="P138"/>
            <text:p text:style-name="P138">int main()</text:p>
            <text:p text:style-name="P138">{</text:p>
            <text:p text:style-name="P138"><text:s text:c="4"/>int y[100] = {1, 2, 3};</text:p>
            <text:p text:style-name="P138"><text:s text:c="4"/>f(y);</text:p>
            <text:p text:style-name="P138"><text:s text:c="4"/>return 0;<text:tab/><text:line-break/>}</text:p>
          </table:table-cell>
        </table:table-row>
      </table:table>
      <text:p text:style-name="P22"><text:span text:style-name="T245">Y</text:span>ou might be tempted to run this code segment:</text:p>
      <table:table table:name="Table77" table:style-name="Table77">
        <table:table-column table:style-name="Table77.A"/>
        <table:table-row table:style-name="TableLine2594757383520">
          <table:table-cell table:style-name="Table77.A1" office:value-type="string">
            <text:p text:style-name="P156">int y[100] = {1, 2, 3};</text:p>
            <text:p text:style-name="P156">int x[] = y;</text:p>
          </table:table-cell>
        </table:table-row>
      </table:table>
      <text:p text:style-name="P41">You <text:span text:style-name="T65">will</text:span> get a error. </text:p>
      <text:p text:style-name="P41"/>
      <text:p text:style-name="P41">However <text:span text:style-name="T147">this works</text:span>:</text:p>
      <table:table table:name="Table78" table:style-name="Table78">
        <table:table-column table:style-name="Table78.A"/>
        <table:table-row table:style-name="TableLine2594757388688">
          <table:table-cell table:style-name="Table78.A1" office:value-type="string">
            <text:p text:style-name="P156">int y[100] = {1, 2, 3};</text:p>
            <text:p text:style-name="P156">int * x = y;</text:p>
          </table:table-cell>
        </table:table-row>
      </table:table>
      <text:p text:style-name="P138"/>
      <text:p text:style-name="P22">So here's the thing you need to know: </text:p>
      <text:p text:style-name="P123"/>
      <text:p text:style-name="P131">An array parameter is like a pointer</text:p>
      <text:p text:style-name="P22"><text:tab/></text:p>
      <text:p text:style-name="P22">Now the question is this: Is the pointer parameter a <text:span text:style-name="T65">constant</text:span> pointer? Let's try an experiment:</text:p>
      <table:table table:name="Table12" table:style-name="Table12">
        <table:table-column table:style-name="Table12.A"/>
        <table:table-row table:style-name="TableLine2594757377536">
          <table:table-cell table:style-name="Table12.A1" office:value-type="string">
            <text:p text:style-name="P138">void f(int x[])</text:p>
            <text:p text:style-name="P138">{</text:p>
            <text:p text:style-name="P138"><text:soft-page-break/><text:s text:c="4"/>int * y = new int[10];</text:p>
            <text:p text:style-name="P138"><text:s text:c="4"/>x = y; // can <text:span text:style-name="T245">parameter </text:span>x be changed?</text:p>
            <text:p text:style-name="P138">}</text:p>
            <text:p text:style-name="P138"/>
            <text:p text:style-name="P138">int main()</text:p>
            <text:p text:style-name="P138">{</text:p>
            <text:p text:style-name="P138"><text:s text:c="4"/>int y[100] = {1, 2, 3};</text:p>
            <text:p text:style-name="P138"><text:s text:c="4"/>f(y);</text:p>
            <text:p text:style-name="P138"><text:s text:c="4"/>return 0;<text:tab/><text:line-break/>}<text:span text:style-name="T66"> </text:span></text:p>
          </table:table-cell>
        </table:table-row>
      </table:table>
      <text:p text:style-name="P138"><text:span text:style-name="T66">It turns out that the above does work. This means that the </text:span><text:span text:style-name="T147">x</text:span><text:span text:style-name="T67"> is not a constant pointer</text:span><text:span text:style-name="T66">. This means that </text:span></text:p>
      <table:table table:name="Table79" table:style-name="Table79">
        <table:table-column table:style-name="Table79.A"/>
        <table:table-row table:style-name="TableLine2594757376720">
          <table:table-cell table:style-name="Table79.A1" office:value-type="string">
            <text:p text:style-name="P156">void f(int x[])</text:p>
            <text:p text:style-name="P156">{}</text:p>
          </table:table-cell>
        </table:table-row>
      </table:table>
      <text:p text:style-name="P22">is the same as </text:p>
      <table:table table:name="Table80" table:style-name="Table80">
        <table:table-column table:style-name="Table80.A"/>
        <table:table-row table:style-name="TableLine2594757382432">
          <table:table-cell table:style-name="Table80.A1" office:value-type="string">
            <text:p text:style-name="P156">void f(int * x)</text:p>
            <text:p text:style-name="P156">{}</text:p>
          </table:table-cell>
        </table:table-row>
      </table:table>
      <text:p text:style-name="P138"/>
      <text:p text:style-name="P22">You can verify this piece of information using the following trick to get your compiler to tell you the truth. Compile this program:</text:p>
      <table:table table:name="Table7" table:style-name="Table7">
        <table:table-column table:style-name="Table7.A"/>
        <table:table-row table:style-name="TableLine2594757378624">
          <table:table-cell table:style-name="Table7.A1" office:value-type="string">
            <text:p text:style-name="P138">void f(int x[])</text:p>
            <text:p text:style-name="P138">{</text:p>
            <text:p text:style-name="P138"><text:s text:c="4"/>abc; // a deliberate error</text:p>
            <text:p text:style-name="P138">}</text:p>
            <text:p text:style-name="P138"/>
            <text:p text:style-name="P138">int main()</text:p>
            <text:p text:style-name="P138">{</text:p>
            <text:p text:style-name="P138"><text:s text:c="4"/>return 0;</text:p>
            <text:p text:style-name="P138">}</text:p>
          </table:table-cell>
        </table:table-row>
      </table:table>
      <text:p text:style-name="P138"/>
      <text:p text:style-name="P22">Your compiler will give you an error. For g++, here's the error: </text:p>
      <table:table table:name="Table3" table:style-name="Table3">
        <table:table-column table:style-name="Table3.A"/>
        <table:table-row table:style-name="TableLine2594757389232">
          <table:table-cell table:style-name="Table3.A1" office:value-type="string">
            <text:p text:style-name="P319">c.cpp: In function 'void f(int*)':</text:p>
            <text:p text:style-name="P319">c.cpp:3:3: error: 'abc' was not declared in this scope</text:p>
          </table:table-cell>
        </table:table-row>
      </table:table>
      <text:p text:style-name="P138"/>
      <text:p text:style-name="P138"><text:span text:style-name="T66">AHA!!! The function header of </text:span><text:span text:style-name="T19">f()</text:span><text:span text:style-name="T66"> is really </text:span></text:p>
      <text:p text:style-name="P22"/>
      <text:p text:style-name="P138"><text:span text:style-name="T66"><text:tab/></text:span><text:span text:style-name="T19">void f(int *)</text:span></text:p>
      <text:p text:style-name="P22"/>
      <text:p text:style-name="P22">and <text:span text:style-name="T65">not</text:span> </text:p>
      <text:p text:style-name="P22"/>
      <text:p text:style-name="P138"><text:span text:style-name="T66"><text:tab/></text:span><text:span text:style-name="T19">void f(int [])</text:span></text:p>
      <text:p text:style-name="P138"/>
      <text:p text:style-name="P22">So here's the extremely important principle to remember:</text:p>
      <text:p text:style-name="P138"/>
      <text:p text:style-name="P138"><text:tab/><text:span text:style-name="T67">An array parameter is actually a </text:span></text:p>
      <text:p text:style-name="P124"><text:tab/>non-constant pointer</text:p>
      <text:p text:style-name="P138"/>
      <text:p text:style-name="P22"/>
      <text:p text:style-name="P10">Default <text:span text:style-name="T309">v</text:span>alues</text:p>
      <text:p text:style-name="P22"/>
      <text:p text:style-name="P22">There's another thing that we should investigate: What about default values? Let's try this:</text:p>
      <table:table table:name="Table8" table:style-name="Table8">
        <table:table-column table:style-name="Table8.A"/>
        <table:table-row table:style-name="TableLine2594757391136">
          <table:table-cell table:style-name="Table8.A1" office:value-type="string">
            <text:p text:style-name="P138">void f(int x[] = {1, 2, 3})</text:p>
            <text:p text:style-name="P138">{}</text:p>
            <text:p text:style-name="P138"/>
            <text:p text:style-name="P138">int main()</text:p>
            <text:p text:style-name="P138">{</text:p>
            <text:p text:style-name="P138"><text:s text:c="4"/>f();</text:p>
            <text:p text:style-name="P138"><text:s text:c="4"/>return 0;<text:line-break/>}<text:span text:style-name="T66"> </text:span></text:p>
          </table:table-cell>
        </table:table-row>
      </table:table>
      <text:p text:style-name="P22">You will get an error. Of course you will. You already know that pointers cannot be initialized with an array. In other words the following is invalid:</text:p>
      <table:table table:name="Table13" table:style-name="Table13">
        <table:table-column table:style-name="Table13.A"/>
        <table:table-row table:style-name="TableLine2594757384880">
          <table:table-cell table:style-name="Table13.A1" office:value-type="string">
            <text:p text:style-name="P138">int main()</text:p>
            <text:p text:style-name="P138">{</text:p>
            <text:p text:style-name="P138"><text:s text:c="4"/>int * x = {1, 2, 3};</text:p>
            <text:p text:style-name="P138"><text:s text:c="4"/>return 0;</text:p>
            <text:p text:style-name="P138">}</text:p>
          </table:table-cell>
        </table:table-row>
      </table:table>
      <text:p text:style-name="P22"/>
      <text:p text:style-name="P22">You can try other cases (with constantness):</text:p>
      <table:table table:name="Table14" table:style-name="Table14">
        <table:table-column table:style-name="Table14.A"/>
        <table:table-row table:style-name="TableLine2594757385424">
          <table:table-cell table:style-name="Table14.A1" office:value-type="string">
            <text:p text:style-name="P138">const int * a = {1, 2, 3};</text:p>
            <text:p text:style-name="P138">int * const b = {1, 2, 3};</text:p>
            <text:p text:style-name="P138">const int * const c = {1, 2, 3};</text:p>
          </table:table-cell>
        </table:table-row>
      </table:table>
      <text:p text:style-name="P22">None of them will work.</text:p>
      <text:p text:style-name="P22"/>
      <text:p text:style-name="P88">In general the only default value you should use is NULL:</text:p>
      <table:table table:name="Table114" table:style-name="Table114">
        <table:table-column table:style-name="Table114.A"/>
        <table:table-row table:style-name="TableLine2594757379712">
          <table:table-cell table:style-name="Table114.A1" office:value-type="string">
            <text:p text:style-name="P157">void f(int x[] = <text:span text:style-name="T268">NULL</text:span>)</text:p>
            <text:p text:style-name="P157">{}<text:span text:style-name="T66"> </text:span></text:p>
          </table:table-cell>
        </table:table-row>
      </table:table>
      <text:p text:style-name="P88"/>
      <text:p text:style-name="P22">There <text:span text:style-name="T65">is</text:span> one case where a pointer can be initialized to point to values and only for certain compilers. Therefore you shouldn't use the following in real code:</text:p>
      <text:p text:style-name="P22"/>
      <text:p text:style-name="P138"><text:tab/>const char * x = "hello world";</text:p>
      <text:p text:style-name="P138"/>
      <text:p text:style-name="P22">Again. Don't use this in real code. It's better to just be simple, like this:</text:p>
      <text:p text:style-name="P22"/>
      <text:p text:style-name="P138"><text:tab/>char x[] = "hello world";</text:p>
      <text:p text:style-name="P138"/>
      <text:p text:style-name="P10">Functions <text:span text:style-name="T177">with array parameters: where to start</text:span></text:p>
      <text:p text:style-name="P22"/>
      <text:p text:style-name="P53">This is an old example:</text:p>
      <table:table table:name="Table15" table:style-name="Table15">
        <table:table-column table:style-name="Table15.A"/>
        <table:table-row table:style-name="TableLine2594757381616">
          <table:table-cell table:style-name="Table15.A1" office:value-type="string">
            <text:p text:style-name="P319">int sum(int x[])</text:p>
            <text:p text:style-name="P319">{</text:p>
            <text:p text:style-name="P319"><text:s text:c="4"/>int s = 0;</text:p>
            <text:p text:style-name="P319"><text:s text:c="4"/>for (int i = 0; i &lt; <text:span text:style-name="T178">10</text:span>; <text:span text:style-name="T178">++i</text:span>)</text:p>
            <text:p text:style-name="P319"><text:s text:c="4"/>{</text:p>
            <text:p text:style-name="P319"><text:s text:c="8"/>s += x[i];<text:line-break/> <text:s text:c="3"/>}</text:p>
            <text:p text:style-name="P319"><text:s text:c="4"/>return s;</text:p>
            <text:p text:style-name="P319">}</text:p>
          </table:table-cell>
        </table:table-row>
      </table:table>
      <text:p text:style-name="P45">This adds up the values x[0], …, x[9]. Great. But this one is even better because it allows to specify how many values to add:</text:p>
      <table:table table:name="Table42" table:style-name="Table42">
        <table:table-column table:style-name="Table42.A"/>
        <table:table-row table:style-name="TableLine2594757385696">
          <table:table-cell table:style-name="Table42.A1" office:value-type="string">
            <text:p text:style-name="P320">int sum(int x[], <text:span text:style-name="T178">int size</text:span>)</text:p>
            <text:p text:style-name="P320">{</text:p>
            <text:p text:style-name="P320"><text:s text:c="4"/>int s = 0;</text:p>
            <text:p text:style-name="P320"><text:s text:c="4"/>for (int i = 0; i &lt; <text:span text:style-name="T178">size</text:span>; <text:span text:style-name="T178">++</text:span>i)</text:p>
            <text:p text:style-name="P320"><text:s text:c="4"/>{</text:p>
            <text:p text:style-name="P320"><text:s text:c="8"/>s += x[i];<text:line-break/> <text:s text:c="3"/>}</text:p>
            <text:p text:style-name="P320"><text:s text:c="4"/>return s;</text:p>
            <text:p text:style-name="P320">}</text:p>
          </table:table-cell>
        </table:table-row>
      </table:table>
      <text:p text:style-name="P22">You can use it like this:</text:p>
      <table:table table:name="Table16" table:style-name="Table16">
        <table:table-column table:style-name="Table16.A"/>
        <table:table-row table:style-name="TableLine2594757402016">
          <table:table-cell table:style-name="Table16.A1" office:value-type="string">
            <text:p text:style-name="P319">int a[] = {1, 3, 5, 7, 2, 4, 6, 8};</text:p>
            <text:p text:style-name="P319">std::cout &lt;&lt; sum(a, 8) &lt;&lt; '\n';</text:p>
          </table:table-cell>
        </table:table-row>
      </table:table>
      <text:p text:style-name="P22">which will add up all the 8 values in the array. Of course if I want to sum up only the first 4 numbers, I would do this:</text:p>
      <table:table table:name="Table17" table:style-name="Table17">
        <table:table-column table:style-name="Table17.A"/>
        <table:table-row table:style-name="TableLine2594757403648">
          <table:table-cell table:style-name="Table17.A1" office:value-type="string">
            <text:p text:style-name="P319">int a[] = {1, 3, 5, 7, 2, 4, 6, 8};</text:p>
            <text:p text:style-name="P319">std::cout &lt;&lt; sum(a, 8) &lt;&lt; '\n';</text:p>
            <text:p text:style-name="P319">std::cout &lt;&lt; sum(a, 4) &lt;&lt; '\n';</text:p>
          </table:table-cell>
        </table:table-row>
      </table:table>
      <text:p text:style-name="P44"/>
      <text:p text:style-name="P23">But what if I want to compute <text:span text:style-name="T19">x[</text:span><text:span text:style-name="T27">4</text:span><text:span text:style-name="T19">] + x[</text:span><text:span text:style-name="T27">5</text:span><text:span text:style-name="T19">] + x[</text:span><text:span text:style-name="T27">6</text:span><text:span text:style-name="T19">]</text:span>? <text:span text:style-name="T179">In other words, I want to specify the starting index of the summation. </text:span>The function starts with index position 0. <text:span text:style-name="T178">Recall that in the notes on functions and arrays, </text:span>I have to rewrite the above function so <text:span text:style-name="T179">that it </text:span>accept<text:span text:style-name="T179">s</text:span> a starting index value, like this:</text:p>
      <table:table table:name="Table18" table:style-name="Table18">
        <table:table-column table:style-name="Table18.A"/>
        <table:table-row table:style-name="TableLine2594757391952">
          <table:table-cell table:style-name="Table18.A1" office:value-type="string">
            <text:p text:style-name="P319">int sum(int x[], int start, int size)</text:p>
            <text:p text:style-name="P319">{</text:p>
            <text:p text:style-name="P319"><text:s text:c="4"/>int s = 0;</text:p>
            <text:p text:style-name="P319"><text:s text:c="4"/>for (int i = <text:span text:style-name="T178">start</text:span>; i &lt; size; <text:span text:style-name="T178">++i</text:span>)</text:p>
            <text:p text:style-name="P319"><text:s text:c="4"/>{</text:p>
            <text:p text:style-name="P319"><text:s text:c="8"/>s += x[i];<text:line-break/> <text:s text:c="3"/>}</text:p>
            <text:p text:style-name="P319"><text:s text:c="4"/>return s;</text:p>
            <text:p text:style-name="P319">}</text:p>
          </table:table-cell>
        </table:table-row>
      </table:table>
      <text:p text:style-name="P22"/>
      <text:p text:style-name="P24">Actually it's <text:span text:style-name="T147">not necessary at all </text:span><text:span text:style-name="T148">(if you know pointers)!</text:span></text:p>
      <text:p text:style-name="P132"><text:soft-page-break/></text:p>
      <text:p text:style-name="P24">You see I can do this:</text:p>
      <table:table table:name="Table20" table:style-name="Table20">
        <table:table-column table:style-name="Table20.A"/>
        <table:table-row table:style-name="TableLine2594757405824">
          <table:table-cell table:style-name="Table20.A1" office:value-type="string">
            <text:p text:style-name="P319">#include &lt;iostream&gt;</text:p>
            <text:p text:style-name="P319"/>
            <text:p text:style-name="P319">int sum(int x[], int size)</text:p>
            <text:p text:style-name="P319">{</text:p>
            <text:p text:style-name="P319"><text:s text:c="4"/>int s = 0;</text:p>
            <text:p text:style-name="P319"><text:s text:c="4"/>for (int i = 0; i &lt; size; i++)</text:p>
            <text:p text:style-name="P319"><text:s text:c="4"/>{</text:p>
            <text:p text:style-name="P319"><text:s text:c="8"/>s += x[i];<text:line-break/> <text:s text:c="3"/>}</text:p>
            <text:p text:style-name="P319"><text:s text:c="4"/>return s;</text:p>
            <text:p text:style-name="P319">}</text:p>
            <text:p text:style-name="P319"/>
            <text:p text:style-name="P319"/>
            <text:p text:style-name="P319">int main()</text:p>
            <text:p text:style-name="P319">{</text:p>
            <text:p text:style-name="P319"><text:s text:c="4"/>int a[] = {1,3,5,7,2,4,6,8};</text:p>
            <text:p text:style-name="P319"><text:s text:c="4"/>std::cout &lt;&lt; sum(a, 8) &lt;&lt; '\n';</text:p>
            <text:p text:style-name="P319"><text:s text:c="4"/>std::cout &lt;&lt; sum(a, 4) &lt;&lt; '\n';</text:p>
            <text:p text:style-name="P319"><text:s text:c="4"/>std::cout &lt;&lt; <text:span text:style-name="T147">sum(a + </text:span><text:span text:style-name="T148">4</text:span><text:span text:style-name="T147">, </text:span><text:span text:style-name="T149">3</text:span><text:span text:style-name="T147">)</text:span> &lt;&lt; '\n';</text:p>
            <text:p text:style-name="P319"/>
            <text:p text:style-name="P319"><text:s text:c="4"/>return 0;</text:p>
            <text:p text:style-name="P319">}</text:p>
          </table:table-cell>
        </table:table-row>
      </table:table>
      <text:p text:style-name="P46">to compute <text:span text:style-name="T19">x[4] + x[5] + x[6]</text:span><text:span text:style-name="T66">. </text:span><text:span text:style-name="T69">In this case, the value for size is the number of terms that is added.</text:span></text:p>
      <text:p text:style-name="P170"/>
      <text:p text:style-name="P22">Neat right? This means that when writing functions for arrays, you <text:span text:style-name="T147">never have to specify an option for a starting index value</text:span><text:span text:style-name="T146">!!!</text:span> <text:span text:style-name="T251">(For languages that do not support pointers and pointer arithmetic, the alternative is almost always slower.)</text:span></text:p>
      <text:p text:style-name="P200"/>
      <text:p text:style-name="P200"/>
      <text:p text:style-name="P205">Exercise. <text:s/><text:span text:style-name="T1">What is the output of this program:</text:span></text:p>
      <table:table table:name="Table23" table:style-name="Table23">
        <table:table-column table:style-name="Table23.A"/>
        <table:table-row table:style-name="TableLine2594757403376">
          <table:table-cell table:style-name="Table23.A1" office:value-type="string">
            <text:p text:style-name="P319">#include &lt;iostream&gt;</text:p>
            <text:p text:style-name="P319"/>
            <text:p text:style-name="P319">int sum(int x[], int size)</text:p>
            <text:p text:style-name="P319">{</text:p>
            <text:p text:style-name="P319"><text:s text:c="4"/>int s = 0;</text:p>
            <text:p text:style-name="P319"><text:s text:c="4"/>for (int i = 0; i &lt; size; i++)</text:p>
            <text:p text:style-name="P319"><text:s text:c="4"/>{</text:p>
            <text:p text:style-name="P319"><text:s text:c="8"/>s += x[i];<text:line-break/> <text:s text:c="3"/>}</text:p>
            <text:p text:style-name="P319"><text:s text:c="4"/>return s;</text:p>
            <text:p text:style-name="P319">}</text:p>
            <text:p text:style-name="P319"/>
            <text:p text:style-name="P319">double avg(int x[], size)</text:p>
            <text:p text:style-name="P319">{</text:p>
            <text:p text:style-name="P319"><text:s text:c="4"/>return double(sum(x, size)) / size;<text:line-break/>}</text:p>
            <text:p text:style-name="P319"/>
            <text:p text:style-name="P319"><text:soft-page-break/>int main()</text:p>
            <text:p text:style-name="P319">{</text:p>
            <text:p text:style-name="P319"><text:s text:c="4"/>int a[] = {1, 3, 5, 7, 2, 4, 6, 8};</text:p>
            <text:p text:style-name="P319"><text:s text:c="4"/>std::cout &lt;&lt; avg(a + 4, 3) &lt;&lt; '\n';</text:p>
            <text:p text:style-name="P319"><text:s text:c="4"/>return 0;</text:p>
            <text:p text:style-name="P319">}</text:p>
          </table:table-cell>
        </table:table-row>
      </table:table>
      <text:p text:style-name="P22"/>
      <text:p text:style-name="P22"/>
      <text:p text:style-name="P205">Exercise. <text:span text:style-name="T1">Rewrite the following program so that the prototype of the max function looks like this:</text:span></text:p>
      <text:p text:style-name="P200"/>
      <text:p text:style-name="P191"><text:tab/>int max(int x[], int size);</text:p>
      <text:p text:style-name="P200"/>
      <text:p text:style-name="P200">Modify the test code in <text:span text:style-name="T19">main()</text:span> so that the same result is produced.</text:p>
      <table:table table:name="Table22" table:style-name="Table22">
        <table:table-column table:style-name="Table22.A"/>
        <table:table-row table:style-name="TableLine2594757408272">
          <table:table-cell table:style-name="Table22.A1" office:value-type="string">
            <text:p text:style-name="P319">#include &lt;iostream&gt;</text:p>
            <text:p text:style-name="P319"/>
            <text:p text:style-name="P319">int max(int x[], int start, int end)</text:p>
            <text:p text:style-name="P319">{</text:p>
            <text:p text:style-name="P319"><text:s text:c="4"/>int m = x[start];</text:p>
            <text:p text:style-name="P319"><text:s text:c="4"/>for (int i = start + 1; i &lt;= end; i++)</text:p>
            <text:p text:style-name="P319"><text:s text:c="4"/>{</text:p>
            <text:p text:style-name="P319"><text:s text:c="8"/>if (m &lt; x[i]) m = x[i];<text:line-break/> <text:s text:c="3"/>}</text:p>
            <text:p text:style-name="P319"><text:s text:c="4"/>return m;</text:p>
            <text:p text:style-name="P319">}</text:p>
            <text:p text:style-name="P319"/>
            <text:p text:style-name="P319">int main()</text:p>
            <text:p text:style-name="P319">{</text:p>
            <text:p text:style-name="P319"><text:s text:c="4"/>int a[] = {1, 3, 5, 7, 2, 4, 6, 8};</text:p>
            <text:p text:style-name="P319"><text:s text:c="4"/>std::cout &lt;&lt; max(<text:span text:style-name="T314">a</text:span>, 0, 2) &lt;&lt; '\n';</text:p>
            <text:p text:style-name="P319"><text:s text:c="4"/>std::cout &lt;&lt; max(<text:span text:style-name="T314">a</text:span>, 4, 6) &lt;&lt; '\n';</text:p>
            <text:p text:style-name="P319"><text:s text:c="4"/>std::cout &lt;&lt; max(<text:span text:style-name="T314">a</text:span>, 6, 6) &lt;&lt; '\n';</text:p>
            <text:p text:style-name="P319"/>
            <text:p text:style-name="P319"><text:s text:c="4"/>return 0;</text:p>
            <text:p text:style-name="P319">}</text:p>
          </table:table-cell>
        </table:table-row>
      </table:table>
      <text:p text:style-name="P22"/>
      <text:p text:style-name="P186"/>
      <text:p text:style-name="P22"><text:s/></text:p>
      <text:p text:style-name="P15"><text:span text:style-name="T138">Functions </text:span><text:span text:style-name="T139">with </text:span><text:span text:style-name="T140">a</text:span><text:span text:style-name="T139">rray </text:span><text:span text:style-name="T140">p</text:span><text:span text:style-name="T139">arameters: where to start and where to end</text:span></text:p>
      <text:p text:style-name="P125"/>
      <text:p text:style-name="P201"><text:span text:style-name="T314">Let</text:span>’s continue with the example from the previous section:</text:p>
      <table:table table:name="Table19" table:style-name="Table19">
        <table:table-column table:style-name="Table19.A"/>
        <table:table-row table:style-name="TableLine2594757405280">
          <table:table-cell table:style-name="Table19.A1" office:value-type="string">
            <text:p text:style-name="P321">int sum(int x[], <text:span text:style-name="T178">int size</text:span>)</text:p>
            <text:p text:style-name="P321">{</text:p>
            <text:p text:style-name="P321"><text:s text:c="4"/>int s = 0;</text:p>
            <text:p text:style-name="P321"><text:s text:c="4"/>for (int i = 0; i &lt; <text:span text:style-name="T178">size</text:span>; <text:span text:style-name="T178">++</text:span>i)</text:p>
            <text:p text:style-name="P321"><text:s text:c="4"/>{</text:p>
            <text:p text:style-name="P321"><text:s text:c="8"/>s += x[i];<text:line-break/> <text:s text:c="3"/>}</text:p>
            <text:p text:style-name="P321"><text:s text:c="4"/>return s;</text:p>
            <text:p text:style-name="P321">}</text:p>
            <text:p text:style-name="P321"/>
            <text:p text:style-name="P322"/>
            <text:p text:style-name="P321">int main()</text:p>
            <text:p text:style-name="P321">{</text:p>
            <text:p text:style-name="P321"><text:s text:c="4"/>int a[] = {1,3,5,7,2,4,6,8};</text:p>
            <text:p text:style-name="P321"><text:s text:c="4"/>std::cout &lt;&lt; sum(a, 8) &lt;&lt; '\n';</text:p>
            <text:p text:style-name="P321"><text:s text:c="4"/>std::cout &lt;&lt; sum(a, 4) &lt;&lt; '\n';</text:p>
            <text:p text:style-name="P321"><text:s text:c="4"/><text:span text:style-name="T1">std::cout &lt;&lt; sum(a + </text:span><text:span text:style-name="T2">4</text:span><text:span text:style-name="T1">, </text:span><text:span text:style-name="T3">3</text:span><text:span text:style-name="T1">) &lt;&lt; '\n';</text:span></text:p>
            <text:p text:style-name="P321"/>
            <text:p text:style-name="P321"><text:s text:c="4"/>return 0;</text:p>
            <text:p text:style-name="P322">} <text:s text:c="3"/></text:p>
          </table:table-cell>
        </table:table-row>
      </table:table>
      <text:p text:style-name="P47">Again, in function sum, you want to think of x <text:span text:style-name="T316">a</text:span>s a pointer to an array of values. When you call</text:p>
      <table:table table:name="Table21" table:style-name="Table21">
        <table:table-column table:style-name="Table21.A"/>
        <table:table-row table:style-name="TableLine2594757396848">
          <table:table-cell table:style-name="Table21.A1" office:value-type="string">
            <text:p text:style-name="P321"><text:span text:style-name="T1">... sum(a + </text:span><text:span text:style-name="T2">4</text:span><text:span text:style-name="T1">, </text:span><text:span text:style-name="T3">3</text:span><text:span text:style-name="T1">) ...</text:span></text:p>
          </table:table-cell>
        </table:table-row>
      </table:table>
      <text:p text:style-name="P47">You are basically telling the function to start at the value which is 4 integers away from the address a (i.e., the 5<text:span text:style-name="T167">th</text:span> integer in the array).</text:p>
      <text:p text:style-name="P47"/>
      <text:p text:style-name="P49">I can rewrite the <text:span text:style-name="T19">sum</text:span> function like this so that it’s really clear that the array parameter is really a pointer parameter:</text:p>
      <table:table table:name="Table38" table:style-name="Table38">
        <table:table-column table:style-name="Table38.A"/>
        <table:table-row table:style-name="TableLine2594757395216">
          <table:table-cell table:style-name="Table38.A1" office:value-type="string">
            <text:p text:style-name="P323">int sum(int * <text:span text:style-name="T180">start_pointer</text:span>, <text:span text:style-name="T178">int size</text:span>)</text:p>
            <text:p text:style-name="P323">{</text:p>
            <text:p text:style-name="P323"><text:s text:c="4"/>int s = 0;</text:p>
            <text:p text:style-name="P323"><text:s text:c="4"/>for (int i = 0; i &lt; <text:span text:style-name="T178">size</text:span>; <text:span text:style-name="T178">++</text:span>i)</text:p>
            <text:p text:style-name="P323"><text:s text:c="4"/>{</text:p>
            <text:p text:style-name="P323"><text:s text:c="8"/>s += <text:span text:style-name="T180">start_pointer</text:span>[i];<text:line-break/> <text:s text:c="3"/>}</text:p>
            <text:p text:style-name="P323"><text:s text:c="4"/>return s;</text:p>
            <text:p text:style-name="P323">}</text:p>
          </table:table-cell>
        </table:table-row>
      </table:table>
      <text:p text:style-name="P48"/>
      <text:p text:style-name="P50">Since you’re using a starting pointer address to specify where to find the first value, why not specify the pointer address of the last value? In that case your code becomes <text:span text:style-name="T147">more uniform</text:span> like this:</text:p>
      <table:table table:name="Table43" table:style-name="Table43">
        <table:table-column table:style-name="Table43.A"/>
        <table:table-row table:style-name="TableLine2594757397120">
          <table:table-cell table:style-name="Table43.A1" office:value-type="string">
            <text:p text:style-name="P324">int sum(int * <text:span text:style-name="T180">start_pointer</text:span>, <text:span text:style-name="T181">int * end_pointer</text:span>)</text:p>
            <text:p text:style-name="P324">{</text:p>
            <text:p text:style-name="P324"><text:s text:c="4"/>int s = 0;</text:p>
            <text:p text:style-name="P324"><text:s text:c="4"/>for (int * <text:span text:style-name="T181">p = start_pointer</text:span>; </text:p>
            <text:p text:style-name="P324"><text:s text:c="9"/><text:span text:style-name="T181">p</text:span> &lt;<text:span text:style-name="T181">= end_pointer</text:span>; <text:span text:style-name="T178">++p</text:span>)</text:p>
            <text:p text:style-name="P324"><text:soft-page-break/><text:s text:c="4"/>{</text:p>
            <text:p text:style-name="P324"><text:s text:c="8"/>s += *<text:span text:style-name="T181">p</text:span>;<text:line-break/> <text:s text:c="3"/>}</text:p>
            <text:p text:style-name="P324"><text:s text:c="4"/>return s;</text:p>
            <text:p text:style-name="P324">}</text:p>
          </table:table-cell>
        </table:table-row>
      </table:table>
      <text:p text:style-name="P51">You do have to know for instance that ++p on a pointer will move the pointer p to the next integer (and I’ve already talked about it.)</text:p>
      <text:p text:style-name="P51"/>
      <text:p text:style-name="P52">Now, it’s actually more common to specifying the ending address value to be the value <text:span text:style-name="T315">that </text:span>is just <text:span text:style-name="T147">one step outside</text:span> the array of values to be processed:</text:p>
      <table:table table:name="Table44" table:style-name="Table44">
        <table:table-column table:style-name="Table44.A"/>
        <table:table-row table:style-name="TableLine2594757406096">
          <table:table-cell table:style-name="Table44.A1" office:value-type="string">
            <text:p text:style-name="P325">int sum(int * <text:span text:style-name="T180">start_pointer</text:span>, <text:span text:style-name="T181">int * end_pointer</text:span>)</text:p>
            <text:p text:style-name="P325">{</text:p>
            <text:p text:style-name="P325"><text:s text:c="4"/>int s = 0;</text:p>
            <text:p text:style-name="P325"><text:s text:c="4"/>for (int * <text:span text:style-name="T181">p = start_pointer</text:span>; </text:p>
            <text:p text:style-name="P325"><text:s text:c="9"/><text:span text:style-name="T181">p</text:span> <text:span text:style-name="T147">&lt;</text:span><text:span text:style-name="T181"> end_pointer</text:span>; <text:span text:style-name="T178">++p</text:span>)</text:p>
            <text:p text:style-name="P325"><text:s text:c="4"/>{</text:p>
            <text:p text:style-name="P325"><text:s text:c="8"/>s += *<text:span text:style-name="T181">p</text:span>;<text:line-break/> <text:s text:c="3"/>}</text:p>
            <text:p text:style-name="P325"><text:s text:c="4"/>return s;</text:p>
            <text:p text:style-name="P325">}</text:p>
          </table:table-cell>
        </table:table-row>
      </table:table>
      <text:p text:style-name="P52">Simplifying the parameter names a little, I get …</text:p>
      <table:table table:name="Table45" table:style-name="Table45">
        <table:table-column table:style-name="Table45.A"/>
        <table:table-row table:style-name="TableLine2594757394672">
          <table:table-cell table:style-name="Table45.A1" office:value-type="string">
            <text:p text:style-name="P325">int sum(int * <text:span text:style-name="T180">start</text:span>, <text:span text:style-name="T181">int * end</text:span>)</text:p>
            <text:p text:style-name="P325">{</text:p>
            <text:p text:style-name="P325"><text:s text:c="4"/>int s = 0;</text:p>
            <text:p text:style-name="P325"><text:s text:c="4"/>for (int * <text:span text:style-name="T181">p = start</text:span>; <text:span text:style-name="T181">p</text:span> <text:span text:style-name="T9">&lt;</text:span><text:span text:style-name="T181"> end</text:span>; <text:span text:style-name="T178">++p</text:span>)</text:p>
            <text:p text:style-name="P325"><text:s text:c="4"/>{</text:p>
            <text:p text:style-name="P325"><text:s text:c="8"/>s += *<text:span text:style-name="T181">p</text:span>;<text:line-break/> <text:s text:c="3"/>}</text:p>
            <text:p text:style-name="P325"><text:s text:c="4"/>return s;</text:p>
            <text:p text:style-name="P325">}</text:p>
          </table:table-cell>
        </table:table-row>
      </table:table>
      <text:p text:style-name="P370"><text:span text:style-name="T66">(Instead of </text:span>start<text:span text:style-name="T66"> and </text:span>end<text:span text:style-name="T66">, it’s also common to name the pointers </text:span>begin<text:span text:style-name="T66"> and </text:span>end<text:span text:style-name="T66">.)</text:span></text:p>
      <text:p text:style-name="P383"/>
      <text:p text:style-name="P378">In this form, <text:span text:style-name="T19">main()</text:span> would have to look like this:</text:p>
      <table:table table:name="Table46" table:style-name="Table46">
        <table:table-column table:style-name="Table46.A"/>
        <table:table-row table:style-name="TableLine2594757406912">
          <table:table-cell table:style-name="Table46.A1" office:value-type="string">
            <text:p text:style-name="P325">int main()</text:p>
            <text:p text:style-name="P325">{</text:p>
            <text:p text:style-name="P325"><text:s text:c="4"/>int a[] = {1, 3, 5, 7, 2, 4, 6, 8};</text:p>
            <text:p text:style-name="P325"><text:s text:c="4"/>std::cout &lt;&lt; sum(a, <text:span text:style-name="T182">a + </text:span>8) &lt;&lt; '\n';</text:p>
            <text:p text:style-name="P325"><text:s text:c="4"/>std::cout &lt;&lt; sum(a, <text:span text:style-name="T182">a + </text:span>4) &lt;&lt; '\n';</text:p>
            <text:p text:style-name="P325"><text:s text:c="4"/><text:span text:style-name="T1">std::cout &lt;&lt; sum(a + </text:span><text:span text:style-name="T2">4</text:span><text:span text:style-name="T1">, </text:span><text:span text:style-name="T4">a + 7</text:span><text:span text:style-name="T1">) &lt;&lt; '\n';</text:span></text:p>
            <text:p text:style-name="P325"/>
            <text:p text:style-name="P325"><text:s text:c="4"/>return 0;</text:p>
            <text:p text:style-name="P207">}</text:p>
          </table:table-cell>
        </table:table-row>
      </table:table>
      <text:p text:style-name="P207"/>
      <text:p text:style-name="P371"><text:span text:style-name="T66">Let me repeat: the general practice is that </text:span><text:span text:style-name="T19">end</text:span><text:span text:style-name="T66"> points to one value beyond what you want to process. So the values processed are </text:span></text:p>
      <text:p text:style-name="P384"/>
      <text:p text:style-name="P372"><text:span text:style-name="T19">*start</text:span><text:span text:style-name="T66">, </text:span><text:span text:style-name="T19">*(start + 1)</text:span><text:span text:style-name="T66">, </text:span><text:span text:style-name="T19">*(start + 2)</text:span><text:span text:style-name="T66">, …, </text:span><text:span text:style-name="T19">*(end - 1)</text:span><text:span text:style-name="T66"> </text:span></text:p>
      <text:p text:style-name="P208"/>
      <text:p text:style-name="P208"><text:span text:style-name="T66">Note that no values are process if </text:span>start<text:span text:style-name="T66"> equals </text:span>end<text:span text:style-name="T66">.</text:span></text:p>
      <text:p text:style-name="P207"><text:soft-page-break/></text:p>
      <text:p text:style-name="P207"/>
      <text:p text:style-name="P211"><text:span text:style-name="T9">Exercise.</text:span> Complete and test this function that does the obvious:</text:p>
      <table:table table:name="Table92" table:style-name="Table92">
        <table:table-column table:style-name="Table92.A"/>
        <table:table-row table:style-name="TableLine2594757391408">
          <table:table-cell table:style-name="Table92.A1" office:value-type="string">
            <text:p text:style-name="P353">void <text:span text:style-name="T254">println</text:span>(int * start, int * end);</text:p>
          </table:table-cell>
        </table:table-row>
      </table:table>
      <text:p text:style-name="P213">(It’s clear when you should stop.) Here’s the format of the output:</text:p>
      <table:table table:name="Table93" table:style-name="Table93">
        <table:table-column table:style-name="Table93.A"/>
        <table:table-row table:style-name="TableLine2594757400384">
          <table:table-cell table:style-name="Table93.A1" office:value-type="string">
            <text:p text:style-name="P356">{5, 1, 2, 4}</text:p>
          </table:table-cell>
        </table:table-row>
      </table:table>
      <text:p text:style-name="P213">A newline should be printed. When <text:span text:style-name="T19">start</text:span> and <text:span text:style-name="T19">end</text:span> have the same value, the output looks like this:</text:p>
      <table:table table:name="Table104" table:style-name="Table104">
        <table:table-column table:style-name="Table104.A"/>
        <table:table-row table:style-name="TableLine2594757397936">
          <table:table-cell table:style-name="Table104.A1" office:value-type="string">
            <text:p text:style-name="P356">{}</text:p>
          </table:table-cell>
        </table:table-row>
      </table:table>
      <text:p text:style-name="P213"/>
      <text:p text:style-name="P211"/>
      <text:p text:style-name="P209"><text:span text:style-name="T9">Exercise.</text:span> Complete and test this function that does the obvious:</text:p>
      <table:table table:name="Table86" table:style-name="Table86">
        <table:table-column table:style-name="Table86.A"/>
        <table:table-row table:style-name="TableLine2594757391680">
          <table:table-cell table:style-name="Table86.A1" office:value-type="string">
            <text:p text:style-name="P351"><text:span text:style-name="T300">int</text:span> max(int * start, int * end);</text:p>
          </table:table-cell>
        </table:table-row>
      </table:table>
      <text:p text:style-name="P213">(It’s clear when you should stop.) <text:span text:style-name="T300">You maybe assume at least one value is processed, i.e., assume </text:span><text:span text:style-name="T58">start</text:span><text:span text:style-name="T300"> &lt;</text:span><text:span text:style-name="T301">= </text:span><text:span text:style-name="T59">end – 1</text:span><text:span text:style-name="T301">.</text:span></text:p>
      <text:p text:style-name="P211"/>
      <text:p text:style-name="P211"/>
      <text:p text:style-name="P212"><text:span text:style-name="T9">Exercise.</text:span> Complete and test this function:</text:p>
      <table:table table:name="Table129" table:style-name="Table129">
        <table:table-column table:style-name="Table129.A"/>
        <table:table-row table:style-name="TableLine2594757396304">
          <table:table-cell table:style-name="Table129.A1" office:value-type="string">
            <text:p text:style-name="P355"><text:span text:style-name="T301">i</text:span><text:span text:style-name="T300">nt</text:span> * max(int * start, int * end);</text:p>
          </table:table-cell>
        </table:table-row>
      </table:table>
      <text:p text:style-name="P214"><text:span text:style-name="T301">that returns the address of the maximum value in </text:span><text:span text:style-name="T59">*start</text:span><text:span text:style-name="T95">, …, </text:span><text:span text:style-name="T59">*(end – 1)</text:span><text:span text:style-name="T95"> if </text:span><text:span text:style-name="T59">start &lt;= end – 1</text:span><text:span text:style-name="T95">. Otherwise </text:span><text:span text:style-name="T59">NULL</text:span><text:span text:style-name="T95"> is returned. </text:span><text:span text:style-name="T300">You maybe assume at least one value is processed, i.e., assume </text:span><text:span text:style-name="T58">start</text:span><text:span text:style-name="T300"> &lt;</text:span><text:span text:style-name="T301">= </text:span><text:span text:style-name="T59">end – 1</text:span><text:span text:style-name="T301">.</text:span></text:p>
      <text:p text:style-name="P219"/>
      <text:p text:style-name="P219"/>
      <text:p text:style-name="P432"><text:span text:style-name="T9">Exercise.</text:span> Complete and test this function:</text:p>
      <table:table table:name="Table131" table:style-name="Table131">
        <table:table-column table:style-name="Table131.A"/>
        <table:table-row table:style-name="TableLine2594780269312">
          <table:table-cell table:style-name="Table131.A1" office:value-type="string">
            <text:p text:style-name="P427"><text:span text:style-name="T331">i</text:span><text:span text:style-name="T300">nt</text:span> * <text:span text:style-name="T331">linearsearch</text:span>(int * start, int * end, <text:span text:style-name="T331">int target</text:span>);</text:p>
          </table:table-cell>
        </table:table-row>
      </table:table>
      <text:p text:style-name="P433"><text:span text:style-name="T301">that returns the address of the </text:span><text:span text:style-name="T331">first </text:span><text:span text:style-name="T334">target</text:span><text:span text:style-name="T331"> (left-to-right) that occurs in the array of values </text:span><text:span text:style-name="T59">*start</text:span><text:span text:style-name="T301">, …, </text:span><text:span text:style-name="T59">*(end – 1)</text:span><text:span text:style-name="T95">. </text:span><text:span text:style-name="T333">If </text:span><text:span text:style-name="T334">target</text:span><text:span text:style-name="T333"> does not occur in the array, </text:span><text:span text:style-name="T59">NULL</text:span><text:span text:style-name="T301"> is returned. </text:span></text:p>
      <text:p text:style-name="P431"/>
      <text:p text:style-name="P219"/>
      <text:p text:style-name="P210"><text:span text:style-name="T9">Exercise.</text:span> Complete and test this <text:span text:style-name="T247">very important </text:span>function:</text:p>
      <table:table table:name="Table90" table:style-name="Table90">
        <table:table-column table:style-name="Table90.A"/>
        <table:table-row table:style-name="TableLine2594757398752">
          <table:table-cell table:style-name="Table90.A1" office:value-type="string">
            <text:p text:style-name="P352">void <text:span text:style-name="T247">fill</text:span>(int * start, int * end, <text:span text:style-name="T247">int value</text:span>);</text:p>
          </table:table-cell>
        </table:table-row>
      </table:table>
      <text:p text:style-name="P211">that <text:span text:style-name="T247">copies </text:span><text:span text:style-name="T51">value</text:span><text:span text:style-name="T247"> to the value</text:span><text:span text:style-name="T301">s</text:span><text:span text:style-name="T247"> at </text:span><text:span text:style-name="T51">start</text:span><text:span text:style-name="T247">, </text:span><text:span text:style-name="T51">start + 1</text:span><text:span text:style-name="T247">, etc.</text:span></text:p>
      <text:p text:style-name="P210"/>
      <text:p text:style-name="P210"/>
      <text:p text:style-name="P209"><text:span text:style-name="T9">Exercise.</text:span> Complete and test this <text:span text:style-name="T247">very important </text:span>function:</text:p>
      <table:table table:name="Table87" table:style-name="Table87">
        <table:table-column table:style-name="Table87.A"/>
        <table:table-row table:style-name="TableLine2594757401200">
          <table:table-cell table:style-name="Table87.A1" office:value-type="string">
            <text:p text:style-name="P351">void copy(int * start0, int * start1, int * end1);</text:p>
          </table:table-cell>
        </table:table-row>
      </table:table>
      <text:p text:style-name="P209">that copies the value at <text:span text:style-name="T19">start1</text:span> to the value at location <text:span text:style-name="T19">start0</text:span>, etc. <text:span text:style-name="T254">(It’s clear when you should stop.)</text:span></text:p>
      <text:p text:style-name="P209"/>
      <text:p text:style-name="P209"/>
      <text:p text:style-name="P220">Exercise. <text:span text:style-name="T5">Complete and test this </text:span><text:span text:style-name="T6">very important </text:span><text:span text:style-name="T5">function:</text:span></text:p>
      <table:table table:name="Table110" table:style-name="Table110">
        <table:table-column table:style-name="Table110.A"/>
        <table:table-row table:style-name="TableLine2594757402560">
          <table:table-cell table:style-name="Table110.A1" office:value-type="string">
            <text:p text:style-name="P354">void <text:span text:style-name="T255">resize</text:span>(int ** start, int * <text:span text:style-name="T257">size</text:span>, <text:span text:style-name="T255">int newsize</text:span>);</text:p>
          </table:table-cell>
        </table:table-row>
      </table:table>
      <text:p text:style-name="P215">Initially, <text:span text:style-name="T19">*start</text:span> <text:s/>describes an array <text:span text:style-name="T257">of </text:span><text:span text:style-name="T52">size</text:span><text:span text:style-name="T257"> integers </text:span>in the heap. <text:span text:style-name="T259">W</text:span>hen we return from the above function <text:span text:style-name="T259">call</text:span>, <text:span text:style-name="T19">*start</text:span> contains the address of an array <text:span text:style-name="T259">of </text:span><text:span text:style-name="T53">newsize</text:span><text:span text:style-name="T259"> integer</text:span><text:span text:style-name="T301">s</text:span><text:span text:style-name="T259"> </text:span>in the heap and it contains <text:span text:style-name="T259">(as many as possible) </text:span>the values from the <text:span text:style-name="T259">original</text:span> array. <text:span text:style-name="T256">For instance if you have</text:span></text:p>
      <table:table table:name="Table109" table:style-name="Table109">
        <table:table-column table:style-name="Table109.A"/>
        <text:soft-page-break/>
        <table:table-row table:style-name="TableLine2594757417520">
          <table:table-cell table:style-name="Table109.A1" office:value-type="string">
            <text:p text:style-name="P357">int * p = NULL, size = 0;</text:p>
          </table:table-cell>
        </table:table-row>
      </table:table>
      <text:p text:style-name="P216">after calling</text:p>
      <table:table table:name="Table111" table:style-name="Table111">
        <table:table-column table:style-name="Table111.A"/>
        <table:table-row table:style-name="TableLine2594757408816">
          <table:table-cell table:style-name="Table111.A1" office:value-type="string">
            <text:p text:style-name="P357">resize(&amp;p, &amp;size, 5);</text:p>
          </table:table-cell>
        </table:table-row>
      </table:table>
      <text:p text:style-name="P216"><text:span text:style-name="T19">p</text:span> points to an array of 5 integers in the heap and <text:span text:style-name="T19">size</text:span> is changed to 5. Suppose we <text:span text:style-name="T301">continue </text:span>the above with </text:p>
      <table:table table:name="Table113" table:style-name="Table113">
        <table:table-column table:style-name="Table113.A"/>
        <table:table-row table:style-name="TableLine2594757416976">
          <table:table-cell table:style-name="Table113.A1" office:value-type="string">
            <text:p text:style-name="P357">p[0] = 2;</text:p>
            <text:p text:style-name="P357">p[1] = 3;</text:p>
            <text:p text:style-name="P357">p[2] = 5;</text:p>
          </table:table-cell>
        </table:table-row>
      </table:table>
      <text:p text:style-name="P217">Here’s the memory model:</text:p>
      <text:p text:style-name="P216"/>
      <text:p text:style-name="P216"><draw:rect text:anchor-type="paragraph" draw:z-index="4" draw:name="Shape5" draw:style-name="gr4" draw:text-style-name="P449" svg:width="2.6157in" svg:height="1.0213in" svg:x="2.9429in" svg:y="0.0654in"><text:p/></draw:rect><draw:rect text:anchor-type="paragraph" draw:z-index="5" draw:name="Shape6" draw:style-name="gr4" draw:text-style-name="P449" svg:width="2.6157in" svg:height="1.0315in" svg:x="0.0055in" svg:y="0.0756in"><text:p/></draw:rect><draw:rect text:anchor-type="paragraph" draw:z-index="6" draw:name="Shape7" draw:style-name="gr14" draw:text-style-name="P450" svg:width="0.2386in" svg:height="0.2705in" svg:x="3.0264in" svg:y="0.2008in"><text:p text:style-name="P451"><text:span text:style-name="T336">2</text:span></text:p></draw:rect><draw:rect text:anchor-type="paragraph" draw:z-index="7" draw:name="Shape8" draw:style-name="gr4" draw:text-style-name="P449" svg:width="0.313in" svg:height="0.2087in" svg:x="0.9102in" svg:y="0.7945in"><text:p/></draw:rect><draw:frame text:anchor-type="paragraph" draw:z-index="8" draw:name="Shape9" draw:style-name="gr17" draw:text-style-name="P457" svg:width="0.3543in" svg:height="0.1925in" svg:x="0.6917in" svg:y="0.7945in"><draw:text-box><text:p><text:span text:style-name="T336">x</text:span></text:p></draw:text-box></draw:frame><draw:line text:anchor-type="paragraph" draw:z-index="9" draw:name="Shape10" draw:style-name="gr16" draw:text-style-name="P448" svg:x1="1.0457in" svg:y1="0.887in" svg:x2="3.0264in" svg:y2="0.3362in"><text:p/></draw:line><draw:frame text:anchor-type="paragraph" draw:z-index="10" draw:name="Shape11" draw:style-name="gr15" draw:text-style-name="P456" svg:width="0.8134in" svg:height="0.1606in" svg:x="2.9429in" svg:y="-0.0953in"><draw:text-box><text:p><text:span text:style-name="T335">Free store</text:span></text:p></draw:text-box></draw:frame><draw:rect text:anchor-type="paragraph" draw:z-index="11" draw:name="Shape12" draw:style-name="gr14" draw:text-style-name="P450" svg:width="0.2386in" svg:height="0.2705in" svg:x="3.2646in" svg:y="0.2008in"><text:p text:style-name="P451"><text:span text:style-name="T336">3</text:span></text:p></draw:rect><draw:rect text:anchor-type="paragraph" draw:z-index="12" draw:name="Shape13" draw:style-name="gr14" draw:text-style-name="P450" svg:width="0.2386in" svg:height="0.2705in" svg:x="3.5028in" svg:y="0.2008in"><text:p text:style-name="P451"><text:span text:style-name="T336">5</text:span></text:p></draw:rect></text:p>
      <text:p text:style-name="P216"><draw:rect text:anchor-type="paragraph" draw:z-index="22" draw:name="Shape14" draw:style-name="gr4" draw:text-style-name="P449" svg:width="0.2386in" svg:height="0.2705in" svg:x="3.7409in" svg:y="0.0409in"><text:p/></draw:rect><draw:rect text:anchor-type="paragraph" draw:z-index="23" draw:name="Shape15" draw:style-name="gr4" draw:text-style-name="P449" svg:width="0.2386in" svg:height="0.2705in" svg:x="3.9791in" svg:y="0.0409in"><text:p/></draw:rect></text:p>
      <text:p text:style-name="P216"/>
      <text:p text:style-name="P216"/>
      <text:p text:style-name="P216"/>
      <text:p text:style-name="P216"/>
      <text:p text:style-name="P216"/>
      <text:p text:style-name="P216"/>
      <text:p text:style-name="P216">Next if we call</text:p>
      <table:table table:name="Table112" table:style-name="Table112">
        <table:table-column table:style-name="Table112.A"/>
        <table:table-row table:style-name="TableLine2594757410720">
          <table:table-cell table:style-name="Table112.A1" office:value-type="string">
            <text:p text:style-name="P357">resize(&amp;p, &amp;size, <text:span text:style-name="T259">7</text:span>);</text:p>
          </table:table-cell>
        </table:table-row>
      </table:table>
      <text:p text:style-name="P216"><text:span text:style-name="T19">p</text:span> points to an array of 7 integers in the heap and <text:span text:style-name="T19">size</text:span> is changed to 7. Furthermore the first three values of the <text:span text:style-name="T259">new </text:span>array <text:span text:style-name="T19">p</text:span> points to are 2, 3, and 5. <text:span text:style-name="T261">The memory model at this point looks like this:</text:span></text:p>
      <text:p text:style-name="P213"/>
      <text:p text:style-name="P213"><draw:rect text:anchor-type="paragraph" draw:z-index="13" draw:name="Shape16" draw:style-name="gr4" draw:text-style-name="P449" svg:width="2.6157in" svg:height="1.0213in" svg:x="2.9429in" svg:y="0.0654in"><text:p/></draw:rect><draw:rect text:anchor-type="paragraph" draw:z-index="14" draw:name="Shape17" draw:style-name="gr4" draw:text-style-name="P449" svg:width="2.6157in" svg:height="1.0315in" svg:x="0.0055in" svg:y="0.0756in"><text:p/></draw:rect><draw:rect text:anchor-type="paragraph" draw:z-index="15" draw:name="Shape18" draw:style-name="gr14" draw:text-style-name="P450" svg:width="0.2386in" svg:height="0.2705in" svg:x="3.8075in" svg:y="0.6382in"><text:p text:style-name="P451"><text:span text:style-name="T336">2</text:span></text:p></draw:rect><draw:rect text:anchor-type="paragraph" draw:z-index="16" draw:name="Shape19" draw:style-name="gr4" draw:text-style-name="P449" svg:width="0.313in" svg:height="0.2087in" svg:x="0.9102in" svg:y="0.7945in"><text:p/></draw:rect><draw:frame text:anchor-type="paragraph" draw:z-index="17" draw:name="Shape20" draw:style-name="gr17" draw:text-style-name="P457" svg:width="0.3543in" svg:height="0.1925in" svg:x="0.6917in" svg:y="0.7945in"><draw:text-box><text:p><text:span text:style-name="T336">x</text:span></text:p></draw:text-box></draw:frame><draw:line text:anchor-type="paragraph" draw:z-index="18" draw:name="Shape21" draw:style-name="gr16" draw:text-style-name="P448" svg:x1="1.0457in" svg:y1="0.8866in" svg:x2="3.8075in" svg:y2="0.7437in"><text:p/></draw:line><draw:frame text:anchor-type="paragraph" draw:z-index="19" draw:name="Shape22" draw:style-name="gr15" draw:text-style-name="P456" svg:width="0.8134in" svg:height="0.1606in" svg:x="2.9429in" svg:y="-0.0953in"><draw:text-box><text:p><text:span text:style-name="T335">Free store</text:span></text:p></draw:text-box></draw:frame><draw:rect text:anchor-type="paragraph" draw:z-index="20" draw:name="Shape23" draw:style-name="gr14" draw:text-style-name="P450" svg:width="0.2386in" svg:height="0.2705in" svg:x="4.0457in" svg:y="0.6382in"><text:p text:style-name="P451"><text:span text:style-name="T336">3</text:span></text:p></draw:rect><draw:rect text:anchor-type="paragraph" draw:z-index="21" draw:name="Shape24" draw:style-name="gr14" draw:text-style-name="P450" svg:width="0.2386in" svg:height="0.2705in" svg:x="4.2839in" svg:y="0.6382in"><text:p text:style-name="P451"><text:span text:style-name="T336">5</text:span></text:p></draw:rect><draw:rect text:anchor-type="paragraph" draw:z-index="24" draw:name="Shape25" draw:style-name="gr4" draw:text-style-name="P449" svg:width="0.2386in" svg:height="0.2705in" svg:x="4.522in" svg:y="0.6382in"><text:p/></draw:rect><draw:rect text:anchor-type="paragraph" draw:z-index="25" draw:name="Shape26" draw:style-name="gr4" draw:text-style-name="P449" svg:width="0.2386in" svg:height="0.2705in" svg:x="4.7602in" svg:y="0.6382in"><text:p/></draw:rect><draw:rect text:anchor-type="paragraph" draw:z-index="26" draw:name="Shape27" draw:style-name="gr4" draw:text-style-name="P449" svg:width="0.2386in" svg:height="0.2705in" svg:x="4.9984in" svg:y="0.6382in"><text:p/></draw:rect><draw:rect text:anchor-type="paragraph" draw:z-index="27" draw:name="Shape28" draw:style-name="gr4" draw:text-style-name="P449" svg:width="0.2386in" svg:height="0.2705in" svg:x="5.2366in" svg:y="0.6382in"><text:p/></draw:rect></text:p>
      <text:p text:style-name="P213"/>
      <text:p text:style-name="P213"/>
      <text:p text:style-name="P213"/>
      <text:p text:style-name="P213"/>
      <text:p text:style-name="P213"/>
      <text:p text:style-name="P213"/>
      <text:p text:style-name="P213"/>
      <text:p text:style-name="P218">(Note: <text:span text:style-name="T19">newsize</text:span> can be smaller than <text:span text:style-name="T19">size</text:span>.)</text:p>
      <text:p text:style-name="P21"><text:span text:style-name="T291">Difference of pointers: </text:span><text:span text:style-name="T293">binary search</text:span></text:p>
      <text:p text:style-name="P130"/>
      <text:p text:style-name="P204">Note that we have been using addition operator pointers:</text:p>
      <text:p text:style-name="P202">Here’s continue with the example from the previous section:</text:p>
      <table:table table:name="Table120" table:style-name="Table120">
        <table:table-column table:style-name="Table120.A"/>
        <table:table-row table:style-name="TableLine2594757415344">
          <table:table-cell table:style-name="Table120.A1" office:value-type="string">
            <text:p text:style-name="P364">int a[] = {1,3,5,7,2,4,6,8};</text:p>
            <text:p text:style-name="P365">int * p = &amp;a[1];</text:p>
            <text:p text:style-name="P368"><text:span text:style-name="T291">int * q = &amp;a[</text:span><text:span text:style-name="T295">4</text:span><text:span text:style-name="T291">];</text:span><text:span text:style-name="T292"> <text:s text:c="3"/></text:span></text:p>
          </table:table-cell>
        </table:table-row>
      </table:table>
      <text:p text:style-name="P270"/>
      <text:p text:style-name="P271">That’s addition of a pointer value <text:span text:style-name="T295">and</text:span> a constant integer. </text:p>
      <text:p text:style-name="P271"/>
      <text:p text:style-name="P271">Go ahead and try this:</text:p>
      <table:table table:name="Table121" table:style-name="Table121">
        <table:table-column table:style-name="Table121.A"/>
        <table:table-row table:style-name="TableLine2594757414800">
          <table:table-cell table:style-name="Table121.A1" office:value-type="string">
            <text:p text:style-name="P364">int a[] = {1,3,5,7,2,4,6,8};</text:p>
            <text:p text:style-name="P365">int * p = &amp;a[1];</text:p>
            <text:p text:style-name="P365">int * q = p + 3;</text:p>
            <text:p text:style-name="P365">std::cout &lt;&lt; <text:span text:style-name="T147">p + q</text:span> &lt;&lt; '\n';</text:p>
          </table:table-cell>
        </table:table-row>
      </table:table>
      <text:p text:style-name="P271">Read the error message carefully.</text:p>
      <text:p text:style-name="P271"/>
      <text:p text:style-name="P271">You <text:span text:style-name="T147">cannot add pointers</text:span>.</text:p>
      <text:p text:style-name="P271"/>
      <text:p text:style-name="P271">However try this:</text:p>
      <table:table table:name="Table122" table:style-name="Table122">
        <table:table-column table:style-name="Table122.A"/>
        <table:table-row table:style-name="TableLine2594757413440">
          <table:table-cell table:style-name="Table122.A1" office:value-type="string">
            <text:p text:style-name="P364">int a[] = {1,3,5,7,2,4,6,8};</text:p>
            <text:p text:style-name="P365">int * p = &amp;a[1];</text:p>
            <text:p text:style-name="P364"><text:span text:style-name="T291">int * q = </text:span><text:span text:style-name="T293">&amp;a[4]</text:span><text:span text:style-name="T291">;</text:span></text:p>
            <text:p text:style-name="P365">std::cout &lt;&lt; <text:span text:style-name="T147">p - q</text:span> &lt;&lt; '\n';</text:p>
          </table:table-cell>
        </table:table-row>
      </table:table>
      <text:p text:style-name="P271"/>
      <text:p text:style-name="P272">It works. This tells <text:span text:style-name="T295">you</text:span> (of course) that the integer <text:span text:style-name="T19">q</text:span> points to is 3 integers away from the integer that <text:span text:style-name="T19">p</text:span> points.</text:p>
      <text:p text:style-name="P272"/>
      <text:p text:style-name="P272">Why is this important? </text:p>
      <text:p text:style-name="P272"/>
      <text:p text:style-name="P272">Recall from the previous section, when it comes to functions that computes on a section of an array, i.e. a subarray, you want to call the function with two pointers. For instance: </text:p>
      <table:table table:name="Table123" table:style-name="Table123">
        <table:table-column table:style-name="Table123.A"/>
        <table:table-row table:style-name="TableLine2594757415888">
          <table:table-cell table:style-name="Table123.A1" office:value-type="string">
            <text:p text:style-name="P366">int sum(int * <text:span text:style-name="T180">start</text:span>, <text:span text:style-name="T181">int * end</text:span>)</text:p>
            <text:p text:style-name="P366">{</text:p>
            <text:p text:style-name="P366"><text:s text:c="4"/>// <text:span text:style-name="T293">returns sum of *start, ..., *(end - 1)</text:span></text:p>
            <text:p text:style-name="P366"><text:s text:c="4"/>...</text:p>
            <text:p text:style-name="P366">}</text:p>
          </table:table-cell>
        </table:table-row>
      </table:table>
      <text:p text:style-name="P272">Sometimes you want to know how many terms of the array is involved. This is </text:p>
      <text:p text:style-name="P272"/>
      <text:p text:style-name="P298">end – s<text:span text:style-name="T180">tart</text:span></text:p>
      <text:p text:style-name="P298"/>
      <text:p text:style-name="P306">This is the size of the subarray that the function works with.</text:p>
      <text:p text:style-name="P306"/>
      <text:p text:style-name="P307">Another reason why the difference of pointers is important is because of binary search. In the scenario when you <text:span text:style-name="T301">are performing</text:span> binary search on a subarray where you specify the subarray using index values, the function looks like this:</text:p>
      <table:table table:name="Table124" table:style-name="Table124">
        <table:table-column table:style-name="Table124.A"/>
        <text:soft-page-break/>
        <table:table-row table:style-name="TableLine2594757409904">
          <table:table-cell table:style-name="Table124.A1" office:value-type="string">
            <text:p text:style-name="P375">int <text:span text:style-name="T294">binarysearch</text:span>(int <text:span text:style-name="T294">x[], </text:span><text:span text:style-name="T302">int </text:span><text:span text:style-name="T180">start</text:span>, <text:span text:style-name="T181">int end, </text:span></text:p>
            <text:p text:style-name="P375"><text:span text:style-name="T321"><text:s text:c="17"/>int target</text:span>)</text:p>
            <text:p text:style-name="P367">{</text:p>
            <text:p text:style-name="P367"><text:s text:c="4"/><text:span text:style-name="T294">int left = start, right = end – 1;</text:span></text:p>
            <text:p text:style-name="P367"><text:s text:c="4"/><text:span text:style-name="T294">while (left &lt;= right)</text:span></text:p>
            <text:p text:style-name="P367"><text:s text:c="4"/><text:span text:style-name="T294">{</text:span></text:p>
            <text:p text:style-name="P367"><text:s text:c="8"/><text:span text:style-name="T294">int mid = (left + right) / 2;</text:span></text:p>
            <text:p text:style-name="P367"><text:s text:c="8"/>...</text:p>
            <text:p text:style-name="P367"><text:s text:c="4"/><text:span text:style-name="T294">}</text:span></text:p>
            <text:p text:style-name="P367">}</text:p>
          </table:table-cell>
        </table:table-row>
      </table:table>
      <text:p text:style-name="P275">See <text:span text:style-name="T295">chapter on 1D arrays of </text:span>CISS240. </text:p>
      <text:p text:style-name="P275"/>
      <text:p text:style-name="P275"><text:span text:style-name="T302">This version has a problem. Remember that an integer is usually (at least for now) is made up of 32 bits. So the range of an integer value is -2^31, …, 2^31 – 1. So when your </text:span><text:span text:style-name="T60">left</text:span><text:span text:style-name="T302"> and </text:span><text:span text:style-name="T60">right</text:span><text:span text:style-name="T302"> are both large, for instance they are both very close to 2^31 – 1, then </text:span><text:span text:style-name="T60">left + right</text:span><text:span text:style-name="T302"> will overflow and become a negative integer!!! </text:span></text:p>
      <text:p text:style-name="P275"/>
      <text:p text:style-name="P275"><text:span text:style-name="T302">The way to fix this is to compute the </text:span><text:span text:style-name="T60">mid</text:span><text:span text:style-name="T302"> index like this:</text:span></text:p>
      <table:table table:name="Table128" table:style-name="Table128">
        <table:table-column table:style-name="Table128.A"/>
        <table:table-row table:style-name="TableLine2594757416704">
          <table:table-cell table:style-name="Table128.A1" office:value-type="string">
            <text:p text:style-name="P376">int <text:span text:style-name="T294">binarysearch</text:span>(int <text:span text:style-name="T294">x[], </text:span><text:span text:style-name="T302">int </text:span><text:span text:style-name="T180">start</text:span>, <text:span text:style-name="T181">int end,</text:span></text:p>
            <text:p text:style-name="P376"><text:s text:c="17"/><text:span text:style-name="T321">int target</text:span>)</text:p>
            <text:p text:style-name="P376">{</text:p>
            <text:p text:style-name="P376"><text:s text:c="4"/><text:span text:style-name="T294">int left = start, right = end – 1;</text:span></text:p>
            <text:p text:style-name="P376"><text:s text:c="4"/><text:span text:style-name="T294">while (left &lt;= right)</text:span></text:p>
            <text:p text:style-name="P376"><text:s text:c="4"/><text:span text:style-name="T294">{</text:span></text:p>
            <text:p text:style-name="P376"><text:s text:c="8"/><text:span text:style-name="T294">int mid = </text:span><text:span text:style-name="T304">left + </text:span><text:span text:style-name="T305">(</text:span><text:span text:style-name="T304">right - left</text:span><text:span text:style-name="T305">) / 2;</text:span></text:p>
            <text:p text:style-name="P376"><text:s text:c="8"/>...</text:p>
            <text:p text:style-name="P376"><text:s text:c="4"/><text:span text:style-name="T294">}</text:span></text:p>
            <text:p text:style-name="P376">}</text:p>
          </table:table-cell>
        </table:table-row>
      </table:table>
      <text:p text:style-name="P278"><text:span text:style-name="T303">This version will not cause an integer overflow. </text:span>So from now on, <text:span text:style-name="T303">you must </text:span>use this version of binary search.</text:p>
      <text:p text:style-name="P274"/>
      <text:p text:style-name="P279">In the above, <text:span text:style-name="T19">right</text:span> is the largest index of the subarray the current iteration of your binary search is working on. </text:p>
      <text:p text:style-name="P279"/>
      <text:p text:style-name="P274">You can also do this <text:span text:style-name="T303">where </text:span><text:span text:style-name="T61">right</text:span><text:span text:style-name="T303"> is </text:span><text:span text:style-name="T163">one index beyond</text:span><text:span text:style-name="T303"> the subarray your binary search is working on:</text:span></text:p>
      <table:table table:name="Table125" table:style-name="Table125">
        <table:table-column table:style-name="Table125.A"/>
        <table:table-row table:style-name="TableLine2594757412896">
          <table:table-cell table:style-name="Table125.A1" office:value-type="string">
            <text:p text:style-name="P375">int <text:span text:style-name="T294">binarysearch</text:span>(int <text:span text:style-name="T294">x[], </text:span><text:span text:style-name="T180">start</text:span>, <text:span text:style-name="T181">int end, </text:span></text:p>
            <text:p text:style-name="P375"><text:s text:c="17"/><text:span text:style-name="T321">int target</text:span>)</text:p>
            <text:p text:style-name="P367">{</text:p>
            <text:p text:style-name="P367"><text:s text:c="4"/><text:span text:style-name="T294">int left = start, right = </text:span><text:span text:style-name="T164">end</text:span><text:span text:style-name="T294">;</text:span></text:p>
            <text:p text:style-name="P367"><text:s text:c="4"/><text:span text:style-name="T294">while (left </text:span><text:span text:style-name="T164">&lt;</text:span><text:span text:style-name="T294"> right)</text:span></text:p>
            <text:p text:style-name="P367"><text:s text:c="4"/><text:span text:style-name="T294">{</text:span></text:p>
            <text:p text:style-name="P367"><text:s text:c="8"/><text:span text:style-name="T294">int mid = </text:span><text:span text:style-name="T303">left + </text:span><text:span text:style-name="T294">(</text:span><text:span text:style-name="T303">right</text:span><text:span text:style-name="T294"> - </text:span><text:span text:style-name="T303">left</text:span><text:span text:style-name="T294">) / 2;</text:span></text:p>
            <text:p text:style-name="P367"><text:s text:c="8"/>...</text:p>
            <text:p text:style-name="P367"><text:s text:c="4"/><text:span text:style-name="T294">}</text:span></text:p>
            <text:p text:style-name="P367">}</text:p>
          </table:table-cell>
        </table:table-row>
      </table:table>
      <text:p text:style-name="P273"/>
      <text:p text:style-name="P279">This is now the index value version of binary search that you must use:</text:p>
      <text:p text:style-name="P297"/>
      <table:table table:name="Table133" table:style-name="Table133">
        <table:table-column table:style-name="Table133.A"/>
        <text:soft-page-break/>
        <table:table-row table:style-name="TableLine2594757289136">
          <table:table-cell table:style-name="Table133.A1" office:value-type="string">
            <text:p text:style-name="P375">int <text:span text:style-name="T294">binarysearch</text:span>(int <text:span text:style-name="T294">x[], </text:span><text:span text:style-name="T302">int </text:span><text:span text:style-name="T180">start</text:span>, <text:span text:style-name="T181">int end, </text:span></text:p>
            <text:p text:style-name="P375"><text:s text:c="2"/><text:span text:style-name="T321"><text:s text:c="15"/>int target</text:span>)</text:p>
            <text:p text:style-name="P373">{</text:p>
            <text:p text:style-name="P373"><text:s text:c="4"/><text:span text:style-name="T294">int left = start, right = end;</text:span></text:p>
            <text:p text:style-name="P373"><text:s text:c="4"/><text:span text:style-name="T294">while (left &lt; right)</text:span></text:p>
            <text:p text:style-name="P373"><text:s text:c="4"/><text:span text:style-name="T294">{</text:span></text:p>
            <text:p text:style-name="P373"><text:s text:c="8"/><text:span text:style-name="T294">int mid = (left + right) / 2;</text:span></text:p>
            <text:p text:style-name="P373"><text:s text:c="8"/><text:span text:style-name="T303">if (x[mid] == target)</text:span></text:p>
            <text:p text:style-name="P373"><text:s text:c="8"/><text:span text:style-name="T303">{</text:span></text:p>
            <text:p text:style-name="P373"><text:s text:c="12"/><text:span text:style-name="T303">return mid;</text:span></text:p>
            <text:p text:style-name="P373"><text:s text:c="8"/><text:span text:style-name="T303">}</text:span></text:p>
            <text:p text:style-name="P373"><text:s text:c="8"/><text:span text:style-name="T303">else if (x[mid] &gt; target)</text:span></text:p>
            <text:p text:style-name="P373"><text:s text:c="8"/><text:span text:style-name="T303">{</text:span></text:p>
            <text:p text:style-name="P373"><text:s text:c="12"/><text:span text:style-name="T303">right = mid; // <text:s/></text:span><text:span text:style-name="T306">note: no "- 1"</text:span></text:p>
            <text:p text:style-name="P373"><text:s text:c="8"/><text:span text:style-name="T303">}</text:span></text:p>
            <text:p text:style-name="P373"><text:s text:c="8"/><text:span text:style-name="T303">else</text:span></text:p>
            <text:p text:style-name="P373"><text:s text:c="8"/><text:span text:style-name="T303">{</text:span></text:p>
            <text:p text:style-name="P373"><text:s text:c="12"/><text:span text:style-name="T303">left = mid </text:span><text:span text:style-name="T306">+</text:span><text:span text:style-name="T303"> 1;</text:span></text:p>
            <text:p text:style-name="P373"><text:s text:c="8"/><text:span text:style-name="T303">}</text:span></text:p>
            <text:p text:style-name="P373"><text:s text:c="4"/><text:span text:style-name="T294">}</text:span></text:p>
            <text:p text:style-name="P373">}</text:p>
          </table:table-cell>
        </table:table-row>
      </table:table>
      <text:p text:style-name="P275"/>
      <text:p text:style-name="P280">What about a pointer version of binary search? Using the CISS240 version as a guide, when you try this:</text:p>
      <table:table table:name="Table126" table:style-name="Table126">
        <table:table-column table:style-name="Table126.A"/>
        <table:table-row table:style-name="TableLine2594757294304">
          <table:table-cell table:style-name="Table126.A1" office:value-type="string">
            <text:p text:style-name="P375"><text:span text:style-name="T294">i</text:span>nt * <text:span text:style-name="T294">binarysearch</text:span>(<text:span text:style-name="T294">int * </text:span><text:span text:style-name="T180">start</text:span>, <text:span text:style-name="T318">int </text:span>* <text:span text:style-name="T181">end, </text:span></text:p>
            <text:p text:style-name="P375"><text:s text:c="19"/><text:span text:style-name="T321">int target</text:span>)</text:p>
            <text:p text:style-name="P367">{</text:p>
            <text:p text:style-name="P367"><text:s text:c="4"/><text:span text:style-name="T294">int * left = start;</text:span></text:p>
            <text:p text:style-name="P369"><text:s text:c="4"/>int * right = end;</text:p>
            <text:p text:style-name="P367"><text:s text:c="4"/><text:span text:style-name="T294">while (left &lt; right)</text:span></text:p>
            <text:p text:style-name="P367"><text:s text:c="4"/><text:span text:style-name="T294">{</text:span></text:p>
            <text:p text:style-name="P367"><text:s text:c="8"/><text:span text:style-name="T294">int * mid = (left + right) / 2;</text:span></text:p>
            <text:p text:style-name="P367"><text:s text:c="8"/>...</text:p>
            <text:p text:style-name="P367"><text:s text:c="4"/><text:span text:style-name="T294">}</text:span></text:p>
            <text:p text:style-name="P367">}</text:p>
          </table:table-cell>
        </table:table-row>
      </table:table>
      <text:p text:style-name="P273"><text:span text:style-name="T307">you’ll see that it does not even compile … because you</text:span> <text:span text:style-name="T147">cannot add pointers</text:span>.</text:p>
      <table:table table:name="Table132" table:style-name="Table132">
        <table:table-column table:style-name="Table132.A"/>
        <table:table-row table:style-name="TableLine2594757303008">
          <table:table-cell table:style-name="Table132.A1" office:value-type="string">
            <text:p text:style-name="P373">...</text:p>
            <text:p text:style-name="P373"><text:s text:c="8"/><text:span text:style-name="T294">int * mid = (left </text:span><text:span text:style-name="T164">+</text:span><text:span text:style-name="T294"> right) / 2;</text:span></text:p>
            <text:p text:style-name="P373">...</text:p>
          </table:table-cell>
        </table:table-row>
      </table:table>
      <text:p text:style-name="P275"/>
      <text:p text:style-name="P273">The solution <text:span text:style-name="T295">is to compute the middle pointer in a different way:</text:span></text:p>
      <table:table table:name="Table127" table:style-name="Table127">
        <table:table-column table:style-name="Table127.A"/>
        <table:table-row table:style-name="TableLine2594757297296">
          <table:table-cell table:style-name="Table127.A1" office:value-type="string">
            <text:p text:style-name="P374"><text:span text:style-name="T294">i</text:span>nt * <text:span text:style-name="T294">binarysearch</text:span>(<text:span text:style-name="T294">int * </text:span><text:span text:style-name="T180">start</text:span>, <text:span text:style-name="T317">int </text:span>* <text:span text:style-name="T181">end, </text:span></text:p>
            <text:p text:style-name="P374"><text:span text:style-name="T296"><text:s text:c="19"/>int target</text:span>)</text:p>
            <text:p text:style-name="P367">{</text:p>
            <text:p text:style-name="P367"><text:s text:c="4"/><text:span text:style-name="T294">int * left = start;</text:span></text:p>
            <text:p text:style-name="P369"><text:s text:c="4"/>int * right = end;</text:p>
            <text:p text:style-name="P367"><text:s text:c="4"/><text:span text:style-name="T294">while (left &lt; right)</text:span></text:p>
            <text:p text:style-name="P367"><text:s text:c="4"/><text:span text:style-name="T294">{</text:span></text:p>
            <text:p text:style-name="P367"><text:s text:c="8"/><text:span text:style-name="T294">int * mid = left + (right – left) / 2;</text:span></text:p>
            <text:p text:style-name="P367"><text:s text:c="8"/>...</text:p>
            <text:p text:style-name="P367"><text:soft-page-break/><text:s text:c="4"/><text:span text:style-name="T294">}</text:span></text:p>
            <text:p text:style-name="P367">}</text:p>
          </table:table-cell>
        </table:table-row>
      </table:table>
      <text:p text:style-name="P273">The quantity</text:p>
      <text:p text:style-name="P273"/>
      <text:p text:style-name="P300">(right – left) / 2</text:p>
      <text:p text:style-name="P300"/>
      <text:p text:style-name="P299"><text:span text:style-name="T66">is half the number of integer from </text:span>left<text:span text:style-name="T66"> to just before </text:span>right<text:span text:style-name="T66">. </text:span><text:span text:style-name="T92">It’s slightly less than half </text:span><text:span text:style-name="T97">if </text:span><text:span text:style-name="T92">the number of such values is odd. </text:span><text:span text:style-name="T66">Add this to </text:span>left<text:span text:style-name="T66"> would then of course give you the address of the integer in the middle of integers </text:span><text:span text:style-name="T9">*left,…,*(right – 1)</text:span><text:span text:style-name="T66">.</text:span></text:p>
      <text:p text:style-name="P307"/>
      <text:p text:style-name="P307"><draw:frame text:anchor-type="paragraph" draw:z-index="57" draw:name="Shape31_2" draw:style-name="gr1" draw:text-style-name="P447" svg:width="1.5398in" svg:height="0.2398in" svg:x="2.8846in" svg:y="0.1311in"><draw:text-box><text:p><text:span text:style-name="T32">right - left</text:span></text:p></draw:text-box></draw:frame></text:p>
      <text:p text:style-name="P307"><draw:line text:anchor-type="paragraph" draw:z-index="55" draw:name="Shape21_2" draw:style-name="gr3" draw:text-style-name="P448" svg:x1="2.6189in" svg:y1="0.0618in" svg:x2="1.4917in" svg:y2="0.0571in"><text:p/></draw:line></text:p>
      <text:p text:style-name="P307"><draw:line text:anchor-type="paragraph" draw:z-index="56" draw:name="Shape21_3" draw:style-name="gr3" draw:text-style-name="P448" svg:x1="1.9846in" svg:y1="0.1283in" svg:x2="1.4917in" svg:y2="0.1236in"><text:p/></draw:line><draw:frame text:anchor-type="paragraph" draw:z-index="58" draw:name="Shape31_3" draw:style-name="gr1" draw:text-style-name="P447" svg:width="1.5398in" svg:height="0.2398in" svg:x="2.2634in" svg:y="0.0516in"><draw:text-box><text:p><text:span text:style-name="T32">(right – left) / 2</text:span></text:p></draw:text-box></draw:frame></text:p>
      <text:p text:style-name="P307"><draw:rect text:anchor-type="paragraph" draw:z-index="40" draw:name="Shape18_0" draw:style-name="gr4" draw:text-style-name="P450" svg:width="0.2386in" svg:height="0.2705in" svg:x="0.8965in" svg:y="0.1035in"><text:p/></draw:rect><draw:rect text:anchor-type="paragraph" draw:z-index="42" draw:name="Shape23_0" draw:style-name="gr4" draw:text-style-name="P450" svg:width="0.2386in" svg:height="0.2705in" svg:x="1.1346in" svg:y="0.1035in"><text:p/></draw:rect><draw:rect text:anchor-type="paragraph" draw:z-index="43" draw:name="Shape24_0" draw:style-name="gr4" draw:text-style-name="P450" svg:width="0.2386in" svg:height="0.2705in" svg:x="1.3728in" svg:y="0.1035in"><text:p/></draw:rect><draw:rect text:anchor-type="paragraph" draw:z-index="44" draw:name="Shape25_0" draw:style-name="gr4" draw:text-style-name="P449" svg:width="0.2386in" svg:height="0.2705in" svg:x="1.611in" svg:y="0.1035in"><text:p/></draw:rect><draw:rect text:anchor-type="paragraph" draw:z-index="45" draw:name="Shape26_0" draw:style-name="gr4" draw:text-style-name="P449" svg:width="0.2386in" svg:height="0.2705in" svg:x="1.8492in" svg:y="0.1035in"><text:p/></draw:rect><draw:rect text:anchor-type="paragraph" draw:z-index="46" draw:name="Shape27_0" draw:style-name="gr4" draw:text-style-name="P449" svg:width="0.2386in" svg:height="0.2705in" svg:x="2.0874in" svg:y="0.1035in"><text:p/></draw:rect><draw:rect text:anchor-type="paragraph" draw:z-index="47" draw:name="Shape28_0" draw:style-name="gr4" draw:text-style-name="P449" svg:width="0.2386in" svg:height="0.2705in" svg:x="2.3256in" svg:y="0.1035in"><text:p/></draw:rect><draw:rect text:anchor-type="paragraph" draw:z-index="48" draw:name="Shape26_1" draw:style-name="gr4" draw:text-style-name="P449" svg:width="0.2386in" svg:height="0.2705in" svg:x="2.5638in" svg:y="0.1035in"><text:p/></draw:rect><draw:rect text:anchor-type="paragraph" draw:z-index="49" draw:name="Shape26_2" draw:style-name="gr4" draw:text-style-name="P449" svg:width="0.2386in" svg:height="0.2705in" svg:x="2.802in" svg:y="0.1035in"><text:p/></draw:rect><draw:rect text:anchor-type="paragraph" draw:z-index="50" draw:name="Shape26_3" draw:style-name="gr4" draw:text-style-name="P449" svg:width="0.2386in" svg:height="0.2705in" svg:x="3.0402in" svg:y="0.1035in"><text:p/></draw:rect><draw:rect text:anchor-type="paragraph" draw:z-index="51" draw:name="Shape26_4" draw:style-name="gr4" draw:text-style-name="P449" svg:width="0.2386in" svg:height="0.2705in" svg:x="3.2783in" svg:y="0.1035in"><text:p/></draw:rect></text:p>
      <text:p text:style-name="P307"/>
      <text:p text:style-name="P307"><draw:line text:anchor-type="paragraph" draw:z-index="41" draw:name="Shape21_0" draw:style-name="gr2" draw:text-style-name="P448" svg:x1="1.4917in" svg:y1="0.4209in" svg:x2="1.4917in" svg:y2="0.0665in"><text:p/></draw:line><draw:line text:anchor-type="paragraph" draw:z-index="53" draw:name="Shape21_1" draw:style-name="gr2" draw:text-style-name="P448" svg:x1="2.9154in" svg:y1="0.4087in" svg:x2="2.9154in" svg:y2="0.0543in"><text:p/></draw:line><draw:line text:anchor-type="paragraph" draw:z-index="59" draw:name="Shape21_4" draw:style-name="gr2" draw:text-style-name="P448" svg:x1="1.972in" svg:y1="0.7535in" svg:x2="1.9768in" svg:y2="0.0543in"><text:p/></draw:line></text:p>
      <text:p text:style-name="P307"/>
      <text:p text:style-name="P307"><draw:frame text:anchor-type="paragraph" draw:z-index="52" draw:name="Shape31_0" draw:style-name="gr1" draw:text-style-name="P447" svg:width="0.5894in" svg:height="0.2398in" svg:x="1.2862in" svg:y="0.1209in"><draw:text-box><text:p><text:span text:style-name="T32">left</text:span></text:p></draw:text-box></draw:frame><draw:frame text:anchor-type="paragraph" draw:z-index="54" draw:name="Shape31_1" draw:style-name="gr1" draw:text-style-name="P447" svg:width="0.5894in" svg:height="0.2398in" svg:x="2.6965in" svg:y="0.1189in"><draw:text-box><text:p><text:span text:style-name="T32">right</text:span></text:p></draw:text-box></draw:frame></text:p>
      <text:p text:style-name="P307"/>
      <text:p text:style-name="P307"><draw:frame text:anchor-type="paragraph" draw:z-index="60" draw:name="Shape31_4" draw:style-name="gr1" draw:text-style-name="P447" svg:width="2.2197in" svg:height="0.2398in" svg:x="0.9882in" svg:y="0.1146in"><draw:text-box><text:p><text:span text:style-name="T32">left + (right – left) / 2</text:span></text:p></draw:text-box></draw:frame></text:p>
      <text:p text:style-name="P307"/>
      <text:p text:style-name="P307"/>
      <text:p text:style-name="P307"><text:span text:style-name="T307">This middle pointer computation is just like the </text:span>middle index computation.</text:p>
      <text:p text:style-name="P310"/>
      <text:p text:style-name="P276"><text:span text:style-name="T66">From now on you should </text:span><text:span text:style-name="T317">use </text:span><text:span text:style-name="T307">the midpoint calculation</text:span></text:p>
      <text:p text:style-name="P276"/>
      <text:p text:style-name="P308">mid = left + (right - left) / 2</text:p>
      <text:p text:style-name="P308"/>
      <text:p text:style-name="P301"><text:span text:style-name="T90">f</text:span><text:span text:style-name="T66">or both middle index and middle pointer computation for binary search. </text:span></text:p>
      <text:p text:style-name="P309"/>
      <text:p text:style-name="P302"><text:span text:style-name="T66">By the way, in general, there’s no reason to compute the difference of two addresses other than the address of two values in the same array. </text:span><text:span text:style-name="T91">One last thing: if you want to store the difference of two pointers, you need to know that there’s </text:span><text:span text:style-name="T97">a </text:span><text:span text:style-name="T91">type for pointer differences:</text:span></text:p>
      <text:p text:style-name="P311"/>
      <text:p text:style-name="P304">std::ptrdiff_t d = p – q;</text:p>
      <text:p text:style-name="P303"/>
      <text:p text:style-name="P305"><text:span text:style-name="T66">You need to </text:span>#include &lt;cstddef&gt;<text:span text:style-name="T66"> if you want to use </text:span>std::ptrdiff_t<text:span text:style-name="T66">.</text:span></text:p>
      <text:p text:style-name="P312"/>
      <text:p text:style-name="P312"/>
      <text:p text:style-name="P315"><text:span text:style-name="T93">Exercise.</text:span><text:span text:style-name="T66"> Implement the pointer version of </text:span><text:span text:style-name="T94">bubblesort and </text:span><text:span text:style-name="T66">binary search:</text:span></text:p>
      <text:p text:style-name="P385"><text:span text:style-name="T322">void</text:span> <text:span text:style-name="T297">bubblesort</text:span>(<text:span text:style-name="T294">int * </text:span><text:span text:style-name="T180">start</text:span>, <text:span text:style-name="T322">int </text:span>* <text:span text:style-name="T181">end</text:span>);</text:p>
      <text:p text:style-name="P386"><text:span text:style-name="T294">i</text:span>nt * <text:span text:style-name="T294">binarysearch</text:span>(<text:span text:style-name="T294">int * </text:span><text:span text:style-name="T180">start</text:span>, * <text:span text:style-name="T181">end, </text:span><text:span text:style-name="T296">int target</text:span>);</text:p>
      <text:p text:style-name="P389">In your <text:span text:style-name="T19">main()</text:span>, get integers <text:span text:style-name="T19">n</text:span>, <text:span text:style-name="T19">start</text:span>, <text:span text:style-name="T19">end</text:span>, <text:span text:style-name="T19">target</text:span> from the user and then do the following:</text:p>
      <text:list xml:id="list1764669466" text:style-name="L15">
        <text:list-item>
          <text:p text:style-name="P424">Allocate memory for a dynamic integer array of size <text:span text:style-name="T19">n</text:span> and put random integers (from 0..9) into the array.</text:p>
        </text:list-item>
        <text:list-item>
          <text:p text:style-name="P424">Print the array.</text:p>
        </text:list-item>
        <text:list-item>
          <text:p text:style-name="P424">Bubblesort <text:span text:style-name="T19">x[start]</text:span>, …, <text:span text:style-name="T19">x[end-1]</text:span>.</text:p>
        </text:list-item>
        <text:list-item>
          <text:p text:style-name="P424">Print the array.</text:p>
        </text:list-item>
        <text:list-item>
          <text:p text:style-name="P425">Perform binary search for <text:span text:style-name="T19">target</text:span> in <text:span text:style-name="T19">x[start]</text:span>, …, <text:span text:style-name="T19">x[end-1] </text:span><text:soft-page-break/>and print the address <text:span text:style-name="T298">and the value at that address.</text:span></text:p>
        </text:list-item>
      </text:list>
      <text:p text:style-name="P313"/>
      <text:p text:style-name="P313"/>
      <text:p text:style-name="P314"><text:span text:style-name="T9">Exercise.</text:span> Let <text:span text:style-name="T19">x</text:span> be an integer array of size <text:span text:style-name="T19">n</text:span>. Let <text:span text:style-name="T19">y</text:span> be an array of integer pointers where <text:span text:style-name="T19">y[0]</text:span> points to <text:span text:style-name="T19">x[0]</text:span>, <text:span text:style-name="T19">y[1]</text:span> points to <text:span text:style-name="T19">x[1]</text:span>, etc. Write a bubblesort on <text:span text:style-name="T19">y</text:span> so that <text:span text:style-name="T19">y[0]</text:span>, …, <text:span text:style-name="T19">y[n - 1]</text:span> each points to a unique values in x and *<text:span text:style-name="T19">y[0] &lt;= *y[1], </text:span>*<text:span text:style-name="T19">y[</text:span><text:span text:style-name="T64">1</text:span><text:span text:style-name="T19">] &lt;= *y[</text:span><text:span text:style-name="T64">2</text:span><text:span text:style-name="T19">],</text:span> etc. <text:span text:style-name="T308">The values in </text:span><text:span text:style-name="T62">x</text:span><text:span text:style-name="T308"> are not moved. For instance say </text:span><text:span text:style-name="T62">x</text:span><text:span text:style-name="T308"> is </text:span><text:span text:style-name="T62">{1, 5, 0}</text:span><text:span text:style-name="T308"> (when </text:span><text:span text:style-name="T62">n</text:span><text:span text:style-name="T308"> = 3). Initially </text:span><text:span text:style-name="T62">y[0]</text:span><text:span text:style-name="T308"> points to </text:span><text:span text:style-name="T62">x[0]</text:span><text:span text:style-name="T308">, </text:span><text:span text:style-name="T62">y[1]</text:span><text:span text:style-name="T308"> points to </text:span><text:span text:style-name="T62">x[1]</text:span><text:span text:style-name="T96"> and </text:span><text:span text:style-name="T62">y[2]</text:span><text:span text:style-name="T308"> points to </text:span><text:span text:style-name="T62">x[2]</text:span><text:span text:style-name="T308">. After you</text:span><text:span text:style-name="T323">r</text:span><text:span text:style-name="T308"> bubblesort is done, </text:span><text:span text:style-name="T62">y[0]</text:span><text:span text:style-name="T308"> points to </text:span><text:span text:style-name="T62">x[2]</text:span><text:span text:style-name="T308">, </text:span><text:span text:style-name="T62">y[1]</text:span><text:span text:style-name="T308"> points to </text:span><text:span text:style-name="T62">x[0]</text:span><text:span text:style-name="T308"> and </text:span><text:span text:style-name="T62">y[2]</text:span><text:span text:style-name="T308"> points to </text:span><text:span text:style-name="T62">x[1]</text:span><text:span text:style-name="T308">.</text:span></text:p>
      <text:p text:style-name="P19">Stack using a dynamic array</text:p>
      <text:p text:style-name="P282"/>
      <text:p text:style-name="P265">A <text:span text:style-name="T147">stack</text:span> is like an array except that it supports the following operations:</text:p>
      <text:list xml:id="list2543535734" text:style-name="L16">
        <text:list-item>
          <text:p text:style-name="P404">You can put a value into the stack. This is called <text:span text:style-name="T147">push</text:span>. The value you just put into the stack is called the <text:span text:style-name="T147">top</text:span> of the stack.</text:p>
        </text:list-item>
        <text:list-item>
          <text:p text:style-name="P404">You can remove a value from the stack. The value that is removed is always the last one that was put into the stack. This is called <text:span text:style-name="T147">pop</text:span>.</text:p>
        </text:list-item>
        <text:list-item>
          <text:p text:style-name="P404">You have access to the number of values in the stack. I’m going to call this the <text:span text:style-name="T147">size</text:span> of the stack.</text:p>
        </text:list-item>
        <text:list-item>
          <text:p text:style-name="P404">You can also look at the value that is to be popped. I’ll call this <text:span text:style-name="T147">peek</text:span>. Peeking at a stack returns a copy of the value, it does not remove the top.</text:p>
        </text:list-item>
      </text:list>
      <text:p text:style-name="P107"/>
      <text:p text:style-name="P102">Think of a stack of plates at a buffet restaurant: When you add a plate to the stack, that new plate goes on top. When you take a plate, you take the one on top (well … usually).</text:p>
      <text:p text:style-name="P122"/>
      <text:p text:style-name="P98">You can implement a stack using a dynamic array. The top of the stack is the value at the last index of the array. If you push a value onto the stack, you will need to enlarge the array by 1. If you pop the stack, you will need to replace the array with another one that is 1 size smaller; of course you need to copy the original values to the new stack (except for the top.)</text:p>
      <text:p text:style-name="P120"/>
      <text:p text:style-name="P98">Pushing the stack is not new, you have actually seen this in an earlier exercise on the <text:span text:style-name="T54">array_append() </text:span><text:span text:style-name="T19">function.</text:span></text:p>
      <text:p text:style-name="P120"/>
      <text:p text:style-name="P98">Stacks are very important and are used in many areas of CS including AI, language processing, etc. <text:span text:style-name="T278">A stack should be thought of as a memory device. You can ask the stack “Hey stack … what was the </text:span><text:span text:style-name="T158">last thing</text:span><text:span text:style-name="T278"> I put into you?”</text:span></text:p>
      <text:p text:style-name="P98"/>
      <text:p text:style-name="P120"/>
      <text:p text:style-name="P98"><text:span text:style-name="T9">Exercise.</text:span> Write a program that implements a stack of integers using dynamic arrays. Test it thoroughly! <text:span text:style-name="T279">You can test your stack implementation with the following:</text:span></text:p>
      <table:table table:name="Table183" table:style-name="Table183">
        <table:table-column table:style-name="Table183.A"/>
        <table:table-row table:style-name="TableLine2594730052336">
          <table:table-cell table:style-name="Table183.A1" office:value-type="string">
            <text:p text:style-name="P362">int main()</text:p>
            <text:p text:style-name="P362">{</text:p>
            <text:p text:style-name="P362"><text:s text:c="4"/>int * stack = NULL;</text:p>
            <text:p text:style-name="P362"><text:s text:c="4"/>int stack_size = 0;</text:p>
            <text:p text:style-name="P362"><text:s text:c="4"/></text:p>
            <text:p text:style-name="P362"><text:s text:c="4"/><text:span text:style-name="T280">println(stack, stack_size); <text:s text:c="3"/>// Get {}</text:span></text:p>
            <text:p text:style-name="P362"><text:s/></text:p>
            <text:p text:style-name="P362"><text:s text:c="4"/><text:span text:style-name="T280">push(&amp;stack, &amp;stack_size, 5);</text:span></text:p>
            <text:p text:style-name="P362"><text:s text:c="4"/><text:span text:style-name="T280">println(stack, stack_size); <text:s text:c="3"/>// Get {5}</text:span></text:p>
            <text:p text:style-name="P362"><text:soft-page-break/></text:p>
            <text:p text:style-name="P362"><text:s text:c="4"/><text:span text:style-name="T280">push(&amp;stack, &amp;stack_size, 3);</text:span></text:p>
            <text:p text:style-name="P362"><text:s text:c="4"/><text:span text:style-name="T280">println(stack, stack_size); <text:s text:c="3"/>// Get {5, 3}</text:span></text:p>
            <text:p text:style-name="P362"/>
            <text:p text:style-name="P362"><text:s text:c="4"/><text:span text:style-name="T280">push(&amp;stack, &amp;stack_size, 9);</text:span></text:p>
            <text:p text:style-name="P362"><text:s text:c="4"/><text:span text:style-name="T280">println(stack, stack_size); <text:s text:c="3"/>// Get {5, 3, 9} <text:s/></text:span></text:p>
            <text:p text:style-name="P362"><text:s text:c="4"/></text:p>
            <text:p text:style-name="P362"><text:s text:c="4"/><text:span text:style-name="T280">int x;</text:span></text:p>
            <text:p text:style-name="P362"><text:s text:c="4"/><text:span text:style-name="T280">x = peek(stack, </text:span><text:span text:style-name="T324">stack_size</text:span><text:span text:style-name="T280">);</text:span></text:p>
            <text:p text:style-name="P362"><text:s text:c="4"/><text:span text:style-name="T280">std::cout &lt;&lt; x &lt;&lt; std::endl; <text:s text:c="2"/>// Get 9</text:span></text:p>
            <text:p text:style-name="P362"><text:s text:c="4"/><text:span text:style-name="T280">println(stack, stack_size); <text:s text:c="3"/>// Get {5, 3, 9} <text:s/></text:span></text:p>
            <text:p text:style-name="P362"/>
            <text:p text:style-name="P362"><text:s text:c="4"/><text:span text:style-name="T280">pop(&amp;stack, &amp;stack_size);</text:span></text:p>
            <text:p text:style-name="P362"><text:s text:c="4"/><text:span text:style-name="T280">println(stack, stack_size); <text:s text:c="3"/>// Get {5, 3}</text:span></text:p>
            <text:p text:style-name="P362"/>
            <text:p text:style-name="P362"><text:s text:c="4"/><text:span text:style-name="T281">return 0;</text:span> <text:s text:c="3"/></text:p>
            <text:p text:style-name="P362">}</text:p>
          </table:table-cell>
        </table:table-row>
      </table:table>
      <text:p text:style-name="P98"/>
      <text:p text:style-name="P98"/>
      <text:p text:style-name="P100">There are many ways to implement a stack. Later you’ll see that a more efficient way of implementing a stack is to use a <text:span text:style-name="T159">singly </text:span><text:span text:style-name="T147">linked list</text:span>, something that uses pointers.</text:p>
      <text:p text:style-name="P100"/>
      <text:p text:style-name="P20"><text:span text:style-name="T285">Queue</text:span> using a dynamic array</text:p>
      <text:p text:style-name="P266"/>
      <text:p text:style-name="P266">A <text:span text:style-name="T160">queue</text:span> is like an array except that it supports the following operations:</text:p>
      <text:list xml:id="list150638381111612" text:continue-numbering="true" text:style-name="L16">
        <text:list-item>
          <text:p text:style-name="P405">You can put a value into <text:span text:style-name="T285">a queue</text:span>. This is called <text:span text:style-name="T160">enqueue</text:span>. The value you just put into the <text:span text:style-name="T285">queue</text:span> <text:span text:style-name="T326">is </text:span>called the <text:span text:style-name="T160">back</text:span> of the <text:span text:style-name="T285">queue</text:span>.</text:p>
        </text:list-item>
        <text:list-item>
          <text:p text:style-name="P405">You can remove a value from the <text:span text:style-name="T285">queue</text:span>. The value that is removed is always the <text:span text:style-name="T285">value in the queue that has been in the queue the longest. This is called the </text:span><text:span text:style-name="T160">front</text:span><text:span text:style-name="T285"> of the queue. </text:span>This <text:span text:style-name="T285">operation</text:span> is called <text:span text:style-name="T160">dequeue</text:span>.</text:p>
        </text:list-item>
        <text:list-item>
          <text:p text:style-name="P406">You have access to the number of values in the <text:span text:style-name="T326">queue</text:span>. I’m going to call this the <text:span text:style-name="T147">size</text:span> of the <text:span text:style-name="T326">queue</text:span>.</text:p>
        </text:list-item>
        <text:list-item>
          <text:p text:style-name="P406">You can also look at the value <text:span text:style-name="T286">of the front and back of the queue without removing these values. These operations are sometimes called </text:span><text:span text:style-name="T161">front</text:span><text:span text:style-name="T286"> and </text:span><text:span text:style-name="T161">back</text:span><text:span text:style-name="T286">.</text:span></text:p>
        </text:list-item>
      </text:list>
      <text:p text:style-name="P99"/>
      <text:p text:style-name="P102">You think of a queue as a line of people in front of a ticket booth: When a person join<text:span text:style-name="T325">s</text:span> a queue, he/she joins it at the back. When the booth is ready to serve the next customer, the person to leave the queue to go to the booth is the one in front of the queue.</text:p>
      <text:p text:style-name="P102"/>
      <text:p text:style-name="P99">You can implement a <text:span text:style-name="T286">queue </text:span>using a dynamic array. The <text:span text:style-name="T286">front </text:span>of the <text:span text:style-name="T286">queue</text:span> is the value at index <text:span text:style-name="T286">0 </text:span>of the array. The <text:span text:style-name="T286">back </text:span>of the <text:span text:style-name="T286">queue</text:span> is the value at <text:span text:style-name="T286">the last </text:span>index<text:span text:style-name="T286"> </text:span>of the array. If you <text:span text:style-name="T286">enqueue </text:span>a value <text:span text:style-name="T286">in</text:span>to the <text:span text:style-name="T286">queue</text:span>, you will need to enlarge the array by 1. If you <text:span text:style-name="T286">dequeue</text:span> the stack, you will need to replace the array with another one that is 1 size smaller.</text:p>
      <text:p text:style-name="P121"/>
      <text:p text:style-name="P99"><text:span text:style-name="T286">Like stacks, queues</text:span> are very important and are used in many areas of CS including AI, language processing, etc. <text:span text:style-name="T278">A queue should be thought of as a memory device. You can ask the </text:span><text:span text:style-name="T327">queue</text:span><text:span text:style-name="T278"> “Hey queue … what was the </text:span><text:span text:style-name="T158">earliest thing</text:span><text:span text:style-name="T278"> that you can think of?”</text:span></text:p>
      <text:p text:style-name="P99"/>
      <text:p text:style-name="P121"/>
      <text:p text:style-name="P99"><text:span text:style-name="T9">Exercise.</text:span> Write a program that implements a <text:span text:style-name="T286">queue</text:span> of integers using dynamic arrays. Test it thoroughly! <text:span text:style-name="T279">You can test your queue implementation with the following:</text:span></text:p>
      <table:table table:name="Table119" table:style-name="Table119">
        <table:table-column table:style-name="Table119.A"/>
        <table:table-row table:style-name="TableLine2594730048528">
          <table:table-cell table:style-name="Table119.A1" office:value-type="string">
            <text:p text:style-name="P363">int main()</text:p>
            <text:p text:style-name="P363">{</text:p>
            <text:p text:style-name="P363"><text:s text:c="4"/>int * <text:span text:style-name="T286">queue</text:span> = NULL;</text:p>
            <text:p text:style-name="P363"><text:s text:c="4"/>int <text:span text:style-name="T286">queue</text:span>_size = 0;</text:p>
            <text:p text:style-name="P363"><text:s text:c="4"/></text:p>
            <text:p text:style-name="P363"><text:s text:c="4"/><text:span text:style-name="T280">println(queue, queue_size); <text:s text:c="3"/>// Get {}</text:span></text:p>
            <text:p text:style-name="P363"><text:s/></text:p>
            <text:p text:style-name="P363"><text:s text:c="4"/><text:span text:style-name="T286">enqueue(&amp;queue, &amp;queue_size, 5);</text:span></text:p>
            <text:p text:style-name="P363"><text:s text:c="4"/><text:span text:style-name="T280">println(queue, queue_size); <text:s text:c="3"/>// Get {5}</text:span></text:p>
            <text:p text:style-name="P363"/>
            <text:p text:style-name="P363"><text:s text:c="4"/><text:span text:style-name="T286">enqueue(&amp;queue, &amp;queue_size, 3);</text:span></text:p>
            <text:p text:style-name="P363"><text:soft-page-break/><text:s text:c="4"/><text:span text:style-name="T280">println(queue, queue_size); <text:s text:c="3"/>// Get {5, 3}</text:span></text:p>
            <text:p text:style-name="P363"/>
            <text:p text:style-name="P363"><text:s text:c="4"/><text:span text:style-name="T286">enqueue(&amp;queue, &amp;queue_size, 9);</text:span></text:p>
            <text:p text:style-name="P363"><text:s text:c="4"/><text:span text:style-name="T280">println(queue, queue_size); <text:s text:c="3"/>// Get {5, 3, 9} <text:s/></text:span></text:p>
            <text:p text:style-name="P363"><text:s text:c="4"/></text:p>
            <text:p text:style-name="P363"><text:s text:c="4"/><text:span text:style-name="T280">int x;</text:span></text:p>
            <text:p text:style-name="P363"><text:s text:c="4"/><text:span text:style-name="T280">x = front(queue);</text:span></text:p>
            <text:p text:style-name="P363"><text:s text:c="4"/><text:span text:style-name="T280">std::cout &lt;&lt; x &lt;&lt; std::endl; <text:s text:c="2"/>// Get 5</text:span></text:p>
            <text:p text:style-name="P363"><text:s text:c="4"/><text:span text:style-name="T280">x = back(queue, </text:span><text:span text:style-name="T328">queue_size</text:span><text:span text:style-name="T280">);</text:span></text:p>
            <text:p text:style-name="P363"><text:s text:c="4"/><text:span text:style-name="T280">std::cout &lt;&lt; x &lt;&lt; std::endl; <text:s text:c="2"/>// Get 9</text:span></text:p>
            <text:p text:style-name="P363"><text:s text:c="4"/><text:span text:style-name="T280">println(queue, queue_size); <text:s text:c="3"/>// Get {5, 3, 9} <text:s/></text:span></text:p>
            <text:p text:style-name="P363"/>
            <text:p text:style-name="P363"><text:s text:c="4"/><text:span text:style-name="T286">dequeue(&amp;queue, &amp;queue_size);</text:span></text:p>
            <text:p text:style-name="P363"><text:s text:c="4"/><text:span text:style-name="T280">println(queue, queue_size); <text:s text:c="3"/>// Get {3, 9}</text:span></text:p>
            <text:p text:style-name="P363"/>
            <text:p text:style-name="P363"><text:s text:c="4"/><text:span text:style-name="T281">return 0;</text:span> <text:s text:c="3"/></text:p>
            <text:p text:style-name="P363">}</text:p>
          </table:table-cell>
        </table:table-row>
      </table:table>
      <text:p text:style-name="P99"/>
      <text:p text:style-name="P99"/>
      <text:p text:style-name="P101">There are many ways to implement a <text:span text:style-name="T286">queue</text:span>. Later you’ll see that a more efficient way of implementing a <text:span text:style-name="T286">queue</text:span> is to use a <text:span text:style-name="T161">doubly</text:span><text:span text:style-name="T159"> </text:span><text:span text:style-name="T147">linked list</text:span>, something that uses pointers <text:span text:style-name="T286">(and is very similar to singly linked list.)</text:span></text:p>
      <text:p text:style-name="P264"/>
      <text:p text:style-name="P19">S<text:span text:style-name="T282">et</text:span> using a dynamic array</text:p>
      <text:p text:style-name="P282"/>
      <text:p text:style-name="P267">A <text:span text:style-name="T147">set</text:span> is a container of values where you don’t care about the number of times a value occurs and you don’t really care about the index position of a value. I<text:span text:style-name="T283">t supports the following operations:</text:span></text:p>
      <text:list xml:id="list3942510143" text:style-name="L17">
        <text:list-item>
          <text:p text:style-name="P407">You can <text:span text:style-name="T147">add</text:span> a value to a set. You can put it anywhere you like in your dynamic array. For instance you can put is at the last index position, like the <text:span text:style-name="T19">array_append()</text:span> function. Since you don’t really care how many times a value occurs, if you try to add a value into the set and the set already contains that value, you simpl<text:span text:style-name="T329">y</text:span> do NOT add the value into the set, i.e., a set does not contain duplicate<text:span text:style-name="T329">s</text:span>.</text:p>
        </text:list-item>
        <text:list-item>
          <text:p text:style-name="P407">You can <text:span text:style-name="T147">remove</text:span> a value from a set. If you attempt to remove a value not in the set, then nothing happens – the set is unchanged.</text:p>
        </text:list-item>
        <text:list-item>
          <text:p text:style-name="P407">You can check if a value is <text:span text:style-name="T147">in</text:span> a set. I’ll call this <text:span text:style-name="T19">has_member()</text:span> function.</text:p>
        </text:list-item>
        <text:list-item>
          <text:p text:style-name="P407">You have access to the number of values in the set. I’ll call this <text:span text:style-name="T147">size</text:span>.</text:p>
        </text:list-item>
      </text:list>
      <text:p text:style-name="P401"/>
      <text:p text:style-name="P268">You can think of a set also as a memory device except that you don’t care about when you <text:span text:style-name="T319">started </text:span>remember<text:span text:style-name="T319">ing </text:span>a value. </text:p>
      <text:p text:style-name="P268"/>
      <text:p text:style-name="P268"/>
      <text:p text:style-name="P268"><text:span text:style-name="T9">Exercise.</text:span> <text:span text:style-name="T283">Write a program that implements a </text:span>set <text:span text:style-name="T283">of integers using dynamic arrays. Test it thoroughly! You can test your </text:span>set<text:span text:style-name="T283"> implementation with the following:</text:span></text:p>
      <table:table table:name="Table184" table:style-name="Table184">
        <table:table-column table:style-name="Table184.A"/>
        <table:table-row table:style-name="TableLine2594730044992">
          <table:table-cell table:style-name="Table184.A1" office:value-type="string">
            <text:p text:style-name="P362">int main()</text:p>
            <text:p text:style-name="P362">{</text:p>
            <text:p text:style-name="P362"><text:s text:c="4"/>int * <text:span text:style-name="T284">set</text:span> = NULL;</text:p>
            <text:p text:style-name="P362"><text:s text:c="4"/>int <text:span text:style-name="T284">set</text:span>_size = 0;</text:p>
            <text:p text:style-name="P362"><text:s text:c="4"/></text:p>
            <text:p text:style-name="P362"><text:s text:c="4"/><text:span text:style-name="T280">println(set, set_size); <text:s text:c="7"/>// Get {}</text:span></text:p>
            <text:p text:style-name="P362"><text:s/></text:p>
            <text:p text:style-name="P362"><text:s text:c="4"/><text:span text:style-name="T284">add(&amp;set, &amp;set_size, 5);</text:span></text:p>
            <text:p text:style-name="P362"><text:s text:c="4"/><text:span text:style-name="T280">println(set, set_size); <text:s text:c="7"/>// Get {5}</text:span></text:p>
            <text:p text:style-name="P362"/>
            <text:p text:style-name="P362"><text:s text:c="4"/><text:span text:style-name="T284">add(&amp;stack, &amp;set_size, 3);</text:span></text:p>
            <text:p text:style-name="P362"><text:s text:c="4"/><text:span text:style-name="T280">println(set, set_size); <text:s text:c="7"/>// Get {5, 3}</text:span></text:p>
            <text:p text:style-name="P362"/>
            <text:p text:style-name="P362"><text:s text:c="4"/><text:span text:style-name="T284">add(&amp;set, &amp;set_size, 5);</text:span></text:p>
            <text:p text:style-name="P362"><text:s text:c="4"/><text:span text:style-name="T280">println(set, set_size); <text:s text:c="7"/>// Get {5, 3} <text:s/></text:span></text:p>
            <text:p text:style-name="P362"/>
            <text:p text:style-name="P362"><text:s text:c="4"/><text:span text:style-name="T284">add(&amp;set, &amp;set_size, 3);</text:span></text:p>
            <text:p text:style-name="P362"><text:s text:c="4"/><text:span text:style-name="T280">println(set, set_size); <text:s text:c="7"/>// Get {5, 3} <text:s/></text:span></text:p>
            <text:p text:style-name="P362"><text:s text:c="4"/></text:p>
            <text:p text:style-name="P362"><text:s text:c="4"/><text:span text:style-name="T284">bool b;</text:span></text:p>
            <text:p text:style-name="P362"><text:s text:c="4"/><text:span text:style-name="T284">b = has_member(set, set_size, 5);</text:span></text:p>
            <text:p text:style-name="P362"><text:s text:c="4"/><text:span text:style-name="T280">std::cout &lt;&lt; b &lt;&lt; std::endl; <text:s text:c="2"/>// Get 1</text:span></text:p>
            <text:p text:style-name="P362"><text:soft-page-break/><text:s text:c="4"/><text:span text:style-name="T280">println(set, set_size); <text:s text:c="7"/>// Get {5, 3}</text:span></text:p>
            <text:p text:style-name="P362"/>
            <text:p text:style-name="P362"><text:s text:c="4"/><text:span text:style-name="T284">b = has_member(set, set_size, 3);</text:span></text:p>
            <text:p text:style-name="P362"><text:s text:c="4"/><text:span text:style-name="T280">std::cout &lt;&lt; b &lt;&lt; std::endl; <text:s text:c="2"/>// Get 1</text:span></text:p>
            <text:p text:style-name="P362"><text:s text:c="4"/><text:span text:style-name="T280">println(set, set_size); <text:s text:c="7"/>// Get {5, 3}</text:span></text:p>
            <text:p text:style-name="P362"/>
            <text:p text:style-name="P362"/>
            <text:p text:style-name="P362"><text:s text:c="4"/><text:span text:style-name="T284">b = has_member(set, set_size, 2);</text:span></text:p>
            <text:p text:style-name="P362"><text:s text:c="4"/><text:span text:style-name="T280">std::cout &lt;&lt; b &lt;&lt; std::endl; <text:s text:c="2"/>// Get 0</text:span></text:p>
            <text:p text:style-name="P362"><text:s text:c="4"/><text:span text:style-name="T280">println(set, set_size); <text:s text:c="7"/>// Get {5, 3}</text:span></text:p>
            <text:p text:style-name="P362"/>
            <text:p text:style-name="P362"><text:s text:c="4"/><text:span text:style-name="T284">remove(&amp;set, &amp;set_size, 3);</text:span></text:p>
            <text:p text:style-name="P362"><text:s text:c="4"/><text:span text:style-name="T284">println(set, set_size); <text:s text:c="7"/>// Get {5}</text:span></text:p>
            <text:p text:style-name="P362"/>
            <text:p text:style-name="P362"><text:s text:c="4"/><text:span text:style-name="T284">remove(&amp;set, &amp;set_size, 0);</text:span></text:p>
            <text:p text:style-name="P362"><text:s text:c="4"/><text:span text:style-name="T284">println(set, set_size); <text:s text:c="7"/>// Get {5}</text:span></text:p>
            <text:p text:style-name="P362"/>
            <text:p text:style-name="P362"><text:s text:c="4"/><text:span text:style-name="T281">return 0;</text:span> <text:s text:c="3"/></text:p>
            <text:p text:style-name="P362">}</text:p>
          </table:table-cell>
        </table:table-row>
      </table:table>
      <text:p text:style-name="P98"/>
      <text:p text:style-name="P98"/>
      <text:p text:style-name="P263">There are many ways to implement a <text:span text:style-name="T277">set</text:span>. <text:span text:style-name="T277">The above is actually not efficient. Later you will see that better ways to implement a set includes using a balanced tree and a hashtable.</text:span></text:p>
      <text:p text:style-name="P14">Array of pointers <text:span text:style-name="T269">and multi-dimensional dynamic arrays</text:span></text:p>
      <text:p text:style-name="P111"/>
      <text:p text:style-name="P80">I want you to think deeply about this</text:p>
      <text:p text:style-name="P113"><text:tab/></text:p>
      <text:p text:style-name="P113"><text:tab/>If I do “int x[10];” I have a fixed size <text:span text:style-name="T252">1D </text:span>array <text:span text:style-name="T260">x </text:span>of size 10.</text:p>
      <text:p text:style-name="P113"/>
      <text:p text:style-name="P80">and </text:p>
      <text:p text:style-name="P113"/>
      <text:p text:style-name="P113"><text:tab/>If I do “int * x <text:span text:style-name="T260">= new int[10]</text:span>;” x <text:span text:style-name="T260">points </text:span>to <text:span text:style-name="T260">a 1D </text:span>array <text:span text:style-name="T260">of size 10.</text:span></text:p>
      <text:p text:style-name="P113"/>
      <text:p text:style-name="P113"/>
      <text:p text:style-name="P113"/>
      <text:p text:style-name="P36"><text:span text:style-name="T9">Exercise.</text:span> <text:span text:style-name="T234">Take a deep breath … </text:span>Draw the memory model of the following code fragment. <text:span text:style-name="T260">Study</text:span> the code very carefully.</text:p>
      <table:table table:name="Table37" table:style-name="Table37">
        <table:table-column table:style-name="Table37.A"/>
        <table:table-row table:style-name="TableLine2594730036288">
          <table:table-cell table:style-name="Table37.A1" office:value-type="string">
            <text:p text:style-name="P348">int ** p;</text:p>
            <text:p text:style-name="P348">p = new int*[3];</text:p>
            <text:p text:style-name="P348">// Draw a memory model here</text:p>
            <text:p text:style-name="P348"/>
            <text:p text:style-name="P348">for (int i = 0; i &lt; 3; i++)</text:p>
            <text:p text:style-name="P348">{</text:p>
            <text:p text:style-name="P359"><text:s text:c="4"/>p[i] = new int[<text:span text:style-name="T248">5</text:span>];</text:p>
            <text:p text:style-name="P359"><text:s text:c="4"/>// <text:span text:style-name="T262">Update</text:span> memory model</text:p>
            <text:p text:style-name="P348">}</text:p>
            <text:p text:style-name="P358"/>
            <text:p text:style-name="P348">p[1][1] = 42;</text:p>
            <text:p text:style-name="P348">p[2][3] = 24;</text:p>
            <text:p text:style-name="P348">// <text:span text:style-name="T249">Update </text:span>memory model</text:p>
            <text:p text:style-name="P348"/>
            <text:p text:style-name="P348">for (int i = 0; i &lt; 3; i++)</text:p>
            <text:p text:style-name="P348">{</text:p>
            <text:p text:style-name="P348"><text:s text:c="4"/>delete [] p[i];</text:p>
            <text:p text:style-name="P348"><text:s text:c="4"/>// <text:span text:style-name="T262">Update</text:span> memory model</text:p>
            <text:p text:style-name="P348">}</text:p>
            <text:p text:style-name="P348"/>
            <text:p text:style-name="P348">// <text:span text:style-name="T263">Update</text:span> memory model</text:p>
          </table:table-cell>
        </table:table-row>
      </table:table>
      <text:p text:style-name="P81">So what exactly is <text:span text:style-name="T19">p</text:span> pointing to (so to speak?)</text:p>
      <text:p text:style-name="P81"/>
      <text:p text:style-name="P81"/>
      <text:p text:style-name="P43"><text:span text:style-name="T9">Exercise.</text:span> <text:span text:style-name="T234">Take a deep breath … </text:span>Draw the memory model of the following code fragment. Read the code very carefully.</text:p>
      <table:table table:name="Table91" table:style-name="Table91">
        <table:table-column table:style-name="Table91.A"/>
        <table:table-row table:style-name="TableLine2594730045264">
          <table:table-cell table:style-name="Table91.A1" office:value-type="string">
            <text:p text:style-name="P349">int ** p;</text:p>
            <text:p text:style-name="P349">p = new int*[3];</text:p>
            <text:p text:style-name="P349">// Draw a memory model <text:span text:style-name="T264">here</text:span></text:p>
            <text:p text:style-name="P349"/>
            <text:p text:style-name="P349">for (int i = 0; i &lt; 3; i++)</text:p>
            <text:p text:style-name="P349">{</text:p>
            <text:p text:style-name="P360"><text:s text:c="4"/>p[i] = new int[<text:span text:style-name="T250">i + 2</text:span>];</text:p>
            <text:p text:style-name="P360"><text:s text:c="4"/>// Draw a memory model</text:p>
            <text:p text:style-name="P349">}</text:p>
            <text:p text:style-name="P349"/>
            <text:p text:style-name="P349"><text:soft-page-break/>p[1][1] = 42;</text:p>
            <text:p text:style-name="P349">p[2][3] = 24;</text:p>
            <text:p text:style-name="P349">// <text:span text:style-name="T249">Update </text:span>memory model</text:p>
            <text:p text:style-name="P349"/>
            <text:p text:style-name="P349">for (int i = 0; i &lt; 3; i++)</text:p>
            <text:p text:style-name="P349">{</text:p>
            <text:p text:style-name="P349"><text:s text:c="4"/>delete [] p[i];</text:p>
            <text:p text:style-name="P349"><text:s text:c="4"/>// <text:span text:style-name="T264">Update</text:span> memory model</text:p>
            <text:p text:style-name="P349">}</text:p>
            <text:p text:style-name="P349"/>
            <text:p text:style-name="P349">// <text:span text:style-name="T264">Update</text:span> memory model</text:p>
          </table:table-cell>
        </table:table-row>
      </table:table>
      <text:p text:style-name="P82">See the power of pointers yet?</text:p>
      <text:p text:style-name="P82"/>
      <text:p text:style-name="P13">Graphs <text:span text:style-name="T274">and social media</text:span></text:p>
      <text:p text:style-name="P89"/>
      <text:p text:style-name="P89">One of the most important structures in CS is the graph. A <text:span text:style-name="T147">directed graph</text:span> is just a bunch of dots and arrows between the dots. For instance here’s a social media graph:</text:p>
      <text:p text:style-name="P89"/>
      <text:p text:style-name="P89"><draw:g text:anchor-type="paragraph" draw:z-index="32" draw:name="Shape29" draw:style-name="gr8"><draw:custom-shape draw:name="Shape5" draw:style-name="gr9" draw:text-style-name="P454" svg:width="0.5106in" svg:height="0.4898in" svg:x="1.2228in" svg:y="0.0472in"><text:p text:style-name="P452"><text:span text:style-name="T335">joh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5" draw:style-name="gr9" draw:text-style-name="P454" svg:width="0.5106in" svg:height="0.4898in" svg:x="3.4311in" svg:y="0.0264in"><text:p text:style-name="P452"><text:span text:style-name="T335">su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5" draw:style-name="gr9" draw:text-style-name="P454" svg:width="0.5106in" svg:height="0.4898in" svg:x="2.348in" svg:y="0.8598in"><text:p text:style-name="P452"><text:span text:style-name="T335">to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6" draw:style-name="gr11" draw:text-style-name="P451" svg:x1="1.7327in" svg:y1="0.2764in" svg:x2="3.4307in" svg:y2="0.2661in"><text:p/></draw:line><draw:line draw:name="Shape6" draw:style-name="gr11" draw:text-style-name="P451" svg:x1="1.6709in" svg:y1="0.4535in" svg:x2="2.4417in" svg:y2="0.9327in"><text:p/></draw:line><draw:line draw:name="Shape6" draw:style-name="gr11" draw:text-style-name="P451" svg:x1="3.5354in" svg:y1="0.4638in" svg:x2="2.8583in" svg:y2="0.9846in"><text:p/></draw:line><draw:line draw:name="Shape6" draw:style-name="gr11" draw:text-style-name="P451" svg:x1="2.3476in" svg:y1="1.0366in" svg:x2="1.5457in" svg:y2="0.5366in"><text:p/></draw:line></draw:g></text:p>
      <text:p text:style-name="P89"/>
      <text:p text:style-name="P89"/>
      <text:p text:style-name="P89"/>
      <text:p text:style-name="P89"/>
      <text:p text:style-name="P89"/>
      <text:p text:style-name="P89"/>
      <text:p text:style-name="P89"/>
      <text:p text:style-name="P89"/>
      <text:p text:style-name="P89"/>
      <text:p text:style-name="P89">say this represents “follows the twitters of”. For instance John follows Sue’s twitters. In general, nowadays social media type graphs are extremely huge and complex – <text:span text:style-name="T272">and they keep growing. T</text:span>rying to get information out of social media graphs without computers is impossible. (Obviously information gathered from social media graphs of all types would be extremely valuable.)</text:p>
      <text:p text:style-name="P89"/>
      <text:p text:style-name="P90">One way to represent the above graph is to use a table or spreadsheet like this:</text:p>
      <text:p text:style-name="P90"/>
      <table:table table:name="Table115" table:style-name="Table115">
        <table:table-column table:style-name="Table115.A"/>
        <table:table-column table:style-name="Table115.B" table:number-columns-repeated="3"/>
        <table:table-row table:style-name="TableLine2594730038192">
          <table:table-cell table:style-name="Table115.A1" office:value-type="string">
            <text:p text:style-name="P377"/>
          </table:table-cell>
          <table:table-cell table:style-name="Table115.A1" office:value-type="string">
            <text:p text:style-name="P381">john</text:p>
          </table:table-cell>
          <table:table-cell table:style-name="Table115.A1" office:value-type="string">
            <text:p text:style-name="P381">sue</text:p>
          </table:table-cell>
          <table:table-cell table:style-name="Table115.D1" office:value-type="string">
            <text:p text:style-name="P381">tom</text:p>
          </table:table-cell>
        </table:table-row>
        <table:table-row table:style-name="TableLine2594730042544">
          <table:table-cell table:style-name="Table115.A2" office:value-type="string">
            <text:p text:style-name="P381">john</text:p>
          </table:table-cell>
          <table:table-cell table:style-name="Table115.A2" office:value-type="string">
            <text:p text:style-name="P381">0</text:p>
          </table:table-cell>
          <table:table-cell table:style-name="Table115.A2" office:value-type="string">
            <text:p text:style-name="P381">1</text:p>
          </table:table-cell>
          <table:table-cell table:style-name="Table115.D2" office:value-type="string">
            <text:p text:style-name="P381">1</text:p>
          </table:table-cell>
        </table:table-row>
        <table:table-row table:style-name="TableLine2594730041728">
          <table:table-cell table:style-name="Table115.A2" office:value-type="string">
            <text:p text:style-name="P381">sue</text:p>
          </table:table-cell>
          <table:table-cell table:style-name="Table115.A2" office:value-type="string">
            <text:p text:style-name="P381">0</text:p>
          </table:table-cell>
          <table:table-cell table:style-name="Table115.A2" office:value-type="string">
            <text:p text:style-name="P381">0</text:p>
          </table:table-cell>
          <table:table-cell table:style-name="Table115.D2" office:value-type="string">
            <text:p text:style-name="P381">1</text:p>
          </table:table-cell>
        </table:table-row>
        <table:table-row table:style-name="TableLine2594730046352">
          <table:table-cell table:style-name="Table115.A2" office:value-type="string">
            <text:p text:style-name="P381">tom</text:p>
          </table:table-cell>
          <table:table-cell table:style-name="Table115.A2" office:value-type="string">
            <text:p text:style-name="P381">1</text:p>
          </table:table-cell>
          <table:table-cell table:style-name="Table115.A2" office:value-type="string">
            <text:p text:style-name="P381">0</text:p>
          </table:table-cell>
          <table:table-cell table:style-name="Table115.D2" office:value-type="string">
            <text:p text:style-name="P381">0</text:p>
          </table:table-cell>
        </table:table-row>
      </table:table>
      <text:p text:style-name="P90"/>
      <text:p text:style-name="P90">It’s pretty obvious how you should interpret the table. Like I said, in the real world, graphs can be extremely huge. So we need to find a way to put the table into a program and answer interesting questions such as:</text:p>
      <text:list xml:id="list2425687450" text:style-name="L18">
        <text:list-item>
          <text:p text:style-name="P410">Is there a sequence of arrows joining X to Y?</text:p>
        </text:list-item>
      </text:list>
      <text:p text:style-name="P90"/>
      <text:p text:style-name="P90">Clearly the table looks like a 2D array!</text:p>
      <text:p text:style-name="P91"/>
      <table:table table:name="Table116" table:style-name="Table116">
        <table:table-column table:style-name="Table116.A"/>
        <table:table-column table:style-name="Table116.B"/>
        <table:table-column table:style-name="Table116.C"/>
        <table:table-row table:style-name="TableLine2594730049344">
          <table:table-cell table:style-name="Table116.A1" office:value-type="string">
            <text:p text:style-name="P382">0</text:p>
          </table:table-cell>
          <table:table-cell table:style-name="Table116.A1" office:value-type="string">
            <text:p text:style-name="P382">1</text:p>
          </table:table-cell>
          <table:table-cell table:style-name="Table116.C1" office:value-type="string">
            <text:p text:style-name="P382">1</text:p>
          </table:table-cell>
        </table:table-row>
        <table:table-row table:style-name="TableLine2594730040368">
          <table:table-cell table:style-name="Table116.A2" office:value-type="string">
            <text:p text:style-name="P382">0</text:p>
          </table:table-cell>
          <table:table-cell table:style-name="Table116.A2" office:value-type="string">
            <text:p text:style-name="P382">0</text:p>
          </table:table-cell>
          <table:table-cell table:style-name="Table116.C2" office:value-type="string">
            <text:p text:style-name="P382">1</text:p>
          </table:table-cell>
        </table:table-row>
        <table:table-row table:style-name="TableLine2594730049072">
          <table:table-cell table:style-name="Table116.A2" office:value-type="string">
            <text:p text:style-name="P382">1</text:p>
          </table:table-cell>
          <table:table-cell table:style-name="Table116.A2" office:value-type="string">
            <text:p text:style-name="P382">0</text:p>
          </table:table-cell>
          <table:table-cell table:style-name="Table116.C2" office:value-type="string">
            <text:p text:style-name="P382">0</text:p>
          </table:table-cell>
        </table:table-row>
      </table:table>
      <text:p text:style-name="P91"/>
      <text:p text:style-name="P93">This matrix (a matrix is just a 2D array of numbers) that described a directed graph is called the <text:span text:style-name="T147">adjacency matrix</text:span> of the graph.</text:p>
      <text:p text:style-name="P91"/>
      <text:p text:style-name="P92">Of course we need to remember that john has a row and column index of 0, sue has a row and column index of 1, and tom has a row and column index of 2. So we can have an array of strings. Don’t forget that strings <text:soft-page-break/>are character arrays (containing the null character ‘\0’). So the index-name associate can be described by a 2D array of characters:</text:p>
      <text:p text:style-name="P92"/>
      <table:table table:name="Table117" table:style-name="Table117">
        <table:table-column table:style-name="Table117.A" table:number-columns-repeated="9"/>
        <table:table-column table:style-name="Table117.J"/>
        <table:table-row table:style-name="TableLine2594730041456">
          <table:table-cell table:style-name="Table117.A1" office:value-type="string">
            <text:p text:style-name="P377">‘<text:span text:style-name="T272">j’</text:span></text:p>
          </table:table-cell>
          <table:table-cell table:style-name="Table117.A1" office:value-type="string">
            <text:p text:style-name="P377">‘<text:span text:style-name="T272">o’</text:span></text:p>
          </table:table-cell>
          <table:table-cell table:style-name="Table117.A1" office:value-type="string">
            <text:p text:style-name="P377">‘<text:span text:style-name="T272">h’</text:span></text:p>
          </table:table-cell>
          <table:table-cell table:style-name="Table117.A1" office:value-type="string">
            <text:p text:style-name="P377">‘<text:span text:style-name="T272">n’</text:span></text:p>
          </table:table-cell>
          <table:table-cell table:style-name="Table117.A1" office:value-type="string">
            <text:p text:style-name="P377">‘<text:span text:style-name="T272">\0’</text:span></text:p>
          </table:table-cell>
          <table:table-cell table:style-name="Table117.A1" office:value-type="string">
            <text:p text:style-name="P377"/>
          </table:table-cell>
          <table:table-cell table:style-name="Table117.A1" office:value-type="string">
            <text:p text:style-name="P377"/>
          </table:table-cell>
          <table:table-cell table:style-name="Table117.A1" office:value-type="string">
            <text:p text:style-name="P377"/>
          </table:table-cell>
          <table:table-cell table:style-name="Table117.A1" office:value-type="string">
            <text:p text:style-name="P377"/>
          </table:table-cell>
          <table:table-cell table:style-name="Table117.J1" office:value-type="string">
            <text:p text:style-name="P377"/>
          </table:table-cell>
        </table:table-row>
        <table:table-row table:style-name="TableLine2594730047712">
          <table:table-cell table:style-name="Table117.A2" office:value-type="string">
            <text:p text:style-name="P377">‘<text:span text:style-name="T272">s’</text:span></text:p>
          </table:table-cell>
          <table:table-cell table:style-name="Table117.A2" office:value-type="string">
            <text:p text:style-name="P377">‘<text:span text:style-name="T272">u’</text:span></text:p>
          </table:table-cell>
          <table:table-cell table:style-name="Table117.A2" office:value-type="string">
            <text:p text:style-name="P377">‘<text:span text:style-name="T272">e’</text:span></text:p>
          </table:table-cell>
          <table:table-cell table:style-name="Table117.A2" office:value-type="string">
            <text:p text:style-name="P377">‘<text:span text:style-name="T272">\0’</text:span></text:p>
          </table:table-cell>
          <table:table-cell table:style-name="Table117.A2" office:value-type="string">
            <text:p text:style-name="P377"/>
          </table:table-cell>
          <table:table-cell table:style-name="Table117.A2" office:value-type="string">
            <text:p text:style-name="P377"/>
          </table:table-cell>
          <table:table-cell table:style-name="Table117.A2" office:value-type="string">
            <text:p text:style-name="P377"/>
          </table:table-cell>
          <table:table-cell table:style-name="Table117.A2" office:value-type="string">
            <text:p text:style-name="P377"/>
          </table:table-cell>
          <table:table-cell table:style-name="Table117.A2" office:value-type="string">
            <text:p text:style-name="P377"/>
          </table:table-cell>
          <table:table-cell table:style-name="Table117.J2" office:value-type="string">
            <text:p text:style-name="P377"/>
          </table:table-cell>
        </table:table-row>
        <table:table-row table:style-name="TableLine2594730044720">
          <table:table-cell table:style-name="Table117.A2" office:value-type="string">
            <text:p text:style-name="P377">‘<text:span text:style-name="T272">t’</text:span></text:p>
          </table:table-cell>
          <table:table-cell table:style-name="Table117.A2" office:value-type="string">
            <text:p text:style-name="P377">‘<text:span text:style-name="T272">o’</text:span></text:p>
          </table:table-cell>
          <table:table-cell table:style-name="Table117.A2" office:value-type="string">
            <text:p text:style-name="P377">‘<text:span text:style-name="T272">m’</text:span></text:p>
          </table:table-cell>
          <table:table-cell table:style-name="Table117.A2" office:value-type="string">
            <text:p text:style-name="P377">‘<text:span text:style-name="T272">\0’</text:span></text:p>
          </table:table-cell>
          <table:table-cell table:style-name="Table117.A2" office:value-type="string">
            <text:p text:style-name="P377"/>
          </table:table-cell>
          <table:table-cell table:style-name="Table117.A2" office:value-type="string">
            <text:p text:style-name="P377"/>
          </table:table-cell>
          <table:table-cell table:style-name="Table117.A2" office:value-type="string">
            <text:p text:style-name="P377"/>
          </table:table-cell>
          <table:table-cell table:style-name="Table117.A2" office:value-type="string">
            <text:p text:style-name="P377"/>
          </table:table-cell>
          <table:table-cell table:style-name="Table117.A2" office:value-type="string">
            <text:p text:style-name="P377"/>
          </table:table-cell>
          <table:table-cell table:style-name="Table117.J2" office:value-type="string">
            <text:p text:style-name="P377"/>
          </table:table-cell>
        </table:table-row>
      </table:table>
      <text:p text:style-name="P92"/>
      <text:p text:style-name="P92">In the above, I’m assuming that there are 3 persons in the social media graph and their names are at most 9 characters long (don’t forget that you need one character space for the null character.)</text:p>
      <text:p text:style-name="P92"/>
      <text:p text:style-name="P92">Therefore all in all, the space requirement is like this:</text:p>
      <table:table table:name="Table118" table:style-name="Table118">
        <table:table-column table:style-name="Table118.A"/>
        <table:table-row table:style-name="TableLine2594730045536">
          <table:table-cell table:style-name="Table118.A1" office:value-type="string">
            <text:p text:style-name="P361">char name[3][10];</text:p>
            <text:p text:style-name="P361">int matrix[3][3]; </text:p>
          </table:table-cell>
        </table:table-row>
      </table:table>
      <text:p text:style-name="P92">a total of 9 integers and 30 characters. <text:span text:style-name="T273">In general, if there are k people, then the space requirement is k x k integers and k x 10 characters </text:span><text:span text:style-name="T320">(if names have a maximum string length of 9.)</text:span></text:p>
      <text:p text:style-name="P92"/>
      <text:p text:style-name="P92"/>
      <text:p text:style-name="P92"><text:span text:style-name="T9">Exercise.</text:span> <text:s/>Write a program that will allow you to manage the above social media graph, assuming that there will always be only 3 persons and their names are at most 9 characters long. Your program of course should be able to display the names and the social media matrix. You should allow the use<text:span text:style-name="T330">r</text:span> to change the names and the matrix (but always assuming that there are 3 persons in the social media graph.)</text:p>
      <text:p text:style-name="P92"/>
      <text:p text:style-name="P92"/>
      <text:p text:style-name="P118">Exercise. <text:s/><text:span text:style-name="T1">Now improve </text:span><text:span text:style-name="T8">on </text:span><text:span text:style-name="T1">your above program by allowing </text:span><text:span text:style-name="T8">the </text:span><text:span text:style-name="T1">user to add and delete person(s) from the social media graph.</text:span></text:p>
      <text:p text:style-name="P92"/>
      <text:p text:style-name="P92"/>
      <text:p text:style-name="P117">Exercise. <text:s/><text:span text:style-name="T1">Now improve on your above program so that if a person’s name has 6 characters, then you use 7 characters for this person. Furthermore, your program should allow names of length greater than 9. This will save some memory. For instance for tom, you only need 4 characters for him.</text:span></text:p>
      <text:p text:style-name="P92"/>
      <text:p text:style-name="P92"/>
      <text:p text:style-name="P117">Exercise. <text:span text:style-name="T1">Now, how can we save memory for the social media matrix? You see the problem is: If there are k people, then the matrix is made up of k x k integers. Think about this: How many people do you think have a facebook account? It’s approximately 1.2 billion. If you use the above 2D array to represent the social media graph in FB, then the matrix needs 1.2 billion x 1.2 billion integers!!! That’s 1.44 x 10</text:span><text:span text:style-name="T169">18</text:span><text:span text:style-name="T1"> integers!!! [HINT: Most people are not friends of everyone in the world. In other words, in a row of a social media adjacency matrix, most of the values are actually 0s.]</text:span></text:p>
      <text:p text:style-name="P93"/>
      <text:p text:style-name="P93"/>
      <text:p text:style-name="P95"><text:span text:style-name="T9">Exercise.</text:span> Path connectivity problem. Now add the following to your program: The user to enter two names, X and Y, and the program prints a sequence of names going X to Y, following the arrows. <text:span text:style-name="T276">If possible, print </text:span><text:soft-page-break/><text:span text:style-name="T276">the sequence that is the shortest. </text:span>[This is not easy! <text:span text:style-name="T287">You will probably need </text:span><text:span text:style-name="T162">everything</text:span><text:span text:style-name="T287"> in th</text:span><text:span text:style-name="T330">e</text:span><text:span text:style-name="T287"> notes up to this point!]</text:span></text:p>
      <text:p text:style-name="P95"/>
      <text:p text:style-name="P95"/>
      <text:p text:style-name="P94">By the way, in the real world, many graphs are “bidirectional”:</text:p>
      <text:p text:style-name="P94"><draw:g text:anchor-type="paragraph" draw:z-index="33" draw:name="Shape30" draw:style-name="gr8"><draw:custom-shape draw:name="Shape5" draw:style-name="gr9" draw:text-style-name="P454" svg:width="0.5106in" svg:height="0.4898in" svg:x="0.7126in" svg:y="0.0992in"><text:p text:style-name="P452"><text:span text:style-name="T335">joh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5" draw:style-name="gr9" draw:text-style-name="P454" svg:width="0.5106in" svg:height="0.4898in" svg:x="2.9209in" svg:y="0.0783in"><text:p text:style-name="P452"><text:span text:style-name="T335">su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5" draw:style-name="gr9" draw:text-style-name="P454" svg:width="0.5106in" svg:height="0.4898in" svg:x="1.8378in" svg:y="0.9118in"><text:p text:style-name="P452"><text:span text:style-name="T335">to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6" draw:style-name="gr10" draw:text-style-name="P451" svg:x1="1.2228in" svg:y1="0.3283in" svg:x2="2.9209in" svg:y2="0.3181in"><text:p/></draw:line><draw:line draw:name="Shape6" draw:style-name="gr10" draw:text-style-name="P451" svg:x1="1.161in" svg:y1="0.5055in" svg:x2="1.9319in" svg:y2="0.9846in"><text:p/></draw:line><draw:line draw:name="Shape6" draw:style-name="gr10" draw:text-style-name="P451" svg:x1="3.0252in" svg:y1="0.5146in" svg:x2="2.348in" svg:y2="1.0354in"><text:p/></draw:line><draw:line draw:name="Shape6" draw:style-name="gr10" draw:text-style-name="P451" svg:x1="1.8374in" svg:y1="1.0882in" svg:x2="1.0354in" svg:y2="0.5882in"><text:p/></draw:line></draw:g></text:p>
      <text:p text:style-name="P94"/>
      <text:p text:style-name="P94"/>
      <text:p text:style-name="P94"/>
      <text:p text:style-name="P94"/>
      <text:p text:style-name="P94"/>
      <text:p text:style-name="P94"/>
      <text:p text:style-name="P94"/>
      <text:p text:style-name="P94"/>
      <text:p text:style-name="P94"/>
      <text:p text:style-name="P94">In that case, the directed graph diagram is usually drawn like this:</text:p>
      <text:p text:style-name="P94"/>
      <text:p text:style-name="P94"><draw:custom-shape text:anchor-type="paragraph" draw:z-index="34" draw:name="Shape5" draw:style-name="gr7" draw:text-style-name="P454" svg:width="0.5106in" svg:height="0.4898in" svg:x="0.7126in" svg:y="0.0472in"><text:p text:style-name="P452"><text:span text:style-name="T335">joh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5" draw:style-name="gr7" draw:text-style-name="P454" svg:width="0.5106in" svg:height="0.4898in" svg:x="2.9209in" svg:y="0.0264in"><text:p text:style-name="P452"><text:span text:style-name="T335">su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4"><draw:line text:anchor-type="paragraph" draw:z-index="37" draw:name="Shape6" draw:style-name="gr5" draw:text-style-name="P451" svg:x1="1.2228in" svg:y1="0.1165in" svg:x2="2.9209in" svg:y2="0.1063in"><text:p/></draw:line></text:p>
      <text:p text:style-name="P94"><draw:line text:anchor-type="paragraph" draw:z-index="38" draw:name="Shape6" draw:style-name="gr5" draw:text-style-name="P451" svg:x1="1.1602in" svg:y1="0.1339in" svg:x2="1.9in" svg:y2="0.6728in"><text:p/></draw:line><draw:line text:anchor-type="paragraph" draw:z-index="39" draw:name="Shape6" draw:style-name="gr5" draw:text-style-name="P451" svg:x1="3.0248in" svg:y1="0.1445in" svg:x2="2.2957in" svg:y2="0.6835in"><text:p/></draw:line></text:p>
      <text:p text:style-name="P94"/>
      <text:p text:style-name="P94"/>
      <text:p text:style-name="P94"><draw:custom-shape text:anchor-type="paragraph" draw:z-index="36" draw:name="Shape5" draw:style-name="gr6" draw:text-style-name="P453" svg:width="0.5106in" svg:height="0.4898in" svg:x="1.8374in" svg:y="0.1134in"><text:p text:style-name="P452"><text:span text:style-name="T335">tom</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4"/>
      <text:p text:style-name="P94"/>
      <text:p text:style-name="P94"/>
      <text:p text:style-name="P94"/>
      <text:p text:style-name="P94">where each line <text:span text:style-name="T275">represents the fact that</text:span> the relationship between <text:span text:style-name="T275">two</text:span> dots go both ways. A graph where the lines do not have arrowheads is called an <text:span text:style-name="T147">undirected graph</text:span>.</text:p>
      <text:p text:style-name="P94"/>
      <text:p text:style-name="P97">Both directed and undirected graphs appear everywhere in CS and engineering. As long as you have relationships between data, you will have graphs. And they have been around for a very long time – a family tree is a <text:span text:style-name="T275">directed</text:span> graph. But it’s also used in modern scenarios such as social media graphs, a graph of nodes in a computer network, <text:span text:style-name="T275">food web, </text:span></text:p>
      <text:p text:style-name="P97">etc.</text:p>
      <text:p text:style-name="P97"/>
      <text:p text:style-name="P16">Solutions</text:p>
      <text:p text:style-name="P185"/>
      <text:p text:style-name="P316"><text:span text:style-name="T93">Exercise.</text:span><text:span text:style-name="T66"> Implement the pointer version of </text:span><text:span text:style-name="T94">bubblesort and </text:span><text:span text:style-name="T66">binary search:</text:span></text:p>
      <text:p text:style-name="P385"><text:span text:style-name="T294">i</text:span>nt * <text:span text:style-name="T297">bubblesort</text:span>(<text:span text:style-name="T294">int * </text:span><text:span text:style-name="T180">start</text:span>, * <text:span text:style-name="T181">end</text:span>)</text:p>
      <text:p text:style-name="P385"><text:span text:style-name="T294">i</text:span>nt * <text:span text:style-name="T294">binarysearch</text:span>(<text:span text:style-name="T294">int * </text:span><text:span text:style-name="T180">start</text:span>, * <text:span text:style-name="T181">end, </text:span><text:span text:style-name="T296">int target</text:span>)</text:p>
      <text:p text:style-name="P389">In your <text:span text:style-name="T19">main()</text:span>, get integers <text:span text:style-name="T19">n</text:span>, <text:span text:style-name="T19">start</text:span>, <text:span text:style-name="T19">end</text:span>, <text:span text:style-name="T19">target</text:span> from the user <text:s/>and then do the following:</text:p>
      <text:list xml:id="list150638510854982" text:continue-list="list1764669466" text:style-name="L15">
        <text:list-item>
          <text:p text:style-name="P424">Allocate memory for a dynamic integer array of size <text:span text:style-name="T19">n</text:span>. and put random integers (from 0..9) into the array.</text:p>
        </text:list-item>
        <text:list-item>
          <text:p text:style-name="P424">Print the array.</text:p>
        </text:list-item>
        <text:list-item>
          <text:p text:style-name="P424">Bubblesort <text:span text:style-name="T19">x[start]</text:span>, …, <text:span text:style-name="T19">x[end-1]</text:span>.</text:p>
        </text:list-item>
        <text:list-item>
          <text:p text:style-name="P424">Print the array.</text:p>
        </text:list-item>
        <text:list-item>
          <text:p text:style-name="P426"><text:span text:style-name="T297">Perform binary search for </text:span><text:span text:style-name="T56">target</text:span><text:span text:style-name="T297"> in </text:span><text:span text:style-name="T56">x[start]</text:span><text:span text:style-name="T297">, …, </text:span><text:span text:style-name="T56">x[end-1] </text:span><text:span text:style-name="T297">and print the address </text:span><text:span text:style-name="T298">and the value at that address.</text:span></text:p>
        </text:list-item>
      </text:list>
      <text:p text:style-name="P390"/>
      <text:p text:style-name="P390">Solution is below. Don’t memorize the code. Understand the motivation and intention of bubblesort and binarysearch, implement them using index values, then convert to pointers.</text:p>
      <table:table table:name="Table130" table:style-name="Table130">
        <table:table-column table:style-name="Table130.A"/>
        <table:table-row table:style-name="TableLine2594730048800">
          <table:table-cell table:style-name="Table130.A1" office:value-type="string">
            <text:p text:style-name="P387">#include &lt;iostream&gt;</text:p>
            <text:p text:style-name="P387"/>
            <text:p text:style-name="P387">// print *start, .., *(end - 1)</text:p>
            <text:p text:style-name="P387">void print<text:span text:style-name="T310">ln</text:span>(int * start, int * end) // or begin and end</text:p>
            <text:p text:style-name="P387">{</text:p>
            <text:p text:style-name="P387"><text:s text:c="4"/>for (int * p = start; p &lt; end; ++p)</text:p>
            <text:p text:style-name="P387"><text:s text:c="4"/>{</text:p>
            <text:p text:style-name="P387"><text:s text:c="8"/>std::cout &lt;&lt; (*p) &lt;&lt; ' ';</text:p>
            <text:p text:style-name="P387"><text:s text:c="4"/>}</text:p>
            <text:p text:style-name="P387"><text:s text:c="4"/>std::cout &lt;&lt; '\n';</text:p>
            <text:p text:style-name="P387">}</text:p>
            <text:p text:style-name="P387"/>
            <text:p text:style-name="P387">// bubblesort *start, .., *(end - 1)</text:p>
            <text:p text:style-name="P387">void bubblesort(int * start, int * end)</text:p>
            <text:p text:style-name="P387">{</text:p>
            <text:p text:style-name="P387"><text:s text:c="4"/>for (int * q = end - 2; q &gt;= start; --q)</text:p>
            <text:p text:style-name="P387"><text:s text:c="4"/>{</text:p>
            <text:p text:style-name="P387"><text:s text:c="8"/>for (int * p = start; p &lt;= q; ++p)</text:p>
            <text:p text:style-name="P387"><text:s text:c="8"/>{</text:p>
            <text:p text:style-name="P387"><text:s text:c="12"/>if (*p &gt; *(p + 1))</text:p>
            <text:p text:style-name="P387"><text:s text:c="12"/>{</text:p>
            <text:p text:style-name="P387"><text:s text:c="16"/>int t = *p; *p = *(p + 1); *(p + 1) = t;</text:p>
            <text:p text:style-name="P387"><text:s text:c="12"/>}</text:p>
            <text:p text:style-name="P387"><text:s text:c="8"/>}</text:p>
            <text:p text:style-name="P387"><text:s text:c="4"/>}</text:p>
            <text:p text:style-name="P387">}</text:p>
            <text:p text:style-name="P387"/>
            <text:p text:style-name="P387">// binarysearch for target in *start, .., *(end - 1)</text:p>
            <text:p text:style-name="P387">int * binarysearch(int * start, int * end, int target)</text:p>
            <text:p text:style-name="P387">{</text:p>
            <text:p text:style-name="P388"><text:s text:c="4"/>while (start &lt; end)</text:p>
            <text:p text:style-name="P388"><text:s text:c="4"/>{</text:p>
            <text:p text:style-name="P388"><text:s text:c="8"/>int * mid = start + (end - start) / 2;</text:p>
            <text:p text:style-name="P388"><text:s text:c="8"/>if (*mid == target)</text:p>
            <text:p text:style-name="P388"><text:s text:c="8"/>{</text:p>
            <text:p text:style-name="P388"><text:s text:c="12"/>return mid;</text:p>
            <text:p text:style-name="P388"><text:s text:c="8"/>}</text:p>
            <text:p text:style-name="P388"><text:s text:c="8"/>else if (*mid &gt; target)</text:p>
            <text:p text:style-name="P388"><text:soft-page-break/><text:s text:c="8"/>{</text:p>
            <text:p text:style-name="P388"><text:s text:c="12"/>end = mid;</text:p>
            <text:p text:style-name="P388"><text:s text:c="8"/>}</text:p>
            <text:p text:style-name="P388"><text:s text:c="8"/>else</text:p>
            <text:p text:style-name="P388"><text:s text:c="8"/>{</text:p>
            <text:p text:style-name="P388"><text:s text:c="12"/>start = mid + 1;</text:p>
            <text:p text:style-name="P388"><text:s text:c="8"/>}</text:p>
            <text:p text:style-name="P388"><text:s text:c="4"/>}</text:p>
            <text:p text:style-name="P388"><text:s text:c="4"/>return NULL;</text:p>
            <text:p text:style-name="P387">}</text:p>
            <text:p text:style-name="P387"/>
            <text:p text:style-name="P387">int main()</text:p>
            <text:p text:style-name="P387">{</text:p>
            <text:p text:style-name="P387"><text:s text:c="4"/>int n, start, end, target;</text:p>
            <text:p text:style-name="P387"><text:s text:c="4"/>std::cin &gt;&gt; n &gt;&gt; start &gt;&gt; end &gt;&gt; target;</text:p>
            <text:p text:style-name="P387"><text:s text:c="4"/>int * x = new int[n];</text:p>
            <text:p text:style-name="P387"><text:s text:c="4"/>for (int i = 0; i &lt; n; ++i)</text:p>
            <text:p text:style-name="P387"><text:s text:c="4"/>{</text:p>
            <text:p text:style-name="P387"><text:s text:c="8"/>x[i] = rand() % 10;</text:p>
            <text:p text:style-name="P387"><text:s text:c="4"/>}</text:p>
            <text:p text:style-name="P387"><text:s text:c="4"/>print(&amp;x[0], &amp;x[n]);</text:p>
            <text:p text:style-name="P387"/>
            <text:p text:style-name="P387"><text:s text:c="4"/>bubblesort(&amp;x[start], &amp;x[end]);</text:p>
            <text:p text:style-name="P387"><text:s text:c="4"/>print(&amp;x[0], &amp;x[n]);</text:p>
            <text:p text:style-name="P387"/>
            <text:p text:style-name="P387"><text:s text:c="4"/>int * p = binarysearch(&amp;x[start], &amp;x[end], target);</text:p>
            <text:p text:style-name="P388"><text:s text:c="4"/>std::cout &lt;&lt; p &lt;&lt; ' ' </text:p>
            <text:p text:style-name="P388"><text:s text:c="14"/>&lt;&lt; <text:span text:style-name="T309">(p != NULL ? </text:span>*p : -<text:span text:style-name="T309">1) </text:span>&lt;&lt; '\n';</text:p>
            <text:p text:style-name="P387"><text:s text:c="4"/></text:p>
            <text:p text:style-name="P387"><text:s text:c="4"/>return 0;</text:p>
            <text:p text:style-name="P387">}</text:p>
          </table:table-cell>
        </table:table-row>
      </table:table>
      <text:p text:style-name="P28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Airla" svg:font-family="Airla"/>
    <style:font-face style:name="Tahoma2" svg:font-family="Tahoma"/>
    <style:font-face style:name="Arial1" svg:font-family="Arial"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deg"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 draw:display-name="Hatch 7"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 draw:display-name="Hatch 8" draw:style="single" draw:color="#000000" draw:distance="0.0043in" draw:rotation="0"/>
    <draw:hatch draw:name="Hatch_20_80" draw:display-name="Hatch 80"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4B249CA79A42C6D7.png" xlink:type="simple" xlink:show="embed" xlink:actuate="onLoad"/>
    <draw:marker draw:name="Arrow" svg:viewBox="0 0 20 20" svg:d="M0 20l10-20 10 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68" draw:display-name="Dashed (var) 68" draw:style="rect" draw:dots1="1" draw:dots1-length="0.0043in" draw:dots2="1" draw:dots2-length="0.0043in" draw:distance="0.0043in"/>
    <draw:stroke-dash draw:name="Dashed_20__28_var_29__20_69" draw:display-name="Dashed (var) 69"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70" draw:display-name="Dashed (var) 70" draw:style="rect" draw:dots1="1" draw:dots1-length="0.0043in" draw:dots2="1" draw:dots2-length="0.0043in" draw:distance="0.0043in"/>
    <draw:stroke-dash draw:name="Dashed_20__28_var_29__20_71" draw:display-name="Dashed (var) 71" draw:style="rect" draw:dots1="1" draw:dots1-length="0.0043in" draw:dots2="1" draw:dots2-length="0.0043in" draw:distance="0.0043in"/>
    <draw:stroke-dash draw:name="Dashed_20__28_var_29__20_72" draw:display-name="Dashed (var) 72" draw:style="rect" draw:dots1="1" draw:dots1-length="0.0043in" draw:dots2="1" draw:dots2-length="0.0043in" draw:distance="0.0043in"/>
    <draw:stroke-dash draw:name="Dashed_20__28_var_29__20_73" draw:display-name="Dashed (var) 73" draw:style="rect" draw:dots1="1" draw:dots1-length="0.0043in" draw:dots2="1" draw:dots2-length="0.0043in" draw:distance="0.0043in"/>
    <draw:stroke-dash draw:name="Dashed_20__28_var_29__20_74" draw:display-name="Dashed (var) 74" draw:style="rect" draw:dots1="1" draw:dots1-length="0.0043in" draw:dots2="1" draw:dots2-length="0.0043in" draw:distance="0.0043in"/>
    <draw:stroke-dash draw:name="Dashed_20__28_var_29__20_75" draw:display-name="Dashed (var) 75" draw:style="rect" draw:dots1="1" draw:dots1-length="0.0043in" draw:dots2="1" draw:dots2-length="0.0043in" draw:distance="0.0043in"/>
    <draw:stroke-dash draw:name="Dashed_20__28_var_29__20_76" draw:display-name="Dashed (var) 76" draw:style="rect" draw:dots1="1" draw:dots1-length="0.0043in" draw:dots2="1" draw:dots2-length="0.0043in" draw:distance="0.0043in"/>
    <draw:stroke-dash draw:name="Dashed_20__28_var_29__20_77" draw:display-name="Dashed (var) 7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2"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18pt" fo:font-style="normal" fo:text-shadow="none" style:text-underline-style="none" fo:font-weight="normal" style:letter-kerning="true" style:font-name-asian="Tahoma1" style:font-family-asian="Tahoma" style:font-family-generic-asian="swiss" style:font-pitch-asian="variable" style:font-size-asian="18pt" style:font-style-asian="normal" style:font-weight-asian="normal" style:font-name-complex="Tahoma1" style:font-family-complex="Tahoma" style:font-family-generic-complex="swiss" style:font-pitch-complex="variable"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1234567891011121314151617181920"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2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2728"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272829"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27282930"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272829303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27282930313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2728293031323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272829303132333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fo:font-weight="normal" style:font-weight-asian="normal" style:font-weight-complex="normal"/>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27. Pointers and Arrays" text:name="x"/>
        </text:user-field-decls>
        <text:p text:style-name="MP1">C++ (Y. Liow)<text:tab/><text:tab/><text:span text:style-name="MT1"><text:user-field-get text:name="x">27. Pointers and Arrays</text:user-field-get></text:span></text:p>
      </style:header>
      <style:footer>
        <text:p text:style-name="MP2"><text:page-number text:select-page="current">54</text:page-number><text:s/>of <text:page-count>54</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Yihsiang Liow</meta:initial-creator>
    <meta:creation-date>2005-12-14T10:14:39</meta:creation-date>
    <dc:date>2024-04-29T15:06:36.300000000</dc:date>
    <meta:printed-by>Yihsiang Liow</meta:printed-by>
    <meta:print-date>2006-01-08T16:54:25</meta:print-date>
    <meta:editing-cycles>1356</meta:editing-cycles>
    <meta:editing-duration>P10DT35M4S</meta:editing-duration>
    <meta:document-statistic meta:table-count="135" meta:image-count="0" meta:object-count="0" meta:page-count="54" meta:paragraph-count="1416" meta:word-count="12392" meta:character-count="62972" meta:non-whitespace-character-count="49305"/>
    <meta:user-defined meta:name="Info 1"/>
    <meta:user-defined meta:name="Info 2"/>
    <meta:user-defined meta:name="Info 3"/>
    <meta:user-defined meta:name="Info 4"/>
  </office:meta>
</office:document-meta>
</file>